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022cm"/>
    </style:style>
    <style:style style:name="co2" style:family="table-column">
      <style:table-column-properties fo:break-before="auto" style:column-width="1.356cm"/>
    </style:style>
    <style:style style:name="co3" style:family="table-column">
      <style:table-column-properties fo:break-before="auto" style:column-width="12.675cm"/>
    </style:style>
    <style:style style:name="co4" style:family="table-column">
      <style:table-column-properties fo:break-before="auto" style:column-width="3.06cm"/>
    </style:style>
    <style:style style:name="co5" style:family="table-column">
      <style:table-column-properties fo:break-before="auto" style:column-width="4.475cm"/>
    </style:style>
    <style:style style:name="co6" style:family="table-column">
      <style:table-column-properties fo:break-before="auto" style:column-width="6.018cm"/>
    </style:style>
    <style:style style:name="co7" style:family="table-column">
      <style:table-column-properties fo:break-before="auto" style:column-width="4.701cm"/>
    </style:style>
    <style:style style:name="co8" style:family="table-column">
      <style:table-column-properties fo:break-before="auto" style:column-width="1.614cm"/>
    </style:style>
    <style:style style:name="co9" style:family="table-column">
      <style:table-column-properties fo:break-before="auto" style:column-width="5.569cm"/>
    </style:style>
    <style:style style:name="co10" style:family="table-column">
      <style:table-column-properties fo:break-before="auto" style:column-width="2.108cm"/>
    </style:style>
    <style:style style:name="co11" style:family="table-column">
      <style:table-column-properties fo:break-before="auto" style:column-width="3.157cm"/>
    </style:style>
    <style:style style:name="co12" style:family="table-column">
      <style:table-column-properties fo:break-before="auto" style:column-width="4.216cm"/>
    </style:style>
    <style:style style:name="co13" style:family="table-column">
      <style:table-column-properties fo:break-before="auto" style:column-width="12.608cm"/>
    </style:style>
    <style:style style:name="co14" style:family="table-column">
      <style:table-column-properties fo:break-before="auto" style:column-width="2.877cm"/>
    </style:style>
    <style:style style:name="co15" style:family="table-column">
      <style:table-column-properties fo:break-before="auto" style:column-width="3.944cm"/>
    </style:style>
    <style:style style:name="co16" style:family="table-column">
      <style:table-column-properties fo:break-before="auto" style:column-width="3.478cm"/>
    </style:style>
    <style:style style:name="co17" style:family="table-column">
      <style:table-column-properties fo:break-before="auto" style:column-width="3.616cm"/>
    </style:style>
    <style:style style:name="co18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6.204cm"/>
    </style:style>
    <style:style style:name="co20" style:family="table-column">
      <style:table-column-properties fo:break-before="auto" style:column-width="5.419cm"/>
    </style:style>
    <style:style style:name="co21" style:family="table-column">
      <style:table-column-properties fo:break-before="auto" style:column-width="1.893cm"/>
    </style:style>
    <style:style style:name="co22" style:family="table-column">
      <style:table-column-properties fo:break-before="auto" style:column-width="1.647cm"/>
    </style:style>
    <style:style style:name="co23" style:family="table-column">
      <style:table-column-properties fo:break-before="auto" style:column-width="1.757cm"/>
    </style:style>
    <style:style style:name="co24" style:family="table-column">
      <style:table-column-properties fo:break-before="auto" style:column-width="5.666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47cm" fo:break-before="auto" style:use-optimal-row-height="true"/>
    </style:style>
    <style:style style:name="ro3" style:family="table-row">
      <style:table-row-properties style:row-height="0.504cm" fo:break-before="auto" style:use-optimal-row-height="true"/>
    </style:style>
    <style:style style:name="ro4" style:family="table-row">
      <style:table-row-properties style:row-height="0.758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Sheet3">
      <style:table-properties table:display="true" style:writing-mode="lr-tb"/>
    </style:style>
    <style:style style:name="ce1" style:family="table-cell" style:parent-style-name="Excel_20_Built-in_20_Normal">
      <style:table-cell-properties fo:background-color="#008000"/>
    </style:style>
    <style:style style:name="ce2" style:family="table-cell" style:parent-style-name="Excel_20_Built-in_20_Normal">
      <style:table-cell-properties fo:background-color="#83caff"/>
    </style:style>
    <style:style style:name="ce3" style:family="table-cell" style:parent-style-name="Excel_20_Built-in_20_Normal">
      <style:table-cell-properties fo:background-color="#008000" style:text-align-source="fix" style:repeat-content="false"/>
      <style:paragraph-properties fo:text-align="center" fo:margin-left="0cm"/>
    </style:style>
    <style:style style:name="ce4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Excel_20_Built-in_20_Normal">
      <style:table-cell-properties fo:background-color="#83caff" style:text-align-source="fix" style:repeat-content="false"/>
      <style:paragraph-properties fo:text-align="center" fo:margin-left="0cm"/>
    </style:style>
    <style:style style:name="ce6" style:family="table-cell" style:parent-style-name="Excel_20_Built-in_20_Normal">
      <style:table-cell-properties fo:background-color="#008000" style:text-align-source="fix" style:repeat-content="false" style:vertical-align="middle"/>
      <style:paragraph-properties fo:text-align="center" fo:margin-left="0cm"/>
    </style:style>
    <style:style style:name="ce7" style:family="table-cell" style:parent-style-name="Excel_20_Built-in_20_Normal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Excel_20_Built-in_20_Normal">
      <style:table-cell-properties fo:background-color="#83caff"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008000"/>
    </style:style>
    <style:style style:name="ce10" style:family="table-cell" style:parent-style-name="Excel_20_Built-in_20_Normal">
      <style:table-cell-properties fo:background-color="#33cc66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33cc66" style:text-align-source="fix" style:repeat-content="false"/>
      <style:paragraph-properties fo:text-align="center" fo:margin-left="0cm"/>
    </style:style>
    <style:style style:name="ce13" style:family="table-cell" style:parent-style-name="Excel_20_Built-in_20_Normal">
      <style:table-cell-properties fo:background-color="#33cc66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glyph-orientation-vertical="0" fo:border-bottom="0.035cm solid #000000" fo:background-color="#800000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end" fo:margin-left="0.353cm" style:writing-mode="page"/>
      <style:text-properties fo:color="#800000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80000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end" fo:margin-left="0cm" style:writing-mode="page"/>
    </style:style>
    <style:style style:name="ce18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end" fo:margin-left="0cm" style:writing-mode="page"/>
    </style:style>
    <style:style style:name="ce19" style:family="table-cell" style:parent-style-name="Default">
      <style:table-cell-properties style:glyph-orientation-vertical="0" fo:border-bottom="0.035cm solid #000000" fo:background-color="#800000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5f_BuiltIn_5f_Comma" style:data-style-name="N158">
      <style:table-cell-properties style:glyph-orientation-vertical="0" fo:border-bottom="0.088cm solid #000000" fo:background-color="#800000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onstruccion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5"/>
        <table:table-column table:style-name="co4" table:default-cell-style-name="ce7"/>
        <table:table-column table:style-name="co5" table:default-cell-style-name="ce8"/>
        <table:table-column table:style-name="co6" table:default-cell-style-name="ce7"/>
        <table:table-column table:style-name="co2" table:default-cell-style-name="ce8"/>
        <table:table-column table:style-name="co7" table:default-cell-style-name="ce7"/>
        <table:table-column table:style-name="co8" table:default-cell-style-name="ce8"/>
        <table:table-column table:style-name="co9" table:default-cell-style-name="ce7"/>
        <table:table-column table:style-name="co10" table:default-cell-style-name="ce8"/>
        <table:table-column table:style-name="co11" table:default-cell-style-name="ce7"/>
        <table:table-column table:style-name="co10" table:default-cell-style-name="ce7"/>
        <table:table-column table:style-name="co10" table:number-columns-repeated="241" table:default-cell-style-name="Excel_20_Built-in_20_Normal"/>
        <table:table-column table:style-name="co10" table:number-columns-repeated="2" table:default-cell-style-name="Default"/>
        <table:table-row table:style-name="ro1">
          <table:table-cell table:style-name="ce1" office:value-type="string">
            <text:p>Módulo/Paquete</text:p>
          </table:table-cell>
          <table:table-cell table:style-name="ce3" office:value-type="string">
            <text:p>NºCU</text:p>
          </table:table-cell>
          <table:table-cell table:style-name="ce3" office:value-type="string">
            <text:p>Nombre del Caso de Uso</text:p>
          </table:table-cell>
          <table:table-cell table:style-name="ce6" office:value-type="string">
            <text:p>Complejidad</text:p>
          </table:table-cell>
          <table:table-cell table:style-name="ce6" office:value-type="string">
            <text:p>Punto de Estimacion</text:p>
          </table:table-cell>
          <table:table-cell table:style-name="ce6" office:value-type="string">
            <text:p>Experiencia en la tecnologia</text:p>
          </table:table-cell>
          <table:table-cell table:style-name="ce6" office:value-type="string">
            <text:p>Valor</text:p>
          </table:table-cell>
          <table:table-cell table:style-name="ce6" office:value-type="string">
            <text:p>Dominio del Problema</text:p>
          </table:table-cell>
          <table:table-cell table:style-name="ce6" office:value-type="string">
            <text:p>Valor</text:p>
          </table:table-cell>
          <table:table-cell table:style-name="ce6" office:value-type="string">
            <text:p>Conocimiento del proceso</text:p>
          </table:table-cell>
          <table:table-cell table:style-name="ce6" office:value-type="string">
            <text:p>Valor</text:p>
          </table:table-cell>
          <table:table-cell table:style-name="ce6" office:value-type="string">
            <text:p>Esfuerzo Total</text:p>
          </table:table-cell>
          <table:table-cell table:style-name="ce6"/>
          <table:table-cell table:style-name="ce1" table:number-columns-repeated="241"/>
          <table:table-cell table:style-name="ce9" table:number-columns-repeated="2"/>
        </table:table-row>
        <table:table-row table:style-name="ro1">
          <table:table-cell office:value-type="string">
            <text:p>Tarifa</text:p>
          </table:table-cell>
          <table:table-cell office:value-type="float" office:value="1">
            <text:p>1</text:p>
          </table:table-cell>
          <table:table-cell office:value-type="string">
            <text:p>Registrar Tarifa de Servicio de Agua</text:p>
          </table:table-cell>
          <table:table-cell office:value-type="string">
            <text:p>Mediano</text:p>
          </table:table-cell>
          <table:table-cell table:formula="oooc:=IF([.D2]=&quot;Simple&quot;;1;IF([.D2]=&quot;Mediano&quot;;2;IF([.D2]=&quot;Complejo&quot;;3;IF([.D2]=&quot;Muy Complejo&quot;;5))))" office:value-type="float" office:value="2">
            <text:p>2</text:p>
          </table:table-cell>
          <table:table-cell office:value-type="string">
            <text:p>Semi-Senior</text:p>
          </table:table-cell>
          <table:table-cell table:formula="oooc:=IF([.F2]=&quot;Trainee&quot;;1.8;IF([.F2]=&quot;Junior&quot;;1.5;IF([.F2]=&quot;Semi-Senior&quot;;1.2;IF([.F2]=&quot;Senior&quot;;1))))" office:value-type="float" office:value="1.2">
            <text:p>1,2</text:p>
          </table:table-cell>
          <table:table-cell table:formula="oooc:=[.D2]" office:value-type="string" office:string-value="Mediano">
            <text:p>Mediano</text:p>
          </table:table-cell>
          <table:table-cell table:formula="oooc:=IF([.H2]=&quot;Simple&quot;;1;IF([.H2]=&quot;Mediano&quot;;1.3;IF([.H2]=&quot;Complejo&quot;;1.5;IF([.H2]=&quot;Muy Complejo&quot;;1.8))))" office:value-type="float" office:value="1.3">
            <text:p>1,3</text:p>
          </table:table-cell>
          <table:table-cell office:value-type="string">
            <text:p>Conocido</text:p>
          </table:table-cell>
          <table:table-cell table:formula="oooc:=IF([.J2]=&quot;Muy Conocido&quot;;1;IF([.J2]=&quot;Conocido&quot;;1.3;IF([.J2]=&quot;Poco Conocido&quot;;1.5;IF([.J2]=&quot;Sin Conocimiento&quot;;1.8))))" office:value-type="float" office:value="1.3">
            <text:p>1,3</text:p>
          </table:table-cell>
          <table:table-cell table:formula="oooc:=[.E2]*[.G2]*[.I2]*[.K2]" office:value-type="float" office:value="4.056">
            <text:p>4,06</text:p>
          </table:table-cell>
          <table:table-cell table:formula="oooc:=[.L2]*1.96" office:value-type="float" office:value="7.94976">
            <text:p>7,95</text:p>
          </table:table-cell>
          <table:table-cell table:number-columns-repeated="243"/>
        </table:table-row>
        <table:table-row table:style-name="ro1">
          <table:table-cell office:value-type="string">
            <text:p>Tarifa</text:p>
          </table:table-cell>
          <table:table-cell office:value-type="float" office:value="2">
            <text:p>2</text:p>
          </table:table-cell>
          <table:table-cell office:value-type="string">
            <text:p>Actualizar Tarifa de Servicio de Agua</text:p>
          </table:table-cell>
          <table:table-cell office:value-type="string">
            <text:p>Mediano</text:p>
          </table:table-cell>
          <table:table-cell table:formula="oooc:=IF([.D3]=&quot;Simple&quot;;1;IF([.D3]=&quot;Mediano&quot;;2;IF([.D3]=&quot;Complejo&quot;;3;IF([.D3]=&quot;Muy Complejo&quot;;5))))" office:value-type="float" office:value="2">
            <text:p>2</text:p>
          </table:table-cell>
          <table:table-cell office:value-type="string">
            <text:p>Semi-Senior</text:p>
          </table:table-cell>
          <table:table-cell table:formula="oooc:=IF([.F3]=&quot;Trainee&quot;;1.8;IF([.F3]=&quot;Junior&quot;;1.5;IF([.F3]=&quot;Semi-Senior&quot;;1.2;IF([.F3]=&quot;Senior&quot;;1))))" office:value-type="float" office:value="1.2">
            <text:p>1,2</text:p>
          </table:table-cell>
          <table:table-cell table:formula="oooc:=[.D3]" office:value-type="string" office:string-value="Mediano">
            <text:p>Mediano</text:p>
          </table:table-cell>
          <table:table-cell table:formula="oooc:=IF([.H3]=&quot;Simple&quot;;1;IF([.H3]=&quot;Mediano&quot;;1.3;IF([.H3]=&quot;Complejo&quot;;1.5;IF([.H3]=&quot;Muy Complejo&quot;;1.8))))" office:value-type="float" office:value="1.3">
            <text:p>1,3</text:p>
          </table:table-cell>
          <table:table-cell office:value-type="string">
            <text:p>Conocido</text:p>
          </table:table-cell>
          <table:table-cell table:formula="oooc:=IF([.J3]=&quot;Muy Conocido&quot;;1;IF([.J3]=&quot;Conocido&quot;;1.3;IF([.J3]=&quot;Poco Conocido&quot;;1.5;IF([.J3]=&quot;Sin Conocimiento&quot;;1.8))))" office:value-type="float" office:value="1.3">
            <text:p>1,3</text:p>
          </table:table-cell>
          <table:table-cell table:formula="oooc:=[.E3]*[.G3]*[.I3]*[.K3]" office:value-type="float" office:value="4.056">
            <text:p>4,06</text:p>
          </table:table-cell>
          <table:table-cell table:formula="oooc:=[.L3]*1.96" office:value-type="float" office:value="7.94976">
            <text:p>7,95</text:p>
          </table:table-cell>
          <table:table-cell table:number-columns-repeated="243"/>
        </table:table-row>
        <table:table-row table:style-name="ro1">
          <table:table-cell office:value-type="string">
            <text:p>Tarifa</text:p>
          </table:table-cell>
          <table:table-cell office:value-type="float" office:value="3">
            <text:p>3</text:p>
          </table:table-cell>
          <table:table-cell office:value-type="string">
            <text:p>Consultar Tarifa de Servicio de Agua</text:p>
          </table:table-cell>
          <table:table-cell office:value-type="string">
            <text:p>Simple</text:p>
          </table:table-cell>
          <table:table-cell table:formula="oooc:=IF([.D4]=&quot;Simple&quot;;1;IF([.D4]=&quot;Mediano&quot;;2;IF([.D4]=&quot;Complejo&quot;;3;IF([.D4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4]=&quot;Trainee&quot;;1.8;IF([.F4]=&quot;Junior&quot;;1.5;IF([.F4]=&quot;Semi-Senior&quot;;1.2;IF([.F4]=&quot;Senior&quot;;1))))" office:value-type="float" office:value="1.2">
            <text:p>1,2</text:p>
          </table:table-cell>
          <table:table-cell table:formula="oooc:=[.D4]" office:value-type="string" office:string-value="Simple">
            <text:p>Simple</text:p>
          </table:table-cell>
          <table:table-cell table:formula="oooc:=IF([.H4]=&quot;Simple&quot;;1;IF([.H4]=&quot;Mediano&quot;;1.3;IF([.H4]=&quot;Complejo&quot;;1.5;IF([.H4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4]=&quot;Muy Conocido&quot;;1;IF([.J4]=&quot;Conocido&quot;;1.3;IF([.J4]=&quot;Poco Conocido&quot;;1.5;IF([.J4]=&quot;Sin Conocimiento&quot;;1.8))))" office:value-type="float" office:value="1.3">
            <text:p>1,3</text:p>
          </table:table-cell>
          <table:table-cell table:formula="oooc:=[.E4]*[.G4]*[.I4]*[.K4]" office:value-type="float" office:value="1.56">
            <text:p>1,56</text:p>
          </table:table-cell>
          <table:table-cell table:formula="oooc:=[.L4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Tarifa</text:p>
          </table:table-cell>
          <table:table-cell office:value-type="float" office:value="4">
            <text:p>4</text:p>
          </table:table-cell>
          <table:table-cell office:value-type="string">
            <text:p>Registrar Concepto de Facturación</text:p>
          </table:table-cell>
          <table:table-cell office:value-type="string">
            <text:p>Simple</text:p>
          </table:table-cell>
          <table:table-cell table:formula="oooc:=IF([.D5]=&quot;Simple&quot;;1;IF([.D5]=&quot;Mediano&quot;;2;IF([.D5]=&quot;Complejo&quot;;3;IF([.D5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5]=&quot;Trainee&quot;;1.8;IF([.F5]=&quot;Junior&quot;;1.5;IF([.F5]=&quot;Semi-Senior&quot;;1.2;IF([.F5]=&quot;Senior&quot;;1))))" office:value-type="float" office:value="1.2">
            <text:p>1,2</text:p>
          </table:table-cell>
          <table:table-cell table:formula="oooc:=[.D5]" office:value-type="string" office:string-value="Simple">
            <text:p>Simple</text:p>
          </table:table-cell>
          <table:table-cell table:formula="oooc:=IF([.H5]=&quot;Simple&quot;;1;IF([.H5]=&quot;Mediano&quot;;1.3;IF([.H5]=&quot;Complejo&quot;;1.5;IF([.H5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5]=&quot;Muy Conocido&quot;;1;IF([.J5]=&quot;Conocido&quot;;1.3;IF([.J5]=&quot;Poco Conocido&quot;;1.5;IF([.J5]=&quot;Sin Conocimiento&quot;;1.8))))" office:value-type="float" office:value="1.3">
            <text:p>1,3</text:p>
          </table:table-cell>
          <table:table-cell table:formula="oooc:=[.E5]*[.G5]*[.I5]*[.K5]" office:value-type="float" office:value="1.56">
            <text:p>1,56</text:p>
          </table:table-cell>
          <table:table-cell table:formula="oooc:=[.L5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Tarifa</text:p>
          </table:table-cell>
          <table:table-cell office:value-type="float" office:value="5">
            <text:p>5</text:p>
          </table:table-cell>
          <table:table-cell office:value-type="string">
            <text:p>Modificar Concepto de Facturación</text:p>
          </table:table-cell>
          <table:table-cell office:value-type="string">
            <text:p>Simple</text:p>
          </table:table-cell>
          <table:table-cell table:formula="oooc:=IF([.D6]=&quot;Simple&quot;;1;IF([.D6]=&quot;Mediano&quot;;2;IF([.D6]=&quot;Complejo&quot;;3;IF([.D6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6]=&quot;Trainee&quot;;1.8;IF([.F6]=&quot;Junior&quot;;1.5;IF([.F6]=&quot;Semi-Senior&quot;;1.2;IF([.F6]=&quot;Senior&quot;;1))))" office:value-type="float" office:value="1.2">
            <text:p>1,2</text:p>
          </table:table-cell>
          <table:table-cell table:formula="oooc:=[.D6]" office:value-type="string" office:string-value="Simple">
            <text:p>Simple</text:p>
          </table:table-cell>
          <table:table-cell table:formula="oooc:=IF([.H6]=&quot;Simple&quot;;1;IF([.H6]=&quot;Mediano&quot;;1.3;IF([.H6]=&quot;Complejo&quot;;1.5;IF([.H6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6]=&quot;Muy Conocido&quot;;1;IF([.J6]=&quot;Conocido&quot;;1.3;IF([.J6]=&quot;Poco Conocido&quot;;1.5;IF([.J6]=&quot;Sin Conocimiento&quot;;1.8))))" office:value-type="float" office:value="1.3">
            <text:p>1,3</text:p>
          </table:table-cell>
          <table:table-cell table:formula="oooc:=[.E6]*[.G6]*[.I6]*[.K6]" office:value-type="float" office:value="1.56">
            <text:p>1,56</text:p>
          </table:table-cell>
          <table:table-cell table:formula="oooc:=[.L6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Tarifa</text:p>
          </table:table-cell>
          <table:table-cell office:value-type="float" office:value="6">
            <text:p>6</text:p>
          </table:table-cell>
          <table:table-cell office:value-type="string">
            <text:p>Consultar Concepto de Facturación</text:p>
          </table:table-cell>
          <table:table-cell office:value-type="string">
            <text:p>Simple</text:p>
          </table:table-cell>
          <table:table-cell table:formula="oooc:=IF([.D7]=&quot;Simple&quot;;1;IF([.D7]=&quot;Mediano&quot;;2;IF([.D7]=&quot;Complejo&quot;;3;IF([.D7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7]=&quot;Trainee&quot;;1.8;IF([.F7]=&quot;Junior&quot;;1.5;IF([.F7]=&quot;Semi-Senior&quot;;1.2;IF([.F7]=&quot;Senior&quot;;1))))" office:value-type="float" office:value="1.2">
            <text:p>1,2</text:p>
          </table:table-cell>
          <table:table-cell table:formula="oooc:=[.D7]" office:value-type="string" office:string-value="Simple">
            <text:p>Simple</text:p>
          </table:table-cell>
          <table:table-cell table:formula="oooc:=IF([.H7]=&quot;Simple&quot;;1;IF([.H7]=&quot;Mediano&quot;;1.3;IF([.H7]=&quot;Complejo&quot;;1.5;IF([.H7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7]=&quot;Muy Conocido&quot;;1;IF([.J7]=&quot;Conocido&quot;;1.3;IF([.J7]=&quot;Poco Conocido&quot;;1.5;IF([.J7]=&quot;Sin Conocimiento&quot;;1.8))))" office:value-type="float" office:value="1.3">
            <text:p>1,3</text:p>
          </table:table-cell>
          <table:table-cell table:formula="oooc:=[.E7]*[.G7]*[.I7]*[.K7]" office:value-type="float" office:value="1.56">
            <text:p>1,56</text:p>
          </table:table-cell>
          <table:table-cell table:formula="oooc:=[.L7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Tarifa</text:p>
          </table:table-cell>
          <table:table-cell office:value-type="float" office:value="7">
            <text:p>7</text:p>
          </table:table-cell>
          <table:table-cell office:value-type="string">
            <text:p>Eliminar Concepto de Facturación</text:p>
          </table:table-cell>
          <table:table-cell office:value-type="string">
            <text:p>Simple</text:p>
          </table:table-cell>
          <table:table-cell table:formula="oooc:=IF([.D8]=&quot;Simple&quot;;1;IF([.D8]=&quot;Mediano&quot;;2;IF([.D8]=&quot;Complejo&quot;;3;IF([.D8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8]=&quot;Trainee&quot;;1.8;IF([.F8]=&quot;Junior&quot;;1.5;IF([.F8]=&quot;Semi-Senior&quot;;1.2;IF([.F8]=&quot;Senior&quot;;1))))" office:value-type="float" office:value="1.2">
            <text:p>1,2</text:p>
          </table:table-cell>
          <table:table-cell table:formula="oooc:=[.D8]" office:value-type="string" office:string-value="Simple">
            <text:p>Simple</text:p>
          </table:table-cell>
          <table:table-cell table:formula="oooc:=IF([.H8]=&quot;Simple&quot;;1;IF([.H8]=&quot;Mediano&quot;;1.3;IF([.H8]=&quot;Complejo&quot;;1.5;IF([.H8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8]=&quot;Muy Conocido&quot;;1;IF([.J8]=&quot;Conocido&quot;;1.3;IF([.J8]=&quot;Poco Conocido&quot;;1.5;IF([.J8]=&quot;Sin Conocimiento&quot;;1.8))))" office:value-type="float" office:value="1.3">
            <text:p>1,3</text:p>
          </table:table-cell>
          <table:table-cell table:formula="oooc:=[.E8]*[.G8]*[.I8]*[.K8]" office:value-type="float" office:value="1.56">
            <text:p>1,56</text:p>
          </table:table-cell>
          <table:table-cell table:formula="oooc:=[.L8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Facturación</text:p>
          </table:table-cell>
          <table:table-cell office:value-type="float" office:value="8">
            <text:p>8</text:p>
          </table:table-cell>
          <table:table-cell office:value-type="string">
            <text:p>Generar Facturas Servicio de Agua</text:p>
          </table:table-cell>
          <table:table-cell office:value-type="string">
            <text:p>Complejo</text:p>
          </table:table-cell>
          <table:table-cell table:formula="oooc:=IF([.D9]=&quot;Simple&quot;;1;IF([.D9]=&quot;Mediano&quot;;2;IF([.D9]=&quot;Complejo&quot;;3;IF([.D9]=&quot;Muy Complejo&quot;;5))))" office:value-type="float" office:value="3">
            <text:p>3</text:p>
          </table:table-cell>
          <table:table-cell office:value-type="string">
            <text:p>Semi-Senior</text:p>
          </table:table-cell>
          <table:table-cell table:formula="oooc:=IF([.F9]=&quot;Trainee&quot;;1.8;IF([.F9]=&quot;Junior&quot;;1.5;IF([.F9]=&quot;Semi-Senior&quot;;1.2;IF([.F9]=&quot;Senior&quot;;1))))" office:value-type="float" office:value="1.2">
            <text:p>1,2</text:p>
          </table:table-cell>
          <table:table-cell table:formula="oooc:=[.D9]" office:value-type="string" office:string-value="Complejo">
            <text:p>Complejo</text:p>
          </table:table-cell>
          <table:table-cell table:formula="oooc:=IF([.H9]=&quot;Simple&quot;;1;IF([.H9]=&quot;Mediano&quot;;1.3;IF([.H9]=&quot;Complejo&quot;;1.5;IF([.H9]=&quot;Muy Complejo&quot;;1.8))))" office:value-type="float" office:value="1.5">
            <text:p>1,5</text:p>
          </table:table-cell>
          <table:table-cell office:value-type="string">
            <text:p>Conocido</text:p>
          </table:table-cell>
          <table:table-cell table:formula="oooc:=IF([.J9]=&quot;Muy Conocido&quot;;1;IF([.J9]=&quot;Conocido&quot;;1.3;IF([.J9]=&quot;Poco Conocido&quot;;1.5;IF([.J9]=&quot;Sin Conocimiento&quot;;1.8))))" office:value-type="float" office:value="1.3">
            <text:p>1,3</text:p>
          </table:table-cell>
          <table:table-cell table:formula="oooc:=[.E9]*[.G9]*[.I9]*[.K9]" office:value-type="float" office:value="7.02">
            <text:p>7,02</text:p>
          </table:table-cell>
          <table:table-cell table:formula="oooc:=[.L9]*1.96" office:value-type="float" office:value="13.7592">
            <text:p>13,76</text:p>
          </table:table-cell>
          <table:table-cell table:number-columns-repeated="243"/>
        </table:table-row>
        <table:table-row table:style-name="ro1">
          <table:table-cell office:value-type="string">
            <text:p>Facturación</text:p>
          </table:table-cell>
          <table:table-cell office:value-type="float" office:value="9">
            <text:p>9</text:p>
          </table:table-cell>
          <table:table-cell office:value-type="string">
            <text:p>Generar Liquidación</text:p>
          </table:table-cell>
          <table:table-cell office:value-type="string">
            <text:p>Complejo</text:p>
          </table:table-cell>
          <table:table-cell table:formula="oooc:=IF([.D10]=&quot;Simple&quot;;1;IF([.D10]=&quot;Mediano&quot;;2;IF([.D10]=&quot;Complejo&quot;;3;IF([.D10]=&quot;Muy Complejo&quot;;5))))" office:value-type="float" office:value="3">
            <text:p>3</text:p>
          </table:table-cell>
          <table:table-cell office:value-type="string">
            <text:p>Semi-Senior</text:p>
          </table:table-cell>
          <table:table-cell table:formula="oooc:=IF([.F10]=&quot;Trainee&quot;;1.8;IF([.F10]=&quot;Junior&quot;;1.5;IF([.F10]=&quot;Semi-Senior&quot;;1.2;IF([.F10]=&quot;Senior&quot;;1))))" office:value-type="float" office:value="1.2">
            <text:p>1,2</text:p>
          </table:table-cell>
          <table:table-cell table:formula="oooc:=[.D10]" office:value-type="string" office:string-value="Complejo">
            <text:p>Complejo</text:p>
          </table:table-cell>
          <table:table-cell table:formula="oooc:=IF([.H10]=&quot;Simple&quot;;1;IF([.H10]=&quot;Mediano&quot;;1.3;IF([.H10]=&quot;Complejo&quot;;1.5;IF([.H10]=&quot;Muy Complejo&quot;;1.8))))" office:value-type="float" office:value="1.5">
            <text:p>1,5</text:p>
          </table:table-cell>
          <table:table-cell office:value-type="string">
            <text:p>Poco Conocido</text:p>
          </table:table-cell>
          <table:table-cell table:formula="oooc:=IF([.J10]=&quot;Muy Conocido&quot;;1;IF([.J10]=&quot;Conocido&quot;;1.3;IF([.J10]=&quot;Poco Conocido&quot;;1.5;IF([.J10]=&quot;Sin Conocimiento&quot;;1.8))))" office:value-type="float" office:value="1.5">
            <text:p>1,5</text:p>
          </table:table-cell>
          <table:table-cell table:formula="oooc:=[.E10]*[.G10]*[.I10]*[.K10]" office:value-type="float" office:value="8.1">
            <text:p>8,1</text:p>
          </table:table-cell>
          <table:table-cell table:formula="oooc:=[.L10]*1.96" office:value-type="float" office:value="15.876">
            <text:p>15,88</text:p>
          </table:table-cell>
          <table:table-cell table:number-columns-repeated="243"/>
        </table:table-row>
        <table:table-row table:style-name="ro1">
          <table:table-cell office:value-type="string">
            <text:p>Facturación</text:p>
          </table:table-cell>
          <table:table-cell office:value-type="float" office:value="10">
            <text:p>10</text:p>
          </table:table-cell>
          <table:table-cell office:value-type="string">
            <text:p>Generar Informe Comparativo de Facturación para una Cuota</text:p>
          </table:table-cell>
          <table:table-cell office:value-type="string">
            <text:p>Mediano</text:p>
          </table:table-cell>
          <table:table-cell table:formula="oooc:=IF([.D11]=&quot;Simple&quot;;1;IF([.D11]=&quot;Mediano&quot;;2;IF([.D11]=&quot;Complejo&quot;;3;IF([.D11]=&quot;Muy Complejo&quot;;5))))" office:value-type="float" office:value="2">
            <text:p>2</text:p>
          </table:table-cell>
          <table:table-cell office:value-type="string">
            <text:p>Semi-Senior</text:p>
          </table:table-cell>
          <table:table-cell table:formula="oooc:=IF([.F11]=&quot;Trainee&quot;;1.8;IF([.F11]=&quot;Junior&quot;;1.5;IF([.F11]=&quot;Semi-Senior&quot;;1.2;IF([.F11]=&quot;Senior&quot;;1))))" office:value-type="float" office:value="1.2">
            <text:p>1,2</text:p>
          </table:table-cell>
          <table:table-cell table:formula="oooc:=[.D11]" office:value-type="string" office:string-value="Mediano">
            <text:p>Mediano</text:p>
          </table:table-cell>
          <table:table-cell table:formula="oooc:=IF([.H11]=&quot;Simple&quot;;1;IF([.H11]=&quot;Mediano&quot;;1.3;IF([.H11]=&quot;Complejo&quot;;1.5;IF([.H11]=&quot;Muy Complejo&quot;;1.8))))" office:value-type="float" office:value="1.3">
            <text:p>1,3</text:p>
          </table:table-cell>
          <table:table-cell office:value-type="string">
            <text:p>Poco Conocido</text:p>
          </table:table-cell>
          <table:table-cell table:formula="oooc:=IF([.J11]=&quot;Muy Conocido&quot;;1;IF([.J11]=&quot;Conocido&quot;;1.3;IF([.J11]=&quot;Poco Conocido&quot;;1.5;IF([.J11]=&quot;Sin Conocimiento&quot;;1.8))))" office:value-type="float" office:value="1.5">
            <text:p>1,5</text:p>
          </table:table-cell>
          <table:table-cell table:formula="oooc:=[.E11]*[.G11]*[.I11]*[.K11]" office:value-type="float" office:value="4.68">
            <text:p>4,68</text:p>
          </table:table-cell>
          <table:table-cell table:formula="oooc:=[.L11]*1.96" office:value-type="float" office:value="9.1728">
            <text:p>9,17</text:p>
          </table:table-cell>
          <table:table-cell table:number-columns-repeated="243"/>
        </table:table-row>
        <table:table-row table:style-name="ro1">
          <table:table-cell office:value-type="string">
            <text:p>Facturación</text:p>
          </table:table-cell>
          <table:table-cell office:value-type="float" office:value="11">
            <text:p>11</text:p>
          </table:table-cell>
          <table:table-cell office:value-type="string">
            <text:p>Imprimir Liquidación</text:p>
          </table:table-cell>
          <table:table-cell office:value-type="string">
            <text:p>Mediano</text:p>
          </table:table-cell>
          <table:table-cell table:formula="oooc:=IF([.D12]=&quot;Simple&quot;;1;IF([.D12]=&quot;Mediano&quot;;2;IF([.D12]=&quot;Complejo&quot;;3;IF([.D12]=&quot;Muy Complejo&quot;;5))))" office:value-type="float" office:value="2">
            <text:p>2</text:p>
          </table:table-cell>
          <table:table-cell office:value-type="string">
            <text:p>Semi-Senior</text:p>
          </table:table-cell>
          <table:table-cell table:formula="oooc:=IF([.F12]=&quot;Trainee&quot;;1.8;IF([.F12]=&quot;Junior&quot;;1.5;IF([.F12]=&quot;Semi-Senior&quot;;1.2;IF([.F12]=&quot;Senior&quot;;1))))" office:value-type="float" office:value="1.2">
            <text:p>1,2</text:p>
          </table:table-cell>
          <table:table-cell table:formula="oooc:=[.D12]" office:value-type="string" office:string-value="Mediano">
            <text:p>Mediano</text:p>
          </table:table-cell>
          <table:table-cell table:formula="oooc:=IF([.H12]=&quot;Simple&quot;;1;IF([.H12]=&quot;Mediano&quot;;1.3;IF([.H12]=&quot;Complejo&quot;;1.5;IF([.H12]=&quot;Muy Complejo&quot;;1.8))))" office:value-type="float" office:value="1.3">
            <text:p>1,3</text:p>
          </table:table-cell>
          <table:table-cell office:value-type="string">
            <text:p>Conocido</text:p>
          </table:table-cell>
          <table:table-cell table:formula="oooc:=IF([.J12]=&quot;Muy Conocido&quot;;1;IF([.J12]=&quot;Conocido&quot;;1.3;IF([.J12]=&quot;Poco Conocido&quot;;1.5;IF([.J12]=&quot;Sin Conocimiento&quot;;1.8))))" office:value-type="float" office:value="1.3">
            <text:p>1,3</text:p>
          </table:table-cell>
          <table:table-cell table:formula="oooc:=[.E12]*[.G12]*[.I12]*[.K12]" office:value-type="float" office:value="4.056">
            <text:p>4,06</text:p>
          </table:table-cell>
          <table:table-cell table:formula="oooc:=[.L12]*1.96" office:value-type="float" office:value="7.94976">
            <text:p>7,95</text:p>
          </table:table-cell>
          <table:table-cell table:number-columns-repeated="243"/>
        </table:table-row>
        <table:table-row table:style-name="ro1">
          <table:table-cell office:value-type="string">
            <text:p>Facturación</text:p>
          </table:table-cell>
          <table:table-cell office:value-type="float" office:value="12">
            <text:p>12</text:p>
          </table:table-cell>
          <table:table-cell office:value-type="string">
            <text:p>Imprimir Factura</text:p>
          </table:table-cell>
          <table:table-cell office:value-type="string">
            <text:p>Mediano</text:p>
          </table:table-cell>
          <table:table-cell table:formula="oooc:=IF([.D13]=&quot;Simple&quot;;1;IF([.D13]=&quot;Mediano&quot;;2;IF([.D13]=&quot;Complejo&quot;;3;IF([.D13]=&quot;Muy Complejo&quot;;5))))" office:value-type="float" office:value="2">
            <text:p>2</text:p>
          </table:table-cell>
          <table:table-cell office:value-type="string">
            <text:p>Semi-Senior</text:p>
          </table:table-cell>
          <table:table-cell table:formula="oooc:=IF([.F13]=&quot;Trainee&quot;;1.8;IF([.F13]=&quot;Junior&quot;;1.5;IF([.F13]=&quot;Semi-Senior&quot;;1.2;IF([.F13]=&quot;Senior&quot;;1))))" office:value-type="float" office:value="1.2">
            <text:p>1,2</text:p>
          </table:table-cell>
          <table:table-cell table:formula="oooc:=[.D13]" office:value-type="string" office:string-value="Mediano">
            <text:p>Mediano</text:p>
          </table:table-cell>
          <table:table-cell table:formula="oooc:=IF([.H13]=&quot;Simple&quot;;1;IF([.H13]=&quot;Mediano&quot;;1.3;IF([.H13]=&quot;Complejo&quot;;1.5;IF([.H13]=&quot;Muy Complejo&quot;;1.8))))" office:value-type="float" office:value="1.3">
            <text:p>1,3</text:p>
          </table:table-cell>
          <table:table-cell office:value-type="string">
            <text:p>Conocido</text:p>
          </table:table-cell>
          <table:table-cell table:formula="oooc:=IF([.J13]=&quot;Muy Conocido&quot;;1;IF([.J13]=&quot;Conocido&quot;;1.3;IF([.J13]=&quot;Poco Conocido&quot;;1.5;IF([.J13]=&quot;Sin Conocimiento&quot;;1.8))))" office:value-type="float" office:value="1.3">
            <text:p>1,3</text:p>
          </table:table-cell>
          <table:table-cell table:formula="oooc:=[.E13]*[.G13]*[.I13]*[.K13]" office:value-type="float" office:value="4.056">
            <text:p>4,06</text:p>
          </table:table-cell>
          <table:table-cell table:formula="oooc:=[.L13]*1.96" office:value-type="float" office:value="7.94976">
            <text:p>7,95</text:p>
          </table:table-cell>
          <table:table-cell table:number-columns-repeated="243"/>
        </table:table-row>
        <table:table-row table:style-name="ro1">
          <table:table-cell office:value-type="string">
            <text:p>Facturación</text:p>
          </table:table-cell>
          <table:table-cell office:value-type="float" office:value="13">
            <text:p>13</text:p>
          </table:table-cell>
          <table:table-cell office:value-type="string">
            <text:p>Consultar Advertencias de Lecturas</text:p>
          </table:table-cell>
          <table:table-cell office:value-type="string">
            <text:p>Simple</text:p>
          </table:table-cell>
          <table:table-cell table:formula="oooc:=IF([.D14]=&quot;Simple&quot;;1;IF([.D14]=&quot;Mediano&quot;;2;IF([.D14]=&quot;Complejo&quot;;3;IF([.D14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14]=&quot;Trainee&quot;;1.8;IF([.F14]=&quot;Junior&quot;;1.5;IF([.F14]=&quot;Semi-Senior&quot;;1.2;IF([.F14]=&quot;Senior&quot;;1))))" office:value-type="float" office:value="1.2">
            <text:p>1,2</text:p>
          </table:table-cell>
          <table:table-cell table:formula="oooc:=[.D14]" office:value-type="string" office:string-value="Simple">
            <text:p>Simple</text:p>
          </table:table-cell>
          <table:table-cell table:formula="oooc:=IF([.H14]=&quot;Simple&quot;;1;IF([.H14]=&quot;Mediano&quot;;1.3;IF([.H14]=&quot;Complejo&quot;;1.5;IF([.H14]=&quot;Muy Complejo&quot;;1.8))))" office:value-type="float" office:value="1">
            <text:p>1</text:p>
          </table:table-cell>
          <table:table-cell office:value-type="string">
            <text:p>Poco Conocido</text:p>
          </table:table-cell>
          <table:table-cell table:formula="oooc:=IF([.J14]=&quot;Muy Conocido&quot;;1;IF([.J14]=&quot;Conocido&quot;;1.3;IF([.J14]=&quot;Poco Conocido&quot;;1.5;IF([.J14]=&quot;Sin Conocimiento&quot;;1.8))))" office:value-type="float" office:value="1.5">
            <text:p>1,5</text:p>
          </table:table-cell>
          <table:table-cell table:formula="oooc:=[.E14]*[.G14]*[.I14]*[.K14]" office:value-type="float" office:value="1.8">
            <text:p>1,8</text:p>
          </table:table-cell>
          <table:table-cell table:formula="oooc:=[.L14]*1.96" office:value-type="float" office:value="3.528">
            <text:p>3,53</text:p>
          </table:table-cell>
          <table:table-cell table:number-columns-repeated="243"/>
        </table:table-row>
        <table:table-row table:style-name="ro1">
          <table:table-cell office:value-type="string">
            <text:p>Medición</text:p>
          </table:table-cell>
          <table:table-cell office:value-type="float" office:value="14">
            <text:p>14</text:p>
          </table:table-cell>
          <table:table-cell office:value-type="string">
            <text:p>Registrar Corrección de Lecturas</text:p>
          </table:table-cell>
          <table:table-cell office:value-type="string">
            <text:p>Simple</text:p>
          </table:table-cell>
          <table:table-cell table:formula="oooc:=IF([.D15]=&quot;Simple&quot;;1;IF([.D15]=&quot;Mediano&quot;;2;IF([.D15]=&quot;Complejo&quot;;3;IF([.D15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15]=&quot;Trainee&quot;;1.8;IF([.F15]=&quot;Junior&quot;;1.5;IF([.F15]=&quot;Semi-Senior&quot;;1.2;IF([.F15]=&quot;Senior&quot;;1))))" office:value-type="float" office:value="1.2">
            <text:p>1,2</text:p>
          </table:table-cell>
          <table:table-cell table:formula="oooc:=[.D15]" office:value-type="string" office:string-value="Simple">
            <text:p>Simple</text:p>
          </table:table-cell>
          <table:table-cell table:formula="oooc:=IF([.H15]=&quot;Simple&quot;;1;IF([.H15]=&quot;Mediano&quot;;1.3;IF([.H15]=&quot;Complejo&quot;;1.5;IF([.H15]=&quot;Muy Complejo&quot;;1.8))))" office:value-type="float" office:value="1">
            <text:p>1</text:p>
          </table:table-cell>
          <table:table-cell office:value-type="string">
            <text:p>Poco Conocido</text:p>
          </table:table-cell>
          <table:table-cell table:formula="oooc:=IF([.J15]=&quot;Muy Conocido&quot;;1;IF([.J15]=&quot;Conocido&quot;;1.3;IF([.J15]=&quot;Poco Conocido&quot;;1.5;IF([.J15]=&quot;Sin Conocimiento&quot;;1.8))))" office:value-type="float" office:value="1.5">
            <text:p>1,5</text:p>
          </table:table-cell>
          <table:table-cell table:formula="oooc:=[.E15]*[.G15]*[.I15]*[.K15]" office:value-type="float" office:value="1.8">
            <text:p>1,8</text:p>
          </table:table-cell>
          <table:table-cell table:formula="oooc:=[.L15]*1.96" office:value-type="float" office:value="3.528">
            <text:p>3,53</text:p>
          </table:table-cell>
          <table:table-cell table:number-columns-repeated="243"/>
        </table:table-row>
        <table:table-row table:style-name="ro1">
          <table:table-cell office:value-type="string">
            <text:p>Medición</text:p>
          </table:table-cell>
          <table:table-cell office:value-type="float" office:value="15">
            <text:p>15</text:p>
          </table:table-cell>
          <table:table-cell office:value-type="string">
            <text:p>Registrar Lecturas Recibidas</text:p>
          </table:table-cell>
          <table:table-cell office:value-type="string">
            <text:p>Mediano</text:p>
          </table:table-cell>
          <table:table-cell table:formula="oooc:=IF([.D16]=&quot;Simple&quot;;1;IF([.D16]=&quot;Mediano&quot;;2;IF([.D16]=&quot;Complejo&quot;;3;IF([.D16]=&quot;Muy Complejo&quot;;5))))" office:value-type="float" office:value="2">
            <text:p>2</text:p>
          </table:table-cell>
          <table:table-cell office:value-type="string">
            <text:p>Semi-Senior</text:p>
          </table:table-cell>
          <table:table-cell table:formula="oooc:=IF([.F16]=&quot;Trainee&quot;;1.8;IF([.F16]=&quot;Junior&quot;;1.5;IF([.F16]=&quot;Semi-Senior&quot;;1.2;IF([.F16]=&quot;Senior&quot;;1))))" office:value-type="float" office:value="1.2">
            <text:p>1,2</text:p>
          </table:table-cell>
          <table:table-cell table:formula="oooc:=[.D16]" office:value-type="string" office:string-value="Mediano">
            <text:p>Mediano</text:p>
          </table:table-cell>
          <table:table-cell table:formula="oooc:=IF([.H16]=&quot;Simple&quot;;1;IF([.H16]=&quot;Mediano&quot;;1.3;IF([.H16]=&quot;Complejo&quot;;1.5;IF([.H16]=&quot;Muy Complejo&quot;;1.8))))" office:value-type="float" office:value="1.3">
            <text:p>1,3</text:p>
          </table:table-cell>
          <table:table-cell office:value-type="string">
            <text:p>Poco Conocido</text:p>
          </table:table-cell>
          <table:table-cell table:formula="oooc:=IF([.J16]=&quot;Muy Conocido&quot;;1;IF([.J16]=&quot;Conocido&quot;;1.3;IF([.J16]=&quot;Poco Conocido&quot;;1.5;IF([.J16]=&quot;Sin Conocimiento&quot;;1.8))))" office:value-type="float" office:value="1.5">
            <text:p>1,5</text:p>
          </table:table-cell>
          <table:table-cell table:formula="oooc:=[.E16]*[.G16]*[.I16]*[.K16]" office:value-type="float" office:value="4.68">
            <text:p>4,68</text:p>
          </table:table-cell>
          <table:table-cell table:formula="oooc:=[.L16]*1.96" office:value-type="float" office:value="9.1728">
            <text:p>9,17</text:p>
          </table:table-cell>
          <table:table-cell table:number-columns-repeated="243"/>
        </table:table-row>
        <table:table-row table:style-name="ro1">
          <table:table-cell office:value-type="string">
            <text:p>Facturación</text:p>
          </table:table-cell>
          <table:table-cell office:value-type="float" office:value="16">
            <text:p>16</text:p>
          </table:table-cell>
          <table:table-cell office:value-type="string">
            <text:p>Registrar Período de Medición</text:p>
          </table:table-cell>
          <table:table-cell office:value-type="string">
            <text:p>Simple</text:p>
          </table:table-cell>
          <table:table-cell table:formula="oooc:=IF([.D17]=&quot;Simple&quot;;1;IF([.D17]=&quot;Mediano&quot;;2;IF([.D17]=&quot;Complejo&quot;;3;IF([.D17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17]=&quot;Trainee&quot;;1.8;IF([.F17]=&quot;Junior&quot;;1.5;IF([.F17]=&quot;Semi-Senior&quot;;1.2;IF([.F17]=&quot;Senior&quot;;1))))" office:value-type="float" office:value="1.2">
            <text:p>1,2</text:p>
          </table:table-cell>
          <table:table-cell table:formula="oooc:=[.D17]" office:value-type="string" office:string-value="Simple">
            <text:p>Simple</text:p>
          </table:table-cell>
          <table:table-cell table:formula="oooc:=IF([.H17]=&quot;Simple&quot;;1;IF([.H17]=&quot;Mediano&quot;;1.3;IF([.H17]=&quot;Complejo&quot;;1.5;IF([.H17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17]=&quot;Muy Conocido&quot;;1;IF([.J17]=&quot;Conocido&quot;;1.3;IF([.J17]=&quot;Poco Conocido&quot;;1.5;IF([.J17]=&quot;Sin Conocimiento&quot;;1.8))))" office:value-type="float" office:value="1.3">
            <text:p>1,3</text:p>
          </table:table-cell>
          <table:table-cell table:formula="oooc:=[.E17]*[.G17]*[.I17]*[.K17]" office:value-type="float" office:value="1.56">
            <text:p>1,56</text:p>
          </table:table-cell>
          <table:table-cell table:formula="oooc:=[.L17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Facturación</text:p>
          </table:table-cell>
          <table:table-cell office:value-type="float" office:value="17">
            <text:p>17</text:p>
          </table:table-cell>
          <table:table-cell office:value-type="string">
            <text:p>Modificar Período de Medición</text:p>
          </table:table-cell>
          <table:table-cell office:value-type="string">
            <text:p>Simple</text:p>
          </table:table-cell>
          <table:table-cell table:formula="oooc:=IF([.D18]=&quot;Simple&quot;;1;IF([.D18]=&quot;Mediano&quot;;2;IF([.D18]=&quot;Complejo&quot;;3;IF([.D18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18]=&quot;Trainee&quot;;1.8;IF([.F18]=&quot;Junior&quot;;1.5;IF([.F18]=&quot;Semi-Senior&quot;;1.2;IF([.F18]=&quot;Senior&quot;;1))))" office:value-type="float" office:value="1.2">
            <text:p>1,2</text:p>
          </table:table-cell>
          <table:table-cell table:formula="oooc:=[.D18]" office:value-type="string" office:string-value="Simple">
            <text:p>Simple</text:p>
          </table:table-cell>
          <table:table-cell table:formula="oooc:=IF([.H18]=&quot;Simple&quot;;1;IF([.H18]=&quot;Mediano&quot;;1.3;IF([.H18]=&quot;Complejo&quot;;1.5;IF([.H18]=&quot;Muy Complejo&quot;;1.8))))" office:value-type="float" office:value="1">
            <text:p>1</text:p>
          </table:table-cell>
          <table:table-cell office:value-type="string">
            <text:p>Poco Conocido</text:p>
          </table:table-cell>
          <table:table-cell table:formula="oooc:=IF([.J18]=&quot;Muy Conocido&quot;;1;IF([.J18]=&quot;Conocido&quot;;1.3;IF([.J18]=&quot;Poco Conocido&quot;;1.5;IF([.J18]=&quot;Sin Conocimiento&quot;;1.8))))" office:value-type="float" office:value="1.5">
            <text:p>1,5</text:p>
          </table:table-cell>
          <table:table-cell table:formula="oooc:=[.E18]*[.G18]*[.I18]*[.K18]" office:value-type="float" office:value="1.8">
            <text:p>1,8</text:p>
          </table:table-cell>
          <table:table-cell table:formula="oooc:=[.L18]*1.96" office:value-type="float" office:value="3.528">
            <text:p>3,53</text:p>
          </table:table-cell>
          <table:table-cell table:number-columns-repeated="243"/>
        </table:table-row>
        <table:table-row table:style-name="ro1">
          <table:table-cell office:value-type="string">
            <text:p>Facturación</text:p>
          </table:table-cell>
          <table:table-cell office:value-type="float" office:value="18">
            <text:p>18</text:p>
          </table:table-cell>
          <table:table-cell office:value-type="string">
            <text:p>Consultar Período de Medición</text:p>
          </table:table-cell>
          <table:table-cell office:value-type="string">
            <text:p>Simple</text:p>
          </table:table-cell>
          <table:table-cell table:formula="oooc:=IF([.D19]=&quot;Simple&quot;;1;IF([.D19]=&quot;Mediano&quot;;2;IF([.D19]=&quot;Complejo&quot;;3;IF([.D19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19]=&quot;Trainee&quot;;1.8;IF([.F19]=&quot;Junior&quot;;1.5;IF([.F19]=&quot;Semi-Senior&quot;;1.2;IF([.F19]=&quot;Senior&quot;;1))))" office:value-type="float" office:value="1.2">
            <text:p>1,2</text:p>
          </table:table-cell>
          <table:table-cell table:formula="oooc:=[.D19]" office:value-type="string" office:string-value="Simple">
            <text:p>Simple</text:p>
          </table:table-cell>
          <table:table-cell table:formula="oooc:=IF([.H19]=&quot;Simple&quot;;1;IF([.H19]=&quot;Mediano&quot;;1.3;IF([.H19]=&quot;Complejo&quot;;1.5;IF([.H19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19]=&quot;Muy Conocido&quot;;1;IF([.J19]=&quot;Conocido&quot;;1.3;IF([.J19]=&quot;Poco Conocido&quot;;1.5;IF([.J19]=&quot;Sin Conocimiento&quot;;1.8))))" office:value-type="float" office:value="1.3">
            <text:p>1,3</text:p>
          </table:table-cell>
          <table:table-cell table:formula="oooc:=[.E19]*[.G19]*[.I19]*[.K19]" office:value-type="float" office:value="1.56">
            <text:p>1,56</text:p>
          </table:table-cell>
          <table:table-cell table:formula="oooc:=[.L19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Tarifa</text:p>
          </table:table-cell>
          <table:table-cell office:value-type="float" office:value="19">
            <text:p>19</text:p>
          </table:table-cell>
          <table:table-cell office:value-type="string">
            <text:p>Registrar Tarifas Otros Cargos</text:p>
          </table:table-cell>
          <table:table-cell office:value-type="string">
            <text:p>Simple</text:p>
          </table:table-cell>
          <table:table-cell table:formula="oooc:=IF([.D20]=&quot;Simple&quot;;1;IF([.D20]=&quot;Mediano&quot;;2;IF([.D20]=&quot;Complejo&quot;;3;IF([.D20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20]=&quot;Trainee&quot;;1.8;IF([.F20]=&quot;Junior&quot;;1.5;IF([.F20]=&quot;Semi-Senior&quot;;1.2;IF([.F20]=&quot;Senior&quot;;1))))" office:value-type="float" office:value="1.2">
            <text:p>1,2</text:p>
          </table:table-cell>
          <table:table-cell table:formula="oooc:=[.D20]" office:value-type="string" office:string-value="Simple">
            <text:p>Simple</text:p>
          </table:table-cell>
          <table:table-cell table:formula="oooc:=IF([.H20]=&quot;Simple&quot;;1;IF([.H20]=&quot;Mediano&quot;;1.3;IF([.H20]=&quot;Complejo&quot;;1.5;IF([.H20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20]=&quot;Muy Conocido&quot;;1;IF([.J20]=&quot;Conocido&quot;;1.3;IF([.J20]=&quot;Poco Conocido&quot;;1.5;IF([.J20]=&quot;Sin Conocimiento&quot;;1.8))))" office:value-type="float" office:value="1.3">
            <text:p>1,3</text:p>
          </table:table-cell>
          <table:table-cell table:formula="oooc:=[.E20]*[.G20]*[.I20]*[.K20]" office:value-type="float" office:value="1.56">
            <text:p>1,56</text:p>
          </table:table-cell>
          <table:table-cell table:formula="oooc:=[.L20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Tarifa</text:p>
          </table:table-cell>
          <table:table-cell office:value-type="float" office:value="20">
            <text:p>20</text:p>
          </table:table-cell>
          <table:table-cell office:value-type="string">
            <text:p>Actualizar Tarifas Otros Cargos</text:p>
          </table:table-cell>
          <table:table-cell office:value-type="string">
            <text:p>Simple</text:p>
          </table:table-cell>
          <table:table-cell table:formula="oooc:=IF([.D21]=&quot;Simple&quot;;1;IF([.D21]=&quot;Mediano&quot;;2;IF([.D21]=&quot;Complejo&quot;;3;IF([.D21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21]=&quot;Trainee&quot;;1.8;IF([.F21]=&quot;Junior&quot;;1.5;IF([.F21]=&quot;Semi-Senior&quot;;1.2;IF([.F21]=&quot;Senior&quot;;1))))" office:value-type="float" office:value="1.2">
            <text:p>1,2</text:p>
          </table:table-cell>
          <table:table-cell table:formula="oooc:=[.D21]" office:value-type="string" office:string-value="Simple">
            <text:p>Simple</text:p>
          </table:table-cell>
          <table:table-cell table:formula="oooc:=IF([.H21]=&quot;Simple&quot;;1;IF([.H21]=&quot;Mediano&quot;;1.3;IF([.H21]=&quot;Complejo&quot;;1.5;IF([.H21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21]=&quot;Muy Conocido&quot;;1;IF([.J21]=&quot;Conocido&quot;;1.3;IF([.J21]=&quot;Poco Conocido&quot;;1.5;IF([.J21]=&quot;Sin Conocimiento&quot;;1.8))))" office:value-type="float" office:value="1.3">
            <text:p>1,3</text:p>
          </table:table-cell>
          <table:table-cell table:formula="oooc:=[.E21]*[.G21]*[.I21]*[.K21]" office:value-type="float" office:value="1.56">
            <text:p>1,56</text:p>
          </table:table-cell>
          <table:table-cell table:formula="oooc:=[.L21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Facturación</text:p>
          </table:table-cell>
          <table:table-cell office:value-type="float" office:value="21">
            <text:p>21</text:p>
          </table:table-cell>
          <table:table-cell office:value-type="string">
            <text:p>Generar Cuotas Anuales</text:p>
          </table:table-cell>
          <table:table-cell office:value-type="string">
            <text:p>Mediano</text:p>
          </table:table-cell>
          <table:table-cell table:formula="oooc:=IF([.D22]=&quot;Simple&quot;;1;IF([.D22]=&quot;Mediano&quot;;2;IF([.D22]=&quot;Complejo&quot;;3;IF([.D22]=&quot;Muy Complejo&quot;;5))))" office:value-type="float" office:value="2">
            <text:p>2</text:p>
          </table:table-cell>
          <table:table-cell office:value-type="string">
            <text:p>Semi-Senior</text:p>
          </table:table-cell>
          <table:table-cell table:formula="oooc:=IF([.F22]=&quot;Trainee&quot;;1.8;IF([.F22]=&quot;Junior&quot;;1.5;IF([.F22]=&quot;Semi-Senior&quot;;1.2;IF([.F22]=&quot;Senior&quot;;1))))" office:value-type="float" office:value="1.2">
            <text:p>1,2</text:p>
          </table:table-cell>
          <table:table-cell table:formula="oooc:=[.D22]" office:value-type="string" office:string-value="Mediano">
            <text:p>Mediano</text:p>
          </table:table-cell>
          <table:table-cell table:formula="oooc:=IF([.H22]=&quot;Simple&quot;;1;IF([.H22]=&quot;Mediano&quot;;1.3;IF([.H22]=&quot;Complejo&quot;;1.5;IF([.H22]=&quot;Muy Complejo&quot;;1.8))))" office:value-type="float" office:value="1.3">
            <text:p>1,3</text:p>
          </table:table-cell>
          <table:table-cell office:value-type="string">
            <text:p>Poco Conocido</text:p>
          </table:table-cell>
          <table:table-cell table:formula="oooc:=IF([.J22]=&quot;Muy Conocido&quot;;1;IF([.J22]=&quot;Conocido&quot;;1.3;IF([.J22]=&quot;Poco Conocido&quot;;1.5;IF([.J22]=&quot;Sin Conocimiento&quot;;1.8))))" office:value-type="float" office:value="1.5">
            <text:p>1,5</text:p>
          </table:table-cell>
          <table:table-cell table:formula="oooc:=[.E22]*[.G22]*[.I22]*[.K22]" office:value-type="float" office:value="4.68">
            <text:p>4,68</text:p>
          </table:table-cell>
          <table:table-cell table:formula="oooc:=[.L22]*1.96" office:value-type="float" office:value="9.1728">
            <text:p>9,17</text:p>
          </table:table-cell>
          <table:table-cell table:number-columns-repeated="243"/>
        </table:table-row>
        <table:table-row table:style-name="ro1">
          <table:table-cell office:value-type="string">
            <text:p>Facturación</text:p>
          </table:table-cell>
          <table:table-cell office:value-type="float" office:value="22">
            <text:p>22</text:p>
          </table:table-cell>
          <table:table-cell office:value-type="string">
            <text:p>Consultar Cuotas Anuales</text:p>
          </table:table-cell>
          <table:table-cell office:value-type="string">
            <text:p>Simple</text:p>
          </table:table-cell>
          <table:table-cell table:formula="oooc:=IF([.D23]=&quot;Simple&quot;;1;IF([.D23]=&quot;Mediano&quot;;2;IF([.D23]=&quot;Complejo&quot;;3;IF([.D23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23]=&quot;Trainee&quot;;1.8;IF([.F23]=&quot;Junior&quot;;1.5;IF([.F23]=&quot;Semi-Senior&quot;;1.2;IF([.F23]=&quot;Senior&quot;;1))))" office:value-type="float" office:value="1.2">
            <text:p>1,2</text:p>
          </table:table-cell>
          <table:table-cell table:formula="oooc:=[.D23]" office:value-type="string" office:string-value="Simple">
            <text:p>Simple</text:p>
          </table:table-cell>
          <table:table-cell table:formula="oooc:=IF([.H23]=&quot;Simple&quot;;1;IF([.H23]=&quot;Mediano&quot;;1.3;IF([.H23]=&quot;Complejo&quot;;1.5;IF([.H23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23]=&quot;Muy Conocido&quot;;1;IF([.J23]=&quot;Conocido&quot;;1.3;IF([.J23]=&quot;Poco Conocido&quot;;1.5;IF([.J23]=&quot;Sin Conocimiento&quot;;1.8))))" office:value-type="float" office:value="1.3">
            <text:p>1,3</text:p>
          </table:table-cell>
          <table:table-cell table:formula="oooc:=[.E23]*[.G23]*[.I23]*[.K23]" office:value-type="float" office:value="1.56">
            <text:p>1,56</text:p>
          </table:table-cell>
          <table:table-cell table:formula="oooc:=[.L23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Tarifa</text:p>
          </table:table-cell>
          <table:table-cell office:value-type="float" office:value="23">
            <text:p>23</text:p>
          </table:table-cell>
          <table:table-cell office:value-type="string">
            <text:p>Consultar Tarifas Otros Cargos</text:p>
          </table:table-cell>
          <table:table-cell office:value-type="string">
            <text:p>Simple</text:p>
          </table:table-cell>
          <table:table-cell table:formula="oooc:=IF([.D24]=&quot;Simple&quot;;1;IF([.D24]=&quot;Mediano&quot;;2;IF([.D24]=&quot;Complejo&quot;;3;IF([.D24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24]=&quot;Trainee&quot;;1.8;IF([.F24]=&quot;Junior&quot;;1.5;IF([.F24]=&quot;Semi-Senior&quot;;1.2;IF([.F24]=&quot;Senior&quot;;1))))" office:value-type="float" office:value="1.2">
            <text:p>1,2</text:p>
          </table:table-cell>
          <table:table-cell table:formula="oooc:=[.D24]" office:value-type="string" office:string-value="Simple">
            <text:p>Simple</text:p>
          </table:table-cell>
          <table:table-cell table:formula="oooc:=IF([.H24]=&quot;Simple&quot;;1;IF([.H24]=&quot;Mediano&quot;;1.3;IF([.H24]=&quot;Complejo&quot;;1.5;IF([.H24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24]=&quot;Muy Conocido&quot;;1;IF([.J24]=&quot;Conocido&quot;;1.3;IF([.J24]=&quot;Poco Conocido&quot;;1.5;IF([.J24]=&quot;Sin Conocimiento&quot;;1.8))))" office:value-type="float" office:value="1.3">
            <text:p>1,3</text:p>
          </table:table-cell>
          <table:table-cell table:formula="oooc:=[.E24]*[.G24]*[.I24]*[.K24]" office:value-type="float" office:value="1.56">
            <text:p>1,56</text:p>
          </table:table-cell>
          <table:table-cell table:formula="oooc:=[.L24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Propiedad</text:p>
          </table:table-cell>
          <table:table-cell office:value-type="float" office:value="24">
            <text:p>24</text:p>
          </table:table-cell>
          <table:table-cell office:value-type="string">
            <text:p>Registrar Categoria</text:p>
          </table:table-cell>
          <table:table-cell office:value-type="string">
            <text:p>Simple</text:p>
          </table:table-cell>
          <table:table-cell table:formula="oooc:=IF([.D25]=&quot;Simple&quot;;1;IF([.D25]=&quot;Mediano&quot;;2;IF([.D25]=&quot;Complejo&quot;;3;IF([.D25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25]=&quot;Trainee&quot;;1.8;IF([.F25]=&quot;Junior&quot;;1.5;IF([.F25]=&quot;Semi-Senior&quot;;1.2;IF([.F25]=&quot;Senior&quot;;1))))" office:value-type="float" office:value="1.2">
            <text:p>1,2</text:p>
          </table:table-cell>
          <table:table-cell table:formula="oooc:=[.D25]" office:value-type="string" office:string-value="Simple">
            <text:p>Simple</text:p>
          </table:table-cell>
          <table:table-cell table:formula="oooc:=IF([.H25]=&quot;Simple&quot;;1;IF([.H25]=&quot;Mediano&quot;;1.3;IF([.H25]=&quot;Complejo&quot;;1.5;IF([.H25]=&quot;Muy Complejo&quot;;1.8))))" office:value-type="float" office:value="1">
            <text:p>1</text:p>
          </table:table-cell>
          <table:table-cell office:value-type="string">
            <text:p>Poco Conocido</text:p>
          </table:table-cell>
          <table:table-cell table:formula="oooc:=IF([.J25]=&quot;Muy Conocido&quot;;1;IF([.J25]=&quot;Conocido&quot;;1.3;IF([.J25]=&quot;Poco Conocido&quot;;1.5;IF([.J25]=&quot;Sin Conocimiento&quot;;1.8))))" office:value-type="float" office:value="1.5">
            <text:p>1,5</text:p>
          </table:table-cell>
          <table:table-cell table:formula="oooc:=[.E25]*[.G25]*[.I25]*[.K25]" office:value-type="float" office:value="1.8">
            <text:p>1,8</text:p>
          </table:table-cell>
          <table:table-cell table:formula="oooc:=[.L25]*1.96" office:value-type="float" office:value="3.528">
            <text:p>3,53</text:p>
          </table:table-cell>
          <table:table-cell table:number-columns-repeated="243"/>
        </table:table-row>
        <table:table-row table:style-name="ro1">
          <table:table-cell office:value-type="string">
            <text:p>Propiedad</text:p>
          </table:table-cell>
          <table:table-cell office:value-type="float" office:value="25">
            <text:p>25</text:p>
          </table:table-cell>
          <table:table-cell office:value-type="string">
            <text:p>Modificar Categoria</text:p>
          </table:table-cell>
          <table:table-cell office:value-type="string">
            <text:p>Simple</text:p>
          </table:table-cell>
          <table:table-cell table:formula="oooc:=IF([.D26]=&quot;Simple&quot;;1;IF([.D26]=&quot;Mediano&quot;;2;IF([.D26]=&quot;Complejo&quot;;3;IF([.D26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26]=&quot;Trainee&quot;;1.8;IF([.F26]=&quot;Junior&quot;;1.5;IF([.F26]=&quot;Semi-Senior&quot;;1.2;IF([.F26]=&quot;Senior&quot;;1))))" office:value-type="float" office:value="1.2">
            <text:p>1,2</text:p>
          </table:table-cell>
          <table:table-cell table:formula="oooc:=[.D26]" office:value-type="string" office:string-value="Simple">
            <text:p>Simple</text:p>
          </table:table-cell>
          <table:table-cell table:formula="oooc:=IF([.H26]=&quot;Simple&quot;;1;IF([.H26]=&quot;Mediano&quot;;1.3;IF([.H26]=&quot;Complejo&quot;;1.5;IF([.H26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26]=&quot;Muy Conocido&quot;;1;IF([.J26]=&quot;Conocido&quot;;1.3;IF([.J26]=&quot;Poco Conocido&quot;;1.5;IF([.J26]=&quot;Sin Conocimiento&quot;;1.8))))" office:value-type="float" office:value="1.3">
            <text:p>1,3</text:p>
          </table:table-cell>
          <table:table-cell table:formula="oooc:=[.E26]*[.G26]*[.I26]*[.K26]" office:value-type="float" office:value="1.56">
            <text:p>1,56</text:p>
          </table:table-cell>
          <table:table-cell table:formula="oooc:=[.L26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Propiedad</text:p>
          </table:table-cell>
          <table:table-cell office:value-type="float" office:value="26">
            <text:p>26</text:p>
          </table:table-cell>
          <table:table-cell office:value-type="string">
            <text:p>Eliminar Categoria</text:p>
          </table:table-cell>
          <table:table-cell office:value-type="string">
            <text:p>Simple</text:p>
          </table:table-cell>
          <table:table-cell table:formula="oooc:=IF([.D27]=&quot;Simple&quot;;1;IF([.D27]=&quot;Mediano&quot;;2;IF([.D27]=&quot;Complejo&quot;;3;IF([.D27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27]=&quot;Trainee&quot;;1.8;IF([.F27]=&quot;Junior&quot;;1.5;IF([.F27]=&quot;Semi-Senior&quot;;1.2;IF([.F27]=&quot;Senior&quot;;1))))" office:value-type="float" office:value="1.2">
            <text:p>1,2</text:p>
          </table:table-cell>
          <table:table-cell table:formula="oooc:=[.D27]" office:value-type="string" office:string-value="Simple">
            <text:p>Simple</text:p>
          </table:table-cell>
          <table:table-cell table:formula="oooc:=IF([.H27]=&quot;Simple&quot;;1;IF([.H27]=&quot;Mediano&quot;;1.3;IF([.H27]=&quot;Complejo&quot;;1.5;IF([.H27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27]=&quot;Muy Conocido&quot;;1;IF([.J27]=&quot;Conocido&quot;;1.3;IF([.J27]=&quot;Poco Conocido&quot;;1.5;IF([.J27]=&quot;Sin Conocimiento&quot;;1.8))))" office:value-type="float" office:value="1.3">
            <text:p>1,3</text:p>
          </table:table-cell>
          <table:table-cell table:formula="oooc:=[.E27]*[.G27]*[.I27]*[.K27]" office:value-type="float" office:value="1.56">
            <text:p>1,56</text:p>
          </table:table-cell>
          <table:table-cell table:formula="oooc:=[.L27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Medición</text:p>
          </table:table-cell>
          <table:table-cell office:value-type="float" office:value="27">
            <text:p>27</text:p>
          </table:table-cell>
          <table:table-cell office:value-type="string">
            <text:p>Registrar Lectura de Medidor en Captor</text:p>
          </table:table-cell>
          <table:table-cell office:value-type="string">
            <text:p>Mediano</text:p>
          </table:table-cell>
          <table:table-cell table:formula="oooc:=IF([.D28]=&quot;Simple&quot;;1;IF([.D28]=&quot;Mediano&quot;;2;IF([.D28]=&quot;Complejo&quot;;3;IF([.D28]=&quot;Muy Complejo&quot;;5))))" office:value-type="float" office:value="2">
            <text:p>2</text:p>
          </table:table-cell>
          <table:table-cell office:value-type="string">
            <text:p>Semi-Senior</text:p>
          </table:table-cell>
          <table:table-cell table:formula="oooc:=IF([.F28]=&quot;Trainee&quot;;1.8;IF([.F28]=&quot;Junior&quot;;1.5;IF([.F28]=&quot;Semi-Senior&quot;;1.2;IF([.F28]=&quot;Senior&quot;;1))))" office:value-type="float" office:value="1.2">
            <text:p>1,2</text:p>
          </table:table-cell>
          <table:table-cell table:formula="oooc:=[.D28]" office:value-type="string" office:string-value="Mediano">
            <text:p>Mediano</text:p>
          </table:table-cell>
          <table:table-cell table:formula="oooc:=IF([.H28]=&quot;Simple&quot;;1;IF([.H28]=&quot;Mediano&quot;;1.3;IF([.H28]=&quot;Complejo&quot;;1.5;IF([.H28]=&quot;Muy Complejo&quot;;1.8))))" office:value-type="float" office:value="1.3">
            <text:p>1,3</text:p>
          </table:table-cell>
          <table:table-cell office:value-type="string">
            <text:p>Poco Conocido</text:p>
          </table:table-cell>
          <table:table-cell table:formula="oooc:=IF([.J28]=&quot;Muy Conocido&quot;;1;IF([.J28]=&quot;Conocido&quot;;1.3;IF([.J28]=&quot;Poco Conocido&quot;;1.5;IF([.J28]=&quot;Sin Conocimiento&quot;;1.8))))" office:value-type="float" office:value="1.5">
            <text:p>1,5</text:p>
          </table:table-cell>
          <table:table-cell table:formula="oooc:=[.E28]*[.G28]*[.I28]*[.K28]" office:value-type="float" office:value="4.68">
            <text:p>4,68</text:p>
          </table:table-cell>
          <table:table-cell table:formula="oooc:=[.L28]*1.96" office:value-type="float" office:value="9.1728">
            <text:p>9,17</text:p>
          </table:table-cell>
          <table:table-cell table:number-columns-repeated="243"/>
        </table:table-row>
        <table:table-row table:style-name="ro1">
          <table:table-cell office:value-type="string">
            <text:p>Propiedad</text:p>
          </table:table-cell>
          <table:table-cell office:value-type="float" office:value="28">
            <text:p>28</text:p>
          </table:table-cell>
          <table:table-cell office:value-type="string">
            <text:p>Registrar Propiedad </text:p>
          </table:table-cell>
          <table:table-cell office:value-type="string">
            <text:p>Mediano</text:p>
          </table:table-cell>
          <table:table-cell table:formula="oooc:=IF([.D29]=&quot;Simple&quot;;1;IF([.D29]=&quot;Mediano&quot;;2;IF([.D29]=&quot;Complejo&quot;;3;IF([.D29]=&quot;Muy Complejo&quot;;5))))" office:value-type="float" office:value="2">
            <text:p>2</text:p>
          </table:table-cell>
          <table:table-cell office:value-type="string">
            <text:p>Semi-Senior</text:p>
          </table:table-cell>
          <table:table-cell table:formula="oooc:=IF([.F29]=&quot;Trainee&quot;;1.8;IF([.F29]=&quot;Junior&quot;;1.5;IF([.F29]=&quot;Semi-Senior&quot;;1.2;IF([.F29]=&quot;Senior&quot;;1))))" office:value-type="float" office:value="1.2">
            <text:p>1,2</text:p>
          </table:table-cell>
          <table:table-cell table:formula="oooc:=[.D29]" office:value-type="string" office:string-value="Mediano">
            <text:p>Mediano</text:p>
          </table:table-cell>
          <table:table-cell table:formula="oooc:=IF([.H29]=&quot;Simple&quot;;1;IF([.H29]=&quot;Mediano&quot;;1.3;IF([.H29]=&quot;Complejo&quot;;1.5;IF([.H29]=&quot;Muy Complejo&quot;;1.8))))" office:value-type="float" office:value="1.3">
            <text:p>1,3</text:p>
          </table:table-cell>
          <table:table-cell office:value-type="string">
            <text:p>Poco Conocido</text:p>
          </table:table-cell>
          <table:table-cell table:formula="oooc:=IF([.J29]=&quot;Muy Conocido&quot;;1;IF([.J29]=&quot;Conocido&quot;;1.3;IF([.J29]=&quot;Poco Conocido&quot;;1.5;IF([.J29]=&quot;Sin Conocimiento&quot;;1.8))))" office:value-type="float" office:value="1.5">
            <text:p>1,5</text:p>
          </table:table-cell>
          <table:table-cell table:formula="oooc:=[.E29]*[.G29]*[.I29]*[.K29]" office:value-type="float" office:value="4.68">
            <text:p>4,68</text:p>
          </table:table-cell>
          <table:table-cell table:formula="oooc:=[.L29]*1.96" office:value-type="float" office:value="9.1728">
            <text:p>9,17</text:p>
          </table:table-cell>
          <table:table-cell table:number-columns-repeated="243"/>
        </table:table-row>
        <table:table-row table:style-name="ro1">
          <table:table-cell office:value-type="string">
            <text:p>Propiedad</text:p>
          </table:table-cell>
          <table:table-cell office:value-type="float" office:value="29">
            <text:p>29</text:p>
          </table:table-cell>
          <table:table-cell office:value-type="string">
            <text:p>Modificar Propiedad</text:p>
          </table:table-cell>
          <table:table-cell office:value-type="string">
            <text:p>Mediano</text:p>
          </table:table-cell>
          <table:table-cell table:formula="oooc:=IF([.D30]=&quot;Simple&quot;;1;IF([.D30]=&quot;Mediano&quot;;2;IF([.D30]=&quot;Complejo&quot;;3;IF([.D30]=&quot;Muy Complejo&quot;;5))))" office:value-type="float" office:value="2">
            <text:p>2</text:p>
          </table:table-cell>
          <table:table-cell office:value-type="string">
            <text:p>Semi-Senior</text:p>
          </table:table-cell>
          <table:table-cell table:formula="oooc:=IF([.F30]=&quot;Trainee&quot;;1.8;IF([.F30]=&quot;Junior&quot;;1.5;IF([.F30]=&quot;Semi-Senior&quot;;1.2;IF([.F30]=&quot;Senior&quot;;1))))" office:value-type="float" office:value="1.2">
            <text:p>1,2</text:p>
          </table:table-cell>
          <table:table-cell table:formula="oooc:=[.D30]" office:value-type="string" office:string-value="Mediano">
            <text:p>Mediano</text:p>
          </table:table-cell>
          <table:table-cell table:formula="oooc:=IF([.H30]=&quot;Simple&quot;;1;IF([.H30]=&quot;Mediano&quot;;1.3;IF([.H30]=&quot;Complejo&quot;;1.5;IF([.H30]=&quot;Muy Complejo&quot;;1.8))))" office:value-type="float" office:value="1.3">
            <text:p>1,3</text:p>
          </table:table-cell>
          <table:table-cell office:value-type="string">
            <text:p>Conocido</text:p>
          </table:table-cell>
          <table:table-cell table:formula="oooc:=IF([.J30]=&quot;Muy Conocido&quot;;1;IF([.J30]=&quot;Conocido&quot;;1.3;IF([.J30]=&quot;Poco Conocido&quot;;1.5;IF([.J30]=&quot;Sin Conocimiento&quot;;1.8))))" office:value-type="float" office:value="1.3">
            <text:p>1,3</text:p>
          </table:table-cell>
          <table:table-cell table:formula="oooc:=[.E30]*[.G30]*[.I30]*[.K30]" office:value-type="float" office:value="4.056">
            <text:p>4,06</text:p>
          </table:table-cell>
          <table:table-cell table:formula="oooc:=[.L30]*1.96" office:value-type="float" office:value="7.94976">
            <text:p>7,95</text:p>
          </table:table-cell>
          <table:table-cell table:number-columns-repeated="243"/>
        </table:table-row>
        <table:table-row table:style-name="ro1">
          <table:table-cell office:value-type="string">
            <text:p>Propiedad</text:p>
          </table:table-cell>
          <table:table-cell office:value-type="float" office:value="30">
            <text:p>30</text:p>
          </table:table-cell>
          <table:table-cell office:value-type="string">
            <text:p>Consultar Propiedad</text:p>
          </table:table-cell>
          <table:table-cell office:value-type="string">
            <text:p>Simple</text:p>
          </table:table-cell>
          <table:table-cell table:formula="oooc:=IF([.D31]=&quot;Simple&quot;;1;IF([.D31]=&quot;Mediano&quot;;2;IF([.D31]=&quot;Complejo&quot;;3;IF([.D31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31]=&quot;Trainee&quot;;1.8;IF([.F31]=&quot;Junior&quot;;1.5;IF([.F31]=&quot;Semi-Senior&quot;;1.2;IF([.F31]=&quot;Senior&quot;;1))))" office:value-type="float" office:value="1.2">
            <text:p>1,2</text:p>
          </table:table-cell>
          <table:table-cell table:formula="oooc:=[.D31]" office:value-type="string" office:string-value="Simple">
            <text:p>Simple</text:p>
          </table:table-cell>
          <table:table-cell table:formula="oooc:=IF([.H31]=&quot;Simple&quot;;1;IF([.H31]=&quot;Mediano&quot;;1.3;IF([.H31]=&quot;Complejo&quot;;1.5;IF([.H31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31]=&quot;Muy Conocido&quot;;1;IF([.J31]=&quot;Conocido&quot;;1.3;IF([.J31]=&quot;Poco Conocido&quot;;1.5;IF([.J31]=&quot;Sin Conocimiento&quot;;1.8))))" office:value-type="float" office:value="1.3">
            <text:p>1,3</text:p>
          </table:table-cell>
          <table:table-cell table:formula="oooc:=[.E31]*[.G31]*[.I31]*[.K31]" office:value-type="float" office:value="1.56">
            <text:p>1,56</text:p>
          </table:table-cell>
          <table:table-cell table:formula="oooc:=[.L31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Propiedad</text:p>
          </table:table-cell>
          <table:table-cell office:value-type="float" office:value="31">
            <text:p>31</text:p>
          </table:table-cell>
          <table:table-cell office:value-type="string">
            <text:p>Eliminar Propiedad</text:p>
          </table:table-cell>
          <table:table-cell office:value-type="string">
            <text:p>Simple</text:p>
          </table:table-cell>
          <table:table-cell table:formula="oooc:=IF([.D32]=&quot;Simple&quot;;1;IF([.D32]=&quot;Mediano&quot;;2;IF([.D32]=&quot;Complejo&quot;;3;IF([.D32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32]=&quot;Trainee&quot;;1.8;IF([.F32]=&quot;Junior&quot;;1.5;IF([.F32]=&quot;Semi-Senior&quot;;1.2;IF([.F32]=&quot;Senior&quot;;1))))" office:value-type="float" office:value="1.2">
            <text:p>1,2</text:p>
          </table:table-cell>
          <table:table-cell table:formula="oooc:=[.D32]" office:value-type="string" office:string-value="Simple">
            <text:p>Simple</text:p>
          </table:table-cell>
          <table:table-cell table:formula="oooc:=IF([.H32]=&quot;Simple&quot;;1;IF([.H32]=&quot;Mediano&quot;;1.3;IF([.H32]=&quot;Complejo&quot;;1.5;IF([.H32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32]=&quot;Muy Conocido&quot;;1;IF([.J32]=&quot;Conocido&quot;;1.3;IF([.J32]=&quot;Poco Conocido&quot;;1.5;IF([.J32]=&quot;Sin Conocimiento&quot;;1.8))))" office:value-type="float" office:value="1.3">
            <text:p>1,3</text:p>
          </table:table-cell>
          <table:table-cell table:formula="oooc:=[.E32]*[.G32]*[.I32]*[.K32]" office:value-type="float" office:value="1.56">
            <text:p>1,56</text:p>
          </table:table-cell>
          <table:table-cell table:formula="oooc:=[.L32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Propiedad</text:p>
          </table:table-cell>
          <table:table-cell office:value-type="float" office:value="32">
            <text:p>32</text:p>
          </table:table-cell>
          <table:table-cell office:value-type="string">
            <text:p>Registrar Usuario</text:p>
          </table:table-cell>
          <table:table-cell office:value-type="string">
            <text:p>Simple</text:p>
          </table:table-cell>
          <table:table-cell table:formula="oooc:=IF([.D33]=&quot;Simple&quot;;1;IF([.D33]=&quot;Mediano&quot;;2;IF([.D33]=&quot;Complejo&quot;;3;IF([.D33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33]=&quot;Trainee&quot;;1.8;IF([.F33]=&quot;Junior&quot;;1.5;IF([.F33]=&quot;Semi-Senior&quot;;1.2;IF([.F33]=&quot;Senior&quot;;1))))" office:value-type="float" office:value="1.2">
            <text:p>1,2</text:p>
          </table:table-cell>
          <table:table-cell table:formula="oooc:=[.D33]" office:value-type="string" office:string-value="Simple">
            <text:p>Simple</text:p>
          </table:table-cell>
          <table:table-cell table:formula="oooc:=IF([.H33]=&quot;Simple&quot;;1;IF([.H33]=&quot;Mediano&quot;;1.3;IF([.H33]=&quot;Complejo&quot;;1.5;IF([.H33]=&quot;Muy Complejo&quot;;1.8))))" office:value-type="float" office:value="1">
            <text:p>1</text:p>
          </table:table-cell>
          <table:table-cell office:value-type="string">
            <text:p>Poco Conocido</text:p>
          </table:table-cell>
          <table:table-cell table:formula="oooc:=IF([.J33]=&quot;Muy Conocido&quot;;1;IF([.J33]=&quot;Conocido&quot;;1.3;IF([.J33]=&quot;Poco Conocido&quot;;1.5;IF([.J33]=&quot;Sin Conocimiento&quot;;1.8))))" office:value-type="float" office:value="1.5">
            <text:p>1,5</text:p>
          </table:table-cell>
          <table:table-cell table:formula="oooc:=[.E33]*[.G33]*[.I33]*[.K33]" office:value-type="float" office:value="1.8">
            <text:p>1,8</text:p>
          </table:table-cell>
          <table:table-cell table:formula="oooc:=[.L33]*1.96" office:value-type="float" office:value="3.528">
            <text:p>3,53</text:p>
          </table:table-cell>
          <table:table-cell table:number-columns-repeated="243"/>
        </table:table-row>
        <table:table-row table:style-name="ro1">
          <table:table-cell office:value-type="string">
            <text:p>Propiedad</text:p>
          </table:table-cell>
          <table:table-cell office:value-type="float" office:value="33">
            <text:p>33</text:p>
          </table:table-cell>
          <table:table-cell office:value-type="string">
            <text:p>Modificar Usuario</text:p>
          </table:table-cell>
          <table:table-cell office:value-type="string">
            <text:p>Simple</text:p>
          </table:table-cell>
          <table:table-cell table:formula="oooc:=IF([.D34]=&quot;Simple&quot;;1;IF([.D34]=&quot;Mediano&quot;;2;IF([.D34]=&quot;Complejo&quot;;3;IF([.D34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34]=&quot;Trainee&quot;;1.8;IF([.F34]=&quot;Junior&quot;;1.5;IF([.F34]=&quot;Semi-Senior&quot;;1.2;IF([.F34]=&quot;Senior&quot;;1))))" office:value-type="float" office:value="1.2">
            <text:p>1,2</text:p>
          </table:table-cell>
          <table:table-cell table:formula="oooc:=[.D34]" office:value-type="string" office:string-value="Simple">
            <text:p>Simple</text:p>
          </table:table-cell>
          <table:table-cell table:formula="oooc:=IF([.H34]=&quot;Simple&quot;;1;IF([.H34]=&quot;Mediano&quot;;1.3;IF([.H34]=&quot;Complejo&quot;;1.5;IF([.H34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34]=&quot;Muy Conocido&quot;;1;IF([.J34]=&quot;Conocido&quot;;1.3;IF([.J34]=&quot;Poco Conocido&quot;;1.5;IF([.J34]=&quot;Sin Conocimiento&quot;;1.8))))" office:value-type="float" office:value="1.3">
            <text:p>1,3</text:p>
          </table:table-cell>
          <table:table-cell table:formula="oooc:=[.E34]*[.G34]*[.I34]*[.K34]" office:value-type="float" office:value="1.56">
            <text:p>1,56</text:p>
          </table:table-cell>
          <table:table-cell table:formula="oooc:=[.L34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Propiedad</text:p>
          </table:table-cell>
          <table:table-cell office:value-type="float" office:value="34">
            <text:p>34</text:p>
          </table:table-cell>
          <table:table-cell office:value-type="string">
            <text:p>Consultar Usuario</text:p>
          </table:table-cell>
          <table:table-cell office:value-type="string">
            <text:p>Simple</text:p>
          </table:table-cell>
          <table:table-cell table:formula="oooc:=IF([.D35]=&quot;Simple&quot;;1;IF([.D35]=&quot;Mediano&quot;;2;IF([.D35]=&quot;Complejo&quot;;3;IF([.D35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35]=&quot;Trainee&quot;;1.8;IF([.F35]=&quot;Junior&quot;;1.5;IF([.F35]=&quot;Semi-Senior&quot;;1.2;IF([.F35]=&quot;Senior&quot;;1))))" office:value-type="float" office:value="1.2">
            <text:p>1,2</text:p>
          </table:table-cell>
          <table:table-cell table:formula="oooc:=[.D35]" office:value-type="string" office:string-value="Simple">
            <text:p>Simple</text:p>
          </table:table-cell>
          <table:table-cell table:formula="oooc:=IF([.H35]=&quot;Simple&quot;;1;IF([.H35]=&quot;Mediano&quot;;1.3;IF([.H35]=&quot;Complejo&quot;;1.5;IF([.H35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35]=&quot;Muy Conocido&quot;;1;IF([.J35]=&quot;Conocido&quot;;1.3;IF([.J35]=&quot;Poco Conocido&quot;;1.5;IF([.J35]=&quot;Sin Conocimiento&quot;;1.8))))" office:value-type="float" office:value="1.3">
            <text:p>1,3</text:p>
          </table:table-cell>
          <table:table-cell table:formula="oooc:=[.E35]*[.G35]*[.I35]*[.K35]" office:value-type="float" office:value="1.56">
            <text:p>1,56</text:p>
          </table:table-cell>
          <table:table-cell table:formula="oooc:=[.L35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Propiedad</text:p>
          </table:table-cell>
          <table:table-cell office:value-type="float" office:value="35">
            <text:p>35</text:p>
          </table:table-cell>
          <table:table-cell office:value-type="string">
            <text:p>Eliminar Usuario</text:p>
          </table:table-cell>
          <table:table-cell office:value-type="string">
            <text:p>Simple</text:p>
          </table:table-cell>
          <table:table-cell table:formula="oooc:=IF([.D36]=&quot;Simple&quot;;1;IF([.D36]=&quot;Mediano&quot;;2;IF([.D36]=&quot;Complejo&quot;;3;IF([.D36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36]=&quot;Trainee&quot;;1.8;IF([.F36]=&quot;Junior&quot;;1.5;IF([.F36]=&quot;Semi-Senior&quot;;1.2;IF([.F36]=&quot;Senior&quot;;1))))" office:value-type="float" office:value="1.2">
            <text:p>1,2</text:p>
          </table:table-cell>
          <table:table-cell table:formula="oooc:=[.D36]" office:value-type="string" office:string-value="Simple">
            <text:p>Simple</text:p>
          </table:table-cell>
          <table:table-cell table:formula="oooc:=IF([.H36]=&quot;Simple&quot;;1;IF([.H36]=&quot;Mediano&quot;;1.3;IF([.H36]=&quot;Complejo&quot;;1.5;IF([.H36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36]=&quot;Muy Conocido&quot;;1;IF([.J36]=&quot;Conocido&quot;;1.3;IF([.J36]=&quot;Poco Conocido&quot;;1.5;IF([.J36]=&quot;Sin Conocimiento&quot;;1.8))))" office:value-type="float" office:value="1.3">
            <text:p>1,3</text:p>
          </table:table-cell>
          <table:table-cell table:formula="oooc:=[.E36]*[.G36]*[.I36]*[.K36]" office:value-type="float" office:value="1.56">
            <text:p>1,56</text:p>
          </table:table-cell>
          <table:table-cell table:formula="oooc:=[.L36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Medición</text:p>
          </table:table-cell>
          <table:table-cell office:value-type="float" office:value="36">
            <text:p>36</text:p>
          </table:table-cell>
          <table:table-cell office:value-type="string">
            <text:p>Importar Datos de Lecturas desde el Captor</text:p>
          </table:table-cell>
          <table:table-cell office:value-type="string">
            <text:p>Mediano</text:p>
          </table:table-cell>
          <table:table-cell table:formula="oooc:=IF([.D37]=&quot;Simple&quot;;1;IF([.D37]=&quot;Mediano&quot;;2;IF([.D37]=&quot;Complejo&quot;;3;IF([.D37]=&quot;Muy Complejo&quot;;5))))" office:value-type="float" office:value="2">
            <text:p>2</text:p>
          </table:table-cell>
          <table:table-cell office:value-type="string">
            <text:p>Semi-Senior</text:p>
          </table:table-cell>
          <table:table-cell table:formula="oooc:=IF([.F37]=&quot;Trainee&quot;;1.8;IF([.F37]=&quot;Junior&quot;;1.5;IF([.F37]=&quot;Semi-Senior&quot;;1.2;IF([.F37]=&quot;Senior&quot;;1))))" office:value-type="float" office:value="1.2">
            <text:p>1,2</text:p>
          </table:table-cell>
          <table:table-cell table:formula="oooc:=[.D37]" office:value-type="string" office:string-value="Mediano">
            <text:p>Mediano</text:p>
          </table:table-cell>
          <table:table-cell table:formula="oooc:=IF([.H37]=&quot;Simple&quot;;1;IF([.H37]=&quot;Mediano&quot;;1.3;IF([.H37]=&quot;Complejo&quot;;1.5;IF([.H37]=&quot;Muy Complejo&quot;;1.8))))" office:value-type="float" office:value="1.3">
            <text:p>1,3</text:p>
          </table:table-cell>
          <table:table-cell office:value-type="string">
            <text:p>Poco Conocido</text:p>
          </table:table-cell>
          <table:table-cell table:formula="oooc:=IF([.J37]=&quot;Muy Conocido&quot;;1;IF([.J37]=&quot;Conocido&quot;;1.3;IF([.J37]=&quot;Poco Conocido&quot;;1.5;IF([.J37]=&quot;Sin Conocimiento&quot;;1.8))))" office:value-type="float" office:value="1.5">
            <text:p>1,5</text:p>
          </table:table-cell>
          <table:table-cell table:formula="oooc:=[.E37]*[.G37]*[.I37]*[.K37]" office:value-type="float" office:value="4.68">
            <text:p>4,68</text:p>
          </table:table-cell>
          <table:table-cell table:formula="oooc:=[.L37]*1.96" office:value-type="float" office:value="9.1728">
            <text:p>9,17</text:p>
          </table:table-cell>
          <table:table-cell table:number-columns-repeated="243"/>
        </table:table-row>
        <table:table-row table:style-name="ro1">
          <table:table-cell office:value-type="string">
            <text:p>Medición</text:p>
          </table:table-cell>
          <table:table-cell office:value-type="float" office:value="37">
            <text:p>37</text:p>
          </table:table-cell>
          <table:table-cell office:value-type="string">
            <text:p>Exportar Hoja de Ruta a Captor</text:p>
          </table:table-cell>
          <table:table-cell office:value-type="string">
            <text:p>Complejo</text:p>
          </table:table-cell>
          <table:table-cell table:formula="oooc:=IF([.D38]=&quot;Simple&quot;;1;IF([.D38]=&quot;Mediano&quot;;2;IF([.D38]=&quot;Complejo&quot;;3;IF([.D38]=&quot;Muy Complejo&quot;;5))))" office:value-type="float" office:value="3">
            <text:p>3</text:p>
          </table:table-cell>
          <table:table-cell office:value-type="string">
            <text:p>Semi-Senior</text:p>
          </table:table-cell>
          <table:table-cell table:formula="oooc:=IF([.F38]=&quot;Trainee&quot;;1.8;IF([.F38]=&quot;Junior&quot;;1.5;IF([.F38]=&quot;Semi-Senior&quot;;1.2;IF([.F38]=&quot;Senior&quot;;1))))" office:value-type="float" office:value="1.2">
            <text:p>1,2</text:p>
          </table:table-cell>
          <table:table-cell table:formula="oooc:=[.D38]" office:value-type="string" office:string-value="Complejo">
            <text:p>Complejo</text:p>
          </table:table-cell>
          <table:table-cell table:formula="oooc:=IF([.H38]=&quot;Simple&quot;;1;IF([.H38]=&quot;Mediano&quot;;1.3;IF([.H38]=&quot;Complejo&quot;;1.5;IF([.H38]=&quot;Muy Complejo&quot;;1.8))))" office:value-type="float" office:value="1.5">
            <text:p>1,5</text:p>
          </table:table-cell>
          <table:table-cell office:value-type="string">
            <text:p>Conocido</text:p>
          </table:table-cell>
          <table:table-cell table:formula="oooc:=IF([.J38]=&quot;Muy Conocido&quot;;1;IF([.J38]=&quot;Conocido&quot;;1.3;IF([.J38]=&quot;Poco Conocido&quot;;1.5;IF([.J38]=&quot;Sin Conocimiento&quot;;1.8))))" office:value-type="float" office:value="1.3">
            <text:p>1,3</text:p>
          </table:table-cell>
          <table:table-cell table:formula="oooc:=[.E38]*[.G38]*[.I38]*[.K38]" office:value-type="float" office:value="7.02">
            <text:p>7,02</text:p>
          </table:table-cell>
          <table:table-cell table:formula="oooc:=[.L38]*1.96" office:value-type="float" office:value="13.7592">
            <text:p>13,76</text:p>
          </table:table-cell>
          <table:table-cell table:number-columns-repeated="243"/>
        </table:table-row>
        <table:table-row table:style-name="ro1">
          <table:table-cell office:value-type="string">
            <text:p>Empleado</text:p>
          </table:table-cell>
          <table:table-cell office:value-type="float" office:value="38">
            <text:p>38</text:p>
          </table:table-cell>
          <table:table-cell office:value-type="string">
            <text:p>Registrar Empleado</text:p>
          </table:table-cell>
          <table:table-cell office:value-type="string">
            <text:p>Simple</text:p>
          </table:table-cell>
          <table:table-cell table:formula="oooc:=IF([.D39]=&quot;Simple&quot;;1;IF([.D39]=&quot;Mediano&quot;;2;IF([.D39]=&quot;Complejo&quot;;3;IF([.D39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39]=&quot;Trainee&quot;;1.8;IF([.F39]=&quot;Junior&quot;;1.5;IF([.F39]=&quot;Semi-Senior&quot;;1.2;IF([.F39]=&quot;Senior&quot;;1))))" office:value-type="float" office:value="1.2">
            <text:p>1,2</text:p>
          </table:table-cell>
          <table:table-cell table:formula="oooc:=[.D39]" office:value-type="string" office:string-value="Simple">
            <text:p>Simple</text:p>
          </table:table-cell>
          <table:table-cell table:formula="oooc:=IF([.H39]=&quot;Simple&quot;;1;IF([.H39]=&quot;Mediano&quot;;1.3;IF([.H39]=&quot;Complejo&quot;;1.5;IF([.H39]=&quot;Muy Complejo&quot;;1.8))))" office:value-type="float" office:value="1">
            <text:p>1</text:p>
          </table:table-cell>
          <table:table-cell office:value-type="string">
            <text:p>Poco Conocido</text:p>
          </table:table-cell>
          <table:table-cell table:formula="oooc:=IF([.J39]=&quot;Muy Conocido&quot;;1;IF([.J39]=&quot;Conocido&quot;;1.3;IF([.J39]=&quot;Poco Conocido&quot;;1.5;IF([.J39]=&quot;Sin Conocimiento&quot;;1.8))))" office:value-type="float" office:value="1.5">
            <text:p>1,5</text:p>
          </table:table-cell>
          <table:table-cell table:formula="oooc:=[.E39]*[.G39]*[.I39]*[.K39]" office:value-type="float" office:value="1.8">
            <text:p>1,8</text:p>
          </table:table-cell>
          <table:table-cell table:formula="oooc:=[.L39]*1.96" office:value-type="float" office:value="3.528">
            <text:p>3,53</text:p>
          </table:table-cell>
          <table:table-cell table:number-columns-repeated="243"/>
        </table:table-row>
        <table:table-row table:style-name="ro1">
          <table:table-cell office:value-type="string">
            <text:p>Empleado</text:p>
          </table:table-cell>
          <table:table-cell office:value-type="float" office:value="39">
            <text:p>39</text:p>
          </table:table-cell>
          <table:table-cell office:value-type="string">
            <text:p>Modificar Empleado</text:p>
          </table:table-cell>
          <table:table-cell office:value-type="string">
            <text:p>Simple</text:p>
          </table:table-cell>
          <table:table-cell table:formula="oooc:=IF([.D40]=&quot;Simple&quot;;1;IF([.D40]=&quot;Mediano&quot;;2;IF([.D40]=&quot;Complejo&quot;;3;IF([.D40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40]=&quot;Trainee&quot;;1.8;IF([.F40]=&quot;Junior&quot;;1.5;IF([.F40]=&quot;Semi-Senior&quot;;1.2;IF([.F40]=&quot;Senior&quot;;1))))" office:value-type="float" office:value="1.2">
            <text:p>1,2</text:p>
          </table:table-cell>
          <table:table-cell table:formula="oooc:=[.D40]" office:value-type="string" office:string-value="Simple">
            <text:p>Simple</text:p>
          </table:table-cell>
          <table:table-cell table:formula="oooc:=IF([.H40]=&quot;Simple&quot;;1;IF([.H40]=&quot;Mediano&quot;;1.3;IF([.H40]=&quot;Complejo&quot;;1.5;IF([.H40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40]=&quot;Muy Conocido&quot;;1;IF([.J40]=&quot;Conocido&quot;;1.3;IF([.J40]=&quot;Poco Conocido&quot;;1.5;IF([.J40]=&quot;Sin Conocimiento&quot;;1.8))))" office:value-type="float" office:value="1.3">
            <text:p>1,3</text:p>
          </table:table-cell>
          <table:table-cell table:formula="oooc:=[.E40]*[.G40]*[.I40]*[.K40]" office:value-type="float" office:value="1.56">
            <text:p>1,56</text:p>
          </table:table-cell>
          <table:table-cell table:formula="oooc:=[.L40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Empleado</text:p>
          </table:table-cell>
          <table:table-cell office:value-type="float" office:value="40">
            <text:p>40</text:p>
          </table:table-cell>
          <table:table-cell office:value-type="string">
            <text:p>Consultar Empleado</text:p>
          </table:table-cell>
          <table:table-cell office:value-type="string">
            <text:p>Simple</text:p>
          </table:table-cell>
          <table:table-cell table:formula="oooc:=IF([.D41]=&quot;Simple&quot;;1;IF([.D41]=&quot;Mediano&quot;;2;IF([.D41]=&quot;Complejo&quot;;3;IF([.D41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41]=&quot;Trainee&quot;;1.8;IF([.F41]=&quot;Junior&quot;;1.5;IF([.F41]=&quot;Semi-Senior&quot;;1.2;IF([.F41]=&quot;Senior&quot;;1))))" office:value-type="float" office:value="1.2">
            <text:p>1,2</text:p>
          </table:table-cell>
          <table:table-cell table:formula="oooc:=[.D41]" office:value-type="string" office:string-value="Simple">
            <text:p>Simple</text:p>
          </table:table-cell>
          <table:table-cell table:formula="oooc:=IF([.H41]=&quot;Simple&quot;;1;IF([.H41]=&quot;Mediano&quot;;1.3;IF([.H41]=&quot;Complejo&quot;;1.5;IF([.H41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41]=&quot;Muy Conocido&quot;;1;IF([.J41]=&quot;Conocido&quot;;1.3;IF([.J41]=&quot;Poco Conocido&quot;;1.5;IF([.J41]=&quot;Sin Conocimiento&quot;;1.8))))" office:value-type="float" office:value="1.3">
            <text:p>1,3</text:p>
          </table:table-cell>
          <table:table-cell table:formula="oooc:=[.E41]*[.G41]*[.I41]*[.K41]" office:value-type="float" office:value="1.56">
            <text:p>1,56</text:p>
          </table:table-cell>
          <table:table-cell table:formula="oooc:=[.L41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Empleado</text:p>
          </table:table-cell>
          <table:table-cell office:value-type="float" office:value="41">
            <text:p>41</text:p>
          </table:table-cell>
          <table:table-cell office:value-type="string">
            <text:p>Eliminar Empleado</text:p>
          </table:table-cell>
          <table:table-cell office:value-type="string">
            <text:p>Simple</text:p>
          </table:table-cell>
          <table:table-cell table:formula="oooc:=IF([.D42]=&quot;Simple&quot;;1;IF([.D42]=&quot;Mediano&quot;;2;IF([.D42]=&quot;Complejo&quot;;3;IF([.D42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42]=&quot;Trainee&quot;;1.8;IF([.F42]=&quot;Junior&quot;;1.5;IF([.F42]=&quot;Semi-Senior&quot;;1.2;IF([.F42]=&quot;Senior&quot;;1))))" office:value-type="float" office:value="1.2">
            <text:p>1,2</text:p>
          </table:table-cell>
          <table:table-cell table:formula="oooc:=[.D42]" office:value-type="string" office:string-value="Simple">
            <text:p>Simple</text:p>
          </table:table-cell>
          <table:table-cell table:formula="oooc:=IF([.H42]=&quot;Simple&quot;;1;IF([.H42]=&quot;Mediano&quot;;1.3;IF([.H42]=&quot;Complejo&quot;;1.5;IF([.H42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42]=&quot;Muy Conocido&quot;;1;IF([.J42]=&quot;Conocido&quot;;1.3;IF([.J42]=&quot;Poco Conocido&quot;;1.5;IF([.J42]=&quot;Sin Conocimiento&quot;;1.8))))" office:value-type="float" office:value="1.3">
            <text:p>1,3</text:p>
          </table:table-cell>
          <table:table-cell table:formula="oooc:=[.E42]*[.G42]*[.I42]*[.K42]" office:value-type="float" office:value="1.56">
            <text:p>1,56</text:p>
          </table:table-cell>
          <table:table-cell table:formula="oooc:=[.L42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Distribución Geográfica</text:p>
          </table:table-cell>
          <table:table-cell office:value-type="float" office:value="42">
            <text:p>42</text:p>
          </table:table-cell>
          <table:table-cell office:value-type="string">
            <text:p>Registrar Zona</text:p>
          </table:table-cell>
          <table:table-cell office:value-type="string">
            <text:p>Simple</text:p>
          </table:table-cell>
          <table:table-cell table:formula="oooc:=IF([.D43]=&quot;Simple&quot;;1;IF([.D43]=&quot;Mediano&quot;;2;IF([.D43]=&quot;Complejo&quot;;3;IF([.D43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43]=&quot;Trainee&quot;;1.8;IF([.F43]=&quot;Junior&quot;;1.5;IF([.F43]=&quot;Semi-Senior&quot;;1.2;IF([.F43]=&quot;Senior&quot;;1))))" office:value-type="float" office:value="1.2">
            <text:p>1,2</text:p>
          </table:table-cell>
          <table:table-cell table:formula="oooc:=[.D43]" office:value-type="string" office:string-value="Simple">
            <text:p>Simple</text:p>
          </table:table-cell>
          <table:table-cell table:formula="oooc:=IF([.H43]=&quot;Simple&quot;;1;IF([.H43]=&quot;Mediano&quot;;1.3;IF([.H43]=&quot;Complejo&quot;;1.5;IF([.H43]=&quot;Muy Complejo&quot;;1.8))))" office:value-type="float" office:value="1">
            <text:p>1</text:p>
          </table:table-cell>
          <table:table-cell office:value-type="string">
            <text:p>Poco Conocido</text:p>
          </table:table-cell>
          <table:table-cell table:formula="oooc:=IF([.J43]=&quot;Muy Conocido&quot;;1;IF([.J43]=&quot;Conocido&quot;;1.3;IF([.J43]=&quot;Poco Conocido&quot;;1.5;IF([.J43]=&quot;Sin Conocimiento&quot;;1.8))))" office:value-type="float" office:value="1.5">
            <text:p>1,5</text:p>
          </table:table-cell>
          <table:table-cell table:formula="oooc:=[.E43]*[.G43]*[.I43]*[.K43]" office:value-type="float" office:value="1.8">
            <text:p>1,8</text:p>
          </table:table-cell>
          <table:table-cell table:formula="oooc:=[.L43]*1.96" office:value-type="float" office:value="3.528">
            <text:p>3,53</text:p>
          </table:table-cell>
          <table:table-cell table:number-columns-repeated="243"/>
        </table:table-row>
        <table:table-row table:style-name="ro1">
          <table:table-cell office:value-type="string">
            <text:p>Distribución Geográfica</text:p>
          </table:table-cell>
          <table:table-cell office:value-type="float" office:value="43">
            <text:p>43</text:p>
          </table:table-cell>
          <table:table-cell office:value-type="string">
            <text:p>Modificar Zona</text:p>
          </table:table-cell>
          <table:table-cell office:value-type="string">
            <text:p>Simple</text:p>
          </table:table-cell>
          <table:table-cell table:formula="oooc:=IF([.D44]=&quot;Simple&quot;;1;IF([.D44]=&quot;Mediano&quot;;2;IF([.D44]=&quot;Complejo&quot;;3;IF([.D44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44]=&quot;Trainee&quot;;1.8;IF([.F44]=&quot;Junior&quot;;1.5;IF([.F44]=&quot;Semi-Senior&quot;;1.2;IF([.F44]=&quot;Senior&quot;;1))))" office:value-type="float" office:value="1.2">
            <text:p>1,2</text:p>
          </table:table-cell>
          <table:table-cell table:formula="oooc:=[.D44]" office:value-type="string" office:string-value="Simple">
            <text:p>Simple</text:p>
          </table:table-cell>
          <table:table-cell table:formula="oooc:=IF([.H44]=&quot;Simple&quot;;1;IF([.H44]=&quot;Mediano&quot;;1.3;IF([.H44]=&quot;Complejo&quot;;1.5;IF([.H44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44]=&quot;Muy Conocido&quot;;1;IF([.J44]=&quot;Conocido&quot;;1.3;IF([.J44]=&quot;Poco Conocido&quot;;1.5;IF([.J44]=&quot;Sin Conocimiento&quot;;1.8))))" office:value-type="float" office:value="1.3">
            <text:p>1,3</text:p>
          </table:table-cell>
          <table:table-cell table:formula="oooc:=[.E44]*[.G44]*[.I44]*[.K44]" office:value-type="float" office:value="1.56">
            <text:p>1,56</text:p>
          </table:table-cell>
          <table:table-cell table:formula="oooc:=[.L44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Distribución Geográfica</text:p>
          </table:table-cell>
          <table:table-cell office:value-type="float" office:value="44">
            <text:p>44</text:p>
          </table:table-cell>
          <table:table-cell office:value-type="string">
            <text:p>Consultar Zona</text:p>
          </table:table-cell>
          <table:table-cell office:value-type="string">
            <text:p>Simple</text:p>
          </table:table-cell>
          <table:table-cell table:formula="oooc:=IF([.D45]=&quot;Simple&quot;;1;IF([.D45]=&quot;Mediano&quot;;2;IF([.D45]=&quot;Complejo&quot;;3;IF([.D45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45]=&quot;Trainee&quot;;1.8;IF([.F45]=&quot;Junior&quot;;1.5;IF([.F45]=&quot;Semi-Senior&quot;;1.2;IF([.F45]=&quot;Senior&quot;;1))))" office:value-type="float" office:value="1.2">
            <text:p>1,2</text:p>
          </table:table-cell>
          <table:table-cell table:formula="oooc:=[.D45]" office:value-type="string" office:string-value="Simple">
            <text:p>Simple</text:p>
          </table:table-cell>
          <table:table-cell table:formula="oooc:=IF([.H45]=&quot;Simple&quot;;1;IF([.H45]=&quot;Mediano&quot;;1.3;IF([.H45]=&quot;Complejo&quot;;1.5;IF([.H45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45]=&quot;Muy Conocido&quot;;1;IF([.J45]=&quot;Conocido&quot;;1.3;IF([.J45]=&quot;Poco Conocido&quot;;1.5;IF([.J45]=&quot;Sin Conocimiento&quot;;1.8))))" office:value-type="float" office:value="1.3">
            <text:p>1,3</text:p>
          </table:table-cell>
          <table:table-cell table:formula="oooc:=[.E45]*[.G45]*[.I45]*[.K45]" office:value-type="float" office:value="1.56">
            <text:p>1,56</text:p>
          </table:table-cell>
          <table:table-cell table:formula="oooc:=[.L45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Distribución Geográfica</text:p>
          </table:table-cell>
          <table:table-cell office:value-type="float" office:value="45">
            <text:p>45</text:p>
          </table:table-cell>
          <table:table-cell office:value-type="string">
            <text:p>Eliminar Zona</text:p>
          </table:table-cell>
          <table:table-cell office:value-type="string">
            <text:p>Simple</text:p>
          </table:table-cell>
          <table:table-cell table:formula="oooc:=IF([.D46]=&quot;Simple&quot;;1;IF([.D46]=&quot;Mediano&quot;;2;IF([.D46]=&quot;Complejo&quot;;3;IF([.D46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46]=&quot;Trainee&quot;;1.8;IF([.F46]=&quot;Junior&quot;;1.5;IF([.F46]=&quot;Semi-Senior&quot;;1.2;IF([.F46]=&quot;Senior&quot;;1))))" office:value-type="float" office:value="1.2">
            <text:p>1,2</text:p>
          </table:table-cell>
          <table:table-cell table:formula="oooc:=[.D46]" office:value-type="string" office:string-value="Simple">
            <text:p>Simple</text:p>
          </table:table-cell>
          <table:table-cell table:formula="oooc:=IF([.H46]=&quot;Simple&quot;;1;IF([.H46]=&quot;Mediano&quot;;1.3;IF([.H46]=&quot;Complejo&quot;;1.5;IF([.H46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46]=&quot;Muy Conocido&quot;;1;IF([.J46]=&quot;Conocido&quot;;1.3;IF([.J46]=&quot;Poco Conocido&quot;;1.5;IF([.J46]=&quot;Sin Conocimiento&quot;;1.8))))" office:value-type="float" office:value="1.3">
            <text:p>1,3</text:p>
          </table:table-cell>
          <table:table-cell table:formula="oooc:=[.E46]*[.G46]*[.I46]*[.K46]" office:value-type="float" office:value="1.56">
            <text:p>1,56</text:p>
          </table:table-cell>
          <table:table-cell table:formula="oooc:=[.L46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Empleado</text:p>
          </table:table-cell>
          <table:table-cell office:value-type="float" office:value="46">
            <text:p>46</text:p>
          </table:table-cell>
          <table:table-cell office:value-type="string">
            <text:p>Registrar Asignación de Empleado a Zona</text:p>
          </table:table-cell>
          <table:table-cell office:value-type="string">
            <text:p>Simple</text:p>
          </table:table-cell>
          <table:table-cell table:formula="oooc:=IF([.D47]=&quot;Simple&quot;;1;IF([.D47]=&quot;Mediano&quot;;2;IF([.D47]=&quot;Complejo&quot;;3;IF([.D47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47]=&quot;Trainee&quot;;1.8;IF([.F47]=&quot;Junior&quot;;1.5;IF([.F47]=&quot;Semi-Senior&quot;;1.2;IF([.F47]=&quot;Senior&quot;;1))))" office:value-type="float" office:value="1.2">
            <text:p>1,2</text:p>
          </table:table-cell>
          <table:table-cell table:formula="oooc:=[.D47]" office:value-type="string" office:string-value="Simple">
            <text:p>Simple</text:p>
          </table:table-cell>
          <table:table-cell table:formula="oooc:=IF([.H47]=&quot;Simple&quot;;1;IF([.H47]=&quot;Mediano&quot;;1.3;IF([.H47]=&quot;Complejo&quot;;1.5;IF([.H47]=&quot;Muy Complejo&quot;;1.8))))" office:value-type="float" office:value="1">
            <text:p>1</text:p>
          </table:table-cell>
          <table:table-cell office:value-type="string">
            <text:p>Poco Conocido</text:p>
          </table:table-cell>
          <table:table-cell table:formula="oooc:=IF([.J47]=&quot;Muy Conocido&quot;;1;IF([.J47]=&quot;Conocido&quot;;1.3;IF([.J47]=&quot;Poco Conocido&quot;;1.5;IF([.J47]=&quot;Sin Conocimiento&quot;;1.8))))" office:value-type="float" office:value="1.5">
            <text:p>1,5</text:p>
          </table:table-cell>
          <table:table-cell table:formula="oooc:=[.E47]*[.G47]*[.I47]*[.K47]" office:value-type="float" office:value="1.8">
            <text:p>1,8</text:p>
          </table:table-cell>
          <table:table-cell table:formula="oooc:=[.L47]*1.96" office:value-type="float" office:value="3.528">
            <text:p>3,53</text:p>
          </table:table-cell>
          <table:table-cell table:number-columns-repeated="243"/>
        </table:table-row>
        <table:table-row table:style-name="ro1">
          <table:table-cell office:value-type="string">
            <text:p>Medidor</text:p>
          </table:table-cell>
          <table:table-cell office:value-type="float" office:value="47">
            <text:p>47</text:p>
          </table:table-cell>
          <table:table-cell office:value-type="string">
            <text:p>Registrar Alta de Medidor</text:p>
          </table:table-cell>
          <table:table-cell office:value-type="string">
            <text:p>Mediano</text:p>
          </table:table-cell>
          <table:table-cell table:formula="oooc:=IF([.D48]=&quot;Simple&quot;;1;IF([.D48]=&quot;Mediano&quot;;2;IF([.D48]=&quot;Complejo&quot;;3;IF([.D48]=&quot;Muy Complejo&quot;;5))))" office:value-type="float" office:value="2">
            <text:p>2</text:p>
          </table:table-cell>
          <table:table-cell office:value-type="string">
            <text:p>Semi-Senior</text:p>
          </table:table-cell>
          <table:table-cell table:formula="oooc:=IF([.F48]=&quot;Trainee&quot;;1.8;IF([.F48]=&quot;Junior&quot;;1.5;IF([.F48]=&quot;Semi-Senior&quot;;1.2;IF([.F48]=&quot;Senior&quot;;1))))" office:value-type="float" office:value="1.2">
            <text:p>1,2</text:p>
          </table:table-cell>
          <table:table-cell table:formula="oooc:=[.D48]" office:value-type="string" office:string-value="Mediano">
            <text:p>Mediano</text:p>
          </table:table-cell>
          <table:table-cell table:formula="oooc:=IF([.H48]=&quot;Simple&quot;;1;IF([.H48]=&quot;Mediano&quot;;1.3;IF([.H48]=&quot;Complejo&quot;;1.5;IF([.H48]=&quot;Muy Complejo&quot;;1.8))))" office:value-type="float" office:value="1.3">
            <text:p>1,3</text:p>
          </table:table-cell>
          <table:table-cell office:value-type="string">
            <text:p>Poco Conocido</text:p>
          </table:table-cell>
          <table:table-cell table:formula="oooc:=IF([.J48]=&quot;Muy Conocido&quot;;1;IF([.J48]=&quot;Conocido&quot;;1.3;IF([.J48]=&quot;Poco Conocido&quot;;1.5;IF([.J48]=&quot;Sin Conocimiento&quot;;1.8))))" office:value-type="float" office:value="1.5">
            <text:p>1,5</text:p>
          </table:table-cell>
          <table:table-cell table:formula="oooc:=[.E48]*[.G48]*[.I48]*[.K48]" office:value-type="float" office:value="4.68">
            <text:p>4,68</text:p>
          </table:table-cell>
          <table:table-cell table:formula="oooc:=[.L48]*1.96" office:value-type="float" office:value="9.1728">
            <text:p>9,17</text:p>
          </table:table-cell>
          <table:table-cell table:number-columns-repeated="243"/>
        </table:table-row>
        <table:table-row table:style-name="ro1">
          <table:table-cell office:value-type="string">
            <text:p>Medidor</text:p>
          </table:table-cell>
          <table:table-cell office:value-type="float" office:value="48">
            <text:p>48</text:p>
          </table:table-cell>
          <table:table-cell office:value-type="string">
            <text:p>Registrar Asignación de Medidor a Propiedad</text:p>
          </table:table-cell>
          <table:table-cell office:value-type="string">
            <text:p>Simple</text:p>
          </table:table-cell>
          <table:table-cell table:formula="oooc:=IF([.D49]=&quot;Simple&quot;;1;IF([.D49]=&quot;Mediano&quot;;2;IF([.D49]=&quot;Complejo&quot;;3;IF([.D49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49]=&quot;Trainee&quot;;1.8;IF([.F49]=&quot;Junior&quot;;1.5;IF([.F49]=&quot;Semi-Senior&quot;;1.2;IF([.F49]=&quot;Senior&quot;;1))))" office:value-type="float" office:value="1.2">
            <text:p>1,2</text:p>
          </table:table-cell>
          <table:table-cell table:formula="oooc:=[.D49]" office:value-type="string" office:string-value="Simple">
            <text:p>Simple</text:p>
          </table:table-cell>
          <table:table-cell table:formula="oooc:=IF([.H49]=&quot;Simple&quot;;1;IF([.H49]=&quot;Mediano&quot;;1.3;IF([.H49]=&quot;Complejo&quot;;1.5;IF([.H49]=&quot;Muy Complejo&quot;;1.8))))" office:value-type="float" office:value="1">
            <text:p>1</text:p>
          </table:table-cell>
          <table:table-cell office:value-type="string">
            <text:p>Poco Conocido</text:p>
          </table:table-cell>
          <table:table-cell table:formula="oooc:=IF([.J49]=&quot;Muy Conocido&quot;;1;IF([.J49]=&quot;Conocido&quot;;1.3;IF([.J49]=&quot;Poco Conocido&quot;;1.5;IF([.J49]=&quot;Sin Conocimiento&quot;;1.8))))" office:value-type="float" office:value="1.5">
            <text:p>1,5</text:p>
          </table:table-cell>
          <table:table-cell table:formula="oooc:=[.E49]*[.G49]*[.I49]*[.K49]" office:value-type="float" office:value="1.8">
            <text:p>1,8</text:p>
          </table:table-cell>
          <table:table-cell table:formula="oooc:=[.L49]*1.96" office:value-type="float" office:value="3.528">
            <text:p>3,53</text:p>
          </table:table-cell>
          <table:table-cell table:number-columns-repeated="243"/>
        </table:table-row>
        <table:table-row table:style-name="ro1">
          <table:table-cell office:value-type="string">
            <text:p>Medidor</text:p>
          </table:table-cell>
          <table:table-cell office:value-type="float" office:value="49">
            <text:p>49</text:p>
          </table:table-cell>
          <table:table-cell office:value-type="string">
            <text:p>Registrar Evaluación de Medidor</text:p>
          </table:table-cell>
          <table:table-cell office:value-type="string">
            <text:p>Simple</text:p>
          </table:table-cell>
          <table:table-cell table:formula="oooc:=IF([.D50]=&quot;Simple&quot;;1;IF([.D50]=&quot;Mediano&quot;;2;IF([.D50]=&quot;Complejo&quot;;3;IF([.D50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50]=&quot;Trainee&quot;;1.8;IF([.F50]=&quot;Junior&quot;;1.5;IF([.F50]=&quot;Semi-Senior&quot;;1.2;IF([.F50]=&quot;Senior&quot;;1))))" office:value-type="float" office:value="1.2">
            <text:p>1,2</text:p>
          </table:table-cell>
          <table:table-cell table:formula="oooc:=[.D50]" office:value-type="string" office:string-value="Simple">
            <text:p>Simple</text:p>
          </table:table-cell>
          <table:table-cell table:formula="oooc:=IF([.H50]=&quot;Simple&quot;;1;IF([.H50]=&quot;Mediano&quot;;1.3;IF([.H50]=&quot;Complejo&quot;;1.5;IF([.H50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50]=&quot;Muy Conocido&quot;;1;IF([.J50]=&quot;Conocido&quot;;1.3;IF([.J50]=&quot;Poco Conocido&quot;;1.5;IF([.J50]=&quot;Sin Conocimiento&quot;;1.8))))" office:value-type="float" office:value="1.3">
            <text:p>1,3</text:p>
          </table:table-cell>
          <table:table-cell table:formula="oooc:=[.E50]*[.G50]*[.I50]*[.K50]" office:value-type="float" office:value="1.56">
            <text:p>1,56</text:p>
          </table:table-cell>
          <table:table-cell table:formula="oooc:=[.L50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Medidor</text:p>
          </table:table-cell>
          <table:table-cell office:value-type="float" office:value="50">
            <text:p>50</text:p>
          </table:table-cell>
          <table:table-cell office:value-type="string">
            <text:p>Registrar Reinstalación de Medidor</text:p>
          </table:table-cell>
          <table:table-cell office:value-type="string">
            <text:p>Simple</text:p>
          </table:table-cell>
          <table:table-cell table:formula="oooc:=IF([.D51]=&quot;Simple&quot;;1;IF([.D51]=&quot;Mediano&quot;;2;IF([.D51]=&quot;Complejo&quot;;3;IF([.D51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51]=&quot;Trainee&quot;;1.8;IF([.F51]=&quot;Junior&quot;;1.5;IF([.F51]=&quot;Semi-Senior&quot;;1.2;IF([.F51]=&quot;Senior&quot;;1))))" office:value-type="float" office:value="1.2">
            <text:p>1,2</text:p>
          </table:table-cell>
          <table:table-cell table:formula="oooc:=[.D51]" office:value-type="string" office:string-value="Simple">
            <text:p>Simple</text:p>
          </table:table-cell>
          <table:table-cell table:formula="oooc:=IF([.H51]=&quot;Simple&quot;;1;IF([.H51]=&quot;Mediano&quot;;1.3;IF([.H51]=&quot;Complejo&quot;;1.5;IF([.H51]=&quot;Muy Complejo&quot;;1.8))))" office:value-type="float" office:value="1">
            <text:p>1</text:p>
          </table:table-cell>
          <table:table-cell office:value-type="string">
            <text:p>Poco Conocido</text:p>
          </table:table-cell>
          <table:table-cell table:formula="oooc:=IF([.J51]=&quot;Muy Conocido&quot;;1;IF([.J51]=&quot;Conocido&quot;;1.3;IF([.J51]=&quot;Poco Conocido&quot;;1.5;IF([.J51]=&quot;Sin Conocimiento&quot;;1.8))))" office:value-type="float" office:value="1.5">
            <text:p>1,5</text:p>
          </table:table-cell>
          <table:table-cell table:formula="oooc:=[.E51]*[.G51]*[.I51]*[.K51]" office:value-type="float" office:value="1.8">
            <text:p>1,8</text:p>
          </table:table-cell>
          <table:table-cell table:formula="oooc:=[.L51]*1.96" office:value-type="float" office:value="3.528">
            <text:p>3,53</text:p>
          </table:table-cell>
          <table:table-cell table:number-columns-repeated="243"/>
        </table:table-row>
        <table:table-row table:style-name="ro1">
          <table:table-cell office:value-type="string">
            <text:p>Medidor</text:p>
          </table:table-cell>
          <table:table-cell office:value-type="float" office:value="51">
            <text:p>51</text:p>
          </table:table-cell>
          <table:table-cell office:value-type="string">
            <text:p>Registrar Reparación de Medidor</text:p>
          </table:table-cell>
          <table:table-cell office:value-type="string">
            <text:p>Simple</text:p>
          </table:table-cell>
          <table:table-cell table:formula="oooc:=IF([.D52]=&quot;Simple&quot;;1;IF([.D52]=&quot;Mediano&quot;;2;IF([.D52]=&quot;Complejo&quot;;3;IF([.D52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52]=&quot;Trainee&quot;;1.8;IF([.F52]=&quot;Junior&quot;;1.5;IF([.F52]=&quot;Semi-Senior&quot;;1.2;IF([.F52]=&quot;Senior&quot;;1))))" office:value-type="float" office:value="1.2">
            <text:p>1,2</text:p>
          </table:table-cell>
          <table:table-cell table:formula="oooc:=[.D52]" office:value-type="string" office:string-value="Simple">
            <text:p>Simple</text:p>
          </table:table-cell>
          <table:table-cell table:formula="oooc:=IF([.H52]=&quot;Simple&quot;;1;IF([.H52]=&quot;Mediano&quot;;1.3;IF([.H52]=&quot;Complejo&quot;;1.5;IF([.H52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52]=&quot;Muy Conocido&quot;;1;IF([.J52]=&quot;Conocido&quot;;1.3;IF([.J52]=&quot;Poco Conocido&quot;;1.5;IF([.J52]=&quot;Sin Conocimiento&quot;;1.8))))" office:value-type="float" office:value="1.3">
            <text:p>1,3</text:p>
          </table:table-cell>
          <table:table-cell table:formula="oooc:=[.E52]*[.G52]*[.I52]*[.K52]" office:value-type="float" office:value="1.56">
            <text:p>1,56</text:p>
          </table:table-cell>
          <table:table-cell table:formula="oooc:=[.L52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Medidor</text:p>
          </table:table-cell>
          <table:table-cell office:value-type="float" office:value="52">
            <text:p>52</text:p>
          </table:table-cell>
          <table:table-cell office:value-type="string">
            <text:p>Registrar Baja de Medidor</text:p>
          </table:table-cell>
          <table:table-cell office:value-type="string">
            <text:p>Simple</text:p>
          </table:table-cell>
          <table:table-cell table:formula="oooc:=IF([.D53]=&quot;Simple&quot;;1;IF([.D53]=&quot;Mediano&quot;;2;IF([.D53]=&quot;Complejo&quot;;3;IF([.D53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53]=&quot;Trainee&quot;;1.8;IF([.F53]=&quot;Junior&quot;;1.5;IF([.F53]=&quot;Semi-Senior&quot;;1.2;IF([.F53]=&quot;Senior&quot;;1))))" office:value-type="float" office:value="1.2">
            <text:p>1,2</text:p>
          </table:table-cell>
          <table:table-cell table:formula="oooc:=[.D53]" office:value-type="string" office:string-value="Simple">
            <text:p>Simple</text:p>
          </table:table-cell>
          <table:table-cell table:formula="oooc:=IF([.H53]=&quot;Simple&quot;;1;IF([.H53]=&quot;Mediano&quot;;1.3;IF([.H53]=&quot;Complejo&quot;;1.5;IF([.H53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53]=&quot;Muy Conocido&quot;;1;IF([.J53]=&quot;Conocido&quot;;1.3;IF([.J53]=&quot;Poco Conocido&quot;;1.5;IF([.J53]=&quot;Sin Conocimiento&quot;;1.8))))" office:value-type="float" office:value="1.3">
            <text:p>1,3</text:p>
          </table:table-cell>
          <table:table-cell table:formula="oooc:=[.E53]*[.G53]*[.I53]*[.K53]" office:value-type="float" office:value="1.56">
            <text:p>1,56</text:p>
          </table:table-cell>
          <table:table-cell table:formula="oooc:=[.L53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Medidor</text:p>
          </table:table-cell>
          <table:table-cell office:value-type="float" office:value="53">
            <text:p>53</text:p>
          </table:table-cell>
          <table:table-cell office:value-type="string">
            <text:p>Registrar Liberación de Medidor</text:p>
          </table:table-cell>
          <table:table-cell office:value-type="string">
            <text:p>Simple</text:p>
          </table:table-cell>
          <table:table-cell table:formula="oooc:=IF([.D54]=&quot;Simple&quot;;1;IF([.D54]=&quot;Mediano&quot;;2;IF([.D54]=&quot;Complejo&quot;;3;IF([.D54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54]=&quot;Trainee&quot;;1.8;IF([.F54]=&quot;Junior&quot;;1.5;IF([.F54]=&quot;Semi-Senior&quot;;1.2;IF([.F54]=&quot;Senior&quot;;1))))" office:value-type="float" office:value="1.2">
            <text:p>1,2</text:p>
          </table:table-cell>
          <table:table-cell table:formula="oooc:=[.D54]" office:value-type="string" office:string-value="Simple">
            <text:p>Simple</text:p>
          </table:table-cell>
          <table:table-cell table:formula="oooc:=IF([.H54]=&quot;Simple&quot;;1;IF([.H54]=&quot;Mediano&quot;;1.3;IF([.H54]=&quot;Complejo&quot;;1.5;IF([.H54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54]=&quot;Muy Conocido&quot;;1;IF([.J54]=&quot;Conocido&quot;;1.3;IF([.J54]=&quot;Poco Conocido&quot;;1.5;IF([.J54]=&quot;Sin Conocimiento&quot;;1.8))))" office:value-type="float" office:value="1.3">
            <text:p>1,3</text:p>
          </table:table-cell>
          <table:table-cell table:formula="oooc:=[.E54]*[.G54]*[.I54]*[.K54]" office:value-type="float" office:value="1.56">
            <text:p>1,56</text:p>
          </table:table-cell>
          <table:table-cell table:formula="oooc:=[.L54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Medidor</text:p>
          </table:table-cell>
          <table:table-cell office:value-type="float" office:value="54">
            <text:p>54</text:p>
          </table:table-cell>
          <table:table-cell office:value-type="string">
            <text:p>Registrar Rehabilitación de Medidor</text:p>
          </table:table-cell>
          <table:table-cell office:value-type="string">
            <text:p>Simple</text:p>
          </table:table-cell>
          <table:table-cell table:formula="oooc:=IF([.D55]=&quot;Simple&quot;;1;IF([.D55]=&quot;Mediano&quot;;2;IF([.D55]=&quot;Complejo&quot;;3;IF([.D55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55]=&quot;Trainee&quot;;1.8;IF([.F55]=&quot;Junior&quot;;1.5;IF([.F55]=&quot;Semi-Senior&quot;;1.2;IF([.F55]=&quot;Senior&quot;;1))))" office:value-type="float" office:value="1.2">
            <text:p>1,2</text:p>
          </table:table-cell>
          <table:table-cell table:formula="oooc:=[.D55]" office:value-type="string" office:string-value="Simple">
            <text:p>Simple</text:p>
          </table:table-cell>
          <table:table-cell table:formula="oooc:=IF([.H55]=&quot;Simple&quot;;1;IF([.H55]=&quot;Mediano&quot;;1.3;IF([.H55]=&quot;Complejo&quot;;1.5;IF([.H55]=&quot;Muy Complejo&quot;;1.8))))" office:value-type="float" office:value="1">
            <text:p>1</text:p>
          </table:table-cell>
          <table:table-cell office:value-type="string">
            <text:p>Poco Conocido</text:p>
          </table:table-cell>
          <table:table-cell table:formula="oooc:=IF([.J55]=&quot;Muy Conocido&quot;;1;IF([.J55]=&quot;Conocido&quot;;1.3;IF([.J55]=&quot;Poco Conocido&quot;;1.5;IF([.J55]=&quot;Sin Conocimiento&quot;;1.8))))" office:value-type="float" office:value="1.5">
            <text:p>1,5</text:p>
          </table:table-cell>
          <table:table-cell table:formula="oooc:=[.E55]*[.G55]*[.I55]*[.K55]" office:value-type="float" office:value="1.8">
            <text:p>1,8</text:p>
          </table:table-cell>
          <table:table-cell table:formula="oooc:=[.L55]*1.96" office:value-type="float" office:value="3.528">
            <text:p>3,53</text:p>
          </table:table-cell>
          <table:table-cell table:number-columns-repeated="243"/>
        </table:table-row>
        <table:table-row table:style-name="ro1">
          <table:table-cell office:value-type="string">
            <text:p>Medidor</text:p>
          </table:table-cell>
          <table:table-cell office:value-type="float" office:value="55">
            <text:p>55</text:p>
          </table:table-cell>
          <table:table-cell office:value-type="string">
            <text:p>Generar Pedido de Reparación</text:p>
          </table:table-cell>
          <table:table-cell office:value-type="string">
            <text:p>Mediano</text:p>
          </table:table-cell>
          <table:table-cell table:formula="oooc:=IF([.D56]=&quot;Simple&quot;;1;IF([.D56]=&quot;Mediano&quot;;2;IF([.D56]=&quot;Complejo&quot;;3;IF([.D56]=&quot;Muy Complejo&quot;;5))))" office:value-type="float" office:value="2">
            <text:p>2</text:p>
          </table:table-cell>
          <table:table-cell office:value-type="string">
            <text:p>Semi-Senior</text:p>
          </table:table-cell>
          <table:table-cell table:formula="oooc:=IF([.F56]=&quot;Trainee&quot;;1.8;IF([.F56]=&quot;Junior&quot;;1.5;IF([.F56]=&quot;Semi-Senior&quot;;1.2;IF([.F56]=&quot;Senior&quot;;1))))" office:value-type="float" office:value="1.2">
            <text:p>1,2</text:p>
          </table:table-cell>
          <table:table-cell table:formula="oooc:=[.D56]" office:value-type="string" office:string-value="Mediano">
            <text:p>Mediano</text:p>
          </table:table-cell>
          <table:table-cell table:formula="oooc:=IF([.H56]=&quot;Simple&quot;;1;IF([.H56]=&quot;Mediano&quot;;1.3;IF([.H56]=&quot;Complejo&quot;;1.5;IF([.H56]=&quot;Muy Complejo&quot;;1.8))))" office:value-type="float" office:value="1.3">
            <text:p>1,3</text:p>
          </table:table-cell>
          <table:table-cell office:value-type="string">
            <text:p>Conocido</text:p>
          </table:table-cell>
          <table:table-cell table:formula="oooc:=IF([.J56]=&quot;Muy Conocido&quot;;1;IF([.J56]=&quot;Conocido&quot;;1.3;IF([.J56]=&quot;Poco Conocido&quot;;1.5;IF([.J56]=&quot;Sin Conocimiento&quot;;1.8))))" office:value-type="float" office:value="1.3">
            <text:p>1,3</text:p>
          </table:table-cell>
          <table:table-cell table:formula="oooc:=[.E56]*[.G56]*[.I56]*[.K56]" office:value-type="float" office:value="4.056">
            <text:p>4,06</text:p>
          </table:table-cell>
          <table:table-cell table:formula="oooc:=[.L56]*1.96" office:value-type="float" office:value="7.94976">
            <text:p>7,95</text:p>
          </table:table-cell>
          <table:table-cell table:number-columns-repeated="243"/>
        </table:table-row>
        <table:table-row table:style-name="ro1">
          <table:table-cell office:value-type="string">
            <text:p>Medidor</text:p>
          </table:table-cell>
          <table:table-cell office:value-type="float" office:value="56">
            <text:p>56</text:p>
          </table:table-cell>
          <table:table-cell office:value-type="string">
            <text:p>Registrar Autorización de Pedido de Reparación</text:p>
          </table:table-cell>
          <table:table-cell office:value-type="string">
            <text:p>Simple</text:p>
          </table:table-cell>
          <table:table-cell table:formula="oooc:=IF([.D57]=&quot;Simple&quot;;1;IF([.D57]=&quot;Mediano&quot;;2;IF([.D57]=&quot;Complejo&quot;;3;IF([.D57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57]=&quot;Trainee&quot;;1.8;IF([.F57]=&quot;Junior&quot;;1.5;IF([.F57]=&quot;Semi-Senior&quot;;1.2;IF([.F57]=&quot;Senior&quot;;1))))" office:value-type="float" office:value="1.2">
            <text:p>1,2</text:p>
          </table:table-cell>
          <table:table-cell table:formula="oooc:=[.D57]" office:value-type="string" office:string-value="Simple">
            <text:p>Simple</text:p>
          </table:table-cell>
          <table:table-cell table:formula="oooc:=IF([.H57]=&quot;Simple&quot;;1;IF([.H57]=&quot;Mediano&quot;;1.3;IF([.H57]=&quot;Complejo&quot;;1.5;IF([.H57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57]=&quot;Muy Conocido&quot;;1;IF([.J57]=&quot;Conocido&quot;;1.3;IF([.J57]=&quot;Poco Conocido&quot;;1.5;IF([.J57]=&quot;Sin Conocimiento&quot;;1.8))))" office:value-type="float" office:value="1.3">
            <text:p>1,3</text:p>
          </table:table-cell>
          <table:table-cell table:formula="oooc:=[.E57]*[.G57]*[.I57]*[.K57]" office:value-type="float" office:value="1.56">
            <text:p>1,56</text:p>
          </table:table-cell>
          <table:table-cell table:formula="oooc:=[.L57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Propiedad</text:p>
          </table:table-cell>
          <table:table-cell office:value-type="float" office:value="57">
            <text:p>57</text:p>
          </table:table-cell>
          <table:table-cell office:value-type="string">
            <text:p>Registrar Tipo de Propiedad</text:p>
          </table:table-cell>
          <table:table-cell office:value-type="string">
            <text:p>Simple</text:p>
          </table:table-cell>
          <table:table-cell table:formula="oooc:=IF([.D58]=&quot;Simple&quot;;1;IF([.D58]=&quot;Mediano&quot;;2;IF([.D58]=&quot;Complejo&quot;;3;IF([.D58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58]=&quot;Trainee&quot;;1.8;IF([.F58]=&quot;Junior&quot;;1.5;IF([.F58]=&quot;Semi-Senior&quot;;1.2;IF([.F58]=&quot;Senior&quot;;1))))" office:value-type="float" office:value="1.2">
            <text:p>1,2</text:p>
          </table:table-cell>
          <table:table-cell table:formula="oooc:=[.D58]" office:value-type="string" office:string-value="Simple">
            <text:p>Simple</text:p>
          </table:table-cell>
          <table:table-cell table:formula="oooc:=IF([.H58]=&quot;Simple&quot;;1;IF([.H58]=&quot;Mediano&quot;;1.3;IF([.H58]=&quot;Complejo&quot;;1.5;IF([.H58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58]=&quot;Muy Conocido&quot;;1;IF([.J58]=&quot;Conocido&quot;;1.3;IF([.J58]=&quot;Poco Conocido&quot;;1.5;IF([.J58]=&quot;Sin Conocimiento&quot;;1.8))))" office:value-type="float" office:value="1.3">
            <text:p>1,3</text:p>
          </table:table-cell>
          <table:table-cell table:formula="oooc:=[.E58]*[.G58]*[.I58]*[.K58]" office:value-type="float" office:value="1.56">
            <text:p>1,56</text:p>
          </table:table-cell>
          <table:table-cell table:formula="oooc:=[.L58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Propiedad</text:p>
          </table:table-cell>
          <table:table-cell office:value-type="float" office:value="58">
            <text:p>58</text:p>
          </table:table-cell>
          <table:table-cell office:value-type="string">
            <text:p>Modificar Tipo de Propiedad</text:p>
          </table:table-cell>
          <table:table-cell office:value-type="string">
            <text:p>Simple</text:p>
          </table:table-cell>
          <table:table-cell table:formula="oooc:=IF([.D59]=&quot;Simple&quot;;1;IF([.D59]=&quot;Mediano&quot;;2;IF([.D59]=&quot;Complejo&quot;;3;IF([.D59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59]=&quot;Trainee&quot;;1.8;IF([.F59]=&quot;Junior&quot;;1.5;IF([.F59]=&quot;Semi-Senior&quot;;1.2;IF([.F59]=&quot;Senior&quot;;1))))" office:value-type="float" office:value="1.2">
            <text:p>1,2</text:p>
          </table:table-cell>
          <table:table-cell table:formula="oooc:=[.D59]" office:value-type="string" office:string-value="Simple">
            <text:p>Simple</text:p>
          </table:table-cell>
          <table:table-cell table:formula="oooc:=IF([.H59]=&quot;Simple&quot;;1;IF([.H59]=&quot;Mediano&quot;;1.3;IF([.H59]=&quot;Complejo&quot;;1.5;IF([.H59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59]=&quot;Muy Conocido&quot;;1;IF([.J59]=&quot;Conocido&quot;;1.3;IF([.J59]=&quot;Poco Conocido&quot;;1.5;IF([.J59]=&quot;Sin Conocimiento&quot;;1.8))))" office:value-type="float" office:value="1.3">
            <text:p>1,3</text:p>
          </table:table-cell>
          <table:table-cell table:formula="oooc:=[.E59]*[.G59]*[.I59]*[.K59]" office:value-type="float" office:value="1.56">
            <text:p>1,56</text:p>
          </table:table-cell>
          <table:table-cell table:formula="oooc:=[.L59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Propiedad</text:p>
          </table:table-cell>
          <table:table-cell office:value-type="float" office:value="59">
            <text:p>59</text:p>
          </table:table-cell>
          <table:table-cell office:value-type="string">
            <text:p>Consultar Tipo de Propiedad</text:p>
          </table:table-cell>
          <table:table-cell office:value-type="string">
            <text:p>Simple</text:p>
          </table:table-cell>
          <table:table-cell table:formula="oooc:=IF([.D60]=&quot;Simple&quot;;1;IF([.D60]=&quot;Mediano&quot;;2;IF([.D60]=&quot;Complejo&quot;;3;IF([.D60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60]=&quot;Trainee&quot;;1.8;IF([.F60]=&quot;Junior&quot;;1.5;IF([.F60]=&quot;Semi-Senior&quot;;1.2;IF([.F60]=&quot;Senior&quot;;1))))" office:value-type="float" office:value="1.2">
            <text:p>1,2</text:p>
          </table:table-cell>
          <table:table-cell table:formula="oooc:=[.D60]" office:value-type="string" office:string-value="Simple">
            <text:p>Simple</text:p>
          </table:table-cell>
          <table:table-cell table:formula="oooc:=IF([.H60]=&quot;Simple&quot;;1;IF([.H60]=&quot;Mediano&quot;;1.3;IF([.H60]=&quot;Complejo&quot;;1.5;IF([.H60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60]=&quot;Muy Conocido&quot;;1;IF([.J60]=&quot;Conocido&quot;;1.3;IF([.J60]=&quot;Poco Conocido&quot;;1.5;IF([.J60]=&quot;Sin Conocimiento&quot;;1.8))))" office:value-type="float" office:value="1.3">
            <text:p>1,3</text:p>
          </table:table-cell>
          <table:table-cell table:formula="oooc:=[.E60]*[.G60]*[.I60]*[.K60]" office:value-type="float" office:value="1.56">
            <text:p>1,56</text:p>
          </table:table-cell>
          <table:table-cell table:formula="oooc:=[.L60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Propiedad</text:p>
          </table:table-cell>
          <table:table-cell office:value-type="float" office:value="60">
            <text:p>60</text:p>
          </table:table-cell>
          <table:table-cell office:value-type="string">
            <text:p>Eliminar Tipo de Propiedad</text:p>
          </table:table-cell>
          <table:table-cell office:value-type="string">
            <text:p>Simple</text:p>
          </table:table-cell>
          <table:table-cell table:formula="oooc:=IF([.D61]=&quot;Simple&quot;;1;IF([.D61]=&quot;Mediano&quot;;2;IF([.D61]=&quot;Complejo&quot;;3;IF([.D61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61]=&quot;Trainee&quot;;1.8;IF([.F61]=&quot;Junior&quot;;1.5;IF([.F61]=&quot;Semi-Senior&quot;;1.2;IF([.F61]=&quot;Senior&quot;;1))))" office:value-type="float" office:value="1.2">
            <text:p>1,2</text:p>
          </table:table-cell>
          <table:table-cell table:formula="oooc:=[.D61]" office:value-type="string" office:string-value="Simple">
            <text:p>Simple</text:p>
          </table:table-cell>
          <table:table-cell table:formula="oooc:=IF([.H61]=&quot;Simple&quot;;1;IF([.H61]=&quot;Mediano&quot;;1.3;IF([.H61]=&quot;Complejo&quot;;1.5;IF([.H61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61]=&quot;Muy Conocido&quot;;1;IF([.J61]=&quot;Conocido&quot;;1.3;IF([.J61]=&quot;Poco Conocido&quot;;1.5;IF([.J61]=&quot;Sin Conocimiento&quot;;1.8))))" office:value-type="float" office:value="1.3">
            <text:p>1,3</text:p>
          </table:table-cell>
          <table:table-cell table:formula="oooc:=[.E61]*[.G61]*[.I61]*[.K61]" office:value-type="float" office:value="1.56">
            <text:p>1,56</text:p>
          </table:table-cell>
          <table:table-cell table:formula="oooc:=[.L61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Distribución Geográfica</text:p>
          </table:table-cell>
          <table:table-cell office:value-type="float" office:value="61">
            <text:p>61</text:p>
          </table:table-cell>
          <table:table-cell office:value-type="string">
            <text:p>Registrar Calle</text:p>
          </table:table-cell>
          <table:table-cell office:value-type="string">
            <text:p>Simple</text:p>
          </table:table-cell>
          <table:table-cell table:formula="oooc:=IF([.D62]=&quot;Simple&quot;;1;IF([.D62]=&quot;Mediano&quot;;2;IF([.D62]=&quot;Complejo&quot;;3;IF([.D62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62]=&quot;Trainee&quot;;1.8;IF([.F62]=&quot;Junior&quot;;1.5;IF([.F62]=&quot;Semi-Senior&quot;;1.2;IF([.F62]=&quot;Senior&quot;;1))))" office:value-type="float" office:value="1.2">
            <text:p>1,2</text:p>
          </table:table-cell>
          <table:table-cell table:formula="oooc:=[.D62]" office:value-type="string" office:string-value="Simple">
            <text:p>Simple</text:p>
          </table:table-cell>
          <table:table-cell table:formula="oooc:=IF([.H62]=&quot;Simple&quot;;1;IF([.H62]=&quot;Mediano&quot;;1.3;IF([.H62]=&quot;Complejo&quot;;1.5;IF([.H62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62]=&quot;Muy Conocido&quot;;1;IF([.J62]=&quot;Conocido&quot;;1.3;IF([.J62]=&quot;Poco Conocido&quot;;1.5;IF([.J62]=&quot;Sin Conocimiento&quot;;1.8))))" office:value-type="float" office:value="1.3">
            <text:p>1,3</text:p>
          </table:table-cell>
          <table:table-cell table:formula="oooc:=[.E62]*[.G62]*[.I62]*[.K62]" office:value-type="float" office:value="1.56">
            <text:p>1,56</text:p>
          </table:table-cell>
          <table:table-cell table:formula="oooc:=[.L62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Distribución Geográfica</text:p>
          </table:table-cell>
          <table:table-cell office:value-type="float" office:value="62">
            <text:p>62</text:p>
          </table:table-cell>
          <table:table-cell office:value-type="string">
            <text:p>Modificar Calle</text:p>
          </table:table-cell>
          <table:table-cell office:value-type="string">
            <text:p>Simple</text:p>
          </table:table-cell>
          <table:table-cell table:formula="oooc:=IF([.D63]=&quot;Simple&quot;;1;IF([.D63]=&quot;Mediano&quot;;2;IF([.D63]=&quot;Complejo&quot;;3;IF([.D63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63]=&quot;Trainee&quot;;1.8;IF([.F63]=&quot;Junior&quot;;1.5;IF([.F63]=&quot;Semi-Senior&quot;;1.2;IF([.F63]=&quot;Senior&quot;;1))))" office:value-type="float" office:value="1.2">
            <text:p>1,2</text:p>
          </table:table-cell>
          <table:table-cell table:formula="oooc:=[.D63]" office:value-type="string" office:string-value="Simple">
            <text:p>Simple</text:p>
          </table:table-cell>
          <table:table-cell table:formula="oooc:=IF([.H63]=&quot;Simple&quot;;1;IF([.H63]=&quot;Mediano&quot;;1.3;IF([.H63]=&quot;Complejo&quot;;1.5;IF([.H63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63]=&quot;Muy Conocido&quot;;1;IF([.J63]=&quot;Conocido&quot;;1.3;IF([.J63]=&quot;Poco Conocido&quot;;1.5;IF([.J63]=&quot;Sin Conocimiento&quot;;1.8))))" office:value-type="float" office:value="1.3">
            <text:p>1,3</text:p>
          </table:table-cell>
          <table:table-cell table:formula="oooc:=[.E63]*[.G63]*[.I63]*[.K63]" office:value-type="float" office:value="1.56">
            <text:p>1,56</text:p>
          </table:table-cell>
          <table:table-cell table:formula="oooc:=[.L63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Distribución Geográfica</text:p>
          </table:table-cell>
          <table:table-cell office:value-type="float" office:value="63">
            <text:p>63</text:p>
          </table:table-cell>
          <table:table-cell office:value-type="string">
            <text:p>Consultar Calle</text:p>
          </table:table-cell>
          <table:table-cell office:value-type="string">
            <text:p>Simple</text:p>
          </table:table-cell>
          <table:table-cell table:formula="oooc:=IF([.D64]=&quot;Simple&quot;;1;IF([.D64]=&quot;Mediano&quot;;2;IF([.D64]=&quot;Complejo&quot;;3;IF([.D64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64]=&quot;Trainee&quot;;1.8;IF([.F64]=&quot;Junior&quot;;1.5;IF([.F64]=&quot;Semi-Senior&quot;;1.2;IF([.F64]=&quot;Senior&quot;;1))))" office:value-type="float" office:value="1.2">
            <text:p>1,2</text:p>
          </table:table-cell>
          <table:table-cell table:formula="oooc:=[.D64]" office:value-type="string" office:string-value="Simple">
            <text:p>Simple</text:p>
          </table:table-cell>
          <table:table-cell table:formula="oooc:=IF([.H64]=&quot;Simple&quot;;1;IF([.H64]=&quot;Mediano&quot;;1.3;IF([.H64]=&quot;Complejo&quot;;1.5;IF([.H64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64]=&quot;Muy Conocido&quot;;1;IF([.J64]=&quot;Conocido&quot;;1.3;IF([.J64]=&quot;Poco Conocido&quot;;1.5;IF([.J64]=&quot;Sin Conocimiento&quot;;1.8))))" office:value-type="float" office:value="1.3">
            <text:p>1,3</text:p>
          </table:table-cell>
          <table:table-cell table:formula="oooc:=[.E64]*[.G64]*[.I64]*[.K64]" office:value-type="float" office:value="1.56">
            <text:p>1,56</text:p>
          </table:table-cell>
          <table:table-cell table:formula="oooc:=[.L64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Distribución Geográfica</text:p>
          </table:table-cell>
          <table:table-cell office:value-type="float" office:value="64">
            <text:p>64</text:p>
          </table:table-cell>
          <table:table-cell office:value-type="string">
            <text:p>Eliminar Calle</text:p>
          </table:table-cell>
          <table:table-cell office:value-type="string">
            <text:p>Simple</text:p>
          </table:table-cell>
          <table:table-cell table:formula="oooc:=IF([.D65]=&quot;Simple&quot;;1;IF([.D65]=&quot;Mediano&quot;;2;IF([.D65]=&quot;Complejo&quot;;3;IF([.D65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65]=&quot;Trainee&quot;;1.8;IF([.F65]=&quot;Junior&quot;;1.5;IF([.F65]=&quot;Semi-Senior&quot;;1.2;IF([.F65]=&quot;Senior&quot;;1))))" office:value-type="float" office:value="1.2">
            <text:p>1,2</text:p>
          </table:table-cell>
          <table:table-cell table:formula="oooc:=[.D65]" office:value-type="string" office:string-value="Simple">
            <text:p>Simple</text:p>
          </table:table-cell>
          <table:table-cell table:formula="oooc:=IF([.H65]=&quot;Simple&quot;;1;IF([.H65]=&quot;Mediano&quot;;1.3;IF([.H65]=&quot;Complejo&quot;;1.5;IF([.H65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65]=&quot;Muy Conocido&quot;;1;IF([.J65]=&quot;Conocido&quot;;1.3;IF([.J65]=&quot;Poco Conocido&quot;;1.5;IF([.J65]=&quot;Sin Conocimiento&quot;;1.8))))" office:value-type="float" office:value="1.3">
            <text:p>1,3</text:p>
          </table:table-cell>
          <table:table-cell table:formula="oooc:=[.E65]*[.G65]*[.I65]*[.K65]" office:value-type="float" office:value="1.56">
            <text:p>1,56</text:p>
          </table:table-cell>
          <table:table-cell table:formula="oooc:=[.L65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Medición </text:p>
          </table:table-cell>
          <table:table-cell office:value-type="float" office:value="65">
            <text:p>65</text:p>
          </table:table-cell>
          <table:table-cell office:value-type="string">
            <text:p>Registrar Tipo de Falla</text:p>
          </table:table-cell>
          <table:table-cell office:value-type="string">
            <text:p>Simple</text:p>
          </table:table-cell>
          <table:table-cell table:formula="oooc:=IF([.D66]=&quot;Simple&quot;;1;IF([.D66]=&quot;Mediano&quot;;2;IF([.D66]=&quot;Complejo&quot;;3;IF([.D66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66]=&quot;Trainee&quot;;1.8;IF([.F66]=&quot;Junior&quot;;1.5;IF([.F66]=&quot;Semi-Senior&quot;;1.2;IF([.F66]=&quot;Senior&quot;;1))))" office:value-type="float" office:value="1.2">
            <text:p>1,2</text:p>
          </table:table-cell>
          <table:table-cell table:formula="oooc:=[.D66]" office:value-type="string" office:string-value="Simple">
            <text:p>Simple</text:p>
          </table:table-cell>
          <table:table-cell table:formula="oooc:=IF([.H66]=&quot;Simple&quot;;1;IF([.H66]=&quot;Mediano&quot;;1.3;IF([.H66]=&quot;Complejo&quot;;1.5;IF([.H66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66]=&quot;Muy Conocido&quot;;1;IF([.J66]=&quot;Conocido&quot;;1.3;IF([.J66]=&quot;Poco Conocido&quot;;1.5;IF([.J66]=&quot;Sin Conocimiento&quot;;1.8))))" office:value-type="float" office:value="1.3">
            <text:p>1,3</text:p>
          </table:table-cell>
          <table:table-cell table:formula="oooc:=[.E66]*[.G66]*[.I66]*[.K66]" office:value-type="float" office:value="1.56">
            <text:p>1,56</text:p>
          </table:table-cell>
          <table:table-cell table:formula="oooc:=[.L66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Medición</text:p>
          </table:table-cell>
          <table:table-cell office:value-type="float" office:value="66">
            <text:p>66</text:p>
          </table:table-cell>
          <table:table-cell office:value-type="string">
            <text:p>Modificar Tipo de Falla</text:p>
          </table:table-cell>
          <table:table-cell office:value-type="string">
            <text:p>Simple</text:p>
          </table:table-cell>
          <table:table-cell table:formula="oooc:=IF([.D67]=&quot;Simple&quot;;1;IF([.D67]=&quot;Mediano&quot;;2;IF([.D67]=&quot;Complejo&quot;;3;IF([.D67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67]=&quot;Trainee&quot;;1.8;IF([.F67]=&quot;Junior&quot;;1.5;IF([.F67]=&quot;Semi-Senior&quot;;1.2;IF([.F67]=&quot;Senior&quot;;1))))" office:value-type="float" office:value="1.2">
            <text:p>1,2</text:p>
          </table:table-cell>
          <table:table-cell table:formula="oooc:=[.D67]" office:value-type="string" office:string-value="Simple">
            <text:p>Simple</text:p>
          </table:table-cell>
          <table:table-cell table:formula="oooc:=IF([.H67]=&quot;Simple&quot;;1;IF([.H67]=&quot;Mediano&quot;;1.3;IF([.H67]=&quot;Complejo&quot;;1.5;IF([.H67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67]=&quot;Muy Conocido&quot;;1;IF([.J67]=&quot;Conocido&quot;;1.3;IF([.J67]=&quot;Poco Conocido&quot;;1.5;IF([.J67]=&quot;Sin Conocimiento&quot;;1.8))))" office:value-type="float" office:value="1.3">
            <text:p>1,3</text:p>
          </table:table-cell>
          <table:table-cell table:formula="oooc:=[.E67]*[.G67]*[.I67]*[.K67]" office:value-type="float" office:value="1.56">
            <text:p>1,56</text:p>
          </table:table-cell>
          <table:table-cell table:formula="oooc:=[.L67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Empleado</text:p>
          </table:table-cell>
          <table:table-cell office:value-type="float" office:value="67">
            <text:p>67</text:p>
          </table:table-cell>
          <table:table-cell office:value-type="string">
            <text:p>Iniciar Sesión</text:p>
          </table:table-cell>
          <table:table-cell office:value-type="string">
            <text:p>Simple</text:p>
          </table:table-cell>
          <table:table-cell table:formula="oooc:=IF([.D68]=&quot;Simple&quot;;1;IF([.D68]=&quot;Mediano&quot;;2;IF([.D68]=&quot;Complejo&quot;;3;IF([.D68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68]=&quot;Trainee&quot;;1.8;IF([.F68]=&quot;Junior&quot;;1.5;IF([.F68]=&quot;Semi-Senior&quot;;1.2;IF([.F68]=&quot;Senior&quot;;1))))" office:value-type="float" office:value="1.2">
            <text:p>1,2</text:p>
          </table:table-cell>
          <table:table-cell table:formula="oooc:=[.D68]" office:value-type="string" office:string-value="Simple">
            <text:p>Simple</text:p>
          </table:table-cell>
          <table:table-cell table:formula="oooc:=IF([.H68]=&quot;Simple&quot;;1;IF([.H68]=&quot;Mediano&quot;;1.3;IF([.H68]=&quot;Complejo&quot;;1.5;IF([.H68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68]=&quot;Muy Conocido&quot;;1;IF([.J68]=&quot;Conocido&quot;;1.3;IF([.J68]=&quot;Poco Conocido&quot;;1.5;IF([.J68]=&quot;Sin Conocimiento&quot;;1.8))))" office:value-type="float" office:value="1.3">
            <text:p>1,3</text:p>
          </table:table-cell>
          <table:table-cell table:formula="oooc:=[.E68]*[.G68]*[.I68]*[.K68]" office:value-type="float" office:value="1.56">
            <text:p>1,56</text:p>
          </table:table-cell>
          <table:table-cell table:formula="oooc:=[.L68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Empleado</text:p>
          </table:table-cell>
          <table:table-cell office:value-type="float" office:value="68">
            <text:p>68</text:p>
          </table:table-cell>
          <table:table-cell office:value-type="string">
            <text:p>Cerrar Sesión</text:p>
          </table:table-cell>
          <table:table-cell office:value-type="string">
            <text:p>Simple</text:p>
          </table:table-cell>
          <table:table-cell table:formula="oooc:=IF([.D69]=&quot;Simple&quot;;1;IF([.D69]=&quot;Mediano&quot;;2;IF([.D69]=&quot;Complejo&quot;;3;IF([.D69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69]=&quot;Trainee&quot;;1.8;IF([.F69]=&quot;Junior&quot;;1.5;IF([.F69]=&quot;Semi-Senior&quot;;1.2;IF([.F69]=&quot;Senior&quot;;1))))" office:value-type="float" office:value="1.2">
            <text:p>1,2</text:p>
          </table:table-cell>
          <table:table-cell table:formula="oooc:=[.D69]" office:value-type="string" office:string-value="Simple">
            <text:p>Simple</text:p>
          </table:table-cell>
          <table:table-cell table:formula="oooc:=IF([.H69]=&quot;Simple&quot;;1;IF([.H69]=&quot;Mediano&quot;;1.3;IF([.H69]=&quot;Complejo&quot;;1.5;IF([.H69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69]=&quot;Muy Conocido&quot;;1;IF([.J69]=&quot;Conocido&quot;;1.3;IF([.J69]=&quot;Poco Conocido&quot;;1.5;IF([.J69]=&quot;Sin Conocimiento&quot;;1.8))))" office:value-type="float" office:value="1.3">
            <text:p>1,3</text:p>
          </table:table-cell>
          <table:table-cell table:formula="oooc:=[.E69]*[.G69]*[.I69]*[.K69]" office:value-type="float" office:value="1.56">
            <text:p>1,56</text:p>
          </table:table-cell>
          <table:table-cell table:formula="oooc:=[.L69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Empleado</text:p>
          </table:table-cell>
          <table:table-cell office:value-type="float" office:value="69">
            <text:p>69</text:p>
          </table:table-cell>
          <table:table-cell office:value-type="string">
            <text:p>Caducar Sesión</text:p>
          </table:table-cell>
          <table:table-cell office:value-type="string">
            <text:p>Simple</text:p>
          </table:table-cell>
          <table:table-cell table:formula="oooc:=IF([.D70]=&quot;Simple&quot;;1;IF([.D70]=&quot;Mediano&quot;;2;IF([.D70]=&quot;Complejo&quot;;3;IF([.D70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70]=&quot;Trainee&quot;;1.8;IF([.F70]=&quot;Junior&quot;;1.5;IF([.F70]=&quot;Semi-Senior&quot;;1.2;IF([.F70]=&quot;Senior&quot;;1))))" office:value-type="float" office:value="1.2">
            <text:p>1,2</text:p>
          </table:table-cell>
          <table:table-cell table:formula="oooc:=[.D70]" office:value-type="string" office:string-value="Simple">
            <text:p>Simple</text:p>
          </table:table-cell>
          <table:table-cell table:formula="oooc:=IF([.H70]=&quot;Simple&quot;;1;IF([.H70]=&quot;Mediano&quot;;1.3;IF([.H70]=&quot;Complejo&quot;;1.5;IF([.H70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70]=&quot;Muy Conocido&quot;;1;IF([.J70]=&quot;Conocido&quot;;1.3;IF([.J70]=&quot;Poco Conocido&quot;;1.5;IF([.J70]=&quot;Sin Conocimiento&quot;;1.8))))" office:value-type="float" office:value="1.3">
            <text:p>1,3</text:p>
          </table:table-cell>
          <table:table-cell table:formula="oooc:=[.E70]*[.G70]*[.I70]*[.K70]" office:value-type="float" office:value="1.56">
            <text:p>1,56</text:p>
          </table:table-cell>
          <table:table-cell table:formula="oooc:=[.L70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Tarifa</text:p>
          </table:table-cell>
          <table:table-cell office:value-type="float" office:value="70">
            <text:p>70</text:p>
          </table:table-cell>
          <table:table-cell office:value-type="string">
            <text:p>Registrar Tipo de Usuario</text:p>
          </table:table-cell>
          <table:table-cell office:value-type="string">
            <text:p>Simple</text:p>
          </table:table-cell>
          <table:table-cell table:formula="oooc:=IF([.D71]=&quot;Simple&quot;;1;IF([.D71]=&quot;Mediano&quot;;2;IF([.D71]=&quot;Complejo&quot;;3;IF([.D71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71]=&quot;Trainee&quot;;1.8;IF([.F71]=&quot;Junior&quot;;1.5;IF([.F71]=&quot;Semi-Senior&quot;;1.2;IF([.F71]=&quot;Senior&quot;;1))))" office:value-type="float" office:value="1.2">
            <text:p>1,2</text:p>
          </table:table-cell>
          <table:table-cell table:formula="oooc:=[.D71]" office:value-type="string" office:string-value="Simple">
            <text:p>Simple</text:p>
          </table:table-cell>
          <table:table-cell table:formula="oooc:=IF([.H71]=&quot;Simple&quot;;1;IF([.H71]=&quot;Mediano&quot;;1.3;IF([.H71]=&quot;Complejo&quot;;1.5;IF([.H71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71]=&quot;Muy Conocido&quot;;1;IF([.J71]=&quot;Conocido&quot;;1.3;IF([.J71]=&quot;Poco Conocido&quot;;1.5;IF([.J71]=&quot;Sin Conocimiento&quot;;1.8))))" office:value-type="float" office:value="1.3">
            <text:p>1,3</text:p>
          </table:table-cell>
          <table:table-cell table:formula="oooc:=[.E71]*[.G71]*[.I71]*[.K71]" office:value-type="float" office:value="1.56">
            <text:p>1,56</text:p>
          </table:table-cell>
          <table:table-cell table:formula="oooc:=[.L71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Tarifa</text:p>
          </table:table-cell>
          <table:table-cell office:value-type="float" office:value="71">
            <text:p>71</text:p>
          </table:table-cell>
          <table:table-cell office:value-type="string">
            <text:p>Modificar Tipo de Usuario</text:p>
          </table:table-cell>
          <table:table-cell office:value-type="string">
            <text:p>Simple</text:p>
          </table:table-cell>
          <table:table-cell table:formula="oooc:=IF([.D72]=&quot;Simple&quot;;1;IF([.D72]=&quot;Mediano&quot;;2;IF([.D72]=&quot;Complejo&quot;;3;IF([.D72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72]=&quot;Trainee&quot;;1.8;IF([.F72]=&quot;Junior&quot;;1.5;IF([.F72]=&quot;Semi-Senior&quot;;1.2;IF([.F72]=&quot;Senior&quot;;1))))" office:value-type="float" office:value="1.2">
            <text:p>1,2</text:p>
          </table:table-cell>
          <table:table-cell table:formula="oooc:=[.D72]" office:value-type="string" office:string-value="Simple">
            <text:p>Simple</text:p>
          </table:table-cell>
          <table:table-cell table:formula="oooc:=IF([.H72]=&quot;Simple&quot;;1;IF([.H72]=&quot;Mediano&quot;;1.3;IF([.H72]=&quot;Complejo&quot;;1.5;IF([.H72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72]=&quot;Muy Conocido&quot;;1;IF([.J72]=&quot;Conocido&quot;;1.3;IF([.J72]=&quot;Poco Conocido&quot;;1.5;IF([.J72]=&quot;Sin Conocimiento&quot;;1.8))))" office:value-type="float" office:value="1.3">
            <text:p>1,3</text:p>
          </table:table-cell>
          <table:table-cell table:formula="oooc:=[.E72]*[.G72]*[.I72]*[.K72]" office:value-type="float" office:value="1.56">
            <text:p>1,56</text:p>
          </table:table-cell>
          <table:table-cell table:formula="oooc:=[.L72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Tarifa</text:p>
          </table:table-cell>
          <table:table-cell office:value-type="float" office:value="72">
            <text:p>72</text:p>
          </table:table-cell>
          <table:table-cell office:value-type="string">
            <text:p>Consultar Tipo de Usuario</text:p>
          </table:table-cell>
          <table:table-cell office:value-type="string">
            <text:p>Simple</text:p>
          </table:table-cell>
          <table:table-cell table:formula="oooc:=IF([.D73]=&quot;Simple&quot;;1;IF([.D73]=&quot;Mediano&quot;;2;IF([.D73]=&quot;Complejo&quot;;3;IF([.D73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73]=&quot;Trainee&quot;;1.8;IF([.F73]=&quot;Junior&quot;;1.5;IF([.F73]=&quot;Semi-Senior&quot;;1.2;IF([.F73]=&quot;Senior&quot;;1))))" office:value-type="float" office:value="1.2">
            <text:p>1,2</text:p>
          </table:table-cell>
          <table:table-cell table:formula="oooc:=[.D73]" office:value-type="string" office:string-value="Simple">
            <text:p>Simple</text:p>
          </table:table-cell>
          <table:table-cell table:formula="oooc:=IF([.H73]=&quot;Simple&quot;;1;IF([.H73]=&quot;Mediano&quot;;1.3;IF([.H73]=&quot;Complejo&quot;;1.5;IF([.H73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73]=&quot;Muy Conocido&quot;;1;IF([.J73]=&quot;Conocido&quot;;1.3;IF([.J73]=&quot;Poco Conocido&quot;;1.5;IF([.J73]=&quot;Sin Conocimiento&quot;;1.8))))" office:value-type="float" office:value="1.3">
            <text:p>1,3</text:p>
          </table:table-cell>
          <table:table-cell table:formula="oooc:=[.E73]*[.G73]*[.I73]*[.K73]" office:value-type="float" office:value="1.56">
            <text:p>1,56</text:p>
          </table:table-cell>
          <table:table-cell table:formula="oooc:=[.L73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Tarifa</text:p>
          </table:table-cell>
          <table:table-cell office:value-type="float" office:value="73">
            <text:p>73</text:p>
          </table:table-cell>
          <table:table-cell office:value-type="string">
            <text:p>Eliminar Tipo de Usuario</text:p>
          </table:table-cell>
          <table:table-cell office:value-type="string">
            <text:p>Simple</text:p>
          </table:table-cell>
          <table:table-cell table:formula="oooc:=IF([.D74]=&quot;Simple&quot;;1;IF([.D74]=&quot;Mediano&quot;;2;IF([.D74]=&quot;Complejo&quot;;3;IF([.D74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74]=&quot;Trainee&quot;;1.8;IF([.F74]=&quot;Junior&quot;;1.5;IF([.F74]=&quot;Semi-Senior&quot;;1.2;IF([.F74]=&quot;Senior&quot;;1))))" office:value-type="float" office:value="1.2">
            <text:p>1,2</text:p>
          </table:table-cell>
          <table:table-cell table:formula="oooc:=[.D74]" office:value-type="string" office:string-value="Simple">
            <text:p>Simple</text:p>
          </table:table-cell>
          <table:table-cell table:formula="oooc:=IF([.H74]=&quot;Simple&quot;;1;IF([.H74]=&quot;Mediano&quot;;1.3;IF([.H74]=&quot;Complejo&quot;;1.5;IF([.H74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74]=&quot;Muy Conocido&quot;;1;IF([.J74]=&quot;Conocido&quot;;1.3;IF([.J74]=&quot;Poco Conocido&quot;;1.5;IF([.J74]=&quot;Sin Conocimiento&quot;;1.8))))" office:value-type="float" office:value="1.3">
            <text:p>1,3</text:p>
          </table:table-cell>
          <table:table-cell table:formula="oooc:=[.E74]*[.G74]*[.I74]*[.K74]" office:value-type="float" office:value="1.56">
            <text:p>1,56</text:p>
          </table:table-cell>
          <table:table-cell table:formula="oooc:=[.L74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Medición</text:p>
          </table:table-cell>
          <table:table-cell office:value-type="float" office:value="74">
            <text:p>74</text:p>
          </table:table-cell>
          <table:table-cell office:value-type="string">
            <text:p>Consultar Tipo de Falla</text:p>
          </table:table-cell>
          <table:table-cell office:value-type="string">
            <text:p>Simple</text:p>
          </table:table-cell>
          <table:table-cell table:formula="oooc:=IF([.D75]=&quot;Simple&quot;;1;IF([.D75]=&quot;Mediano&quot;;2;IF([.D75]=&quot;Complejo&quot;;3;IF([.D75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75]=&quot;Trainee&quot;;1.8;IF([.F75]=&quot;Junior&quot;;1.5;IF([.F75]=&quot;Semi-Senior&quot;;1.2;IF([.F75]=&quot;Senior&quot;;1))))" office:value-type="float" office:value="1.2">
            <text:p>1,2</text:p>
          </table:table-cell>
          <table:table-cell table:formula="oooc:=[.D75]" office:value-type="string" office:string-value="Simple">
            <text:p>Simple</text:p>
          </table:table-cell>
          <table:table-cell table:formula="oooc:=IF([.H75]=&quot;Simple&quot;;1;IF([.H75]=&quot;Mediano&quot;;1.3;IF([.H75]=&quot;Complejo&quot;;1.5;IF([.H75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75]=&quot;Muy Conocido&quot;;1;IF([.J75]=&quot;Conocido&quot;;1.3;IF([.J75]=&quot;Poco Conocido&quot;;1.5;IF([.J75]=&quot;Sin Conocimiento&quot;;1.8))))" office:value-type="float" office:value="1.3">
            <text:p>1,3</text:p>
          </table:table-cell>
          <table:table-cell table:formula="oooc:=[.E75]*[.G75]*[.I75]*[.K75]" office:value-type="float" office:value="1.56">
            <text:p>1,56</text:p>
          </table:table-cell>
          <table:table-cell table:formula="oooc:=[.L75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Medición</text:p>
          </table:table-cell>
          <table:table-cell office:value-type="float" office:value="75">
            <text:p>75</text:p>
          </table:table-cell>
          <table:table-cell office:value-type="string">
            <text:p>Eliminar Tipo de Falla</text:p>
          </table:table-cell>
          <table:table-cell office:value-type="string">
            <text:p>Simple</text:p>
          </table:table-cell>
          <table:table-cell table:formula="oooc:=IF([.D76]=&quot;Simple&quot;;1;IF([.D76]=&quot;Mediano&quot;;2;IF([.D76]=&quot;Complejo&quot;;3;IF([.D76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76]=&quot;Trainee&quot;;1.8;IF([.F76]=&quot;Junior&quot;;1.5;IF([.F76]=&quot;Semi-Senior&quot;;1.2;IF([.F76]=&quot;Senior&quot;;1))))" office:value-type="float" office:value="1.2">
            <text:p>1,2</text:p>
          </table:table-cell>
          <table:table-cell table:formula="oooc:=[.D76]" office:value-type="string" office:string-value="Simple">
            <text:p>Simple</text:p>
          </table:table-cell>
          <table:table-cell table:formula="oooc:=IF([.H76]=&quot;Simple&quot;;1;IF([.H76]=&quot;Mediano&quot;;1.3;IF([.H76]=&quot;Complejo&quot;;1.5;IF([.H76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76]=&quot;Muy Conocido&quot;;1;IF([.J76]=&quot;Conocido&quot;;1.3;IF([.J76]=&quot;Poco Conocido&quot;;1.5;IF([.J76]=&quot;Sin Conocimiento&quot;;1.8))))" office:value-type="float" office:value="1.3">
            <text:p>1,3</text:p>
          </table:table-cell>
          <table:table-cell table:formula="oooc:=[.E76]*[.G76]*[.I76]*[.K76]" office:value-type="float" office:value="1.56">
            <text:p>1,56</text:p>
          </table:table-cell>
          <table:table-cell table:formula="oooc:=[.L76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Distribución Geográfica</text:p>
          </table:table-cell>
          <table:table-cell office:value-type="float" office:value="76">
            <text:p>76</text:p>
          </table:table-cell>
          <table:table-cell office:value-type="string">
            <text:p>Diagramar Hoja de Ruta</text:p>
          </table:table-cell>
          <table:table-cell office:value-type="string">
            <text:p>Muy Complejo</text:p>
          </table:table-cell>
          <table:table-cell table:formula="oooc:=IF([.D77]=&quot;Simple&quot;;1;IF([.D77]=&quot;Mediano&quot;;2;IF([.D77]=&quot;Complejo&quot;;3;IF([.D77]=&quot;Muy Complejo&quot;;5))))" office:value-type="float" office:value="5">
            <text:p>5</text:p>
          </table:table-cell>
          <table:table-cell office:value-type="string">
            <text:p>Semi-Senior</text:p>
          </table:table-cell>
          <table:table-cell table:formula="oooc:=IF([.F77]=&quot;Trainee&quot;;1.8;IF([.F77]=&quot;Junior&quot;;1.5;IF([.F77]=&quot;Semi-Senior&quot;;1.2;IF([.F77]=&quot;Senior&quot;;1))))" office:value-type="float" office:value="1.2">
            <text:p>1,2</text:p>
          </table:table-cell>
          <table:table-cell table:formula="oooc:=[.D77]" office:value-type="string" office:string-value="Muy Complejo">
            <text:p>Muy Complejo</text:p>
          </table:table-cell>
          <table:table-cell table:formula="oooc:=IF([.H77]=&quot;Simple&quot;;1;IF([.H77]=&quot;Mediano&quot;;1.3;IF([.H77]=&quot;Complejo&quot;;1.5;IF([.H77]=&quot;Muy Complejo&quot;;1.8))))" office:value-type="float" office:value="1.8">
            <text:p>1,8</text:p>
          </table:table-cell>
          <table:table-cell office:value-type="string">
            <text:p>Conocido</text:p>
          </table:table-cell>
          <table:table-cell table:formula="oooc:=IF([.J77]=&quot;Muy Conocido&quot;;1;IF([.J77]=&quot;Conocido&quot;;1.3;IF([.J77]=&quot;Poco Conocido&quot;;1.5;IF([.J77]=&quot;Sin Conocimiento&quot;;1.8))))" office:value-type="float" office:value="1.3">
            <text:p>1,3</text:p>
          </table:table-cell>
          <table:table-cell table:formula="oooc:=[.E77]*[.G77]*[.I77]*[.K77]" office:value-type="float" office:value="14.04">
            <text:p>14,04</text:p>
          </table:table-cell>
          <table:table-cell table:formula="oooc:=[.L77]*1.96" office:value-type="float" office:value="27.5184">
            <text:p>27,52</text:p>
          </table:table-cell>
          <table:table-cell table:number-columns-repeated="243"/>
        </table:table-row>
        <table:table-row table:style-name="ro1">
          <table:table-cell office:value-type="string">
            <text:p>Distribución Geográfica</text:p>
          </table:table-cell>
          <table:table-cell office:value-type="float" office:value="77">
            <text:p>77</text:p>
          </table:table-cell>
          <table:table-cell office:value-type="string">
            <text:p>Modificar Hoja de Ruta</text:p>
          </table:table-cell>
          <table:table-cell office:value-type="string">
            <text:p>Muy Complejo</text:p>
          </table:table-cell>
          <table:table-cell table:formula="oooc:=IF([.D78]=&quot;Simple&quot;;1;IF([.D78]=&quot;Mediano&quot;;2;IF([.D78]=&quot;Complejo&quot;;3;IF([.D78]=&quot;Muy Complejo&quot;;5))))" office:value-type="float" office:value="5">
            <text:p>5</text:p>
          </table:table-cell>
          <table:table-cell office:value-type="string">
            <text:p>Semi-Senior</text:p>
          </table:table-cell>
          <table:table-cell table:formula="oooc:=IF([.F78]=&quot;Trainee&quot;;1.8;IF([.F78]=&quot;Junior&quot;;1.5;IF([.F78]=&quot;Semi-Senior&quot;;1.2;IF([.F78]=&quot;Senior&quot;;1))))" office:value-type="float" office:value="1.2">
            <text:p>1,2</text:p>
          </table:table-cell>
          <table:table-cell table:formula="oooc:=[.D78]" office:value-type="string" office:string-value="Muy Complejo">
            <text:p>Muy Complejo</text:p>
          </table:table-cell>
          <table:table-cell table:formula="oooc:=IF([.H78]=&quot;Simple&quot;;1;IF([.H78]=&quot;Mediano&quot;;1.3;IF([.H78]=&quot;Complejo&quot;;1.5;IF([.H78]=&quot;Muy Complejo&quot;;1.8))))" office:value-type="float" office:value="1.8">
            <text:p>1,8</text:p>
          </table:table-cell>
          <table:table-cell office:value-type="string">
            <text:p>Poco Conocido</text:p>
          </table:table-cell>
          <table:table-cell table:formula="oooc:=IF([.J78]=&quot;Muy Conocido&quot;;1;IF([.J78]=&quot;Conocido&quot;;1.3;IF([.J78]=&quot;Poco Conocido&quot;;1.5;IF([.J78]=&quot;Sin Conocimiento&quot;;1.8))))" office:value-type="float" office:value="1.5">
            <text:p>1,5</text:p>
          </table:table-cell>
          <table:table-cell table:formula="oooc:=[.E78]*[.G78]*[.I78]*[.K78]" office:value-type="float" office:value="16.2">
            <text:p>16,2</text:p>
          </table:table-cell>
          <table:table-cell table:formula="oooc:=[.L78]*1.96" office:value-type="float" office:value="31.752">
            <text:p>31,75</text:p>
          </table:table-cell>
          <table:table-cell table:number-columns-repeated="243"/>
        </table:table-row>
        <table:table-row table:style-name="ro1">
          <table:table-cell office:value-type="string">
            <text:p>Distribución Geográfica</text:p>
          </table:table-cell>
          <table:table-cell office:value-type="float" office:value="78">
            <text:p>78</text:p>
          </table:table-cell>
          <table:table-cell office:value-type="string">
            <text:p>Consultar Hoja de Ruta</text:p>
          </table:table-cell>
          <table:table-cell office:value-type="string">
            <text:p>Complejo</text:p>
          </table:table-cell>
          <table:table-cell table:formula="oooc:=IF([.D79]=&quot;Simple&quot;;1;IF([.D79]=&quot;Mediano&quot;;2;IF([.D79]=&quot;Complejo&quot;;3;IF([.D79]=&quot;Muy Complejo&quot;;5))))" office:value-type="float" office:value="3">
            <text:p>3</text:p>
          </table:table-cell>
          <table:table-cell office:value-type="string">
            <text:p>Semi-Senior</text:p>
          </table:table-cell>
          <table:table-cell table:formula="oooc:=IF([.F79]=&quot;Trainee&quot;;1.8;IF([.F79]=&quot;Junior&quot;;1.5;IF([.F79]=&quot;Semi-Senior&quot;;1.2;IF([.F79]=&quot;Senior&quot;;1))))" office:value-type="float" office:value="1.2">
            <text:p>1,2</text:p>
          </table:table-cell>
          <table:table-cell table:formula="oooc:=[.D79]" office:value-type="string" office:string-value="Complejo">
            <text:p>Complejo</text:p>
          </table:table-cell>
          <table:table-cell table:formula="oooc:=IF([.H79]=&quot;Simple&quot;;1;IF([.H79]=&quot;Mediano&quot;;1.3;IF([.H79]=&quot;Complejo&quot;;1.5;IF([.H79]=&quot;Muy Complejo&quot;;1.8))))" office:value-type="float" office:value="1.5">
            <text:p>1,5</text:p>
          </table:table-cell>
          <table:table-cell office:value-type="string">
            <text:p>Conocido</text:p>
          </table:table-cell>
          <table:table-cell table:formula="oooc:=IF([.J79]=&quot;Muy Conocido&quot;;1;IF([.J79]=&quot;Conocido&quot;;1.3;IF([.J79]=&quot;Poco Conocido&quot;;1.5;IF([.J79]=&quot;Sin Conocimiento&quot;;1.8))))" office:value-type="float" office:value="1.3">
            <text:p>1,3</text:p>
          </table:table-cell>
          <table:table-cell table:formula="oooc:=[.E79]*[.G79]*[.I79]*[.K79]" office:value-type="float" office:value="7.02">
            <text:p>7,02</text:p>
          </table:table-cell>
          <table:table-cell table:formula="oooc:=[.L79]*1.96" office:value-type="float" office:value="13.7592">
            <text:p>13,76</text:p>
          </table:table-cell>
          <table:table-cell table:number-columns-repeated="243"/>
        </table:table-row>
        <table:table-row table:style-name="ro1">
          <table:table-cell office:value-type="string">
            <text:p>Distribución Geográfica</text:p>
          </table:table-cell>
          <table:table-cell office:value-type="float" office:value="79">
            <text:p>79</text:p>
          </table:table-cell>
          <table:table-cell office:value-type="string">
            <text:p>Cancelar Hoja de Ruta</text:p>
          </table:table-cell>
          <table:table-cell office:value-type="string">
            <text:p>Simple</text:p>
          </table:table-cell>
          <table:table-cell table:formula="oooc:=IF([.D80]=&quot;Simple&quot;;1;IF([.D80]=&quot;Mediano&quot;;2;IF([.D80]=&quot;Complejo&quot;;3;IF([.D80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80]=&quot;Trainee&quot;;1.8;IF([.F80]=&quot;Junior&quot;;1.5;IF([.F80]=&quot;Semi-Senior&quot;;1.2;IF([.F80]=&quot;Senior&quot;;1))))" office:value-type="float" office:value="1.2">
            <text:p>1,2</text:p>
          </table:table-cell>
          <table:table-cell table:formula="oooc:=[.D80]" office:value-type="string" office:string-value="Simple">
            <text:p>Simple</text:p>
          </table:table-cell>
          <table:table-cell table:formula="oooc:=IF([.H80]=&quot;Simple&quot;;1;IF([.H80]=&quot;Mediano&quot;;1.3;IF([.H80]=&quot;Complejo&quot;;1.5;IF([.H80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80]=&quot;Muy Conocido&quot;;1;IF([.J80]=&quot;Conocido&quot;;1.3;IF([.J80]=&quot;Poco Conocido&quot;;1.5;IF([.J80]=&quot;Sin Conocimiento&quot;;1.8))))" office:value-type="float" office:value="1.3">
            <text:p>1,3</text:p>
          </table:table-cell>
          <table:table-cell table:formula="oooc:=[.E80]*[.G80]*[.I80]*[.K80]" office:value-type="float" office:value="1.56">
            <text:p>1,56</text:p>
          </table:table-cell>
          <table:table-cell table:formula="oooc:=[.L80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Medición</text:p>
          </table:table-cell>
          <table:table-cell office:value-type="float" office:value="80">
            <text:p>80</text:p>
          </table:table-cell>
          <table:table-cell office:value-type="string">
            <text:p>Exportar tipos de fallas a medidor</text:p>
          </table:table-cell>
          <table:table-cell office:value-type="string">
            <text:p>Simple</text:p>
          </table:table-cell>
          <table:table-cell table:formula="oooc:=IF([.D81]=&quot;Simple&quot;;1;IF([.D81]=&quot;Mediano&quot;;2;IF([.D81]=&quot;Complejo&quot;;3;IF([.D81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81]=&quot;Trainee&quot;;1.8;IF([.F81]=&quot;Junior&quot;;1.5;IF([.F81]=&quot;Semi-Senior&quot;;1.2;IF([.F81]=&quot;Senior&quot;;1))))" office:value-type="float" office:value="1.2">
            <text:p>1,2</text:p>
          </table:table-cell>
          <table:table-cell table:formula="oooc:=[.D81]" office:value-type="string" office:string-value="Simple">
            <text:p>Simple</text:p>
          </table:table-cell>
          <table:table-cell table:formula="oooc:=IF([.H81]=&quot;Simple&quot;;1;IF([.H81]=&quot;Mediano&quot;;1.3;IF([.H81]=&quot;Complejo&quot;;1.5;IF([.H81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81]=&quot;Muy Conocido&quot;;1;IF([.J81]=&quot;Conocido&quot;;1.3;IF([.J81]=&quot;Poco Conocido&quot;;1.5;IF([.J81]=&quot;Sin Conocimiento&quot;;1.8))))" office:value-type="float" office:value="1.3">
            <text:p>1,3</text:p>
          </table:table-cell>
          <table:table-cell table:formula="oooc:=[.E81]*[.G81]*[.I81]*[.K81]" office:value-type="float" office:value="1.56">
            <text:p>1,56</text:p>
          </table:table-cell>
          <table:table-cell table:formula="oooc:=[.L81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Distribución Geográfica</text:p>
          </table:table-cell>
          <table:table-cell office:value-type="float" office:value="81">
            <text:p>81</text:p>
          </table:table-cell>
          <table:table-cell office:value-type="string">
            <text:p>Registrar Barrio</text:p>
          </table:table-cell>
          <table:table-cell office:value-type="string">
            <text:p>Simple</text:p>
          </table:table-cell>
          <table:table-cell table:formula="oooc:=IF([.D82]=&quot;Simple&quot;;1;IF([.D82]=&quot;Mediano&quot;;2;IF([.D82]=&quot;Complejo&quot;;3;IF([.D82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82]=&quot;Trainee&quot;;1.8;IF([.F82]=&quot;Junior&quot;;1.5;IF([.F82]=&quot;Semi-Senior&quot;;1.2;IF([.F82]=&quot;Senior&quot;;1))))" office:value-type="float" office:value="1.2">
            <text:p>1,2</text:p>
          </table:table-cell>
          <table:table-cell table:formula="oooc:=[.D82]" office:value-type="string" office:string-value="Simple">
            <text:p>Simple</text:p>
          </table:table-cell>
          <table:table-cell table:formula="oooc:=IF([.H82]=&quot;Simple&quot;;1;IF([.H82]=&quot;Mediano&quot;;1.3;IF([.H82]=&quot;Complejo&quot;;1.5;IF([.H82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82]=&quot;Muy Conocido&quot;;1;IF([.J82]=&quot;Conocido&quot;;1.3;IF([.J82]=&quot;Poco Conocido&quot;;1.5;IF([.J82]=&quot;Sin Conocimiento&quot;;1.8))))" office:value-type="float" office:value="1.3">
            <text:p>1,3</text:p>
          </table:table-cell>
          <table:table-cell table:formula="oooc:=[.E82]*[.G82]*[.I82]*[.K82]" office:value-type="float" office:value="1.56">
            <text:p>1,56</text:p>
          </table:table-cell>
          <table:table-cell table:formula="oooc:=[.L82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Distribución Geográfica</text:p>
          </table:table-cell>
          <table:table-cell office:value-type="float" office:value="82">
            <text:p>82</text:p>
          </table:table-cell>
          <table:table-cell office:value-type="string">
            <text:p>Modificar Barrio</text:p>
          </table:table-cell>
          <table:table-cell office:value-type="string">
            <text:p>Simple</text:p>
          </table:table-cell>
          <table:table-cell table:formula="oooc:=IF([.D83]=&quot;Simple&quot;;1;IF([.D83]=&quot;Mediano&quot;;2;IF([.D83]=&quot;Complejo&quot;;3;IF([.D83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83]=&quot;Trainee&quot;;1.8;IF([.F83]=&quot;Junior&quot;;1.5;IF([.F83]=&quot;Semi-Senior&quot;;1.2;IF([.F83]=&quot;Senior&quot;;1))))" office:value-type="float" office:value="1.2">
            <text:p>1,2</text:p>
          </table:table-cell>
          <table:table-cell table:formula="oooc:=[.D83]" office:value-type="string" office:string-value="Simple">
            <text:p>Simple</text:p>
          </table:table-cell>
          <table:table-cell table:formula="oooc:=IF([.H83]=&quot;Simple&quot;;1;IF([.H83]=&quot;Mediano&quot;;1.3;IF([.H83]=&quot;Complejo&quot;;1.5;IF([.H83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83]=&quot;Muy Conocido&quot;;1;IF([.J83]=&quot;Conocido&quot;;1.3;IF([.J83]=&quot;Poco Conocido&quot;;1.5;IF([.J83]=&quot;Sin Conocimiento&quot;;1.8))))" office:value-type="float" office:value="1.3">
            <text:p>1,3</text:p>
          </table:table-cell>
          <table:table-cell table:formula="oooc:=[.E83]*[.G83]*[.I83]*[.K83]" office:value-type="float" office:value="1.56">
            <text:p>1,56</text:p>
          </table:table-cell>
          <table:table-cell table:formula="oooc:=[.L83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Distribución Geográfica</text:p>
          </table:table-cell>
          <table:table-cell office:value-type="float" office:value="83">
            <text:p>83</text:p>
          </table:table-cell>
          <table:table-cell office:value-type="string">
            <text:p>Consultar Barrio</text:p>
          </table:table-cell>
          <table:table-cell office:value-type="string">
            <text:p>Simple</text:p>
          </table:table-cell>
          <table:table-cell table:formula="oooc:=IF([.D84]=&quot;Simple&quot;;1;IF([.D84]=&quot;Mediano&quot;;2;IF([.D84]=&quot;Complejo&quot;;3;IF([.D84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84]=&quot;Trainee&quot;;1.8;IF([.F84]=&quot;Junior&quot;;1.5;IF([.F84]=&quot;Semi-Senior&quot;;1.2;IF([.F84]=&quot;Senior&quot;;1))))" office:value-type="float" office:value="1.2">
            <text:p>1,2</text:p>
          </table:table-cell>
          <table:table-cell table:formula="oooc:=[.D84]" office:value-type="string" office:string-value="Simple">
            <text:p>Simple</text:p>
          </table:table-cell>
          <table:table-cell table:formula="oooc:=IF([.H84]=&quot;Simple&quot;;1;IF([.H84]=&quot;Mediano&quot;;1.3;IF([.H84]=&quot;Complejo&quot;;1.5;IF([.H84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84]=&quot;Muy Conocido&quot;;1;IF([.J84]=&quot;Conocido&quot;;1.3;IF([.J84]=&quot;Poco Conocido&quot;;1.5;IF([.J84]=&quot;Sin Conocimiento&quot;;1.8))))" office:value-type="float" office:value="1.3">
            <text:p>1,3</text:p>
          </table:table-cell>
          <table:table-cell table:formula="oooc:=[.E84]*[.G84]*[.I84]*[.K84]" office:value-type="float" office:value="1.56">
            <text:p>1,56</text:p>
          </table:table-cell>
          <table:table-cell table:formula="oooc:=[.L84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Distribución Geográfica</text:p>
          </table:table-cell>
          <table:table-cell office:value-type="float" office:value="84">
            <text:p>84</text:p>
          </table:table-cell>
          <table:table-cell office:value-type="string">
            <text:p>Eliminar Barrio</text:p>
          </table:table-cell>
          <table:table-cell office:value-type="string">
            <text:p>Simple</text:p>
          </table:table-cell>
          <table:table-cell table:formula="oooc:=IF([.D85]=&quot;Simple&quot;;1;IF([.D85]=&quot;Mediano&quot;;2;IF([.D85]=&quot;Complejo&quot;;3;IF([.D85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85]=&quot;Trainee&quot;;1.8;IF([.F85]=&quot;Junior&quot;;1.5;IF([.F85]=&quot;Semi-Senior&quot;;1.2;IF([.F85]=&quot;Senior&quot;;1))))" office:value-type="float" office:value="1.2">
            <text:p>1,2</text:p>
          </table:table-cell>
          <table:table-cell table:formula="oooc:=[.D85]" office:value-type="string" office:string-value="Simple">
            <text:p>Simple</text:p>
          </table:table-cell>
          <table:table-cell table:formula="oooc:=IF([.H85]=&quot;Simple&quot;;1;IF([.H85]=&quot;Mediano&quot;;1.3;IF([.H85]=&quot;Complejo&quot;;1.5;IF([.H85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85]=&quot;Muy Conocido&quot;;1;IF([.J85]=&quot;Conocido&quot;;1.3;IF([.J85]=&quot;Poco Conocido&quot;;1.5;IF([.J85]=&quot;Sin Conocimiento&quot;;1.8))))" office:value-type="float" office:value="1.3">
            <text:p>1,3</text:p>
          </table:table-cell>
          <table:table-cell table:formula="oooc:=[.E85]*[.G85]*[.I85]*[.K85]" office:value-type="float" office:value="1.56">
            <text:p>1,56</text:p>
          </table:table-cell>
          <table:table-cell table:formula="oooc:=[.L85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Distribución Geográfica</text:p>
          </table:table-cell>
          <table:table-cell office:value-type="float" office:value="85">
            <text:p>85</text:p>
          </table:table-cell>
          <table:table-cell office:value-type="string">
            <text:p>Registrar Localidad</text:p>
          </table:table-cell>
          <table:table-cell office:value-type="string">
            <text:p>Simple</text:p>
          </table:table-cell>
          <table:table-cell table:formula="oooc:=IF([.D86]=&quot;Simple&quot;;1;IF([.D86]=&quot;Mediano&quot;;2;IF([.D86]=&quot;Complejo&quot;;3;IF([.D86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86]=&quot;Trainee&quot;;1.8;IF([.F86]=&quot;Junior&quot;;1.5;IF([.F86]=&quot;Semi-Senior&quot;;1.2;IF([.F86]=&quot;Senior&quot;;1))))" office:value-type="float" office:value="1.2">
            <text:p>1,2</text:p>
          </table:table-cell>
          <table:table-cell table:formula="oooc:=[.D86]" office:value-type="string" office:string-value="Simple">
            <text:p>Simple</text:p>
          </table:table-cell>
          <table:table-cell table:formula="oooc:=IF([.H86]=&quot;Simple&quot;;1;IF([.H86]=&quot;Mediano&quot;;1.3;IF([.H86]=&quot;Complejo&quot;;1.5;IF([.H86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86]=&quot;Muy Conocido&quot;;1;IF([.J86]=&quot;Conocido&quot;;1.3;IF([.J86]=&quot;Poco Conocido&quot;;1.5;IF([.J86]=&quot;Sin Conocimiento&quot;;1.8))))" office:value-type="float" office:value="1.3">
            <text:p>1,3</text:p>
          </table:table-cell>
          <table:table-cell table:formula="oooc:=[.E86]*[.G86]*[.I86]*[.K86]" office:value-type="float" office:value="1.56">
            <text:p>1,56</text:p>
          </table:table-cell>
          <table:table-cell table:formula="oooc:=[.L86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Distribución Geográfica</text:p>
          </table:table-cell>
          <table:table-cell office:value-type="float" office:value="86">
            <text:p>86</text:p>
          </table:table-cell>
          <table:table-cell office:value-type="string">
            <text:p>Modificar Localidad</text:p>
          </table:table-cell>
          <table:table-cell office:value-type="string">
            <text:p>Simple</text:p>
          </table:table-cell>
          <table:table-cell table:formula="oooc:=IF([.D87]=&quot;Simple&quot;;1;IF([.D87]=&quot;Mediano&quot;;2;IF([.D87]=&quot;Complejo&quot;;3;IF([.D87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87]=&quot;Trainee&quot;;1.8;IF([.F87]=&quot;Junior&quot;;1.5;IF([.F87]=&quot;Semi-Senior&quot;;1.2;IF([.F87]=&quot;Senior&quot;;1))))" office:value-type="float" office:value="1.2">
            <text:p>1,2</text:p>
          </table:table-cell>
          <table:table-cell table:formula="oooc:=[.D87]" office:value-type="string" office:string-value="Simple">
            <text:p>Simple</text:p>
          </table:table-cell>
          <table:table-cell table:formula="oooc:=IF([.H87]=&quot;Simple&quot;;1;IF([.H87]=&quot;Mediano&quot;;1.3;IF([.H87]=&quot;Complejo&quot;;1.5;IF([.H87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87]=&quot;Muy Conocido&quot;;1;IF([.J87]=&quot;Conocido&quot;;1.3;IF([.J87]=&quot;Poco Conocido&quot;;1.5;IF([.J87]=&quot;Sin Conocimiento&quot;;1.8))))" office:value-type="float" office:value="1.3">
            <text:p>1,3</text:p>
          </table:table-cell>
          <table:table-cell table:formula="oooc:=[.E87]*[.G87]*[.I87]*[.K87]" office:value-type="float" office:value="1.56">
            <text:p>1,56</text:p>
          </table:table-cell>
          <table:table-cell table:formula="oooc:=[.L87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Distribución Geográfica</text:p>
          </table:table-cell>
          <table:table-cell office:value-type="float" office:value="87">
            <text:p>87</text:p>
          </table:table-cell>
          <table:table-cell office:value-type="string">
            <text:p>Consultar Localidad</text:p>
          </table:table-cell>
          <table:table-cell office:value-type="string">
            <text:p>Simple</text:p>
          </table:table-cell>
          <table:table-cell table:formula="oooc:=IF([.D88]=&quot;Simple&quot;;1;IF([.D88]=&quot;Mediano&quot;;2;IF([.D88]=&quot;Complejo&quot;;3;IF([.D88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88]=&quot;Trainee&quot;;1.8;IF([.F88]=&quot;Junior&quot;;1.5;IF([.F88]=&quot;Semi-Senior&quot;;1.2;IF([.F88]=&quot;Senior&quot;;1))))" office:value-type="float" office:value="1.2">
            <text:p>1,2</text:p>
          </table:table-cell>
          <table:table-cell table:formula="oooc:=[.D88]" office:value-type="string" office:string-value="Simple">
            <text:p>Simple</text:p>
          </table:table-cell>
          <table:table-cell table:formula="oooc:=IF([.H88]=&quot;Simple&quot;;1;IF([.H88]=&quot;Mediano&quot;;1.3;IF([.H88]=&quot;Complejo&quot;;1.5;IF([.H88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88]=&quot;Muy Conocido&quot;;1;IF([.J88]=&quot;Conocido&quot;;1.3;IF([.J88]=&quot;Poco Conocido&quot;;1.5;IF([.J88]=&quot;Sin Conocimiento&quot;;1.8))))" office:value-type="float" office:value="1.3">
            <text:p>1,3</text:p>
          </table:table-cell>
          <table:table-cell table:formula="oooc:=[.E88]*[.G88]*[.I88]*[.K88]" office:value-type="float" office:value="1.56">
            <text:p>1,56</text:p>
          </table:table-cell>
          <table:table-cell table:formula="oooc:=[.L88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Distribución Geográfica</text:p>
          </table:table-cell>
          <table:table-cell office:value-type="float" office:value="88">
            <text:p>88</text:p>
          </table:table-cell>
          <table:table-cell office:value-type="string">
            <text:p>Eliminar Localidad</text:p>
          </table:table-cell>
          <table:table-cell office:value-type="string">
            <text:p>Simple</text:p>
          </table:table-cell>
          <table:table-cell table:formula="oooc:=IF([.D89]=&quot;Simple&quot;;1;IF([.D89]=&quot;Mediano&quot;;2;IF([.D89]=&quot;Complejo&quot;;3;IF([.D89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89]=&quot;Trainee&quot;;1.8;IF([.F89]=&quot;Junior&quot;;1.5;IF([.F89]=&quot;Semi-Senior&quot;;1.2;IF([.F89]=&quot;Senior&quot;;1))))" office:value-type="float" office:value="1.2">
            <text:p>1,2</text:p>
          </table:table-cell>
          <table:table-cell table:formula="oooc:=[.D89]" office:value-type="string" office:string-value="Simple">
            <text:p>Simple</text:p>
          </table:table-cell>
          <table:table-cell table:formula="oooc:=IF([.H89]=&quot;Simple&quot;;1;IF([.H89]=&quot;Mediano&quot;;1.3;IF([.H89]=&quot;Complejo&quot;;1.5;IF([.H89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89]=&quot;Muy Conocido&quot;;1;IF([.J89]=&quot;Conocido&quot;;1.3;IF([.J89]=&quot;Poco Conocido&quot;;1.5;IF([.J89]=&quot;Sin Conocimiento&quot;;1.8))))" office:value-type="float" office:value="1.3">
            <text:p>1,3</text:p>
          </table:table-cell>
          <table:table-cell table:formula="oooc:=[.E89]*[.G89]*[.I89]*[.K89]" office:value-type="float" office:value="1.56">
            <text:p>1,56</text:p>
          </table:table-cell>
          <table:table-cell table:formula="oooc:=[.L89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Tarifa </text:p>
          </table:table-cell>
          <table:table-cell office:value-type="float" office:value="89">
            <text:p>89</text:p>
          </table:table-cell>
          <table:table-cell office:value-type="string">
            <text:p>Eliminar Tarifa de Servicio de Agua</text:p>
          </table:table-cell>
          <table:table-cell office:value-type="string">
            <text:p>Simple</text:p>
          </table:table-cell>
          <table:table-cell table:formula="oooc:=IF([.D90]=&quot;Simple&quot;;1;IF([.D90]=&quot;Mediano&quot;;2;IF([.D90]=&quot;Complejo&quot;;3;IF([.D90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90]=&quot;Trainee&quot;;1.8;IF([.F90]=&quot;Junior&quot;;1.5;IF([.F90]=&quot;Semi-Senior&quot;;1.2;IF([.F90]=&quot;Senior&quot;;1))))" office:value-type="float" office:value="1.2">
            <text:p>1,2</text:p>
          </table:table-cell>
          <table:table-cell table:formula="oooc:=[.D90]" office:value-type="string" office:string-value="Simple">
            <text:p>Simple</text:p>
          </table:table-cell>
          <table:table-cell table:formula="oooc:=IF([.H90]=&quot;Simple&quot;;1;IF([.H90]=&quot;Mediano&quot;;1.3;IF([.H90]=&quot;Complejo&quot;;1.5;IF([.H90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90]=&quot;Muy Conocido&quot;;1;IF([.J90]=&quot;Conocido&quot;;1.3;IF([.J90]=&quot;Poco Conocido&quot;;1.5;IF([.J90]=&quot;Sin Conocimiento&quot;;1.8))))" office:value-type="float" office:value="1.3">
            <text:p>1,3</text:p>
          </table:table-cell>
          <table:table-cell table:formula="oooc:=[.E90]*[.G90]*[.I90]*[.K90]" office:value-type="float" office:value="1.56">
            <text:p>1,56</text:p>
          </table:table-cell>
          <table:table-cell table:formula="oooc:=[.L90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Tarifa</text:p>
          </table:table-cell>
          <table:table-cell office:value-type="float" office:value="90">
            <text:p>90</text:p>
          </table:table-cell>
          <table:table-cell office:value-type="string">
            <text:p>Eliminar Tarifa de Otros Cargos</text:p>
          </table:table-cell>
          <table:table-cell office:value-type="string">
            <text:p>Simple</text:p>
          </table:table-cell>
          <table:table-cell table:formula="oooc:=IF([.D91]=&quot;Simple&quot;;1;IF([.D91]=&quot;Mediano&quot;;2;IF([.D91]=&quot;Complejo&quot;;3;IF([.D91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91]=&quot;Trainee&quot;;1.8;IF([.F91]=&quot;Junior&quot;;1.5;IF([.F91]=&quot;Semi-Senior&quot;;1.2;IF([.F91]=&quot;Senior&quot;;1))))" office:value-type="float" office:value="1.2">
            <text:p>1,2</text:p>
          </table:table-cell>
          <table:table-cell table:formula="oooc:=[.D91]" office:value-type="string" office:string-value="Simple">
            <text:p>Simple</text:p>
          </table:table-cell>
          <table:table-cell table:formula="oooc:=IF([.H91]=&quot;Simple&quot;;1;IF([.H91]=&quot;Mediano&quot;;1.3;IF([.H91]=&quot;Complejo&quot;;1.5;IF([.H91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91]=&quot;Muy Conocido&quot;;1;IF([.J91]=&quot;Conocido&quot;;1.3;IF([.J91]=&quot;Poco Conocido&quot;;1.5;IF([.J91]=&quot;Sin Conocimiento&quot;;1.8))))" office:value-type="float" office:value="1.3">
            <text:p>1,3</text:p>
          </table:table-cell>
          <table:table-cell table:formula="oooc:=[.E91]*[.G91]*[.I91]*[.K91]" office:value-type="float" office:value="1.56">
            <text:p>1,56</text:p>
          </table:table-cell>
          <table:table-cell table:formula="oooc:=[.L91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Facturación</text:p>
          </table:table-cell>
          <table:table-cell office:value-type="float" office:value="91">
            <text:p>91</text:p>
          </table:table-cell>
          <table:table-cell office:value-type="string">
            <text:p>Eliminar Período de Medición</text:p>
          </table:table-cell>
          <table:table-cell office:value-type="string">
            <text:p>Simple</text:p>
          </table:table-cell>
          <table:table-cell table:formula="oooc:=IF([.D92]=&quot;Simple&quot;;1;IF([.D92]=&quot;Mediano&quot;;2;IF([.D92]=&quot;Complejo&quot;;3;IF([.D92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92]=&quot;Trainee&quot;;1.8;IF([.F92]=&quot;Junior&quot;;1.5;IF([.F92]=&quot;Semi-Senior&quot;;1.2;IF([.F92]=&quot;Senior&quot;;1))))" office:value-type="float" office:value="1.2">
            <text:p>1,2</text:p>
          </table:table-cell>
          <table:table-cell table:formula="oooc:=[.D92]" office:value-type="string" office:string-value="Simple">
            <text:p>Simple</text:p>
          </table:table-cell>
          <table:table-cell table:formula="oooc:=IF([.H92]=&quot;Simple&quot;;1;IF([.H92]=&quot;Mediano&quot;;1.3;IF([.H92]=&quot;Complejo&quot;;1.5;IF([.H92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92]=&quot;Muy Conocido&quot;;1;IF([.J92]=&quot;Conocido&quot;;1.3;IF([.J92]=&quot;Poco Conocido&quot;;1.5;IF([.J92]=&quot;Sin Conocimiento&quot;;1.8))))" office:value-type="float" office:value="1.3">
            <text:p>1,3</text:p>
          </table:table-cell>
          <table:table-cell table:formula="oooc:=[.E92]*[.G92]*[.I92]*[.K92]" office:value-type="float" office:value="1.56">
            <text:p>1,56</text:p>
          </table:table-cell>
          <table:table-cell table:formula="oooc:=[.L92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Propiedad</text:p>
          </table:table-cell>
          <table:table-cell office:value-type="float" office:value="92">
            <text:p>92</text:p>
          </table:table-cell>
          <table:table-cell office:value-type="string">
            <text:p>Consultar Categoría</text:p>
          </table:table-cell>
          <table:table-cell office:value-type="string">
            <text:p>Simple</text:p>
          </table:table-cell>
          <table:table-cell table:formula="oooc:=IF([.D93]=&quot;Simple&quot;;1;IF([.D93]=&quot;Mediano&quot;;2;IF([.D93]=&quot;Complejo&quot;;3;IF([.D93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93]=&quot;Trainee&quot;;1.8;IF([.F93]=&quot;Junior&quot;;1.5;IF([.F93]=&quot;Semi-Senior&quot;;1.2;IF([.F93]=&quot;Senior&quot;;1))))" office:value-type="float" office:value="1.2">
            <text:p>1,2</text:p>
          </table:table-cell>
          <table:table-cell table:formula="oooc:=[.D93]" office:value-type="string" office:string-value="Simple">
            <text:p>Simple</text:p>
          </table:table-cell>
          <table:table-cell table:formula="oooc:=IF([.H93]=&quot;Simple&quot;;1;IF([.H93]=&quot;Mediano&quot;;1.3;IF([.H93]=&quot;Complejo&quot;;1.5;IF([.H93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93]=&quot;Muy Conocido&quot;;1;IF([.J93]=&quot;Conocido&quot;;1.3;IF([.J93]=&quot;Poco Conocido&quot;;1.5;IF([.J93]=&quot;Sin Conocimiento&quot;;1.8))))" office:value-type="float" office:value="1.3">
            <text:p>1,3</text:p>
          </table:table-cell>
          <table:table-cell table:formula="oooc:=[.E93]*[.G93]*[.I93]*[.K93]" office:value-type="float" office:value="1.56">
            <text:p>1,56</text:p>
          </table:table-cell>
          <table:table-cell table:formula="oooc:=[.L93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Medición</text:p>
          </table:table-cell>
          <table:table-cell office:value-type="float" office:value="93">
            <text:p>93</text:p>
          </table:table-cell>
          <table:table-cell office:value-type="string">
            <text:p>Anular Lectura</text:p>
          </table:table-cell>
          <table:table-cell office:value-type="string">
            <text:p>Simple</text:p>
          </table:table-cell>
          <table:table-cell table:formula="oooc:=IF([.D94]=&quot;Simple&quot;;1;IF([.D94]=&quot;Mediano&quot;;2;IF([.D94]=&quot;Complejo&quot;;3;IF([.D94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94]=&quot;Trainee&quot;;1.8;IF([.F94]=&quot;Junior&quot;;1.5;IF([.F94]=&quot;Semi-Senior&quot;;1.2;IF([.F94]=&quot;Senior&quot;;1))))" office:value-type="float" office:value="1.2">
            <text:p>1,2</text:p>
          </table:table-cell>
          <table:table-cell table:formula="oooc:=[.D94]" office:value-type="string" office:string-value="Simple">
            <text:p>Simple</text:p>
          </table:table-cell>
          <table:table-cell table:formula="oooc:=IF([.H94]=&quot;Simple&quot;;1;IF([.H94]=&quot;Mediano&quot;;1.3;IF([.H94]=&quot;Complejo&quot;;1.5;IF([.H94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94]=&quot;Muy Conocido&quot;;1;IF([.J94]=&quot;Conocido&quot;;1.3;IF([.J94]=&quot;Poco Conocido&quot;;1.5;IF([.J94]=&quot;Sin Conocimiento&quot;;1.8))))" office:value-type="float" office:value="1.3">
            <text:p>1,3</text:p>
          </table:table-cell>
          <table:table-cell table:formula="oooc:=[.E94]*[.G94]*[.I94]*[.K94]" office:value-type="float" office:value="1.56">
            <text:p>1,56</text:p>
          </table:table-cell>
          <table:table-cell table:formula="oooc:=[.L94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Medición</text:p>
          </table:table-cell>
          <table:table-cell office:value-type="float" office:value="94">
            <text:p>94</text:p>
          </table:table-cell>
          <table:table-cell office:value-type="string">
            <text:p>Modificar Lectura de Medidor en Captor</text:p>
          </table:table-cell>
          <table:table-cell office:value-type="string">
            <text:p>Mediano</text:p>
          </table:table-cell>
          <table:table-cell table:formula="oooc:=IF([.D95]=&quot;Simple&quot;;1;IF([.D95]=&quot;Mediano&quot;;2;IF([.D95]=&quot;Complejo&quot;;3;IF([.D95]=&quot;Muy Complejo&quot;;5))))" office:value-type="float" office:value="2">
            <text:p>2</text:p>
          </table:table-cell>
          <table:table-cell office:value-type="string">
            <text:p>Semi-Senior</text:p>
          </table:table-cell>
          <table:table-cell table:formula="oooc:=IF([.F95]=&quot;Trainee&quot;;1.8;IF([.F95]=&quot;Junior&quot;;1.5;IF([.F95]=&quot;Semi-Senior&quot;;1.2;IF([.F95]=&quot;Senior&quot;;1))))" office:value-type="float" office:value="1.2">
            <text:p>1,2</text:p>
          </table:table-cell>
          <table:table-cell table:formula="oooc:=[.D95]" office:value-type="string" office:string-value="Mediano">
            <text:p>Mediano</text:p>
          </table:table-cell>
          <table:table-cell table:formula="oooc:=IF([.H95]=&quot;Simple&quot;;1;IF([.H95]=&quot;Mediano&quot;;1.3;IF([.H95]=&quot;Complejo&quot;;1.5;IF([.H95]=&quot;Muy Complejo&quot;;1.8))))" office:value-type="float" office:value="1.3">
            <text:p>1,3</text:p>
          </table:table-cell>
          <table:table-cell office:value-type="string">
            <text:p>Conocido</text:p>
          </table:table-cell>
          <table:table-cell table:formula="oooc:=IF([.J95]=&quot;Muy Conocido&quot;;1;IF([.J95]=&quot;Conocido&quot;;1.3;IF([.J95]=&quot;Poco Conocido&quot;;1.5;IF([.J95]=&quot;Sin Conocimiento&quot;;1.8))))" office:value-type="float" office:value="1.3">
            <text:p>1,3</text:p>
          </table:table-cell>
          <table:table-cell table:formula="oooc:=[.E95]*[.G95]*[.I95]*[.K95]" office:value-type="float" office:value="4.056">
            <text:p>4,06</text:p>
          </table:table-cell>
          <table:table-cell table:formula="oooc:=[.L95]*1.96" office:value-type="float" office:value="7.94976">
            <text:p>7,95</text:p>
          </table:table-cell>
          <table:table-cell table:number-columns-repeated="243"/>
        </table:table-row>
        <table:table-row table:style-name="ro1">
          <table:table-cell office:value-type="string">
            <text:p>Medición</text:p>
          </table:table-cell>
          <table:table-cell office:value-type="float" office:value="95">
            <text:p>95</text:p>
          </table:table-cell>
          <table:table-cell office:value-type="string">
            <text:p>Consultar Lectura de Medidor en Captor</text:p>
          </table:table-cell>
          <table:table-cell office:value-type="string">
            <text:p>Simple</text:p>
          </table:table-cell>
          <table:table-cell table:formula="oooc:=IF([.D96]=&quot;Simple&quot;;1;IF([.D96]=&quot;Mediano&quot;;2;IF([.D96]=&quot;Complejo&quot;;3;IF([.D96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96]=&quot;Trainee&quot;;1.8;IF([.F96]=&quot;Junior&quot;;1.5;IF([.F96]=&quot;Semi-Senior&quot;;1.2;IF([.F96]=&quot;Senior&quot;;1))))" office:value-type="float" office:value="1.2">
            <text:p>1,2</text:p>
          </table:table-cell>
          <table:table-cell table:formula="oooc:=[.D96]" office:value-type="string" office:string-value="Simple">
            <text:p>Simple</text:p>
          </table:table-cell>
          <table:table-cell table:formula="oooc:=IF([.H96]=&quot;Simple&quot;;1;IF([.H96]=&quot;Mediano&quot;;1.3;IF([.H96]=&quot;Complejo&quot;;1.5;IF([.H96]=&quot;Muy Complejo&quot;;1.8))))" office:value-type="float" office:value="1">
            <text:p>1</text:p>
          </table:table-cell>
          <table:table-cell office:value-type="string">
            <text:p>Poco Conocido</text:p>
          </table:table-cell>
          <table:table-cell table:formula="oooc:=IF([.J96]=&quot;Muy Conocido&quot;;1;IF([.J96]=&quot;Conocido&quot;;1.3;IF([.J96]=&quot;Poco Conocido&quot;;1.5;IF([.J96]=&quot;Sin Conocimiento&quot;;1.8))))" office:value-type="float" office:value="1.5">
            <text:p>1,5</text:p>
          </table:table-cell>
          <table:table-cell table:formula="oooc:=[.E96]*[.G96]*[.I96]*[.K96]" office:value-type="float" office:value="1.8">
            <text:p>1,8</text:p>
          </table:table-cell>
          <table:table-cell table:formula="oooc:=[.L96]*1.96" office:value-type="float" office:value="3.528">
            <text:p>3,53</text:p>
          </table:table-cell>
          <table:table-cell table:number-columns-repeated="243"/>
        </table:table-row>
        <table:table-row table:style-name="ro1">
          <table:table-cell office:value-type="string">
            <text:p>Medición</text:p>
          </table:table-cell>
          <table:table-cell office:value-type="float" office:value="96">
            <text:p>96</text:p>
          </table:table-cell>
          <table:table-cell office:value-type="string">
            <text:p>Anular Lectura de Medidor en Captor</text:p>
          </table:table-cell>
          <table:table-cell office:value-type="string">
            <text:p>Simple</text:p>
          </table:table-cell>
          <table:table-cell table:formula="oooc:=IF([.D97]=&quot;Simple&quot;;1;IF([.D97]=&quot;Mediano&quot;;2;IF([.D97]=&quot;Complejo&quot;;3;IF([.D97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97]=&quot;Trainee&quot;;1.8;IF([.F97]=&quot;Junior&quot;;1.5;IF([.F97]=&quot;Semi-Senior&quot;;1.2;IF([.F97]=&quot;Senior&quot;;1))))" office:value-type="float" office:value="1.2">
            <text:p>1,2</text:p>
          </table:table-cell>
          <table:table-cell table:formula="oooc:=[.D97]" office:value-type="string" office:string-value="Simple">
            <text:p>Simple</text:p>
          </table:table-cell>
          <table:table-cell table:formula="oooc:=IF([.H97]=&quot;Simple&quot;;1;IF([.H97]=&quot;Mediano&quot;;1.3;IF([.H97]=&quot;Complejo&quot;;1.5;IF([.H97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97]=&quot;Muy Conocido&quot;;1;IF([.J97]=&quot;Conocido&quot;;1.3;IF([.J97]=&quot;Poco Conocido&quot;;1.5;IF([.J97]=&quot;Sin Conocimiento&quot;;1.8))))" office:value-type="float" office:value="1.3">
            <text:p>1,3</text:p>
          </table:table-cell>
          <table:table-cell table:formula="oooc:=[.E97]*[.G97]*[.I97]*[.K97]" office:value-type="float" office:value="1.56">
            <text:p>1,56</text:p>
          </table:table-cell>
          <table:table-cell table:formula="oooc:=[.L97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Medición</text:p>
          </table:table-cell>
          <table:table-cell office:value-type="float" office:value="97">
            <text:p>97</text:p>
          </table:table-cell>
          <table:table-cell office:value-type="string">
            <text:p>Sincronizar Lecturas On Line</text:p>
          </table:table-cell>
          <table:table-cell office:value-type="string">
            <text:p>Complejo</text:p>
          </table:table-cell>
          <table:table-cell table:formula="oooc:=IF([.D98]=&quot;Simple&quot;;1;IF([.D98]=&quot;Mediano&quot;;2;IF([.D98]=&quot;Complejo&quot;;3;IF([.D98]=&quot;Muy Complejo&quot;;5))))" office:value-type="float" office:value="3">
            <text:p>3</text:p>
          </table:table-cell>
          <table:table-cell office:value-type="string">
            <text:p>Semi-Senior</text:p>
          </table:table-cell>
          <table:table-cell table:formula="oooc:=IF([.F98]=&quot;Trainee&quot;;1.8;IF([.F98]=&quot;Junior&quot;;1.5;IF([.F98]=&quot;Semi-Senior&quot;;1.2;IF([.F98]=&quot;Senior&quot;;1))))" office:value-type="float" office:value="1.2">
            <text:p>1,2</text:p>
          </table:table-cell>
          <table:table-cell table:formula="oooc:=[.D98]" office:value-type="string" office:string-value="Complejo">
            <text:p>Complejo</text:p>
          </table:table-cell>
          <table:table-cell table:formula="oooc:=IF([.H98]=&quot;Simple&quot;;1;IF([.H98]=&quot;Mediano&quot;;1.3;IF([.H98]=&quot;Complejo&quot;;1.5;IF([.H98]=&quot;Muy Complejo&quot;;1.8))))" office:value-type="float" office:value="1.5">
            <text:p>1,5</text:p>
          </table:table-cell>
          <table:table-cell office:value-type="string">
            <text:p>Conocido</text:p>
          </table:table-cell>
          <table:table-cell table:formula="oooc:=IF([.J98]=&quot;Muy Conocido&quot;;1;IF([.J98]=&quot;Conocido&quot;;1.3;IF([.J98]=&quot;Poco Conocido&quot;;1.5;IF([.J98]=&quot;Sin Conocimiento&quot;;1.8))))" office:value-type="float" office:value="1.3">
            <text:p>1,3</text:p>
          </table:table-cell>
          <table:table-cell table:formula="oooc:=[.E98]*[.G98]*[.I98]*[.K98]" office:value-type="float" office:value="7.02">
            <text:p>7,02</text:p>
          </table:table-cell>
          <table:table-cell table:formula="oooc:=[.L98]*1.96" office:value-type="float" office:value="13.7592">
            <text:p>13,76</text:p>
          </table:table-cell>
          <table:table-cell table:number-columns-repeated="243"/>
        </table:table-row>
        <table:table-row table:style-name="ro1">
          <table:table-cell office:value-type="string">
            <text:p>Medición</text:p>
          </table:table-cell>
          <table:table-cell office:value-type="float" office:value="98">
            <text:p>98</text:p>
          </table:table-cell>
          <table:table-cell office:value-type="string">
            <text:p>Emitir Informe de Fallas de Lecturas</text:p>
          </table:table-cell>
          <table:table-cell office:value-type="string">
            <text:p>Mediano</text:p>
          </table:table-cell>
          <table:table-cell table:formula="oooc:=IF([.D99]=&quot;Simple&quot;;1;IF([.D99]=&quot;Mediano&quot;;2;IF([.D99]=&quot;Complejo&quot;;3;IF([.D99]=&quot;Muy Complejo&quot;;5))))" office:value-type="float" office:value="2">
            <text:p>2</text:p>
          </table:table-cell>
          <table:table-cell office:value-type="string">
            <text:p>Semi-Senior</text:p>
          </table:table-cell>
          <table:table-cell table:formula="oooc:=IF([.F99]=&quot;Trainee&quot;;1.8;IF([.F99]=&quot;Junior&quot;;1.5;IF([.F99]=&quot;Semi-Senior&quot;;1.2;IF([.F99]=&quot;Senior&quot;;1))))" office:value-type="float" office:value="1.2">
            <text:p>1,2</text:p>
          </table:table-cell>
          <table:table-cell table:formula="oooc:=[.D99]" office:value-type="string" office:string-value="Mediano">
            <text:p>Mediano</text:p>
          </table:table-cell>
          <table:table-cell table:formula="oooc:=IF([.H99]=&quot;Simple&quot;;1;IF([.H99]=&quot;Mediano&quot;;1.3;IF([.H99]=&quot;Complejo&quot;;1.5;IF([.H99]=&quot;Muy Complejo&quot;;1.8))))" office:value-type="float" office:value="1.3">
            <text:p>1,3</text:p>
          </table:table-cell>
          <table:table-cell office:value-type="string">
            <text:p>Conocido</text:p>
          </table:table-cell>
          <table:table-cell table:formula="oooc:=IF([.J99]=&quot;Muy Conocido&quot;;1;IF([.J99]=&quot;Conocido&quot;;1.3;IF([.J99]=&quot;Poco Conocido&quot;;1.5;IF([.J99]=&quot;Sin Conocimiento&quot;;1.8))))" office:value-type="float" office:value="1.3">
            <text:p>1,3</text:p>
          </table:table-cell>
          <table:table-cell table:formula="oooc:=[.E99]*[.G99]*[.I99]*[.K99]" office:value-type="float" office:value="4.056">
            <text:p>4,06</text:p>
          </table:table-cell>
          <table:table-cell table:formula="oooc:=[.L99]*1.96" office:value-type="float" office:value="7.94976">
            <text:p>7,95</text:p>
          </table:table-cell>
          <table:table-cell table:number-columns-repeated="243"/>
        </table:table-row>
        <table:table-row table:style-name="ro1">
          <table:table-cell office:value-type="string">
            <text:p>Medición</text:p>
          </table:table-cell>
          <table:table-cell office:value-type="float" office:value="99">
            <text:p>99</text:p>
          </table:table-cell>
          <table:table-cell office:value-type="string">
            <text:p>Emitir Informe de Lecturas</text:p>
          </table:table-cell>
          <table:table-cell office:value-type="string">
            <text:p>Complejo</text:p>
          </table:table-cell>
          <table:table-cell table:formula="oooc:=IF([.D100]=&quot;Simple&quot;;1;IF([.D100]=&quot;Mediano&quot;;2;IF([.D100]=&quot;Complejo&quot;;3;IF([.D100]=&quot;Muy Complejo&quot;;5))))" office:value-type="float" office:value="3">
            <text:p>3</text:p>
          </table:table-cell>
          <table:table-cell office:value-type="string">
            <text:p>Semi-Senior</text:p>
          </table:table-cell>
          <table:table-cell table:formula="oooc:=IF([.F100]=&quot;Trainee&quot;;1.8;IF([.F100]=&quot;Junior&quot;;1.5;IF([.F100]=&quot;Semi-Senior&quot;;1.2;IF([.F100]=&quot;Senior&quot;;1))))" office:value-type="float" office:value="1.2">
            <text:p>1,2</text:p>
          </table:table-cell>
          <table:table-cell table:formula="oooc:=[.D100]" office:value-type="string" office:string-value="Complejo">
            <text:p>Complejo</text:p>
          </table:table-cell>
          <table:table-cell table:formula="oooc:=IF([.H100]=&quot;Simple&quot;;1;IF([.H100]=&quot;Mediano&quot;;1.3;IF([.H100]=&quot;Complejo&quot;;1.5;IF([.H100]=&quot;Muy Complejo&quot;;1.8))))" office:value-type="float" office:value="1.5">
            <text:p>1,5</text:p>
          </table:table-cell>
          <table:table-cell office:value-type="string">
            <text:p>Conocido</text:p>
          </table:table-cell>
          <table:table-cell table:formula="oooc:=IF([.J100]=&quot;Muy Conocido&quot;;1;IF([.J100]=&quot;Conocido&quot;;1.3;IF([.J100]=&quot;Poco Conocido&quot;;1.5;IF([.J100]=&quot;Sin Conocimiento&quot;;1.8))))" office:value-type="float" office:value="1.3">
            <text:p>1,3</text:p>
          </table:table-cell>
          <table:table-cell table:formula="oooc:=[.E100]*[.G100]*[.I100]*[.K100]" office:value-type="float" office:value="7.02">
            <text:p>7,02</text:p>
          </table:table-cell>
          <table:table-cell table:formula="oooc:=[.L100]*1.96" office:value-type="float" office:value="13.7592">
            <text:p>13,76</text:p>
          </table:table-cell>
          <table:table-cell table:number-columns-repeated="243"/>
        </table:table-row>
        <table:table-row table:style-name="ro1">
          <table:table-cell office:value-type="string">
            <text:p>Medición</text:p>
          </table:table-cell>
          <table:table-cell office:value-type="float" office:value="100">
            <text:p>100</text:p>
          </table:table-cell>
          <table:table-cell office:value-type="string">
            <text:p>Emitir Informe de Usuarios sin Mediciones en Período</text:p>
          </table:table-cell>
          <table:table-cell office:value-type="string">
            <text:p>Mediano</text:p>
          </table:table-cell>
          <table:table-cell table:formula="oooc:=IF([.D101]=&quot;Simple&quot;;1;IF([.D101]=&quot;Mediano&quot;;2;IF([.D101]=&quot;Complejo&quot;;3;IF([.D101]=&quot;Muy Complejo&quot;;5))))" office:value-type="float" office:value="2">
            <text:p>2</text:p>
          </table:table-cell>
          <table:table-cell office:value-type="string">
            <text:p>Semi-Senior</text:p>
          </table:table-cell>
          <table:table-cell table:formula="oooc:=IF([.F101]=&quot;Trainee&quot;;1.8;IF([.F101]=&quot;Junior&quot;;1.5;IF([.F101]=&quot;Semi-Senior&quot;;1.2;IF([.F101]=&quot;Senior&quot;;1))))" office:value-type="float" office:value="1.2">
            <text:p>1,2</text:p>
          </table:table-cell>
          <table:table-cell table:formula="oooc:=[.D101]" office:value-type="string" office:string-value="Mediano">
            <text:p>Mediano</text:p>
          </table:table-cell>
          <table:table-cell table:formula="oooc:=IF([.H101]=&quot;Simple&quot;;1;IF([.H101]=&quot;Mediano&quot;;1.3;IF([.H101]=&quot;Complejo&quot;;1.5;IF([.H101]=&quot;Muy Complejo&quot;;1.8))))" office:value-type="float" office:value="1.3">
            <text:p>1,3</text:p>
          </table:table-cell>
          <table:table-cell office:value-type="string">
            <text:p>Conocido</text:p>
          </table:table-cell>
          <table:table-cell table:formula="oooc:=IF([.J101]=&quot;Muy Conocido&quot;;1;IF([.J101]=&quot;Conocido&quot;;1.3;IF([.J101]=&quot;Poco Conocido&quot;;1.5;IF([.J101]=&quot;Sin Conocimiento&quot;;1.8))))" office:value-type="float" office:value="1.3">
            <text:p>1,3</text:p>
          </table:table-cell>
          <table:table-cell table:formula="oooc:=[.E101]*[.G101]*[.I101]*[.K101]" office:value-type="float" office:value="4.056">
            <text:p>4,06</text:p>
          </table:table-cell>
          <table:table-cell table:formula="oooc:=[.L101]*1.96" office:value-type="float" office:value="7.94976">
            <text:p>7,95</text:p>
          </table:table-cell>
          <table:table-cell table:number-columns-repeated="243"/>
        </table:table-row>
        <table:table-row table:style-name="ro1">
          <table:table-cell office:value-type="string">
            <text:p>Distribución Geográfica</text:p>
          </table:table-cell>
          <table:table-cell office:value-type="float" office:value="101">
            <text:p>101</text:p>
          </table:table-cell>
          <table:table-cell office:value-type="string">
            <text:p>Generar Nomenclador de Rutas</text:p>
          </table:table-cell>
          <table:table-cell office:value-type="string">
            <text:p>Complejo</text:p>
          </table:table-cell>
          <table:table-cell table:formula="oooc:=IF([.D102]=&quot;Simple&quot;;1;IF([.D102]=&quot;Mediano&quot;;2;IF([.D102]=&quot;Complejo&quot;;3;IF([.D102]=&quot;Muy Complejo&quot;;5))))" office:value-type="float" office:value="3">
            <text:p>3</text:p>
          </table:table-cell>
          <table:table-cell office:value-type="string">
            <text:p>Semi-Senior</text:p>
          </table:table-cell>
          <table:table-cell table:formula="oooc:=IF([.F102]=&quot;Trainee&quot;;1.8;IF([.F102]=&quot;Junior&quot;;1.5;IF([.F102]=&quot;Semi-Senior&quot;;1.2;IF([.F102]=&quot;Senior&quot;;1))))" office:value-type="float" office:value="1.2">
            <text:p>1,2</text:p>
          </table:table-cell>
          <table:table-cell table:formula="oooc:=[.D102]" office:value-type="string" office:string-value="Complejo">
            <text:p>Complejo</text:p>
          </table:table-cell>
          <table:table-cell table:formula="oooc:=IF([.H102]=&quot;Simple&quot;;1;IF([.H102]=&quot;Mediano&quot;;1.3;IF([.H102]=&quot;Complejo&quot;;1.5;IF([.H102]=&quot;Muy Complejo&quot;;1.8))))" office:value-type="float" office:value="1.5">
            <text:p>1,5</text:p>
          </table:table-cell>
          <table:table-cell office:value-type="string">
            <text:p>Conocido</text:p>
          </table:table-cell>
          <table:table-cell table:formula="oooc:=IF([.J102]=&quot;Muy Conocido&quot;;1;IF([.J102]=&quot;Conocido&quot;;1.3;IF([.J102]=&quot;Poco Conocido&quot;;1.5;IF([.J102]=&quot;Sin Conocimiento&quot;;1.8))))" office:value-type="float" office:value="1.3">
            <text:p>1,3</text:p>
          </table:table-cell>
          <table:table-cell table:formula="oooc:=[.E102]*[.G102]*[.I102]*[.K102]" office:value-type="float" office:value="7.02">
            <text:p>7,02</text:p>
          </table:table-cell>
          <table:table-cell table:formula="oooc:=[.L102]*1.96" office:value-type="float" office:value="13.7592">
            <text:p>13,76</text:p>
          </table:table-cell>
          <table:table-cell table:number-columns-repeated="243"/>
        </table:table-row>
        <table:table-row table:style-name="ro1">
          <table:table-cell office:value-type="string">
            <text:p>Distribución Geográfica</text:p>
          </table:table-cell>
          <table:table-cell office:value-type="float" office:value="102">
            <text:p>102</text:p>
          </table:table-cell>
          <table:table-cell office:value-type="string">
            <text:p>Cambiar Asignación de Responsable de Hoja de Ruta</text:p>
          </table:table-cell>
          <table:table-cell office:value-type="string">
            <text:p>Simple</text:p>
          </table:table-cell>
          <table:table-cell table:formula="oooc:=IF([.D103]=&quot;Simple&quot;;1;IF([.D103]=&quot;Mediano&quot;;2;IF([.D103]=&quot;Complejo&quot;;3;IF([.D103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103]=&quot;Trainee&quot;;1.8;IF([.F103]=&quot;Junior&quot;;1.5;IF([.F103]=&quot;Semi-Senior&quot;;1.2;IF([.F103]=&quot;Senior&quot;;1))))" office:value-type="float" office:value="1.2">
            <text:p>1,2</text:p>
          </table:table-cell>
          <table:table-cell table:formula="oooc:=[.D103]" office:value-type="string" office:string-value="Simple">
            <text:p>Simple</text:p>
          </table:table-cell>
          <table:table-cell table:formula="oooc:=IF([.H103]=&quot;Simple&quot;;1;IF([.H103]=&quot;Mediano&quot;;1.3;IF([.H103]=&quot;Complejo&quot;;1.5;IF([.H103]=&quot;Muy Complejo&quot;;1.8))))" office:value-type="float" office:value="1">
            <text:p>1</text:p>
          </table:table-cell>
          <table:table-cell office:value-type="string">
            <text:p>Poco Conocido</text:p>
          </table:table-cell>
          <table:table-cell table:formula="oooc:=IF([.J103]=&quot;Muy Conocido&quot;;1;IF([.J103]=&quot;Conocido&quot;;1.3;IF([.J103]=&quot;Poco Conocido&quot;;1.5;IF([.J103]=&quot;Sin Conocimiento&quot;;1.8))))" office:value-type="float" office:value="1.5">
            <text:p>1,5</text:p>
          </table:table-cell>
          <table:table-cell table:formula="oooc:=[.E103]*[.G103]*[.I103]*[.K103]" office:value-type="float" office:value="1.8">
            <text:p>1,8</text:p>
          </table:table-cell>
          <table:table-cell table:formula="oooc:=[.L103]*1.96" office:value-type="float" office:value="3.528">
            <text:p>3,53</text:p>
          </table:table-cell>
          <table:table-cell table:number-columns-repeated="243"/>
        </table:table-row>
        <table:table-row table:style-name="ro1">
          <table:table-cell office:value-type="string">
            <text:p>Medición</text:p>
          </table:table-cell>
          <table:table-cell office:value-type="float" office:value="103">
            <text:p>103</text:p>
          </table:table-cell>
          <table:table-cell office:value-type="string">
            <text:p>Registrar Captor</text:p>
          </table:table-cell>
          <table:table-cell office:value-type="string">
            <text:p>Simple</text:p>
          </table:table-cell>
          <table:table-cell table:formula="oooc:=IF([.D104]=&quot;Simple&quot;;1;IF([.D104]=&quot;Mediano&quot;;2;IF([.D104]=&quot;Complejo&quot;;3;IF([.D104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104]=&quot;Trainee&quot;;1.8;IF([.F104]=&quot;Junior&quot;;1.5;IF([.F104]=&quot;Semi-Senior&quot;;1.2;IF([.F104]=&quot;Senior&quot;;1))))" office:value-type="float" office:value="1.2">
            <text:p>1,2</text:p>
          </table:table-cell>
          <table:table-cell table:formula="oooc:=[.D104]" office:value-type="string" office:string-value="Simple">
            <text:p>Simple</text:p>
          </table:table-cell>
          <table:table-cell table:formula="oooc:=IF([.H104]=&quot;Simple&quot;;1;IF([.H104]=&quot;Mediano&quot;;1.3;IF([.H104]=&quot;Complejo&quot;;1.5;IF([.H104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104]=&quot;Muy Conocido&quot;;1;IF([.J104]=&quot;Conocido&quot;;1.3;IF([.J104]=&quot;Poco Conocido&quot;;1.5;IF([.J104]=&quot;Sin Conocimiento&quot;;1.8))))" office:value-type="float" office:value="1.3">
            <text:p>1,3</text:p>
          </table:table-cell>
          <table:table-cell table:formula="oooc:=[.E104]*[.G104]*[.I104]*[.K104]" office:value-type="float" office:value="1.56">
            <text:p>1,56</text:p>
          </table:table-cell>
          <table:table-cell table:formula="oooc:=[.L104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Medición</text:p>
          </table:table-cell>
          <table:table-cell office:value-type="float" office:value="104">
            <text:p>104</text:p>
          </table:table-cell>
          <table:table-cell office:value-type="string">
            <text:p>Modificar Captor</text:p>
          </table:table-cell>
          <table:table-cell office:value-type="string">
            <text:p>Simple</text:p>
          </table:table-cell>
          <table:table-cell table:formula="oooc:=IF([.D105]=&quot;Simple&quot;;1;IF([.D105]=&quot;Mediano&quot;;2;IF([.D105]=&quot;Complejo&quot;;3;IF([.D105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105]=&quot;Trainee&quot;;1.8;IF([.F105]=&quot;Junior&quot;;1.5;IF([.F105]=&quot;Semi-Senior&quot;;1.2;IF([.F105]=&quot;Senior&quot;;1))))" office:value-type="float" office:value="1.2">
            <text:p>1,2</text:p>
          </table:table-cell>
          <table:table-cell table:formula="oooc:=[.D105]" office:value-type="string" office:string-value="Simple">
            <text:p>Simple</text:p>
          </table:table-cell>
          <table:table-cell table:formula="oooc:=IF([.H105]=&quot;Simple&quot;;1;IF([.H105]=&quot;Mediano&quot;;1.3;IF([.H105]=&quot;Complejo&quot;;1.5;IF([.H105]=&quot;Muy Complejo&quot;;1.8))))" office:value-type="float" office:value="1">
            <text:p>1</text:p>
          </table:table-cell>
          <table:table-cell office:value-type="string">
            <text:p>Poco Conocido</text:p>
          </table:table-cell>
          <table:table-cell table:formula="oooc:=IF([.J105]=&quot;Muy Conocido&quot;;1;IF([.J105]=&quot;Conocido&quot;;1.3;IF([.J105]=&quot;Poco Conocido&quot;;1.5;IF([.J105]=&quot;Sin Conocimiento&quot;;1.8))))" office:value-type="float" office:value="1.5">
            <text:p>1,5</text:p>
          </table:table-cell>
          <table:table-cell table:formula="oooc:=[.E105]*[.G105]*[.I105]*[.K105]" office:value-type="float" office:value="1.8">
            <text:p>1,8</text:p>
          </table:table-cell>
          <table:table-cell table:formula="oooc:=[.L105]*1.96" office:value-type="float" office:value="3.528">
            <text:p>3,53</text:p>
          </table:table-cell>
          <table:table-cell table:number-columns-repeated="243"/>
        </table:table-row>
        <table:table-row table:style-name="ro1">
          <table:table-cell office:value-type="string">
            <text:p>Medición</text:p>
          </table:table-cell>
          <table:table-cell office:value-type="float" office:value="105">
            <text:p>105</text:p>
          </table:table-cell>
          <table:table-cell office:value-type="string">
            <text:p>Consultar Captor</text:p>
          </table:table-cell>
          <table:table-cell office:value-type="string">
            <text:p>Simple</text:p>
          </table:table-cell>
          <table:table-cell table:formula="oooc:=IF([.D106]=&quot;Simple&quot;;1;IF([.D106]=&quot;Mediano&quot;;2;IF([.D106]=&quot;Complejo&quot;;3;IF([.D106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106]=&quot;Trainee&quot;;1.8;IF([.F106]=&quot;Junior&quot;;1.5;IF([.F106]=&quot;Semi-Senior&quot;;1.2;IF([.F106]=&quot;Senior&quot;;1))))" office:value-type="float" office:value="1.2">
            <text:p>1,2</text:p>
          </table:table-cell>
          <table:table-cell table:formula="oooc:=[.D106]" office:value-type="string" office:string-value="Simple">
            <text:p>Simple</text:p>
          </table:table-cell>
          <table:table-cell table:formula="oooc:=IF([.H106]=&quot;Simple&quot;;1;IF([.H106]=&quot;Mediano&quot;;1.3;IF([.H106]=&quot;Complejo&quot;;1.5;IF([.H106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106]=&quot;Muy Conocido&quot;;1;IF([.J106]=&quot;Conocido&quot;;1.3;IF([.J106]=&quot;Poco Conocido&quot;;1.5;IF([.J106]=&quot;Sin Conocimiento&quot;;1.8))))" office:value-type="float" office:value="1.3">
            <text:p>1,3</text:p>
          </table:table-cell>
          <table:table-cell table:formula="oooc:=[.E106]*[.G106]*[.I106]*[.K106]" office:value-type="float" office:value="1.56">
            <text:p>1,56</text:p>
          </table:table-cell>
          <table:table-cell table:formula="oooc:=[.L106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Medición</text:p>
          </table:table-cell>
          <table:table-cell office:value-type="float" office:value="106">
            <text:p>106</text:p>
          </table:table-cell>
          <table:table-cell office:value-type="string">
            <text:p>Eliminar Captor</text:p>
          </table:table-cell>
          <table:table-cell office:value-type="string">
            <text:p>Simple</text:p>
          </table:table-cell>
          <table:table-cell table:formula="oooc:=IF([.D107]=&quot;Simple&quot;;1;IF([.D107]=&quot;Mediano&quot;;2;IF([.D107]=&quot;Complejo&quot;;3;IF([.D107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107]=&quot;Trainee&quot;;1.8;IF([.F107]=&quot;Junior&quot;;1.5;IF([.F107]=&quot;Semi-Senior&quot;;1.2;IF([.F107]=&quot;Senior&quot;;1))))" office:value-type="float" office:value="1.2">
            <text:p>1,2</text:p>
          </table:table-cell>
          <table:table-cell table:formula="oooc:=[.D107]" office:value-type="string" office:string-value="Simple">
            <text:p>Simple</text:p>
          </table:table-cell>
          <table:table-cell table:formula="oooc:=IF([.H107]=&quot;Simple&quot;;1;IF([.H107]=&quot;Mediano&quot;;1.3;IF([.H107]=&quot;Complejo&quot;;1.5;IF([.H107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107]=&quot;Muy Conocido&quot;;1;IF([.J107]=&quot;Conocido&quot;;1.3;IF([.J107]=&quot;Poco Conocido&quot;;1.5;IF([.J107]=&quot;Sin Conocimiento&quot;;1.8))))" office:value-type="float" office:value="1.3">
            <text:p>1,3</text:p>
          </table:table-cell>
          <table:table-cell table:formula="oooc:=[.E107]*[.G107]*[.I107]*[.K107]" office:value-type="float" office:value="1.56">
            <text:p>1,56</text:p>
          </table:table-cell>
          <table:table-cell table:formula="oooc:=[.L107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Distribución Geográfica</text:p>
          </table:table-cell>
          <table:table-cell office:value-type="float" office:value="107">
            <text:p>107</text:p>
          </table:table-cell>
          <table:table-cell office:value-type="string">
            <text:p>Registrar Ruta</text:p>
          </table:table-cell>
          <table:table-cell office:value-type="string">
            <text:p>Complejo</text:p>
          </table:table-cell>
          <table:table-cell table:formula="oooc:=IF([.D108]=&quot;Simple&quot;;1;IF([.D108]=&quot;Mediano&quot;;2;IF([.D108]=&quot;Complejo&quot;;3;IF([.D108]=&quot;Muy Complejo&quot;;5))))" office:value-type="float" office:value="3">
            <text:p>3</text:p>
          </table:table-cell>
          <table:table-cell office:value-type="string">
            <text:p>Semi-Senior</text:p>
          </table:table-cell>
          <table:table-cell table:formula="oooc:=IF([.F108]=&quot;Trainee&quot;;1.8;IF([.F108]=&quot;Junior&quot;;1.5;IF([.F108]=&quot;Semi-Senior&quot;;1.2;IF([.F108]=&quot;Senior&quot;;1))))" office:value-type="float" office:value="1.2">
            <text:p>1,2</text:p>
          </table:table-cell>
          <table:table-cell table:formula="oooc:=[.D108]" office:value-type="string" office:string-value="Complejo">
            <text:p>Complejo</text:p>
          </table:table-cell>
          <table:table-cell table:formula="oooc:=IF([.H108]=&quot;Simple&quot;;1;IF([.H108]=&quot;Mediano&quot;;1.3;IF([.H108]=&quot;Complejo&quot;;1.5;IF([.H108]=&quot;Muy Complejo&quot;;1.8))))" office:value-type="float" office:value="1.5">
            <text:p>1,5</text:p>
          </table:table-cell>
          <table:table-cell office:value-type="string">
            <text:p>Conocido</text:p>
          </table:table-cell>
          <table:table-cell table:formula="oooc:=IF([.J108]=&quot;Muy Conocido&quot;;1;IF([.J108]=&quot;Conocido&quot;;1.3;IF([.J108]=&quot;Poco Conocido&quot;;1.5;IF([.J108]=&quot;Sin Conocimiento&quot;;1.8))))" office:value-type="float" office:value="1.3">
            <text:p>1,3</text:p>
          </table:table-cell>
          <table:table-cell table:formula="oooc:=[.E108]*[.G108]*[.I108]*[.K108]" office:value-type="float" office:value="7.02">
            <text:p>7,02</text:p>
          </table:table-cell>
          <table:table-cell table:formula="oooc:=[.L108]*1.96" office:value-type="float" office:value="13.7592">
            <text:p>13,76</text:p>
          </table:table-cell>
          <table:table-cell table:number-columns-repeated="243"/>
        </table:table-row>
        <table:table-row table:style-name="ro1">
          <table:table-cell office:value-type="string">
            <text:p>Distribución Geográfica</text:p>
          </table:table-cell>
          <table:table-cell office:value-type="float" office:value="108">
            <text:p>108</text:p>
          </table:table-cell>
          <table:table-cell office:value-type="string">
            <text:p>Modificar Ruta</text:p>
          </table:table-cell>
          <table:table-cell office:value-type="string">
            <text:p>Complejo</text:p>
          </table:table-cell>
          <table:table-cell table:formula="oooc:=IF([.D109]=&quot;Simple&quot;;1;IF([.D109]=&quot;Mediano&quot;;2;IF([.D109]=&quot;Complejo&quot;;3;IF([.D109]=&quot;Muy Complejo&quot;;5))))" office:value-type="float" office:value="3">
            <text:p>3</text:p>
          </table:table-cell>
          <table:table-cell office:value-type="string">
            <text:p>Semi-Senior</text:p>
          </table:table-cell>
          <table:table-cell table:formula="oooc:=IF([.F109]=&quot;Trainee&quot;;1.8;IF([.F109]=&quot;Junior&quot;;1.5;IF([.F109]=&quot;Semi-Senior&quot;;1.2;IF([.F109]=&quot;Senior&quot;;1))))" office:value-type="float" office:value="1.2">
            <text:p>1,2</text:p>
          </table:table-cell>
          <table:table-cell table:formula="oooc:=[.D109]" office:value-type="string" office:string-value="Complejo">
            <text:p>Complejo</text:p>
          </table:table-cell>
          <table:table-cell table:formula="oooc:=IF([.H109]=&quot;Simple&quot;;1;IF([.H109]=&quot;Mediano&quot;;1.3;IF([.H109]=&quot;Complejo&quot;;1.5;IF([.H109]=&quot;Muy Complejo&quot;;1.8))))" office:value-type="float" office:value="1.5">
            <text:p>1,5</text:p>
          </table:table-cell>
          <table:table-cell office:value-type="string">
            <text:p>Conocido</text:p>
          </table:table-cell>
          <table:table-cell table:formula="oooc:=IF([.J109]=&quot;Muy Conocido&quot;;1;IF([.J109]=&quot;Conocido&quot;;1.3;IF([.J109]=&quot;Poco Conocido&quot;;1.5;IF([.J109]=&quot;Sin Conocimiento&quot;;1.8))))" office:value-type="float" office:value="1.3">
            <text:p>1,3</text:p>
          </table:table-cell>
          <table:table-cell table:formula="oooc:=[.E109]*[.G109]*[.I109]*[.K109]" office:value-type="float" office:value="7.02">
            <text:p>7,02</text:p>
          </table:table-cell>
          <table:table-cell table:formula="oooc:=[.L109]*1.96" office:value-type="float" office:value="13.7592">
            <text:p>13,76</text:p>
          </table:table-cell>
          <table:table-cell table:number-columns-repeated="243"/>
        </table:table-row>
        <table:table-row table:style-name="ro1">
          <table:table-cell office:value-type="string">
            <text:p>Distribución Geográfica</text:p>
          </table:table-cell>
          <table:table-cell office:value-type="float" office:value="109">
            <text:p>109</text:p>
          </table:table-cell>
          <table:table-cell office:value-type="string">
            <text:p>Consultar Ruta</text:p>
          </table:table-cell>
          <table:table-cell office:value-type="string">
            <text:p>Mediano</text:p>
          </table:table-cell>
          <table:table-cell table:formula="oooc:=IF([.D110]=&quot;Simple&quot;;1;IF([.D110]=&quot;Mediano&quot;;2;IF([.D110]=&quot;Complejo&quot;;3;IF([.D110]=&quot;Muy Complejo&quot;;5))))" office:value-type="float" office:value="2">
            <text:p>2</text:p>
          </table:table-cell>
          <table:table-cell office:value-type="string">
            <text:p>Semi-Senior</text:p>
          </table:table-cell>
          <table:table-cell table:formula="oooc:=IF([.F110]=&quot;Trainee&quot;;1.8;IF([.F110]=&quot;Junior&quot;;1.5;IF([.F110]=&quot;Semi-Senior&quot;;1.2;IF([.F110]=&quot;Senior&quot;;1))))" office:value-type="float" office:value="1.2">
            <text:p>1,2</text:p>
          </table:table-cell>
          <table:table-cell table:formula="oooc:=[.D110]" office:value-type="string" office:string-value="Mediano">
            <text:p>Mediano</text:p>
          </table:table-cell>
          <table:table-cell table:formula="oooc:=IF([.H110]=&quot;Simple&quot;;1;IF([.H110]=&quot;Mediano&quot;;1.3;IF([.H110]=&quot;Complejo&quot;;1.5;IF([.H110]=&quot;Muy Complejo&quot;;1.8))))" office:value-type="float" office:value="1.3">
            <text:p>1,3</text:p>
          </table:table-cell>
          <table:table-cell office:value-type="string">
            <text:p>Conocido</text:p>
          </table:table-cell>
          <table:table-cell table:formula="oooc:=IF([.J110]=&quot;Muy Conocido&quot;;1;IF([.J110]=&quot;Conocido&quot;;1.3;IF([.J110]=&quot;Poco Conocido&quot;;1.5;IF([.J110]=&quot;Sin Conocimiento&quot;;1.8))))" office:value-type="float" office:value="1.3">
            <text:p>1,3</text:p>
          </table:table-cell>
          <table:table-cell table:formula="oooc:=[.E110]*[.G110]*[.I110]*[.K110]" office:value-type="float" office:value="4.056">
            <text:p>4,06</text:p>
          </table:table-cell>
          <table:table-cell table:formula="oooc:=[.L110]*1.96" office:value-type="float" office:value="7.94976">
            <text:p>7,95</text:p>
          </table:table-cell>
          <table:table-cell table:number-columns-repeated="243"/>
        </table:table-row>
        <table:table-row table:style-name="ro1">
          <table:table-cell office:value-type="string">
            <text:p>Distribución Geográfica</text:p>
          </table:table-cell>
          <table:table-cell office:value-type="float" office:value="110">
            <text:p>110</text:p>
          </table:table-cell>
          <table:table-cell office:value-type="string">
            <text:p>Eliminar Ruta</text:p>
          </table:table-cell>
          <table:table-cell office:value-type="string">
            <text:p>Simple</text:p>
          </table:table-cell>
          <table:table-cell table:formula="oooc:=IF([.D111]=&quot;Simple&quot;;1;IF([.D111]=&quot;Mediano&quot;;2;IF([.D111]=&quot;Complejo&quot;;3;IF([.D111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111]=&quot;Trainee&quot;;1.8;IF([.F111]=&quot;Junior&quot;;1.5;IF([.F111]=&quot;Semi-Senior&quot;;1.2;IF([.F111]=&quot;Senior&quot;;1))))" office:value-type="float" office:value="1.2">
            <text:p>1,2</text:p>
          </table:table-cell>
          <table:table-cell table:formula="oooc:=[.D111]" office:value-type="string" office:string-value="Simple">
            <text:p>Simple</text:p>
          </table:table-cell>
          <table:table-cell table:formula="oooc:=IF([.H111]=&quot;Simple&quot;;1;IF([.H111]=&quot;Mediano&quot;;1.3;IF([.H111]=&quot;Complejo&quot;;1.5;IF([.H111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111]=&quot;Muy Conocido&quot;;1;IF([.J111]=&quot;Conocido&quot;;1.3;IF([.J111]=&quot;Poco Conocido&quot;;1.5;IF([.J111]=&quot;Sin Conocimiento&quot;;1.8))))" office:value-type="float" office:value="1.3">
            <text:p>1,3</text:p>
          </table:table-cell>
          <table:table-cell table:formula="oooc:=[.E111]*[.G111]*[.I111]*[.K111]" office:value-type="float" office:value="1.56">
            <text:p>1,56</text:p>
          </table:table-cell>
          <table:table-cell table:formula="oooc:=[.L111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Medición</text:p>
          </table:table-cell>
          <table:table-cell office:value-type="float" office:value="111">
            <text:p>111</text:p>
          </table:table-cell>
          <table:table-cell office:value-type="string">
            <text:p>Emitir Informe de Correcciones de Lectura</text:p>
          </table:table-cell>
          <table:table-cell office:value-type="string">
            <text:p>Mediano</text:p>
          </table:table-cell>
          <table:table-cell table:formula="oooc:=IF([.D112]=&quot;Simple&quot;;1;IF([.D112]=&quot;Mediano&quot;;2;IF([.D112]=&quot;Complejo&quot;;3;IF([.D112]=&quot;Muy Complejo&quot;;5))))" office:value-type="float" office:value="2">
            <text:p>2</text:p>
          </table:table-cell>
          <table:table-cell office:value-type="string">
            <text:p>Semi-Senior</text:p>
          </table:table-cell>
          <table:table-cell table:formula="oooc:=IF([.F112]=&quot;Trainee&quot;;1.8;IF([.F112]=&quot;Junior&quot;;1.5;IF([.F112]=&quot;Semi-Senior&quot;;1.2;IF([.F112]=&quot;Senior&quot;;1))))" office:value-type="float" office:value="1.2">
            <text:p>1,2</text:p>
          </table:table-cell>
          <table:table-cell table:formula="oooc:=[.D112]" office:value-type="string" office:string-value="Mediano">
            <text:p>Mediano</text:p>
          </table:table-cell>
          <table:table-cell table:formula="oooc:=IF([.H112]=&quot;Simple&quot;;1;IF([.H112]=&quot;Mediano&quot;;1.3;IF([.H112]=&quot;Complejo&quot;;1.5;IF([.H112]=&quot;Muy Complejo&quot;;1.8))))" office:value-type="float" office:value="1.3">
            <text:p>1,3</text:p>
          </table:table-cell>
          <table:table-cell office:value-type="string">
            <text:p>Conocido</text:p>
          </table:table-cell>
          <table:table-cell table:formula="oooc:=IF([.J112]=&quot;Muy Conocido&quot;;1;IF([.J112]=&quot;Conocido&quot;;1.3;IF([.J112]=&quot;Poco Conocido&quot;;1.5;IF([.J112]=&quot;Sin Conocimiento&quot;;1.8))))" office:value-type="float" office:value="1.3">
            <text:p>1,3</text:p>
          </table:table-cell>
          <table:table-cell table:formula="oooc:=[.E112]*[.G112]*[.I112]*[.K112]" office:value-type="float" office:value="4.056">
            <text:p>4,06</text:p>
          </table:table-cell>
          <table:table-cell table:formula="oooc:=[.L112]*1.96" office:value-type="float" office:value="7.94976">
            <text:p>7,95</text:p>
          </table:table-cell>
          <table:table-cell table:number-columns-repeated="243"/>
        </table:table-row>
        <table:table-row table:style-name="ro1">
          <table:table-cell office:value-type="string">
            <text:p>Órdenes de Trabajo</text:p>
          </table:table-cell>
          <table:table-cell office:value-type="float" office:value="112">
            <text:p>112</text:p>
          </table:table-cell>
          <table:table-cell office:value-type="string">
            <text:p>Registrar Solicitud de Nueva Conexión</text:p>
          </table:table-cell>
          <table:table-cell office:value-type="string">
            <text:p>Complejo</text:p>
          </table:table-cell>
          <table:table-cell table:formula="oooc:=IF([.D113]=&quot;Simple&quot;;1;IF([.D113]=&quot;Mediano&quot;;2;IF([.D113]=&quot;Complejo&quot;;3;IF([.D113]=&quot;Muy Complejo&quot;;5))))" office:value-type="float" office:value="3">
            <text:p>3</text:p>
          </table:table-cell>
          <table:table-cell office:value-type="string">
            <text:p>Semi-Senior</text:p>
          </table:table-cell>
          <table:table-cell table:formula="oooc:=IF([.F113]=&quot;Trainee&quot;;1.8;IF([.F113]=&quot;Junior&quot;;1.5;IF([.F113]=&quot;Semi-Senior&quot;;1.2;IF([.F113]=&quot;Senior&quot;;1))))" office:value-type="float" office:value="1.2">
            <text:p>1,2</text:p>
          </table:table-cell>
          <table:table-cell table:formula="oooc:=[.D113]" office:value-type="string" office:string-value="Complejo">
            <text:p>Complejo</text:p>
          </table:table-cell>
          <table:table-cell table:formula="oooc:=IF([.H113]=&quot;Simple&quot;;1;IF([.H113]=&quot;Mediano&quot;;1.3;IF([.H113]=&quot;Complejo&quot;;1.5;IF([.H113]=&quot;Muy Complejo&quot;;1.8))))" office:value-type="float" office:value="1.5">
            <text:p>1,5</text:p>
          </table:table-cell>
          <table:table-cell office:value-type="string">
            <text:p>Conocido</text:p>
          </table:table-cell>
          <table:table-cell table:formula="oooc:=IF([.J113]=&quot;Muy Conocido&quot;;1;IF([.J113]=&quot;Conocido&quot;;1.3;IF([.J113]=&quot;Poco Conocido&quot;;1.5;IF([.J113]=&quot;Sin Conocimiento&quot;;1.8))))" office:value-type="float" office:value="1.3">
            <text:p>1,3</text:p>
          </table:table-cell>
          <table:table-cell table:formula="oooc:=[.E113]*[.G113]*[.I113]*[.K113]" office:value-type="float" office:value="7.02">
            <text:p>7,02</text:p>
          </table:table-cell>
          <table:table-cell table:formula="oooc:=[.L113]*1.96" office:value-type="float" office:value="13.7592">
            <text:p>13,76</text:p>
          </table:table-cell>
          <table:table-cell table:number-columns-repeated="243"/>
        </table:table-row>
        <table:table-row table:style-name="ro1">
          <table:table-cell office:value-type="string">
            <text:p>Órdenes de Trabajo</text:p>
          </table:table-cell>
          <table:table-cell office:value-type="float" office:value="113">
            <text:p>113</text:p>
          </table:table-cell>
          <table:table-cell office:value-type="string">
            <text:p>Generar OT de Instalación de Medidor</text:p>
          </table:table-cell>
          <table:table-cell office:value-type="string">
            <text:p>Complejo</text:p>
          </table:table-cell>
          <table:table-cell table:formula="oooc:=IF([.D114]=&quot;Simple&quot;;1;IF([.D114]=&quot;Mediano&quot;;2;IF([.D114]=&quot;Complejo&quot;;3;IF([.D114]=&quot;Muy Complejo&quot;;5))))" office:value-type="float" office:value="3">
            <text:p>3</text:p>
          </table:table-cell>
          <table:table-cell office:value-type="string">
            <text:p>Semi-Senior</text:p>
          </table:table-cell>
          <table:table-cell table:formula="oooc:=IF([.F114]=&quot;Trainee&quot;;1.8;IF([.F114]=&quot;Junior&quot;;1.5;IF([.F114]=&quot;Semi-Senior&quot;;1.2;IF([.F114]=&quot;Senior&quot;;1))))" office:value-type="float" office:value="1.2">
            <text:p>1,2</text:p>
          </table:table-cell>
          <table:table-cell table:formula="oooc:=[.D114]" office:value-type="string" office:string-value="Complejo">
            <text:p>Complejo</text:p>
          </table:table-cell>
          <table:table-cell table:formula="oooc:=IF([.H114]=&quot;Simple&quot;;1;IF([.H114]=&quot;Mediano&quot;;1.3;IF([.H114]=&quot;Complejo&quot;;1.5;IF([.H114]=&quot;Muy Complejo&quot;;1.8))))" office:value-type="float" office:value="1.5">
            <text:p>1,5</text:p>
          </table:table-cell>
          <table:table-cell office:value-type="string">
            <text:p>Conocido</text:p>
          </table:table-cell>
          <table:table-cell table:formula="oooc:=IF([.J114]=&quot;Muy Conocido&quot;;1;IF([.J114]=&quot;Conocido&quot;;1.3;IF([.J114]=&quot;Poco Conocido&quot;;1.5;IF([.J114]=&quot;Sin Conocimiento&quot;;1.8))))" office:value-type="float" office:value="1.3">
            <text:p>1,3</text:p>
          </table:table-cell>
          <table:table-cell table:formula="oooc:=[.E114]*[.G114]*[.I114]*[.K114]" office:value-type="float" office:value="7.02">
            <text:p>7,02</text:p>
          </table:table-cell>
          <table:table-cell table:formula="oooc:=[.L114]*1.96" office:value-type="float" office:value="13.7592">
            <text:p>13,76</text:p>
          </table:table-cell>
          <table:table-cell table:number-columns-repeated="243"/>
        </table:table-row>
        <table:table-row table:style-name="ro1">
          <table:table-cell office:value-type="string">
            <text:p>Órdenes de Trabajo</text:p>
          </table:table-cell>
          <table:table-cell office:value-type="float" office:value="114">
            <text:p>114</text:p>
          </table:table-cell>
          <table:table-cell office:value-type="string">
            <text:p>Confirmar OT de Instalación de Medidor</text:p>
          </table:table-cell>
          <table:table-cell office:value-type="string">
            <text:p>Complejo</text:p>
          </table:table-cell>
          <table:table-cell table:formula="oooc:=IF([.D115]=&quot;Simple&quot;;1;IF([.D115]=&quot;Mediano&quot;;2;IF([.D115]=&quot;Complejo&quot;;3;IF([.D115]=&quot;Muy Complejo&quot;;5))))" office:value-type="float" office:value="3">
            <text:p>3</text:p>
          </table:table-cell>
          <table:table-cell office:value-type="string">
            <text:p>Semi-Senior</text:p>
          </table:table-cell>
          <table:table-cell table:formula="oooc:=IF([.F115]=&quot;Trainee&quot;;1.8;IF([.F115]=&quot;Junior&quot;;1.5;IF([.F115]=&quot;Semi-Senior&quot;;1.2;IF([.F115]=&quot;Senior&quot;;1))))" office:value-type="float" office:value="1.2">
            <text:p>1,2</text:p>
          </table:table-cell>
          <table:table-cell table:formula="oooc:=[.D115]" office:value-type="string" office:string-value="Complejo">
            <text:p>Complejo</text:p>
          </table:table-cell>
          <table:table-cell table:formula="oooc:=IF([.H115]=&quot;Simple&quot;;1;IF([.H115]=&quot;Mediano&quot;;1.3;IF([.H115]=&quot;Complejo&quot;;1.5;IF([.H115]=&quot;Muy Complejo&quot;;1.8))))" office:value-type="float" office:value="1.5">
            <text:p>1,5</text:p>
          </table:table-cell>
          <table:table-cell office:value-type="string">
            <text:p>Conocido</text:p>
          </table:table-cell>
          <table:table-cell table:formula="oooc:=IF([.J115]=&quot;Muy Conocido&quot;;1;IF([.J115]=&quot;Conocido&quot;;1.3;IF([.J115]=&quot;Poco Conocido&quot;;1.5;IF([.J115]=&quot;Sin Conocimiento&quot;;1.8))))" office:value-type="float" office:value="1.3">
            <text:p>1,3</text:p>
          </table:table-cell>
          <table:table-cell table:formula="oooc:=[.E115]*[.G115]*[.I115]*[.K115]" office:value-type="float" office:value="7.02">
            <text:p>7,02</text:p>
          </table:table-cell>
          <table:table-cell table:formula="oooc:=[.L115]*1.96" office:value-type="float" office:value="13.7592">
            <text:p>13,76</text:p>
          </table:table-cell>
          <table:table-cell table:number-columns-repeated="243"/>
        </table:table-row>
        <table:table-row table:style-name="ro1">
          <table:table-cell office:value-type="string">
            <text:p>Órdenes de Trabajo</text:p>
          </table:table-cell>
          <table:table-cell office:value-type="float" office:value="115">
            <text:p>115</text:p>
          </table:table-cell>
          <table:table-cell office:value-type="string">
            <text:p>Generar Informe de Consumo de Materiales</text:p>
          </table:table-cell>
          <table:table-cell office:value-type="string">
            <text:p>Mediano</text:p>
          </table:table-cell>
          <table:table-cell table:formula="oooc:=IF([.D116]=&quot;Simple&quot;;1;IF([.D116]=&quot;Mediano&quot;;2;IF([.D116]=&quot;Complejo&quot;;3;IF([.D116]=&quot;Muy Complejo&quot;;5))))" office:value-type="float" office:value="2">
            <text:p>2</text:p>
          </table:table-cell>
          <table:table-cell office:value-type="string">
            <text:p>Semi-Senior</text:p>
          </table:table-cell>
          <table:table-cell table:formula="oooc:=IF([.F116]=&quot;Trainee&quot;;1.8;IF([.F116]=&quot;Junior&quot;;1.5;IF([.F116]=&quot;Semi-Senior&quot;;1.2;IF([.F116]=&quot;Senior&quot;;1))))" office:value-type="float" office:value="1.2">
            <text:p>1,2</text:p>
          </table:table-cell>
          <table:table-cell table:formula="oooc:=[.D116]" office:value-type="string" office:string-value="Mediano">
            <text:p>Mediano</text:p>
          </table:table-cell>
          <table:table-cell table:formula="oooc:=IF([.H116]=&quot;Simple&quot;;1;IF([.H116]=&quot;Mediano&quot;;1.3;IF([.H116]=&quot;Complejo&quot;;1.5;IF([.H116]=&quot;Muy Complejo&quot;;1.8))))" office:value-type="float" office:value="1.3">
            <text:p>1,3</text:p>
          </table:table-cell>
          <table:table-cell office:value-type="string">
            <text:p>Conocido</text:p>
          </table:table-cell>
          <table:table-cell table:formula="oooc:=IF([.J116]=&quot;Muy Conocido&quot;;1;IF([.J116]=&quot;Conocido&quot;;1.3;IF([.J116]=&quot;Poco Conocido&quot;;1.5;IF([.J116]=&quot;Sin Conocimiento&quot;;1.8))))" office:value-type="float" office:value="1.3">
            <text:p>1,3</text:p>
          </table:table-cell>
          <table:table-cell table:formula="oooc:=[.E116]*[.G116]*[.I116]*[.K116]" office:value-type="float" office:value="4.056">
            <text:p>4,06</text:p>
          </table:table-cell>
          <table:table-cell table:formula="oooc:=[.L116]*1.96" office:value-type="float" office:value="7.94976">
            <text:p>7,95</text:p>
          </table:table-cell>
          <table:table-cell table:number-columns-repeated="243"/>
        </table:table-row>
        <table:table-row table:style-name="ro1">
          <table:table-cell office:value-type="string">
            <text:p>Órdenes de Trabajo</text:p>
          </table:table-cell>
          <table:table-cell office:value-type="float" office:value="116">
            <text:p>116</text:p>
          </table:table-cell>
          <table:table-cell office:value-type="string">
            <text:p>Exportar OT a PC vehículos</text:p>
          </table:table-cell>
          <table:table-cell office:value-type="string">
            <text:p>Mediano</text:p>
          </table:table-cell>
          <table:table-cell table:formula="oooc:=IF([.D117]=&quot;Simple&quot;;1;IF([.D117]=&quot;Mediano&quot;;2;IF([.D117]=&quot;Complejo&quot;;3;IF([.D117]=&quot;Muy Complejo&quot;;5))))" office:value-type="float" office:value="2">
            <text:p>2</text:p>
          </table:table-cell>
          <table:table-cell office:value-type="string">
            <text:p>Semi-Senior</text:p>
          </table:table-cell>
          <table:table-cell table:formula="oooc:=IF([.F117]=&quot;Trainee&quot;;1.8;IF([.F117]=&quot;Junior&quot;;1.5;IF([.F117]=&quot;Semi-Senior&quot;;1.2;IF([.F117]=&quot;Senior&quot;;1))))" office:value-type="float" office:value="1.2">
            <text:p>1,2</text:p>
          </table:table-cell>
          <table:table-cell table:formula="oooc:=[.D117]" office:value-type="string" office:string-value="Mediano">
            <text:p>Mediano</text:p>
          </table:table-cell>
          <table:table-cell table:formula="oooc:=IF([.H117]=&quot;Simple&quot;;1;IF([.H117]=&quot;Mediano&quot;;1.3;IF([.H117]=&quot;Complejo&quot;;1.5;IF([.H117]=&quot;Muy Complejo&quot;;1.8))))" office:value-type="float" office:value="1.3">
            <text:p>1,3</text:p>
          </table:table-cell>
          <table:table-cell office:value-type="string">
            <text:p>Conocido</text:p>
          </table:table-cell>
          <table:table-cell table:formula="oooc:=IF([.J117]=&quot;Muy Conocido&quot;;1;IF([.J117]=&quot;Conocido&quot;;1.3;IF([.J117]=&quot;Poco Conocido&quot;;1.5;IF([.J117]=&quot;Sin Conocimiento&quot;;1.8))))" office:value-type="float" office:value="1.3">
            <text:p>1,3</text:p>
          </table:table-cell>
          <table:table-cell table:formula="oooc:=[.E117]*[.G117]*[.I117]*[.K117]" office:value-type="float" office:value="4.056">
            <text:p>4,06</text:p>
          </table:table-cell>
          <table:table-cell table:formula="oooc:=[.L117]*1.96" office:value-type="float" office:value="7.94976">
            <text:p>7,95</text:p>
          </table:table-cell>
          <table:table-cell table:number-columns-repeated="243"/>
        </table:table-row>
        <table:table-row table:style-name="ro1">
          <table:table-cell office:value-type="string">
            <text:p>Propiedad</text:p>
          </table:table-cell>
          <table:table-cell office:value-type="float" office:value="117">
            <text:p>117</text:p>
          </table:table-cell>
          <table:table-cell office:value-type="string">
            <text:p>Registrar Alta Conexión</text:p>
          </table:table-cell>
          <table:table-cell office:value-type="string">
            <text:p>Simple</text:p>
          </table:table-cell>
          <table:table-cell table:formula="oooc:=IF([.D118]=&quot;Simple&quot;;1;IF([.D118]=&quot;Mediano&quot;;2;IF([.D118]=&quot;Complejo&quot;;3;IF([.D118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118]=&quot;Trainee&quot;;1.8;IF([.F118]=&quot;Junior&quot;;1.5;IF([.F118]=&quot;Semi-Senior&quot;;1.2;IF([.F118]=&quot;Senior&quot;;1))))" office:value-type="float" office:value="1.2">
            <text:p>1,2</text:p>
          </table:table-cell>
          <table:table-cell table:formula="oooc:=[.D118]" office:value-type="string" office:string-value="Simple">
            <text:p>Simple</text:p>
          </table:table-cell>
          <table:table-cell table:formula="oooc:=IF([.H118]=&quot;Simple&quot;;1;IF([.H118]=&quot;Mediano&quot;;1.3;IF([.H118]=&quot;Complejo&quot;;1.5;IF([.H118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118]=&quot;Muy Conocido&quot;;1;IF([.J118]=&quot;Conocido&quot;;1.3;IF([.J118]=&quot;Poco Conocido&quot;;1.5;IF([.J118]=&quot;Sin Conocimiento&quot;;1.8))))" office:value-type="float" office:value="1.3">
            <text:p>1,3</text:p>
          </table:table-cell>
          <table:table-cell table:formula="oooc:=[.E118]*[.G118]*[.I118]*[.K118]" office:value-type="float" office:value="1.56">
            <text:p>1,56</text:p>
          </table:table-cell>
          <table:table-cell table:formula="oooc:=[.L118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Propiedad</text:p>
          </table:table-cell>
          <table:table-cell office:value-type="float" office:value="118">
            <text:p>118</text:p>
          </table:table-cell>
          <table:table-cell office:value-type="string">
            <text:p>Modificar Conexión</text:p>
          </table:table-cell>
          <table:table-cell office:value-type="string">
            <text:p>Simple</text:p>
          </table:table-cell>
          <table:table-cell table:formula="oooc:=IF([.D119]=&quot;Simple&quot;;1;IF([.D119]=&quot;Mediano&quot;;2;IF([.D119]=&quot;Complejo&quot;;3;IF([.D119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119]=&quot;Trainee&quot;;1.8;IF([.F119]=&quot;Junior&quot;;1.5;IF([.F119]=&quot;Semi-Senior&quot;;1.2;IF([.F119]=&quot;Senior&quot;;1))))" office:value-type="float" office:value="1.2">
            <text:p>1,2</text:p>
          </table:table-cell>
          <table:table-cell table:formula="oooc:=[.D119]" office:value-type="string" office:string-value="Simple">
            <text:p>Simple</text:p>
          </table:table-cell>
          <table:table-cell table:formula="oooc:=IF([.H119]=&quot;Simple&quot;;1;IF([.H119]=&quot;Mediano&quot;;1.3;IF([.H119]=&quot;Complejo&quot;;1.5;IF([.H119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119]=&quot;Muy Conocido&quot;;1;IF([.J119]=&quot;Conocido&quot;;1.3;IF([.J119]=&quot;Poco Conocido&quot;;1.5;IF([.J119]=&quot;Sin Conocimiento&quot;;1.8))))" office:value-type="float" office:value="1.3">
            <text:p>1,3</text:p>
          </table:table-cell>
          <table:table-cell table:formula="oooc:=[.E119]*[.G119]*[.I119]*[.K119]" office:value-type="float" office:value="1.56">
            <text:p>1,56</text:p>
          </table:table-cell>
          <table:table-cell table:formula="oooc:=[.L119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Propiedad</text:p>
          </table:table-cell>
          <table:table-cell office:value-type="float" office:value="119">
            <text:p>119</text:p>
          </table:table-cell>
          <table:table-cell office:value-type="string">
            <text:p>Dar de Baja Conexión</text:p>
          </table:table-cell>
          <table:table-cell office:value-type="string">
            <text:p>Simple</text:p>
          </table:table-cell>
          <table:table-cell table:formula="oooc:=IF([.D120]=&quot;Simple&quot;;1;IF([.D120]=&quot;Mediano&quot;;2;IF([.D120]=&quot;Complejo&quot;;3;IF([.D120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120]=&quot;Trainee&quot;;1.8;IF([.F120]=&quot;Junior&quot;;1.5;IF([.F120]=&quot;Semi-Senior&quot;;1.2;IF([.F120]=&quot;Senior&quot;;1))))" office:value-type="float" office:value="1.2">
            <text:p>1,2</text:p>
          </table:table-cell>
          <table:table-cell table:formula="oooc:=[.D120]" office:value-type="string" office:string-value="Simple">
            <text:p>Simple</text:p>
          </table:table-cell>
          <table:table-cell table:formula="oooc:=IF([.H120]=&quot;Simple&quot;;1;IF([.H120]=&quot;Mediano&quot;;1.3;IF([.H120]=&quot;Complejo&quot;;1.5;IF([.H120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120]=&quot;Muy Conocido&quot;;1;IF([.J120]=&quot;Conocido&quot;;1.3;IF([.J120]=&quot;Poco Conocido&quot;;1.5;IF([.J120]=&quot;Sin Conocimiento&quot;;1.8))))" office:value-type="float" office:value="1.3">
            <text:p>1,3</text:p>
          </table:table-cell>
          <table:table-cell table:formula="oooc:=[.E120]*[.G120]*[.I120]*[.K120]" office:value-type="float" office:value="1.56">
            <text:p>1,56</text:p>
          </table:table-cell>
          <table:table-cell table:formula="oooc:=[.L120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Propiedad</text:p>
          </table:table-cell>
          <table:table-cell office:value-type="float" office:value="120">
            <text:p>120</text:p>
          </table:table-cell>
          <table:table-cell office:value-type="string">
            <text:p>Consultar conexión</text:p>
          </table:table-cell>
          <table:table-cell office:value-type="string">
            <text:p>Simple</text:p>
          </table:table-cell>
          <table:table-cell table:formula="oooc:=IF([.D121]=&quot;Simple&quot;;1;IF([.D121]=&quot;Mediano&quot;;2;IF([.D121]=&quot;Complejo&quot;;3;IF([.D121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121]=&quot;Trainee&quot;;1.8;IF([.F121]=&quot;Junior&quot;;1.5;IF([.F121]=&quot;Semi-Senior&quot;;1.2;IF([.F121]=&quot;Senior&quot;;1))))" office:value-type="float" office:value="1.2">
            <text:p>1,2</text:p>
          </table:table-cell>
          <table:table-cell table:formula="oooc:=[.D121]" office:value-type="string" office:string-value="Simple">
            <text:p>Simple</text:p>
          </table:table-cell>
          <table:table-cell table:formula="oooc:=IF([.H121]=&quot;Simple&quot;;1;IF([.H121]=&quot;Mediano&quot;;1.3;IF([.H121]=&quot;Complejo&quot;;1.5;IF([.H121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121]=&quot;Muy Conocido&quot;;1;IF([.J121]=&quot;Conocido&quot;;1.3;IF([.J121]=&quot;Poco Conocido&quot;;1.5;IF([.J121]=&quot;Sin Conocimiento&quot;;1.8))))" office:value-type="float" office:value="1.3">
            <text:p>1,3</text:p>
          </table:table-cell>
          <table:table-cell table:formula="oooc:=[.E121]*[.G121]*[.I121]*[.K121]" office:value-type="float" office:value="1.56">
            <text:p>1,56</text:p>
          </table:table-cell>
          <table:table-cell table:formula="oooc:=[.L121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Órdenes de Trabajo</text:p>
          </table:table-cell>
          <table:table-cell office:value-type="float" office:value="121">
            <text:p>121</text:p>
          </table:table-cell>
          <table:table-cell office:value-type="string">
            <text:p>Registrar Requisitos Trámite</text:p>
          </table:table-cell>
          <table:table-cell office:value-type="string">
            <text:p>Simple</text:p>
          </table:table-cell>
          <table:table-cell table:formula="oooc:=IF([.D122]=&quot;Simple&quot;;1;IF([.D122]=&quot;Mediano&quot;;2;IF([.D122]=&quot;Complejo&quot;;3;IF([.D122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122]=&quot;Trainee&quot;;1.8;IF([.F122]=&quot;Junior&quot;;1.5;IF([.F122]=&quot;Semi-Senior&quot;;1.2;IF([.F122]=&quot;Senior&quot;;1))))" office:value-type="float" office:value="1.2">
            <text:p>1,2</text:p>
          </table:table-cell>
          <table:table-cell table:formula="oooc:=[.D122]" office:value-type="string" office:string-value="Simple">
            <text:p>Simple</text:p>
          </table:table-cell>
          <table:table-cell table:formula="oooc:=IF([.H122]=&quot;Simple&quot;;1;IF([.H122]=&quot;Mediano&quot;;1.3;IF([.H122]=&quot;Complejo&quot;;1.5;IF([.H122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122]=&quot;Muy Conocido&quot;;1;IF([.J122]=&quot;Conocido&quot;;1.3;IF([.J122]=&quot;Poco Conocido&quot;;1.5;IF([.J122]=&quot;Sin Conocimiento&quot;;1.8))))" office:value-type="float" office:value="1.3">
            <text:p>1,3</text:p>
          </table:table-cell>
          <table:table-cell table:formula="oooc:=[.E122]*[.G122]*[.I122]*[.K122]" office:value-type="float" office:value="1.56">
            <text:p>1,56</text:p>
          </table:table-cell>
          <table:table-cell table:formula="oooc:=[.L122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Órdenes de Trabajo</text:p>
          </table:table-cell>
          <table:table-cell office:value-type="float" office:value="122">
            <text:p>122</text:p>
          </table:table-cell>
          <table:table-cell office:value-type="string">
            <text:p>Modificar Requisitos Trámite</text:p>
          </table:table-cell>
          <table:table-cell office:value-type="string">
            <text:p>Simple</text:p>
          </table:table-cell>
          <table:table-cell table:formula="oooc:=IF([.D123]=&quot;Simple&quot;;1;IF([.D123]=&quot;Mediano&quot;;2;IF([.D123]=&quot;Complejo&quot;;3;IF([.D123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123]=&quot;Trainee&quot;;1.8;IF([.F123]=&quot;Junior&quot;;1.5;IF([.F123]=&quot;Semi-Senior&quot;;1.2;IF([.F123]=&quot;Senior&quot;;1))))" office:value-type="float" office:value="1.2">
            <text:p>1,2</text:p>
          </table:table-cell>
          <table:table-cell table:formula="oooc:=[.D123]" office:value-type="string" office:string-value="Simple">
            <text:p>Simple</text:p>
          </table:table-cell>
          <table:table-cell table:formula="oooc:=IF([.H123]=&quot;Simple&quot;;1;IF([.H123]=&quot;Mediano&quot;;1.3;IF([.H123]=&quot;Complejo&quot;;1.5;IF([.H123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123]=&quot;Muy Conocido&quot;;1;IF([.J123]=&quot;Conocido&quot;;1.3;IF([.J123]=&quot;Poco Conocido&quot;;1.5;IF([.J123]=&quot;Sin Conocimiento&quot;;1.8))))" office:value-type="float" office:value="1.3">
            <text:p>1,3</text:p>
          </table:table-cell>
          <table:table-cell table:formula="oooc:=[.E123]*[.G123]*[.I123]*[.K123]" office:value-type="float" office:value="1.56">
            <text:p>1,56</text:p>
          </table:table-cell>
          <table:table-cell table:formula="oooc:=[.L123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Órdenes de Trabajo</text:p>
          </table:table-cell>
          <table:table-cell office:value-type="float" office:value="123">
            <text:p>123</text:p>
          </table:table-cell>
          <table:table-cell office:value-type="string">
            <text:p>Consultar Requisitos Trámite</text:p>
          </table:table-cell>
          <table:table-cell office:value-type="string">
            <text:p>Simple</text:p>
          </table:table-cell>
          <table:table-cell table:formula="oooc:=IF([.D124]=&quot;Simple&quot;;1;IF([.D124]=&quot;Mediano&quot;;2;IF([.D124]=&quot;Complejo&quot;;3;IF([.D124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124]=&quot;Trainee&quot;;1.8;IF([.F124]=&quot;Junior&quot;;1.5;IF([.F124]=&quot;Semi-Senior&quot;;1.2;IF([.F124]=&quot;Senior&quot;;1))))" office:value-type="float" office:value="1.2">
            <text:p>1,2</text:p>
          </table:table-cell>
          <table:table-cell table:formula="oooc:=[.D124]" office:value-type="string" office:string-value="Simple">
            <text:p>Simple</text:p>
          </table:table-cell>
          <table:table-cell table:formula="oooc:=IF([.H124]=&quot;Simple&quot;;1;IF([.H124]=&quot;Mediano&quot;;1.3;IF([.H124]=&quot;Complejo&quot;;1.5;IF([.H124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124]=&quot;Muy Conocido&quot;;1;IF([.J124]=&quot;Conocido&quot;;1.3;IF([.J124]=&quot;Poco Conocido&quot;;1.5;IF([.J124]=&quot;Sin Conocimiento&quot;;1.8))))" office:value-type="float" office:value="1.3">
            <text:p>1,3</text:p>
          </table:table-cell>
          <table:table-cell table:formula="oooc:=[.E124]*[.G124]*[.I124]*[.K124]" office:value-type="float" office:value="1.56">
            <text:p>1,56</text:p>
          </table:table-cell>
          <table:table-cell table:formula="oooc:=[.L124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Órdenes de Trabajo</text:p>
          </table:table-cell>
          <table:table-cell office:value-type="float" office:value="124">
            <text:p>124</text:p>
          </table:table-cell>
          <table:table-cell office:value-type="string">
            <text:p>Eliminar Requisitos Trámite</text:p>
          </table:table-cell>
          <table:table-cell office:value-type="string">
            <text:p>Simple</text:p>
          </table:table-cell>
          <table:table-cell table:formula="oooc:=IF([.D125]=&quot;Simple&quot;;1;IF([.D125]=&quot;Mediano&quot;;2;IF([.D125]=&quot;Complejo&quot;;3;IF([.D125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125]=&quot;Trainee&quot;;1.8;IF([.F125]=&quot;Junior&quot;;1.5;IF([.F125]=&quot;Semi-Senior&quot;;1.2;IF([.F125]=&quot;Senior&quot;;1))))" office:value-type="float" office:value="1.2">
            <text:p>1,2</text:p>
          </table:table-cell>
          <table:table-cell table:formula="oooc:=[.D125]" office:value-type="string" office:string-value="Simple">
            <text:p>Simple</text:p>
          </table:table-cell>
          <table:table-cell table:formula="oooc:=IF([.H125]=&quot;Simple&quot;;1;IF([.H125]=&quot;Mediano&quot;;1.3;IF([.H125]=&quot;Complejo&quot;;1.5;IF([.H125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125]=&quot;Muy Conocido&quot;;1;IF([.J125]=&quot;Conocido&quot;;1.3;IF([.J125]=&quot;Poco Conocido&quot;;1.5;IF([.J125]=&quot;Sin Conocimiento&quot;;1.8))))" office:value-type="float" office:value="1.3">
            <text:p>1,3</text:p>
          </table:table-cell>
          <table:table-cell table:formula="oooc:=[.E125]*[.G125]*[.I125]*[.K125]" office:value-type="float" office:value="1.56">
            <text:p>1,56</text:p>
          </table:table-cell>
          <table:table-cell table:formula="oooc:=[.L125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Facturación</text:p>
          </table:table-cell>
          <table:table-cell office:value-type="float" office:value="125">
            <text:p>125</text:p>
          </table:table-cell>
          <table:table-cell office:value-type="string">
            <text:p>Generar Facturas Otros Cargos</text:p>
          </table:table-cell>
          <table:table-cell office:value-type="string">
            <text:p>Mediano</text:p>
          </table:table-cell>
          <table:table-cell table:formula="oooc:=IF([.D126]=&quot;Simple&quot;;1;IF([.D126]=&quot;Mediano&quot;;2;IF([.D126]=&quot;Complejo&quot;;3;IF([.D126]=&quot;Muy Complejo&quot;;5))))" office:value-type="float" office:value="2">
            <text:p>2</text:p>
          </table:table-cell>
          <table:table-cell office:value-type="string">
            <text:p>Semi-Senior</text:p>
          </table:table-cell>
          <table:table-cell table:formula="oooc:=IF([.F126]=&quot;Trainee&quot;;1.8;IF([.F126]=&quot;Junior&quot;;1.5;IF([.F126]=&quot;Semi-Senior&quot;;1.2;IF([.F126]=&quot;Senior&quot;;1))))" office:value-type="float" office:value="1.2">
            <text:p>1,2</text:p>
          </table:table-cell>
          <table:table-cell table:formula="oooc:=[.D126]" office:value-type="string" office:string-value="Mediano">
            <text:p>Mediano</text:p>
          </table:table-cell>
          <table:table-cell table:formula="oooc:=IF([.H126]=&quot;Simple&quot;;1;IF([.H126]=&quot;Mediano&quot;;1.3;IF([.H126]=&quot;Complejo&quot;;1.5;IF([.H126]=&quot;Muy Complejo&quot;;1.8))))" office:value-type="float" office:value="1.3">
            <text:p>1,3</text:p>
          </table:table-cell>
          <table:table-cell office:value-type="string">
            <text:p>Conocido</text:p>
          </table:table-cell>
          <table:table-cell table:formula="oooc:=IF([.J126]=&quot;Muy Conocido&quot;;1;IF([.J126]=&quot;Conocido&quot;;1.3;IF([.J126]=&quot;Poco Conocido&quot;;1.5;IF([.J126]=&quot;Sin Conocimiento&quot;;1.8))))" office:value-type="float" office:value="1.3">
            <text:p>1,3</text:p>
          </table:table-cell>
          <table:table-cell table:formula="oooc:=[.E126]*[.G126]*[.I126]*[.K126]" office:value-type="float" office:value="4.056">
            <text:p>4,06</text:p>
          </table:table-cell>
          <table:table-cell table:formula="oooc:=[.L126]*1.96" office:value-type="float" office:value="7.94976">
            <text:p>7,95</text:p>
          </table:table-cell>
          <table:table-cell table:number-columns-repeated="243"/>
        </table:table-row>
        <table:table-row table:style-name="ro1">
          <table:table-cell office:value-type="string">
            <text:p>Empleado</text:p>
          </table:table-cell>
          <table:table-cell office:value-type="float" office:value="126">
            <text:p>126</text:p>
          </table:table-cell>
          <table:table-cell office:value-type="string">
            <text:p>Registrar Cuadrilla</text:p>
          </table:table-cell>
          <table:table-cell office:value-type="string">
            <text:p>Simple</text:p>
          </table:table-cell>
          <table:table-cell table:formula="oooc:=IF([.D127]=&quot;Simple&quot;;1;IF([.D127]=&quot;Mediano&quot;;2;IF([.D127]=&quot;Complejo&quot;;3;IF([.D127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127]=&quot;Trainee&quot;;1.8;IF([.F127]=&quot;Junior&quot;;1.5;IF([.F127]=&quot;Semi-Senior&quot;;1.2;IF([.F127]=&quot;Senior&quot;;1))))" office:value-type="float" office:value="1.2">
            <text:p>1,2</text:p>
          </table:table-cell>
          <table:table-cell table:formula="oooc:=[.D127]" office:value-type="string" office:string-value="Simple">
            <text:p>Simple</text:p>
          </table:table-cell>
          <table:table-cell table:formula="oooc:=IF([.H127]=&quot;Simple&quot;;1;IF([.H127]=&quot;Mediano&quot;;1.3;IF([.H127]=&quot;Complejo&quot;;1.5;IF([.H127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127]=&quot;Muy Conocido&quot;;1;IF([.J127]=&quot;Conocido&quot;;1.3;IF([.J127]=&quot;Poco Conocido&quot;;1.5;IF([.J127]=&quot;Sin Conocimiento&quot;;1.8))))" office:value-type="float" office:value="1.3">
            <text:p>1,3</text:p>
          </table:table-cell>
          <table:table-cell table:formula="oooc:=[.E127]*[.G127]*[.I127]*[.K127]" office:value-type="float" office:value="1.56">
            <text:p>1,56</text:p>
          </table:table-cell>
          <table:table-cell table:formula="oooc:=[.L127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Empleado</text:p>
          </table:table-cell>
          <table:table-cell office:value-type="float" office:value="127">
            <text:p>127</text:p>
          </table:table-cell>
          <table:table-cell office:value-type="string">
            <text:p>Modificar Cuadrilla</text:p>
          </table:table-cell>
          <table:table-cell office:value-type="string">
            <text:p>Simple</text:p>
          </table:table-cell>
          <table:table-cell table:formula="oooc:=IF([.D128]=&quot;Simple&quot;;1;IF([.D128]=&quot;Mediano&quot;;2;IF([.D128]=&quot;Complejo&quot;;3;IF([.D128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128]=&quot;Trainee&quot;;1.8;IF([.F128]=&quot;Junior&quot;;1.5;IF([.F128]=&quot;Semi-Senior&quot;;1.2;IF([.F128]=&quot;Senior&quot;;1))))" office:value-type="float" office:value="1.2">
            <text:p>1,2</text:p>
          </table:table-cell>
          <table:table-cell table:formula="oooc:=[.D128]" office:value-type="string" office:string-value="Simple">
            <text:p>Simple</text:p>
          </table:table-cell>
          <table:table-cell table:formula="oooc:=IF([.H128]=&quot;Simple&quot;;1;IF([.H128]=&quot;Mediano&quot;;1.3;IF([.H128]=&quot;Complejo&quot;;1.5;IF([.H128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128]=&quot;Muy Conocido&quot;;1;IF([.J128]=&quot;Conocido&quot;;1.3;IF([.J128]=&quot;Poco Conocido&quot;;1.5;IF([.J128]=&quot;Sin Conocimiento&quot;;1.8))))" office:value-type="float" office:value="1.3">
            <text:p>1,3</text:p>
          </table:table-cell>
          <table:table-cell table:formula="oooc:=[.E128]*[.G128]*[.I128]*[.K128]" office:value-type="float" office:value="1.56">
            <text:p>1,56</text:p>
          </table:table-cell>
          <table:table-cell table:formula="oooc:=[.L128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Empleado</text:p>
          </table:table-cell>
          <table:table-cell office:value-type="float" office:value="128">
            <text:p>128</text:p>
          </table:table-cell>
          <table:table-cell office:value-type="string">
            <text:p>Consultar Cuadrilla</text:p>
          </table:table-cell>
          <table:table-cell office:value-type="string">
            <text:p>Simple</text:p>
          </table:table-cell>
          <table:table-cell table:formula="oooc:=IF([.D129]=&quot;Simple&quot;;1;IF([.D129]=&quot;Mediano&quot;;2;IF([.D129]=&quot;Complejo&quot;;3;IF([.D129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129]=&quot;Trainee&quot;;1.8;IF([.F129]=&quot;Junior&quot;;1.5;IF([.F129]=&quot;Semi-Senior&quot;;1.2;IF([.F129]=&quot;Senior&quot;;1))))" office:value-type="float" office:value="1.2">
            <text:p>1,2</text:p>
          </table:table-cell>
          <table:table-cell table:formula="oooc:=[.D129]" office:value-type="string" office:string-value="Simple">
            <text:p>Simple</text:p>
          </table:table-cell>
          <table:table-cell table:formula="oooc:=IF([.H129]=&quot;Simple&quot;;1;IF([.H129]=&quot;Mediano&quot;;1.3;IF([.H129]=&quot;Complejo&quot;;1.5;IF([.H129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129]=&quot;Muy Conocido&quot;;1;IF([.J129]=&quot;Conocido&quot;;1.3;IF([.J129]=&quot;Poco Conocido&quot;;1.5;IF([.J129]=&quot;Sin Conocimiento&quot;;1.8))))" office:value-type="float" office:value="1.3">
            <text:p>1,3</text:p>
          </table:table-cell>
          <table:table-cell table:formula="oooc:=[.E129]*[.G129]*[.I129]*[.K129]" office:value-type="float" office:value="1.56">
            <text:p>1,56</text:p>
          </table:table-cell>
          <table:table-cell table:formula="oooc:=[.L129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Empleado</text:p>
          </table:table-cell>
          <table:table-cell office:value-type="float" office:value="129">
            <text:p>129</text:p>
          </table:table-cell>
          <table:table-cell office:value-type="string">
            <text:p>Eliminar Cuadrilla</text:p>
          </table:table-cell>
          <table:table-cell office:value-type="string">
            <text:p>Simple</text:p>
          </table:table-cell>
          <table:table-cell table:formula="oooc:=IF([.D130]=&quot;Simple&quot;;1;IF([.D130]=&quot;Mediano&quot;;2;IF([.D130]=&quot;Complejo&quot;;3;IF([.D130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130]=&quot;Trainee&quot;;1.8;IF([.F130]=&quot;Junior&quot;;1.5;IF([.F130]=&quot;Semi-Senior&quot;;1.2;IF([.F130]=&quot;Senior&quot;;1))))" office:value-type="float" office:value="1.2">
            <text:p>1,2</text:p>
          </table:table-cell>
          <table:table-cell table:formula="oooc:=[.D130]" office:value-type="string" office:string-value="Simple">
            <text:p>Simple</text:p>
          </table:table-cell>
          <table:table-cell table:formula="oooc:=IF([.H130]=&quot;Simple&quot;;1;IF([.H130]=&quot;Mediano&quot;;1.3;IF([.H130]=&quot;Complejo&quot;;1.5;IF([.H130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130]=&quot;Muy Conocido&quot;;1;IF([.J130]=&quot;Conocido&quot;;1.3;IF([.J130]=&quot;Poco Conocido&quot;;1.5;IF([.J130]=&quot;Sin Conocimiento&quot;;1.8))))" office:value-type="float" office:value="1.3">
            <text:p>1,3</text:p>
          </table:table-cell>
          <table:table-cell table:formula="oooc:=[.E130]*[.G130]*[.I130]*[.K130]" office:value-type="float" office:value="1.56">
            <text:p>1,56</text:p>
          </table:table-cell>
          <table:table-cell table:formula="oooc:=[.L130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Órdenes de Trabajo</text:p>
          </table:table-cell>
          <table:table-cell office:value-type="float" office:value="130">
            <text:p>130</text:p>
          </table:table-cell>
          <table:table-cell office:value-type="string">
            <text:p>Generar OT de Alta de Nueva Conexión</text:p>
          </table:table-cell>
          <table:table-cell office:value-type="string">
            <text:p>Mediano</text:p>
          </table:table-cell>
          <table:table-cell table:formula="oooc:=IF([.D131]=&quot;Simple&quot;;1;IF([.D131]=&quot;Mediano&quot;;2;IF([.D131]=&quot;Complejo&quot;;3;IF([.D131]=&quot;Muy Complejo&quot;;5))))" office:value-type="float" office:value="2">
            <text:p>2</text:p>
          </table:table-cell>
          <table:table-cell office:value-type="string">
            <text:p>Semi-Senior</text:p>
          </table:table-cell>
          <table:table-cell table:formula="oooc:=IF([.F131]=&quot;Trainee&quot;;1.8;IF([.F131]=&quot;Junior&quot;;1.5;IF([.F131]=&quot;Semi-Senior&quot;;1.2;IF([.F131]=&quot;Senior&quot;;1))))" office:value-type="float" office:value="1.2">
            <text:p>1,2</text:p>
          </table:table-cell>
          <table:table-cell table:formula="oooc:=[.D131]" office:value-type="string" office:string-value="Mediano">
            <text:p>Mediano</text:p>
          </table:table-cell>
          <table:table-cell table:formula="oooc:=IF([.H131]=&quot;Simple&quot;;1;IF([.H131]=&quot;Mediano&quot;;1.3;IF([.H131]=&quot;Complejo&quot;;1.5;IF([.H131]=&quot;Muy Complejo&quot;;1.8))))" office:value-type="float" office:value="1.3">
            <text:p>1,3</text:p>
          </table:table-cell>
          <table:table-cell office:value-type="string">
            <text:p>Conocido</text:p>
          </table:table-cell>
          <table:table-cell table:formula="oooc:=IF([.J131]=&quot;Muy Conocido&quot;;1;IF([.J131]=&quot;Conocido&quot;;1.3;IF([.J131]=&quot;Poco Conocido&quot;;1.5;IF([.J131]=&quot;Sin Conocimiento&quot;;1.8))))" office:value-type="float" office:value="1.3">
            <text:p>1,3</text:p>
          </table:table-cell>
          <table:table-cell table:formula="oooc:=[.E131]*[.G131]*[.I131]*[.K131]" office:value-type="float" office:value="4.056">
            <text:p>4,06</text:p>
          </table:table-cell>
          <table:table-cell table:formula="oooc:=[.L131]*1.96" office:value-type="float" office:value="7.94976">
            <text:p>7,95</text:p>
          </table:table-cell>
          <table:table-cell table:number-columns-repeated="243"/>
        </table:table-row>
        <table:table-row table:style-name="ro1">
          <table:table-cell office:value-type="string">
            <text:p>Facturación</text:p>
          </table:table-cell>
          <table:table-cell office:value-type="float" office:value="131">
            <text:p>131</text:p>
          </table:table-cell>
          <table:table-cell office:value-type="string">
            <text:p>Registrar cobro</text:p>
          </table:table-cell>
          <table:table-cell office:value-type="string">
            <text:p>Mediano</text:p>
          </table:table-cell>
          <table:table-cell table:formula="oooc:=IF([.D132]=&quot;Simple&quot;;1;IF([.D132]=&quot;Mediano&quot;;2;IF([.D132]=&quot;Complejo&quot;;3;IF([.D132]=&quot;Muy Complejo&quot;;5))))" office:value-type="float" office:value="2">
            <text:p>2</text:p>
          </table:table-cell>
          <table:table-cell office:value-type="string">
            <text:p>Semi-Senior</text:p>
          </table:table-cell>
          <table:table-cell table:formula="oooc:=IF([.F132]=&quot;Trainee&quot;;1.8;IF([.F132]=&quot;Junior&quot;;1.5;IF([.F132]=&quot;Semi-Senior&quot;;1.2;IF([.F132]=&quot;Senior&quot;;1))))" office:value-type="float" office:value="1.2">
            <text:p>1,2</text:p>
          </table:table-cell>
          <table:table-cell table:formula="oooc:=[.D132]" office:value-type="string" office:string-value="Mediano">
            <text:p>Mediano</text:p>
          </table:table-cell>
          <table:table-cell table:formula="oooc:=IF([.H132]=&quot;Simple&quot;;1;IF([.H132]=&quot;Mediano&quot;;1.3;IF([.H132]=&quot;Complejo&quot;;1.5;IF([.H132]=&quot;Muy Complejo&quot;;1.8))))" office:value-type="float" office:value="1.3">
            <text:p>1,3</text:p>
          </table:table-cell>
          <table:table-cell office:value-type="string">
            <text:p>Conocido</text:p>
          </table:table-cell>
          <table:table-cell table:formula="oooc:=IF([.J132]=&quot;Muy Conocido&quot;;1;IF([.J132]=&quot;Conocido&quot;;1.3;IF([.J132]=&quot;Poco Conocido&quot;;1.5;IF([.J132]=&quot;Sin Conocimiento&quot;;1.8))))" office:value-type="float" office:value="1.3">
            <text:p>1,3</text:p>
          </table:table-cell>
          <table:table-cell table:formula="oooc:=[.E132]*[.G132]*[.I132]*[.K132]" office:value-type="float" office:value="4.056">
            <text:p>4,06</text:p>
          </table:table-cell>
          <table:table-cell table:formula="oooc:=[.L132]*1.96" office:value-type="float" office:value="7.94976">
            <text:p>7,95</text:p>
          </table:table-cell>
          <table:table-cell table:number-columns-repeated="243"/>
        </table:table-row>
        <table:table-row table:style-name="ro1">
          <table:table-cell office:value-type="string">
            <text:p>Órdenes de Trabajo</text:p>
          </table:table-cell>
          <table:table-cell office:value-type="float" office:value="132">
            <text:p>132</text:p>
          </table:table-cell>
          <table:table-cell office:value-type="string">
            <text:p>Confirmar OT de Alta de Nueva Conexión</text:p>
          </table:table-cell>
          <table:table-cell office:value-type="string">
            <text:p>Simple</text:p>
          </table:table-cell>
          <table:table-cell table:formula="oooc:=IF([.D133]=&quot;Simple&quot;;1;IF([.D133]=&quot;Mediano&quot;;2;IF([.D133]=&quot;Complejo&quot;;3;IF([.D133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133]=&quot;Trainee&quot;;1.8;IF([.F133]=&quot;Junior&quot;;1.5;IF([.F133]=&quot;Semi-Senior&quot;;1.2;IF([.F133]=&quot;Senior&quot;;1))))" office:value-type="float" office:value="1.2">
            <text:p>1,2</text:p>
          </table:table-cell>
          <table:table-cell table:formula="oooc:=[.D133]" office:value-type="string" office:string-value="Simple">
            <text:p>Simple</text:p>
          </table:table-cell>
          <table:table-cell table:formula="oooc:=IF([.H133]=&quot;Simple&quot;;1;IF([.H133]=&quot;Mediano&quot;;1.3;IF([.H133]=&quot;Complejo&quot;;1.5;IF([.H133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133]=&quot;Muy Conocido&quot;;1;IF([.J133]=&quot;Conocido&quot;;1.3;IF([.J133]=&quot;Poco Conocido&quot;;1.5;IF([.J133]=&quot;Sin Conocimiento&quot;;1.8))))" office:value-type="float" office:value="1.3">
            <text:p>1,3</text:p>
          </table:table-cell>
          <table:table-cell table:formula="oooc:=[.E133]*[.G133]*[.I133]*[.K133]" office:value-type="float" office:value="1.56">
            <text:p>1,56</text:p>
          </table:table-cell>
          <table:table-cell table:formula="oooc:=[.L133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Órdenes de Trabajo</text:p>
          </table:table-cell>
          <table:table-cell office:value-type="float" office:value="133">
            <text:p>133</text:p>
          </table:table-cell>
          <table:table-cell office:value-type="string">
            <text:p>Sincronizar OT On Line</text:p>
          </table:table-cell>
          <table:table-cell office:value-type="string">
            <text:p>Mediano</text:p>
          </table:table-cell>
          <table:table-cell table:formula="oooc:=IF([.D134]=&quot;Simple&quot;;1;IF([.D134]=&quot;Mediano&quot;;2;IF([.D134]=&quot;Complejo&quot;;3;IF([.D134]=&quot;Muy Complejo&quot;;5))))" office:value-type="float" office:value="2">
            <text:p>2</text:p>
          </table:table-cell>
          <table:table-cell office:value-type="string">
            <text:p>Semi-Senior</text:p>
          </table:table-cell>
          <table:table-cell table:formula="oooc:=IF([.F134]=&quot;Trainee&quot;;1.8;IF([.F134]=&quot;Junior&quot;;1.5;IF([.F134]=&quot;Semi-Senior&quot;;1.2;IF([.F134]=&quot;Senior&quot;;1))))" office:value-type="float" office:value="1.2">
            <text:p>1,2</text:p>
          </table:table-cell>
          <table:table-cell table:formula="oooc:=[.D134]" office:value-type="string" office:string-value="Mediano">
            <text:p>Mediano</text:p>
          </table:table-cell>
          <table:table-cell table:formula="oooc:=IF([.H134]=&quot;Simple&quot;;1;IF([.H134]=&quot;Mediano&quot;;1.3;IF([.H134]=&quot;Complejo&quot;;1.5;IF([.H134]=&quot;Muy Complejo&quot;;1.8))))" office:value-type="float" office:value="1.3">
            <text:p>1,3</text:p>
          </table:table-cell>
          <table:table-cell office:value-type="string">
            <text:p>Conocido</text:p>
          </table:table-cell>
          <table:table-cell table:formula="oooc:=IF([.J134]=&quot;Muy Conocido&quot;;1;IF([.J134]=&quot;Conocido&quot;;1.3;IF([.J134]=&quot;Poco Conocido&quot;;1.5;IF([.J134]=&quot;Sin Conocimiento&quot;;1.8))))" office:value-type="float" office:value="1.3">
            <text:p>1,3</text:p>
          </table:table-cell>
          <table:table-cell table:formula="oooc:=[.E134]*[.G134]*[.I134]*[.K134]" office:value-type="float" office:value="4.056">
            <text:p>4,06</text:p>
          </table:table-cell>
          <table:table-cell table:formula="oooc:=[.L134]*1.96" office:value-type="float" office:value="7.94976">
            <text:p>7,95</text:p>
          </table:table-cell>
          <table:table-cell table:number-columns-repeated="243"/>
        </table:table-row>
        <table:table-row table:style-name="ro1">
          <table:table-cell office:value-type="string">
            <text:p>Órdenes de Trabajo</text:p>
          </table:table-cell>
          <table:table-cell office:value-type="float" office:value="134">
            <text:p>134</text:p>
          </table:table-cell>
          <table:table-cell office:value-type="string">
            <text:p>Registrar Material</text:p>
          </table:table-cell>
          <table:table-cell office:value-type="string">
            <text:p>Simple</text:p>
          </table:table-cell>
          <table:table-cell table:formula="oooc:=IF([.D135]=&quot;Simple&quot;;1;IF([.D135]=&quot;Mediano&quot;;2;IF([.D135]=&quot;Complejo&quot;;3;IF([.D135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135]=&quot;Trainee&quot;;1.8;IF([.F135]=&quot;Junior&quot;;1.5;IF([.F135]=&quot;Semi-Senior&quot;;1.2;IF([.F135]=&quot;Senior&quot;;1))))" office:value-type="float" office:value="1.2">
            <text:p>1,2</text:p>
          </table:table-cell>
          <table:table-cell table:formula="oooc:=[.D135]" office:value-type="string" office:string-value="Simple">
            <text:p>Simple</text:p>
          </table:table-cell>
          <table:table-cell table:formula="oooc:=IF([.H135]=&quot;Simple&quot;;1;IF([.H135]=&quot;Mediano&quot;;1.3;IF([.H135]=&quot;Complejo&quot;;1.5;IF([.H135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135]=&quot;Muy Conocido&quot;;1;IF([.J135]=&quot;Conocido&quot;;1.3;IF([.J135]=&quot;Poco Conocido&quot;;1.5;IF([.J135]=&quot;Sin Conocimiento&quot;;1.8))))" office:value-type="float" office:value="1.3">
            <text:p>1,3</text:p>
          </table:table-cell>
          <table:table-cell table:formula="oooc:=[.E135]*[.G135]*[.I135]*[.K135]" office:value-type="float" office:value="1.56">
            <text:p>1,56</text:p>
          </table:table-cell>
          <table:table-cell table:formula="oooc:=[.L135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Órdenes de Trabajo</text:p>
          </table:table-cell>
          <table:table-cell office:value-type="float" office:value="135">
            <text:p>135</text:p>
          </table:table-cell>
          <table:table-cell office:value-type="string">
            <text:p>Modificar Material</text:p>
          </table:table-cell>
          <table:table-cell office:value-type="string">
            <text:p>Simple</text:p>
          </table:table-cell>
          <table:table-cell table:formula="oooc:=IF([.D136]=&quot;Simple&quot;;1;IF([.D136]=&quot;Mediano&quot;;2;IF([.D136]=&quot;Complejo&quot;;3;IF([.D136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136]=&quot;Trainee&quot;;1.8;IF([.F136]=&quot;Junior&quot;;1.5;IF([.F136]=&quot;Semi-Senior&quot;;1.2;IF([.F136]=&quot;Senior&quot;;1))))" office:value-type="float" office:value="1.2">
            <text:p>1,2</text:p>
          </table:table-cell>
          <table:table-cell table:formula="oooc:=[.D136]" office:value-type="string" office:string-value="Simple">
            <text:p>Simple</text:p>
          </table:table-cell>
          <table:table-cell table:formula="oooc:=IF([.H136]=&quot;Simple&quot;;1;IF([.H136]=&quot;Mediano&quot;;1.3;IF([.H136]=&quot;Complejo&quot;;1.5;IF([.H136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136]=&quot;Muy Conocido&quot;;1;IF([.J136]=&quot;Conocido&quot;;1.3;IF([.J136]=&quot;Poco Conocido&quot;;1.5;IF([.J136]=&quot;Sin Conocimiento&quot;;1.8))))" office:value-type="float" office:value="1.3">
            <text:p>1,3</text:p>
          </table:table-cell>
          <table:table-cell table:formula="oooc:=[.E136]*[.G136]*[.I136]*[.K136]" office:value-type="float" office:value="1.56">
            <text:p>1,56</text:p>
          </table:table-cell>
          <table:table-cell table:formula="oooc:=[.L136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Órdenes de Trabajo</text:p>
          </table:table-cell>
          <table:table-cell office:value-type="float" office:value="136">
            <text:p>136</text:p>
          </table:table-cell>
          <table:table-cell office:value-type="string">
            <text:p>Consultar Material</text:p>
          </table:table-cell>
          <table:table-cell office:value-type="string">
            <text:p>Simple</text:p>
          </table:table-cell>
          <table:table-cell table:formula="oooc:=IF([.D137]=&quot;Simple&quot;;1;IF([.D137]=&quot;Mediano&quot;;2;IF([.D137]=&quot;Complejo&quot;;3;IF([.D137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137]=&quot;Trainee&quot;;1.8;IF([.F137]=&quot;Junior&quot;;1.5;IF([.F137]=&quot;Semi-Senior&quot;;1.2;IF([.F137]=&quot;Senior&quot;;1))))" office:value-type="float" office:value="1.2">
            <text:p>1,2</text:p>
          </table:table-cell>
          <table:table-cell table:formula="oooc:=[.D137]" office:value-type="string" office:string-value="Simple">
            <text:p>Simple</text:p>
          </table:table-cell>
          <table:table-cell table:formula="oooc:=IF([.H137]=&quot;Simple&quot;;1;IF([.H137]=&quot;Mediano&quot;;1.3;IF([.H137]=&quot;Complejo&quot;;1.5;IF([.H137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137]=&quot;Muy Conocido&quot;;1;IF([.J137]=&quot;Conocido&quot;;1.3;IF([.J137]=&quot;Poco Conocido&quot;;1.5;IF([.J137]=&quot;Sin Conocimiento&quot;;1.8))))" office:value-type="float" office:value="1.3">
            <text:p>1,3</text:p>
          </table:table-cell>
          <table:table-cell table:formula="oooc:=[.E137]*[.G137]*[.I137]*[.K137]" office:value-type="float" office:value="1.56">
            <text:p>1,56</text:p>
          </table:table-cell>
          <table:table-cell table:formula="oooc:=[.L137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Órdenes de Trabajo</text:p>
          </table:table-cell>
          <table:table-cell office:value-type="float" office:value="137">
            <text:p>137</text:p>
          </table:table-cell>
          <table:table-cell office:value-type="string">
            <text:p>Eliminar Material</text:p>
          </table:table-cell>
          <table:table-cell office:value-type="string">
            <text:p>Simple</text:p>
          </table:table-cell>
          <table:table-cell table:formula="oooc:=IF([.D138]=&quot;Simple&quot;;1;IF([.D138]=&quot;Mediano&quot;;2;IF([.D138]=&quot;Complejo&quot;;3;IF([.D138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138]=&quot;Trainee&quot;;1.8;IF([.F138]=&quot;Junior&quot;;1.5;IF([.F138]=&quot;Semi-Senior&quot;;1.2;IF([.F138]=&quot;Senior&quot;;1))))" office:value-type="float" office:value="1.2">
            <text:p>1,2</text:p>
          </table:table-cell>
          <table:table-cell table:formula="oooc:=[.D138]" office:value-type="string" office:string-value="Simple">
            <text:p>Simple</text:p>
          </table:table-cell>
          <table:table-cell table:formula="oooc:=IF([.H138]=&quot;Simple&quot;;1;IF([.H138]=&quot;Mediano&quot;;1.3;IF([.H138]=&quot;Complejo&quot;;1.5;IF([.H138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138]=&quot;Muy Conocido&quot;;1;IF([.J138]=&quot;Conocido&quot;;1.3;IF([.J138]=&quot;Poco Conocido&quot;;1.5;IF([.J138]=&quot;Sin Conocimiento&quot;;1.8))))" office:value-type="float" office:value="1.3">
            <text:p>1,3</text:p>
          </table:table-cell>
          <table:table-cell table:formula="oooc:=[.E138]*[.G138]*[.I138]*[.K138]" office:value-type="float" office:value="1.56">
            <text:p>1,56</text:p>
          </table:table-cell>
          <table:table-cell table:formula="oooc:=[.L138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Órdenes de Trabajo</text:p>
          </table:table-cell>
          <table:table-cell office:value-type="float" office:value="138">
            <text:p>138</text:p>
          </table:table-cell>
          <table:table-cell office:value-type="string">
            <text:p>Registrar Vehículo</text:p>
          </table:table-cell>
          <table:table-cell office:value-type="string">
            <text:p>Simple</text:p>
          </table:table-cell>
          <table:table-cell table:formula="oooc:=IF([.D139]=&quot;Simple&quot;;1;IF([.D139]=&quot;Mediano&quot;;2;IF([.D139]=&quot;Complejo&quot;;3;IF([.D139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139]=&quot;Trainee&quot;;1.8;IF([.F139]=&quot;Junior&quot;;1.5;IF([.F139]=&quot;Semi-Senior&quot;;1.2;IF([.F139]=&quot;Senior&quot;;1))))" office:value-type="float" office:value="1.2">
            <text:p>1,2</text:p>
          </table:table-cell>
          <table:table-cell table:formula="oooc:=[.D139]" office:value-type="string" office:string-value="Simple">
            <text:p>Simple</text:p>
          </table:table-cell>
          <table:table-cell table:formula="oooc:=IF([.H139]=&quot;Simple&quot;;1;IF([.H139]=&quot;Mediano&quot;;1.3;IF([.H139]=&quot;Complejo&quot;;1.5;IF([.H139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139]=&quot;Muy Conocido&quot;;1;IF([.J139]=&quot;Conocido&quot;;1.3;IF([.J139]=&quot;Poco Conocido&quot;;1.5;IF([.J139]=&quot;Sin Conocimiento&quot;;1.8))))" office:value-type="float" office:value="1.3">
            <text:p>1,3</text:p>
          </table:table-cell>
          <table:table-cell table:formula="oooc:=[.E139]*[.G139]*[.I139]*[.K139]" office:value-type="float" office:value="1.56">
            <text:p>1,56</text:p>
          </table:table-cell>
          <table:table-cell table:formula="oooc:=[.L139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Órdenes de Trabajo</text:p>
          </table:table-cell>
          <table:table-cell office:value-type="float" office:value="139">
            <text:p>139</text:p>
          </table:table-cell>
          <table:table-cell office:value-type="string">
            <text:p>Modificar Vehículo</text:p>
          </table:table-cell>
          <table:table-cell office:value-type="string">
            <text:p>Simple</text:p>
          </table:table-cell>
          <table:table-cell table:formula="oooc:=IF([.D140]=&quot;Simple&quot;;1;IF([.D140]=&quot;Mediano&quot;;2;IF([.D140]=&quot;Complejo&quot;;3;IF([.D140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140]=&quot;Trainee&quot;;1.8;IF([.F140]=&quot;Junior&quot;;1.5;IF([.F140]=&quot;Semi-Senior&quot;;1.2;IF([.F140]=&quot;Senior&quot;;1))))" office:value-type="float" office:value="1.2">
            <text:p>1,2</text:p>
          </table:table-cell>
          <table:table-cell table:formula="oooc:=[.D140]" office:value-type="string" office:string-value="Simple">
            <text:p>Simple</text:p>
          </table:table-cell>
          <table:table-cell table:formula="oooc:=IF([.H140]=&quot;Simple&quot;;1;IF([.H140]=&quot;Mediano&quot;;1.3;IF([.H140]=&quot;Complejo&quot;;1.5;IF([.H140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140]=&quot;Muy Conocido&quot;;1;IF([.J140]=&quot;Conocido&quot;;1.3;IF([.J140]=&quot;Poco Conocido&quot;;1.5;IF([.J140]=&quot;Sin Conocimiento&quot;;1.8))))" office:value-type="float" office:value="1.3">
            <text:p>1,3</text:p>
          </table:table-cell>
          <table:table-cell table:formula="oooc:=[.E140]*[.G140]*[.I140]*[.K140]" office:value-type="float" office:value="1.56">
            <text:p>1,56</text:p>
          </table:table-cell>
          <table:table-cell table:formula="oooc:=[.L140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Órdenes de Trabajo</text:p>
          </table:table-cell>
          <table:table-cell office:value-type="float" office:value="140">
            <text:p>140</text:p>
          </table:table-cell>
          <table:table-cell office:value-type="string">
            <text:p>Consultar Vehículo</text:p>
          </table:table-cell>
          <table:table-cell office:value-type="string">
            <text:p>Simple</text:p>
          </table:table-cell>
          <table:table-cell table:formula="oooc:=IF([.D141]=&quot;Simple&quot;;1;IF([.D141]=&quot;Mediano&quot;;2;IF([.D141]=&quot;Complejo&quot;;3;IF([.D141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141]=&quot;Trainee&quot;;1.8;IF([.F141]=&quot;Junior&quot;;1.5;IF([.F141]=&quot;Semi-Senior&quot;;1.2;IF([.F141]=&quot;Senior&quot;;1))))" office:value-type="float" office:value="1.2">
            <text:p>1,2</text:p>
          </table:table-cell>
          <table:table-cell table:formula="oooc:=[.D141]" office:value-type="string" office:string-value="Simple">
            <text:p>Simple</text:p>
          </table:table-cell>
          <table:table-cell table:formula="oooc:=IF([.H141]=&quot;Simple&quot;;1;IF([.H141]=&quot;Mediano&quot;;1.3;IF([.H141]=&quot;Complejo&quot;;1.5;IF([.H141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141]=&quot;Muy Conocido&quot;;1;IF([.J141]=&quot;Conocido&quot;;1.3;IF([.J141]=&quot;Poco Conocido&quot;;1.5;IF([.J141]=&quot;Sin Conocimiento&quot;;1.8))))" office:value-type="float" office:value="1.3">
            <text:p>1,3</text:p>
          </table:table-cell>
          <table:table-cell table:formula="oooc:=[.E141]*[.G141]*[.I141]*[.K141]" office:value-type="float" office:value="1.56">
            <text:p>1,56</text:p>
          </table:table-cell>
          <table:table-cell table:formula="oooc:=[.L141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Órdenes de Trabajo</text:p>
          </table:table-cell>
          <table:table-cell office:value-type="float" office:value="141">
            <text:p>141</text:p>
          </table:table-cell>
          <table:table-cell office:value-type="string">
            <text:p>Eliminar Vehículo</text:p>
          </table:table-cell>
          <table:table-cell office:value-type="string">
            <text:p>Simple</text:p>
          </table:table-cell>
          <table:table-cell table:formula="oooc:=IF([.D142]=&quot;Simple&quot;;1;IF([.D142]=&quot;Mediano&quot;;2;IF([.D142]=&quot;Complejo&quot;;3;IF([.D142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142]=&quot;Trainee&quot;;1.8;IF([.F142]=&quot;Junior&quot;;1.5;IF([.F142]=&quot;Semi-Senior&quot;;1.2;IF([.F142]=&quot;Senior&quot;;1))))" office:value-type="float" office:value="1.2">
            <text:p>1,2</text:p>
          </table:table-cell>
          <table:table-cell table:formula="oooc:=[.D142]" office:value-type="string" office:string-value="Simple">
            <text:p>Simple</text:p>
          </table:table-cell>
          <table:table-cell table:formula="oooc:=IF([.H142]=&quot;Simple&quot;;1;IF([.H142]=&quot;Mediano&quot;;1.3;IF([.H142]=&quot;Complejo&quot;;1.5;IF([.H142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142]=&quot;Muy Conocido&quot;;1;IF([.J142]=&quot;Conocido&quot;;1.3;IF([.J142]=&quot;Poco Conocido&quot;;1.5;IF([.J142]=&quot;Sin Conocimiento&quot;;1.8))))" office:value-type="float" office:value="1.3">
            <text:p>1,3</text:p>
          </table:table-cell>
          <table:table-cell table:formula="oooc:=[.E142]*[.G142]*[.I142]*[.K142]" office:value-type="float" office:value="1.56">
            <text:p>1,56</text:p>
          </table:table-cell>
          <table:table-cell table:formula="oooc:=[.L142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Órdenes de Trabajo</text:p>
          </table:table-cell>
          <table:table-cell office:value-type="float" office:value="142">
            <text:p>142</text:p>
          </table:table-cell>
          <table:table-cell office:value-type="string">
            <text:p>Generar Informe de OT Asignadas por Cuadrilla</text:p>
          </table:table-cell>
          <table:table-cell office:value-type="string">
            <text:p>Mediano</text:p>
          </table:table-cell>
          <table:table-cell table:formula="oooc:=IF([.D143]=&quot;Simple&quot;;1;IF([.D143]=&quot;Mediano&quot;;2;IF([.D143]=&quot;Complejo&quot;;3;IF([.D143]=&quot;Muy Complejo&quot;;5))))" office:value-type="float" office:value="2">
            <text:p>2</text:p>
          </table:table-cell>
          <table:table-cell office:value-type="string">
            <text:p>Semi-Senior</text:p>
          </table:table-cell>
          <table:table-cell table:formula="oooc:=IF([.F143]=&quot;Trainee&quot;;1.8;IF([.F143]=&quot;Junior&quot;;1.5;IF([.F143]=&quot;Semi-Senior&quot;;1.2;IF([.F143]=&quot;Senior&quot;;1))))" office:value-type="float" office:value="1.2">
            <text:p>1,2</text:p>
          </table:table-cell>
          <table:table-cell table:formula="oooc:=[.D143]" office:value-type="string" office:string-value="Mediano">
            <text:p>Mediano</text:p>
          </table:table-cell>
          <table:table-cell table:formula="oooc:=IF([.H143]=&quot;Simple&quot;;1;IF([.H143]=&quot;Mediano&quot;;1.3;IF([.H143]=&quot;Complejo&quot;;1.5;IF([.H143]=&quot;Muy Complejo&quot;;1.8))))" office:value-type="float" office:value="1.3">
            <text:p>1,3</text:p>
          </table:table-cell>
          <table:table-cell office:value-type="string">
            <text:p>Conocido</text:p>
          </table:table-cell>
          <table:table-cell table:formula="oooc:=IF([.J143]=&quot;Muy Conocido&quot;;1;IF([.J143]=&quot;Conocido&quot;;1.3;IF([.J143]=&quot;Poco Conocido&quot;;1.5;IF([.J143]=&quot;Sin Conocimiento&quot;;1.8))))" office:value-type="float" office:value="1.3">
            <text:p>1,3</text:p>
          </table:table-cell>
          <table:table-cell table:formula="oooc:=[.E143]*[.G143]*[.I143]*[.K143]" office:value-type="float" office:value="4.056">
            <text:p>4,06</text:p>
          </table:table-cell>
          <table:table-cell table:formula="oooc:=[.L143]*1.96" office:value-type="float" office:value="7.94976">
            <text:p>7,95</text:p>
          </table:table-cell>
          <table:table-cell table:number-columns-repeated="243"/>
        </table:table-row>
        <table:table-row table:style-name="ro1">
          <table:table-cell office:value-type="string">
            <text:p>Órdenes de Trabajo</text:p>
          </table:table-cell>
          <table:table-cell office:value-type="float" office:value="143">
            <text:p>143</text:p>
          </table:table-cell>
          <table:table-cell office:value-type="string">
            <text:p>Registrar Tipo de Trabajo</text:p>
          </table:table-cell>
          <table:table-cell office:value-type="string">
            <text:p>Simple</text:p>
          </table:table-cell>
          <table:table-cell table:formula="oooc:=IF([.D144]=&quot;Simple&quot;;1;IF([.D144]=&quot;Mediano&quot;;2;IF([.D144]=&quot;Complejo&quot;;3;IF([.D144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144]=&quot;Trainee&quot;;1.8;IF([.F144]=&quot;Junior&quot;;1.5;IF([.F144]=&quot;Semi-Senior&quot;;1.2;IF([.F144]=&quot;Senior&quot;;1))))" office:value-type="float" office:value="1.2">
            <text:p>1,2</text:p>
          </table:table-cell>
          <table:table-cell table:formula="oooc:=[.D144]" office:value-type="string" office:string-value="Simple">
            <text:p>Simple</text:p>
          </table:table-cell>
          <table:table-cell table:formula="oooc:=IF([.H144]=&quot;Simple&quot;;1;IF([.H144]=&quot;Mediano&quot;;1.3;IF([.H144]=&quot;Complejo&quot;;1.5;IF([.H144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144]=&quot;Muy Conocido&quot;;1;IF([.J144]=&quot;Conocido&quot;;1.3;IF([.J144]=&quot;Poco Conocido&quot;;1.5;IF([.J144]=&quot;Sin Conocimiento&quot;;1.8))))" office:value-type="float" office:value="1.3">
            <text:p>1,3</text:p>
          </table:table-cell>
          <table:table-cell table:formula="oooc:=[.E144]*[.G144]*[.I144]*[.K144]" office:value-type="float" office:value="1.56">
            <text:p>1,56</text:p>
          </table:table-cell>
          <table:table-cell table:formula="oooc:=[.L144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Órdenes de Trabajo</text:p>
          </table:table-cell>
          <table:table-cell office:value-type="float" office:value="144">
            <text:p>144</text:p>
          </table:table-cell>
          <table:table-cell office:value-type="string">
            <text:p>Eliminar Tipo de Cuadrilla</text:p>
          </table:table-cell>
          <table:table-cell office:value-type="string">
            <text:p>Simple</text:p>
          </table:table-cell>
          <table:table-cell table:formula="oooc:=IF([.D145]=&quot;Simple&quot;;1;IF([.D145]=&quot;Mediano&quot;;2;IF([.D145]=&quot;Complejo&quot;;3;IF([.D145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145]=&quot;Trainee&quot;;1.8;IF([.F145]=&quot;Junior&quot;;1.5;IF([.F145]=&quot;Semi-Senior&quot;;1.2;IF([.F145]=&quot;Senior&quot;;1))))" office:value-type="float" office:value="1.2">
            <text:p>1,2</text:p>
          </table:table-cell>
          <table:table-cell table:formula="oooc:=[.D145]" office:value-type="string" office:string-value="Simple">
            <text:p>Simple</text:p>
          </table:table-cell>
          <table:table-cell table:formula="oooc:=IF([.H145]=&quot;Simple&quot;;1;IF([.H145]=&quot;Mediano&quot;;1.3;IF([.H145]=&quot;Complejo&quot;;1.5;IF([.H145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145]=&quot;Muy Conocido&quot;;1;IF([.J145]=&quot;Conocido&quot;;1.3;IF([.J145]=&quot;Poco Conocido&quot;;1.5;IF([.J145]=&quot;Sin Conocimiento&quot;;1.8))))" office:value-type="float" office:value="1.3">
            <text:p>1,3</text:p>
          </table:table-cell>
          <table:table-cell table:formula="oooc:=[.E145]*[.G145]*[.I145]*[.K145]" office:value-type="float" office:value="1.56">
            <text:p>1,56</text:p>
          </table:table-cell>
          <table:table-cell table:formula="oooc:=[.L145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Órdenes de Trabajo</text:p>
          </table:table-cell>
          <table:table-cell office:value-type="float" office:value="145">
            <text:p>145</text:p>
          </table:table-cell>
          <table:table-cell office:value-type="string">
            <text:p>Consultar Tipo de Cuadrilla</text:p>
          </table:table-cell>
          <table:table-cell office:value-type="string">
            <text:p>Simple</text:p>
          </table:table-cell>
          <table:table-cell table:formula="oooc:=IF([.D146]=&quot;Simple&quot;;1;IF([.D146]=&quot;Mediano&quot;;2;IF([.D146]=&quot;Complejo&quot;;3;IF([.D146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146]=&quot;Trainee&quot;;1.8;IF([.F146]=&quot;Junior&quot;;1.5;IF([.F146]=&quot;Semi-Senior&quot;;1.2;IF([.F146]=&quot;Senior&quot;;1))))" office:value-type="float" office:value="1.2">
            <text:p>1,2</text:p>
          </table:table-cell>
          <table:table-cell table:formula="oooc:=[.D146]" office:value-type="string" office:string-value="Simple">
            <text:p>Simple</text:p>
          </table:table-cell>
          <table:table-cell table:formula="oooc:=IF([.H146]=&quot;Simple&quot;;1;IF([.H146]=&quot;Mediano&quot;;1.3;IF([.H146]=&quot;Complejo&quot;;1.5;IF([.H146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146]=&quot;Muy Conocido&quot;;1;IF([.J146]=&quot;Conocido&quot;;1.3;IF([.J146]=&quot;Poco Conocido&quot;;1.5;IF([.J146]=&quot;Sin Conocimiento&quot;;1.8))))" office:value-type="float" office:value="1.3">
            <text:p>1,3</text:p>
          </table:table-cell>
          <table:table-cell table:formula="oooc:=[.E146]*[.G146]*[.I146]*[.K146]" office:value-type="float" office:value="1.56">
            <text:p>1,56</text:p>
          </table:table-cell>
          <table:table-cell table:formula="oooc:=[.L146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Órdenes de Trabajo</text:p>
          </table:table-cell>
          <table:table-cell office:value-type="float" office:value="146">
            <text:p>146</text:p>
          </table:table-cell>
          <table:table-cell office:value-type="string">
            <text:p>Modificar Tipo de Cuadrilla</text:p>
          </table:table-cell>
          <table:table-cell office:value-type="string">
            <text:p>Simple</text:p>
          </table:table-cell>
          <table:table-cell table:formula="oooc:=IF([.D147]=&quot;Simple&quot;;1;IF([.D147]=&quot;Mediano&quot;;2;IF([.D147]=&quot;Complejo&quot;;3;IF([.D147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147]=&quot;Trainee&quot;;1.8;IF([.F147]=&quot;Junior&quot;;1.5;IF([.F147]=&quot;Semi-Senior&quot;;1.2;IF([.F147]=&quot;Senior&quot;;1))))" office:value-type="float" office:value="1.2">
            <text:p>1,2</text:p>
          </table:table-cell>
          <table:table-cell table:formula="oooc:=[.D147]" office:value-type="string" office:string-value="Simple">
            <text:p>Simple</text:p>
          </table:table-cell>
          <table:table-cell table:formula="oooc:=IF([.H147]=&quot;Simple&quot;;1;IF([.H147]=&quot;Mediano&quot;;1.3;IF([.H147]=&quot;Complejo&quot;;1.5;IF([.H147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147]=&quot;Muy Conocido&quot;;1;IF([.J147]=&quot;Conocido&quot;;1.3;IF([.J147]=&quot;Poco Conocido&quot;;1.5;IF([.J147]=&quot;Sin Conocimiento&quot;;1.8))))" office:value-type="float" office:value="1.3">
            <text:p>1,3</text:p>
          </table:table-cell>
          <table:table-cell table:formula="oooc:=[.E147]*[.G147]*[.I147]*[.K147]" office:value-type="float" office:value="1.56">
            <text:p>1,56</text:p>
          </table:table-cell>
          <table:table-cell table:formula="oooc:=[.L147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Propiedad</text:p>
          </table:table-cell>
          <table:table-cell office:value-type="float" office:value="147">
            <text:p>147</text:p>
          </table:table-cell>
          <table:table-cell office:value-type="string">
            <text:p>Registrar Tipo de Cuadrilla</text:p>
          </table:table-cell>
          <table:table-cell office:value-type="string">
            <text:p>Simple</text:p>
          </table:table-cell>
          <table:table-cell table:formula="oooc:=IF([.D148]=&quot;Simple&quot;;1;IF([.D148]=&quot;Mediano&quot;;2;IF([.D148]=&quot;Complejo&quot;;3;IF([.D148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148]=&quot;Trainee&quot;;1.8;IF([.F148]=&quot;Junior&quot;;1.5;IF([.F148]=&quot;Semi-Senior&quot;;1.2;IF([.F148]=&quot;Senior&quot;;1))))" office:value-type="float" office:value="1.2">
            <text:p>1,2</text:p>
          </table:table-cell>
          <table:table-cell table:formula="oooc:=[.D148]" office:value-type="string" office:string-value="Simple">
            <text:p>Simple</text:p>
          </table:table-cell>
          <table:table-cell table:formula="oooc:=IF([.H148]=&quot;Simple&quot;;1;IF([.H148]=&quot;Mediano&quot;;1.3;IF([.H148]=&quot;Complejo&quot;;1.5;IF([.H148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148]=&quot;Muy Conocido&quot;;1;IF([.J148]=&quot;Conocido&quot;;1.3;IF([.J148]=&quot;Poco Conocido&quot;;1.5;IF([.J148]=&quot;Sin Conocimiento&quot;;1.8))))" office:value-type="float" office:value="1.3">
            <text:p>1,3</text:p>
          </table:table-cell>
          <table:table-cell table:formula="oooc:=[.E148]*[.G148]*[.I148]*[.K148]" office:value-type="float" office:value="1.56">
            <text:p>1,56</text:p>
          </table:table-cell>
          <table:table-cell table:formula="oooc:=[.L148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Propiedad</text:p>
          </table:table-cell>
          <table:table-cell office:value-type="float" office:value="148">
            <text:p>148</text:p>
          </table:table-cell>
          <table:table-cell office:value-type="string">
            <text:p>Actualizar Stock de Materiales</text:p>
          </table:table-cell>
          <table:table-cell office:value-type="string">
            <text:p>Simple</text:p>
          </table:table-cell>
          <table:table-cell table:formula="oooc:=IF([.D149]=&quot;Simple&quot;;1;IF([.D149]=&quot;Mediano&quot;;2;IF([.D149]=&quot;Complejo&quot;;3;IF([.D149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149]=&quot;Trainee&quot;;1.8;IF([.F149]=&quot;Junior&quot;;1.5;IF([.F149]=&quot;Semi-Senior&quot;;1.2;IF([.F149]=&quot;Senior&quot;;1))))" office:value-type="float" office:value="1.2">
            <text:p>1,2</text:p>
          </table:table-cell>
          <table:table-cell table:formula="oooc:=[.D149]" office:value-type="string" office:string-value="Simple">
            <text:p>Simple</text:p>
          </table:table-cell>
          <table:table-cell table:formula="oooc:=IF([.H149]=&quot;Simple&quot;;1;IF([.H149]=&quot;Mediano&quot;;1.3;IF([.H149]=&quot;Complejo&quot;;1.5;IF([.H149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149]=&quot;Muy Conocido&quot;;1;IF([.J149]=&quot;Conocido&quot;;1.3;IF([.J149]=&quot;Poco Conocido&quot;;1.5;IF([.J149]=&quot;Sin Conocimiento&quot;;1.8))))" office:value-type="float" office:value="1.3">
            <text:p>1,3</text:p>
          </table:table-cell>
          <table:table-cell table:formula="oooc:=[.E149]*[.G149]*[.I149]*[.K149]" office:value-type="float" office:value="1.56">
            <text:p>1,56</text:p>
          </table:table-cell>
          <table:table-cell table:formula="oooc:=[.L149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Propiedad</text:p>
          </table:table-cell>
          <table:table-cell office:value-type="float" office:value="149">
            <text:p>149</text:p>
          </table:table-cell>
          <table:table-cell office:value-type="string">
            <text:p>Generar Informe de Trabajos Realizados por Cuadrillas</text:p>
          </table:table-cell>
          <table:table-cell office:value-type="string">
            <text:p>Simple</text:p>
          </table:table-cell>
          <table:table-cell table:formula="oooc:=IF([.D150]=&quot;Simple&quot;;1;IF([.D150]=&quot;Mediano&quot;;2;IF([.D150]=&quot;Complejo&quot;;3;IF([.D150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150]=&quot;Trainee&quot;;1.8;IF([.F150]=&quot;Junior&quot;;1.5;IF([.F150]=&quot;Semi-Senior&quot;;1.2;IF([.F150]=&quot;Senior&quot;;1))))" office:value-type="float" office:value="1.2">
            <text:p>1,2</text:p>
          </table:table-cell>
          <table:table-cell table:formula="oooc:=[.D150]" office:value-type="string" office:string-value="Simple">
            <text:p>Simple</text:p>
          </table:table-cell>
          <table:table-cell table:formula="oooc:=IF([.H150]=&quot;Simple&quot;;1;IF([.H150]=&quot;Mediano&quot;;1.3;IF([.H150]=&quot;Complejo&quot;;1.5;IF([.H150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150]=&quot;Muy Conocido&quot;;1;IF([.J150]=&quot;Conocido&quot;;1.3;IF([.J150]=&quot;Poco Conocido&quot;;1.5;IF([.J150]=&quot;Sin Conocimiento&quot;;1.8))))" office:value-type="float" office:value="1.3">
            <text:p>1,3</text:p>
          </table:table-cell>
          <table:table-cell table:formula="oooc:=[.E150]*[.G150]*[.I150]*[.K150]" office:value-type="float" office:value="1.56">
            <text:p>1,56</text:p>
          </table:table-cell>
          <table:table-cell table:formula="oooc:=[.L150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Propiedad</text:p>
          </table:table-cell>
          <table:table-cell office:value-type="float" office:value="150">
            <text:p>150</text:p>
          </table:table-cell>
          <table:table-cell office:value-type="string">
            <text:p>Generar Orden de Compra de Materiales</text:p>
          </table:table-cell>
          <table:table-cell office:value-type="string">
            <text:p>Simple</text:p>
          </table:table-cell>
          <table:table-cell table:formula="oooc:=IF([.D151]=&quot;Simple&quot;;1;IF([.D151]=&quot;Mediano&quot;;2;IF([.D151]=&quot;Complejo&quot;;3;IF([.D151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151]=&quot;Trainee&quot;;1.8;IF([.F151]=&quot;Junior&quot;;1.5;IF([.F151]=&quot;Semi-Senior&quot;;1.2;IF([.F151]=&quot;Senior&quot;;1))))" office:value-type="float" office:value="1.2">
            <text:p>1,2</text:p>
          </table:table-cell>
          <table:table-cell table:formula="oooc:=[.D151]" office:value-type="string" office:string-value="Simple">
            <text:p>Simple</text:p>
          </table:table-cell>
          <table:table-cell table:formula="oooc:=IF([.H151]=&quot;Simple&quot;;1;IF([.H151]=&quot;Mediano&quot;;1.3;IF([.H151]=&quot;Complejo&quot;;1.5;IF([.H151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151]=&quot;Muy Conocido&quot;;1;IF([.J151]=&quot;Conocido&quot;;1.3;IF([.J151]=&quot;Poco Conocido&quot;;1.5;IF([.J151]=&quot;Sin Conocimiento&quot;;1.8))))" office:value-type="float" office:value="1.3">
            <text:p>1,3</text:p>
          </table:table-cell>
          <table:table-cell table:formula="oooc:=[.E151]*[.G151]*[.I151]*[.K151]" office:value-type="float" office:value="1.56">
            <text:p>1,56</text:p>
          </table:table-cell>
          <table:table-cell table:formula="oooc:=[.L151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Órdenes de Trabajo</text:p>
          </table:table-cell>
          <table:table-cell office:value-type="float" office:value="151">
            <text:p>151</text:p>
          </table:table-cell>
          <table:table-cell office:value-type="string">
            <text:p>Generar Informe de Materiales Faltantes</text:p>
          </table:table-cell>
          <table:table-cell office:value-type="string">
            <text:p>Simple</text:p>
          </table:table-cell>
          <table:table-cell table:formula="oooc:=IF([.D152]=&quot;Simple&quot;;1;IF([.D152]=&quot;Mediano&quot;;2;IF([.D152]=&quot;Complejo&quot;;3;IF([.D152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152]=&quot;Trainee&quot;;1.8;IF([.F152]=&quot;Junior&quot;;1.5;IF([.F152]=&quot;Semi-Senior&quot;;1.2;IF([.F152]=&quot;Senior&quot;;1))))" office:value-type="float" office:value="1.2">
            <text:p>1,2</text:p>
          </table:table-cell>
          <table:table-cell table:formula="oooc:=[.D152]" office:value-type="string" office:string-value="Simple">
            <text:p>Simple</text:p>
          </table:table-cell>
          <table:table-cell table:formula="oooc:=IF([.H152]=&quot;Simple&quot;;1;IF([.H152]=&quot;Mediano&quot;;1.3;IF([.H152]=&quot;Complejo&quot;;1.5;IF([.H152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152]=&quot;Muy Conocido&quot;;1;IF([.J152]=&quot;Conocido&quot;;1.3;IF([.J152]=&quot;Poco Conocido&quot;;1.5;IF([.J152]=&quot;Sin Conocimiento&quot;;1.8))))" office:value-type="float" office:value="1.3">
            <text:p>1,3</text:p>
          </table:table-cell>
          <table:table-cell table:formula="oooc:=[.E152]*[.G152]*[.I152]*[.K152]" office:value-type="float" office:value="1.56">
            <text:p>1,56</text:p>
          </table:table-cell>
          <table:table-cell table:formula="oooc:=[.L152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Órdenes de Trabajo</text:p>
          </table:table-cell>
          <table:table-cell office:value-type="float" office:value="152">
            <text:p>152</text:p>
          </table:table-cell>
          <table:table-cell office:value-type="string">
            <text:p>Anular OT de Instalación de Medidor</text:p>
          </table:table-cell>
          <table:table-cell office:value-type="string">
            <text:p>Simple</text:p>
          </table:table-cell>
          <table:table-cell table:formula="oooc:=IF([.D153]=&quot;Simple&quot;;1;IF([.D153]=&quot;Mediano&quot;;2;IF([.D153]=&quot;Complejo&quot;;3;IF([.D153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153]=&quot;Trainee&quot;;1.8;IF([.F153]=&quot;Junior&quot;;1.5;IF([.F153]=&quot;Semi-Senior&quot;;1.2;IF([.F153]=&quot;Senior&quot;;1))))" office:value-type="float" office:value="1.2">
            <text:p>1,2</text:p>
          </table:table-cell>
          <table:table-cell table:formula="oooc:=[.D153]" office:value-type="string" office:string-value="Simple">
            <text:p>Simple</text:p>
          </table:table-cell>
          <table:table-cell table:formula="oooc:=IF([.H153]=&quot;Simple&quot;;1;IF([.H153]=&quot;Mediano&quot;;1.3;IF([.H153]=&quot;Complejo&quot;;1.5;IF([.H153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153]=&quot;Muy Conocido&quot;;1;IF([.J153]=&quot;Conocido&quot;;1.3;IF([.J153]=&quot;Poco Conocido&quot;;1.5;IF([.J153]=&quot;Sin Conocimiento&quot;;1.8))))" office:value-type="float" office:value="1.3">
            <text:p>1,3</text:p>
          </table:table-cell>
          <table:table-cell table:formula="oooc:=[.E153]*[.G153]*[.I153]*[.K153]" office:value-type="float" office:value="1.56">
            <text:p>1,56</text:p>
          </table:table-cell>
          <table:table-cell table:formula="oooc:=[.L153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Órdenes de Trabajo</text:p>
          </table:table-cell>
          <table:table-cell office:value-type="float" office:value="153">
            <text:p>153</text:p>
          </table:table-cell>
          <table:table-cell office:value-type="string">
            <text:p>Anular OT de Alta de Nueva Conexión</text:p>
          </table:table-cell>
          <table:table-cell office:value-type="string">
            <text:p>Mediano</text:p>
          </table:table-cell>
          <table:table-cell table:formula="oooc:=IF([.D154]=&quot;Simple&quot;;1;IF([.D154]=&quot;Mediano&quot;;2;IF([.D154]=&quot;Complejo&quot;;3;IF([.D154]=&quot;Muy Complejo&quot;;5))))" office:value-type="float" office:value="2">
            <text:p>2</text:p>
          </table:table-cell>
          <table:table-cell office:value-type="string">
            <text:p>Semi-Senior</text:p>
          </table:table-cell>
          <table:table-cell table:formula="oooc:=IF([.F154]=&quot;Trainee&quot;;1.8;IF([.F154]=&quot;Junior&quot;;1.5;IF([.F154]=&quot;Semi-Senior&quot;;1.2;IF([.F154]=&quot;Senior&quot;;1))))" office:value-type="float" office:value="1.2">
            <text:p>1,2</text:p>
          </table:table-cell>
          <table:table-cell table:formula="oooc:=[.D154]" office:value-type="string" office:string-value="Mediano">
            <text:p>Mediano</text:p>
          </table:table-cell>
          <table:table-cell table:formula="oooc:=IF([.H154]=&quot;Simple&quot;;1;IF([.H154]=&quot;Mediano&quot;;1.3;IF([.H154]=&quot;Complejo&quot;;1.5;IF([.H154]=&quot;Muy Complejo&quot;;1.8))))" office:value-type="float" office:value="1.3">
            <text:p>1,3</text:p>
          </table:table-cell>
          <table:table-cell office:value-type="string">
            <text:p>Conocido</text:p>
          </table:table-cell>
          <table:table-cell table:formula="oooc:=IF([.J154]=&quot;Muy Conocido&quot;;1;IF([.J154]=&quot;Conocido&quot;;1.3;IF([.J154]=&quot;Poco Conocido&quot;;1.5;IF([.J154]=&quot;Sin Conocimiento&quot;;1.8))))" office:value-type="float" office:value="1.3">
            <text:p>1,3</text:p>
          </table:table-cell>
          <table:table-cell table:formula="oooc:=[.E154]*[.G154]*[.I154]*[.K154]" office:value-type="float" office:value="4.056">
            <text:p>4,06</text:p>
          </table:table-cell>
          <table:table-cell table:formula="oooc:=[.L154]*1.96" office:value-type="float" office:value="7.94976">
            <text:p>7,95</text:p>
          </table:table-cell>
          <table:table-cell table:number-columns-repeated="243"/>
        </table:table-row>
        <table:table-row table:style-name="ro1">
          <table:table-cell office:value-type="string">
            <text:p>Órdenes de Trabajo</text:p>
          </table:table-cell>
          <table:table-cell office:value-type="float" office:value="154">
            <text:p>154</text:p>
          </table:table-cell>
          <table:table-cell office:value-type="string">
            <text:p>Consultar Stock de Materiales</text:p>
          </table:table-cell>
          <table:table-cell office:value-type="string">
            <text:p>Mediano</text:p>
          </table:table-cell>
          <table:table-cell table:formula="oooc:=IF([.D155]=&quot;Simple&quot;;1;IF([.D155]=&quot;Mediano&quot;;2;IF([.D155]=&quot;Complejo&quot;;3;IF([.D155]=&quot;Muy Complejo&quot;;5))))" office:value-type="float" office:value="2">
            <text:p>2</text:p>
          </table:table-cell>
          <table:table-cell office:value-type="string">
            <text:p>Semi-Senior</text:p>
          </table:table-cell>
          <table:table-cell table:formula="oooc:=IF([.F155]=&quot;Trainee&quot;;1.8;IF([.F155]=&quot;Junior&quot;;1.5;IF([.F155]=&quot;Semi-Senior&quot;;1.2;IF([.F155]=&quot;Senior&quot;;1))))" office:value-type="float" office:value="1.2">
            <text:p>1,2</text:p>
          </table:table-cell>
          <table:table-cell table:formula="oooc:=[.D155]" office:value-type="string" office:string-value="Mediano">
            <text:p>Mediano</text:p>
          </table:table-cell>
          <table:table-cell table:formula="oooc:=IF([.H155]=&quot;Simple&quot;;1;IF([.H155]=&quot;Mediano&quot;;1.3;IF([.H155]=&quot;Complejo&quot;;1.5;IF([.H155]=&quot;Muy Complejo&quot;;1.8))))" office:value-type="float" office:value="1.3">
            <text:p>1,3</text:p>
          </table:table-cell>
          <table:table-cell office:value-type="string">
            <text:p>Conocido</text:p>
          </table:table-cell>
          <table:table-cell table:formula="oooc:=IF([.J155]=&quot;Muy Conocido&quot;;1;IF([.J155]=&quot;Conocido&quot;;1.3;IF([.J155]=&quot;Poco Conocido&quot;;1.5;IF([.J155]=&quot;Sin Conocimiento&quot;;1.8))))" office:value-type="float" office:value="1.3">
            <text:p>1,3</text:p>
          </table:table-cell>
          <table:table-cell table:formula="oooc:=[.E155]*[.G155]*[.I155]*[.K155]" office:value-type="float" office:value="4.056">
            <text:p>4,06</text:p>
          </table:table-cell>
          <table:table-cell table:formula="oooc:=[.L155]*1.96" office:value-type="float" office:value="7.94976">
            <text:p>7,95</text:p>
          </table:table-cell>
          <table:table-cell table:number-columns-repeated="243"/>
        </table:table-row>
        <table:table-row table:style-name="ro1">
          <table:table-cell office:value-type="string">
            <text:p>Órdenes de Trabajo</text:p>
          </table:table-cell>
          <table:table-cell office:value-type="float" office:value="155">
            <text:p>155</text:p>
          </table:table-cell>
          <table:table-cell office:value-type="string">
            <text:p>Eliminar Tipo de Trabajo</text:p>
          </table:table-cell>
          <table:table-cell office:value-type="string">
            <text:p>Mediano</text:p>
          </table:table-cell>
          <table:table-cell table:formula="oooc:=IF([.D156]=&quot;Simple&quot;;1;IF([.D156]=&quot;Mediano&quot;;2;IF([.D156]=&quot;Complejo&quot;;3;IF([.D156]=&quot;Muy Complejo&quot;;5))))" office:value-type="float" office:value="2">
            <text:p>2</text:p>
          </table:table-cell>
          <table:table-cell office:value-type="string">
            <text:p>Semi-Senior</text:p>
          </table:table-cell>
          <table:table-cell table:formula="oooc:=IF([.F156]=&quot;Trainee&quot;;1.8;IF([.F156]=&quot;Junior&quot;;1.5;IF([.F156]=&quot;Semi-Senior&quot;;1.2;IF([.F156]=&quot;Senior&quot;;1))))" office:value-type="float" office:value="1.2">
            <text:p>1,2</text:p>
          </table:table-cell>
          <table:table-cell table:formula="oooc:=[.D156]" office:value-type="string" office:string-value="Mediano">
            <text:p>Mediano</text:p>
          </table:table-cell>
          <table:table-cell table:formula="oooc:=IF([.H156]=&quot;Simple&quot;;1;IF([.H156]=&quot;Mediano&quot;;1.3;IF([.H156]=&quot;Complejo&quot;;1.5;IF([.H156]=&quot;Muy Complejo&quot;;1.8))))" office:value-type="float" office:value="1.3">
            <text:p>1,3</text:p>
          </table:table-cell>
          <table:table-cell office:value-type="string">
            <text:p>Conocido</text:p>
          </table:table-cell>
          <table:table-cell table:formula="oooc:=IF([.J156]=&quot;Muy Conocido&quot;;1;IF([.J156]=&quot;Conocido&quot;;1.3;IF([.J156]=&quot;Poco Conocido&quot;;1.5;IF([.J156]=&quot;Sin Conocimiento&quot;;1.8))))" office:value-type="float" office:value="1.3">
            <text:p>1,3</text:p>
          </table:table-cell>
          <table:table-cell table:formula="oooc:=[.E156]*[.G156]*[.I156]*[.K156]" office:value-type="float" office:value="4.056">
            <text:p>4,06</text:p>
          </table:table-cell>
          <table:table-cell table:formula="oooc:=[.L156]*1.96" office:value-type="float" office:value="7.94976">
            <text:p>7,95</text:p>
          </table:table-cell>
          <table:table-cell table:number-columns-repeated="243"/>
        </table:table-row>
        <table:table-row table:style-name="ro1">
          <table:table-cell office:value-type="string">
            <text:p>Órdenes de Trabajo</text:p>
          </table:table-cell>
          <table:table-cell office:value-type="float" office:value="156">
            <text:p>156</text:p>
          </table:table-cell>
          <table:table-cell office:value-type="string">
            <text:p>Registrar Tipo de Conexión</text:p>
          </table:table-cell>
          <table:table-cell office:value-type="string">
            <text:p>Simple</text:p>
          </table:table-cell>
          <table:table-cell table:formula="oooc:=IF([.D157]=&quot;Simple&quot;;1;IF([.D157]=&quot;Mediano&quot;;2;IF([.D157]=&quot;Complejo&quot;;3;IF([.D157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157]=&quot;Trainee&quot;;1.8;IF([.F157]=&quot;Junior&quot;;1.5;IF([.F157]=&quot;Semi-Senior&quot;;1.2;IF([.F157]=&quot;Senior&quot;;1))))" office:value-type="float" office:value="1.2">
            <text:p>1,2</text:p>
          </table:table-cell>
          <table:table-cell table:formula="oooc:=[.D157]" office:value-type="string" office:string-value="Simple">
            <text:p>Simple</text:p>
          </table:table-cell>
          <table:table-cell table:formula="oooc:=IF([.H157]=&quot;Simple&quot;;1;IF([.H157]=&quot;Mediano&quot;;1.3;IF([.H157]=&quot;Complejo&quot;;1.5;IF([.H157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157]=&quot;Muy Conocido&quot;;1;IF([.J157]=&quot;Conocido&quot;;1.3;IF([.J157]=&quot;Poco Conocido&quot;;1.5;IF([.J157]=&quot;Sin Conocimiento&quot;;1.8))))" office:value-type="float" office:value="1.3">
            <text:p>1,3</text:p>
          </table:table-cell>
          <table:table-cell table:formula="oooc:=[.E157]*[.G157]*[.I157]*[.K157]" office:value-type="float" office:value="1.56">
            <text:p>1,56</text:p>
          </table:table-cell>
          <table:table-cell table:formula="oooc:=[.L157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Órdenes de Trabajo</text:p>
          </table:table-cell>
          <table:table-cell office:value-type="float" office:value="157">
            <text:p>157</text:p>
          </table:table-cell>
          <table:table-cell office:value-type="string">
            <text:p>Modificar Tipo de Conexión</text:p>
          </table:table-cell>
          <table:table-cell office:value-type="string">
            <text:p>Simple</text:p>
          </table:table-cell>
          <table:table-cell table:formula="oooc:=IF([.D158]=&quot;Simple&quot;;1;IF([.D158]=&quot;Mediano&quot;;2;IF([.D158]=&quot;Complejo&quot;;3;IF([.D158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158]=&quot;Trainee&quot;;1.8;IF([.F158]=&quot;Junior&quot;;1.5;IF([.F158]=&quot;Semi-Senior&quot;;1.2;IF([.F158]=&quot;Senior&quot;;1))))" office:value-type="float" office:value="1.2">
            <text:p>1,2</text:p>
          </table:table-cell>
          <table:table-cell table:formula="oooc:=[.D158]" office:value-type="string" office:string-value="Simple">
            <text:p>Simple</text:p>
          </table:table-cell>
          <table:table-cell table:formula="oooc:=IF([.H158]=&quot;Simple&quot;;1;IF([.H158]=&quot;Mediano&quot;;1.3;IF([.H158]=&quot;Complejo&quot;;1.5;IF([.H158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158]=&quot;Muy Conocido&quot;;1;IF([.J158]=&quot;Conocido&quot;;1.3;IF([.J158]=&quot;Poco Conocido&quot;;1.5;IF([.J158]=&quot;Sin Conocimiento&quot;;1.8))))" office:value-type="float" office:value="1.3">
            <text:p>1,3</text:p>
          </table:table-cell>
          <table:table-cell table:formula="oooc:=[.E158]*[.G158]*[.I158]*[.K158]" office:value-type="float" office:value="1.56">
            <text:p>1,56</text:p>
          </table:table-cell>
          <table:table-cell table:formula="oooc:=[.L158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Órdenes de Trabajo</text:p>
          </table:table-cell>
          <table:table-cell office:value-type="float" office:value="158">
            <text:p>158</text:p>
          </table:table-cell>
          <table:table-cell office:value-type="string">
            <text:p>Consultar Tipo de Conexión</text:p>
          </table:table-cell>
          <table:table-cell office:value-type="string">
            <text:p>Simple</text:p>
          </table:table-cell>
          <table:table-cell table:formula="oooc:=IF([.D159]=&quot;Simple&quot;;1;IF([.D159]=&quot;Mediano&quot;;2;IF([.D159]=&quot;Complejo&quot;;3;IF([.D159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159]=&quot;Trainee&quot;;1.8;IF([.F159]=&quot;Junior&quot;;1.5;IF([.F159]=&quot;Semi-Senior&quot;;1.2;IF([.F159]=&quot;Senior&quot;;1))))" office:value-type="float" office:value="1.2">
            <text:p>1,2</text:p>
          </table:table-cell>
          <table:table-cell table:formula="oooc:=[.D159]" office:value-type="string" office:string-value="Simple">
            <text:p>Simple</text:p>
          </table:table-cell>
          <table:table-cell table:formula="oooc:=IF([.H159]=&quot;Simple&quot;;1;IF([.H159]=&quot;Mediano&quot;;1.3;IF([.H159]=&quot;Complejo&quot;;1.5;IF([.H159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159]=&quot;Muy Conocido&quot;;1;IF([.J159]=&quot;Conocido&quot;;1.3;IF([.J159]=&quot;Poco Conocido&quot;;1.5;IF([.J159]=&quot;Sin Conocimiento&quot;;1.8))))" office:value-type="float" office:value="1.3">
            <text:p>1,3</text:p>
          </table:table-cell>
          <table:table-cell table:formula="oooc:=[.E159]*[.G159]*[.I159]*[.K159]" office:value-type="float" office:value="1.56">
            <text:p>1,56</text:p>
          </table:table-cell>
          <table:table-cell table:formula="oooc:=[.L159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Órdenes de Trabajo</text:p>
          </table:table-cell>
          <table:table-cell office:value-type="float" office:value="159">
            <text:p>159</text:p>
          </table:table-cell>
          <table:table-cell office:value-type="string">
            <text:p>Eliminar Tipo de Conexión</text:p>
          </table:table-cell>
          <table:table-cell office:value-type="string">
            <text:p>Simple</text:p>
          </table:table-cell>
          <table:table-cell table:formula="oooc:=IF([.D160]=&quot;Simple&quot;;1;IF([.D160]=&quot;Mediano&quot;;2;IF([.D160]=&quot;Complejo&quot;;3;IF([.D160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160]=&quot;Trainee&quot;;1.8;IF([.F160]=&quot;Junior&quot;;1.5;IF([.F160]=&quot;Semi-Senior&quot;;1.2;IF([.F160]=&quot;Senior&quot;;1))))" office:value-type="float" office:value="1.2">
            <text:p>1,2</text:p>
          </table:table-cell>
          <table:table-cell table:formula="oooc:=[.D160]" office:value-type="string" office:string-value="Simple">
            <text:p>Simple</text:p>
          </table:table-cell>
          <table:table-cell table:formula="oooc:=IF([.H160]=&quot;Simple&quot;;1;IF([.H160]=&quot;Mediano&quot;;1.3;IF([.H160]=&quot;Complejo&quot;;1.5;IF([.H160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160]=&quot;Muy Conocido&quot;;1;IF([.J160]=&quot;Conocido&quot;;1.3;IF([.J160]=&quot;Poco Conocido&quot;;1.5;IF([.J160]=&quot;Sin Conocimiento&quot;;1.8))))" office:value-type="float" office:value="1.3">
            <text:p>1,3</text:p>
          </table:table-cell>
          <table:table-cell table:formula="oooc:=[.E160]*[.G160]*[.I160]*[.K160]" office:value-type="float" office:value="1.56">
            <text:p>1,56</text:p>
          </table:table-cell>
          <table:table-cell table:formula="oooc:=[.L160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Órdenes de Trabajo</text:p>
          </table:table-cell>
          <table:table-cell office:value-type="float" office:value="160">
            <text:p>160</text:p>
          </table:table-cell>
          <table:table-cell office:value-type="string">
            <text:p>Consultar Tipo de Trabajo</text:p>
          </table:table-cell>
          <table:table-cell office:value-type="string">
            <text:p>Simple</text:p>
          </table:table-cell>
          <table:table-cell table:formula="oooc:=IF([.D161]=&quot;Simple&quot;;1;IF([.D161]=&quot;Mediano&quot;;2;IF([.D161]=&quot;Complejo&quot;;3;IF([.D161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161]=&quot;Trainee&quot;;1.8;IF([.F161]=&quot;Junior&quot;;1.5;IF([.F161]=&quot;Semi-Senior&quot;;1.2;IF([.F161]=&quot;Senior&quot;;1))))" office:value-type="float" office:value="1.2">
            <text:p>1,2</text:p>
          </table:table-cell>
          <table:table-cell table:formula="oooc:=[.D161]" office:value-type="string" office:string-value="Simple">
            <text:p>Simple</text:p>
          </table:table-cell>
          <table:table-cell table:formula="oooc:=IF([.H161]=&quot;Simple&quot;;1;IF([.H161]=&quot;Mediano&quot;;1.3;IF([.H161]=&quot;Complejo&quot;;1.5;IF([.H161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161]=&quot;Muy Conocido&quot;;1;IF([.J161]=&quot;Conocido&quot;;1.3;IF([.J161]=&quot;Poco Conocido&quot;;1.5;IF([.J161]=&quot;Sin Conocimiento&quot;;1.8))))" office:value-type="float" office:value="1.3">
            <text:p>1,3</text:p>
          </table:table-cell>
          <table:table-cell table:formula="oooc:=[.E161]*[.G161]*[.I161]*[.K161]" office:value-type="float" office:value="1.56">
            <text:p>1,56</text:p>
          </table:table-cell>
          <table:table-cell table:formula="oooc:=[.L161]*1.96" office:value-type="float" office:value="3.0576">
            <text:p>3,06</text:p>
          </table:table-cell>
          <table:table-cell table:number-columns-repeated="243"/>
        </table:table-row>
        <table:table-row table:style-name="ro1">
          <table:table-cell office:value-type="string">
            <text:p>Órdenes de Trabajo</text:p>
          </table:table-cell>
          <table:table-cell office:value-type="float" office:value="161">
            <text:p>161</text:p>
          </table:table-cell>
          <table:table-cell office:value-type="string">
            <text:p>Modificar Tipo de Trabajo</text:p>
          </table:table-cell>
          <table:table-cell office:value-type="string">
            <text:p>Simple</text:p>
          </table:table-cell>
          <table:table-cell table:formula="oooc:=IF([.D162]=&quot;Simple&quot;;1;IF([.D162]=&quot;Mediano&quot;;2;IF([.D162]=&quot;Complejo&quot;;3;IF([.D162]=&quot;Muy Complejo&quot;;5))))" office:value-type="float" office:value="1">
            <text:p>1</text:p>
          </table:table-cell>
          <table:table-cell office:value-type="string">
            <text:p>Semi-Senior</text:p>
          </table:table-cell>
          <table:table-cell table:formula="oooc:=IF([.F162]=&quot;Trainee&quot;;1.8;IF([.F162]=&quot;Junior&quot;;1.5;IF([.F162]=&quot;Semi-Senior&quot;;1.2;IF([.F162]=&quot;Senior&quot;;1))))" office:value-type="float" office:value="1.2">
            <text:p>1,2</text:p>
          </table:table-cell>
          <table:table-cell table:formula="oooc:=[.D162]" office:value-type="string" office:string-value="Simple">
            <text:p>Simple</text:p>
          </table:table-cell>
          <table:table-cell table:formula="oooc:=IF([.H162]=&quot;Simple&quot;;1;IF([.H162]=&quot;Mediano&quot;;1.3;IF([.H162]=&quot;Complejo&quot;;1.5;IF([.H162]=&quot;Muy Complejo&quot;;1.8))))" office:value-type="float" office:value="1">
            <text:p>1</text:p>
          </table:table-cell>
          <table:table-cell office:value-type="string">
            <text:p>Conocido</text:p>
          </table:table-cell>
          <table:table-cell table:formula="oooc:=IF([.J162]=&quot;Muy Conocido&quot;;1;IF([.J162]=&quot;Conocido&quot;;1.3;IF([.J162]=&quot;Poco Conocido&quot;;1.5;IF([.J162]=&quot;Sin Conocimiento&quot;;1.8))))" office:value-type="float" office:value="1.3">
            <text:p>1,3</text:p>
          </table:table-cell>
          <table:table-cell table:formula="oooc:=[.E162]*[.G162]*[.I162]*[.K162]" office:value-type="float" office:value="1.56">
            <text:p>1,56</text:p>
          </table:table-cell>
          <table:table-cell table:formula="oooc:=[.L162]*1.96" office:value-type="float" office:value="3.0576">
            <text:p>3,06</text:p>
          </table:table-cell>
          <table:table-cell table:number-columns-repeated="243"/>
        </table:table-row>
        <table:table-row table:style-name="ro1" table:number-rows-repeated="6">
          <table:table-cell table:number-columns-repeated="256"/>
        </table:table-row>
        <table:table-row table:style-name="ro1">
          <table:table-cell table:number-columns-repeated="9"/>
          <table:table-cell office:value-type="float" office:value="1.56">
            <text:p>1,56</text:p>
          </table:table-cell>
          <table:table-cell office:value-type="float" office:value="3">
            <text:p>3</text:p>
          </table:table-cell>
          <table:table-cell table:number-columns-repeated="245"/>
        </table:table-row>
        <table:table-row table:style-name="ro1">
          <table:table-cell table:number-columns-repeated="8"/>
          <table:table-cell office:value-type="string">
            <text:p>Factor</text:p>
          </table:table-cell>
          <table:table-cell office:value-type="float" office:value="1">
            <text:p>1</text:p>
          </table:table-cell>
          <table:table-cell table:formula="oooc:=[.K169]/[.J169]" office:value-type="float" office:value="1.92307692307692">
            <text:p>1,92</text:p>
          </table:table-cell>
          <table:table-cell table:number-columns-repeated="245"/>
        </table:table-row>
        <table:table-row table:style-name="ro1" table:number-rows-repeated="653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Otras etapas" table:style-name="ta2" table:print="false">
        <office:forms form:automatic-focus="false" form:apply-design-mode="false"/>
        <table:table-column table:style-name="co10" table:default-cell-style-name="Excel_20_Built-in_20_Normal"/>
        <table:table-column table:style-name="co12" table:default-cell-style-name="ce11"/>
        <table:table-column table:style-name="co13" table:default-cell-style-name="Excel_20_Built-in_20_Normal"/>
        <table:table-column table:style-name="co14" table:default-cell-style-name="ce4"/>
        <table:table-column table:style-name="co15" table:default-cell-style-name="ce4"/>
        <table:table-column table:style-name="co10" table:number-columns-repeated="2" table:default-cell-style-name="ce4"/>
        <table:table-column table:style-name="co16" table:default-cell-style-name="ce4"/>
        <table:table-column table:style-name="co17" table:default-cell-style-name="ce4"/>
        <table:table-column table:style-name="co10" table:number-columns-repeated="247" table:default-cell-style-name="Excel_20_Built-in_20_Normal"/>
        <table:table-row table:style-name="ro1">
          <table:table-cell table:number-columns-repeated="3"/>
          <table:table-cell table:formula="oooc:=SUM([.D4:.D250])" office:value-type="float" office:value="828.092159999998">
            <text:p>828,09</text:p>
          </table:table-cell>
          <table:table-cell table:formula="oooc:=SUM([.E4:.E250])" office:value-type="float" office:value="910.901376000002">
            <text:p>910,9</text:p>
          </table:table-cell>
          <table:table-cell table:formula="oooc:=SUM([.F4:.F250])" office:value-type="float" office:value="869.496768">
            <text:p>869,5</text:p>
          </table:table-cell>
          <table:table-cell table:formula="oooc:=SUM([.G4:.G250])" office:value-type="float" office:value="414.046079999999">
            <text:p>414,05</text:p>
          </table:table-cell>
          <table:table-cell table:style-name="ce11" table:formula="oooc:=SUM([.H4:.H250])" office:value-type="float" office:value="414.046079999999">
            <text:p>414,05</text:p>
          </table:table-cell>
          <table:table-cell table:formula="oooc:=SUM([.D1:.H1])" office:value-type="float" office:value="3436.582464">
            <text:p>3436,58</text:p>
          </table:table-cell>
          <table:table-cell table:number-columns-repeated="247"/>
        </table:table-row>
        <table:table-row table:style-name="ro1" table:visibility="filter">
          <table:table-cell table:style-name="ce10"/>
          <table:table-cell table:style-name="ce12"/>
          <table:table-cell table:style-name="ce10"/>
          <table:table-cell table:style-name="ce13" office:value-type="string">
            <text:p>Construccion</text:p>
          </table:table-cell>
          <table:table-cell table:style-name="ce13" office:value-type="string">
            <text:p><text:s/>Analisis</text:p>
          </table:table-cell>
          <table:table-cell table:style-name="ce13" office:value-type="string">
            <text:p>Diseno</text:p>
          </table:table-cell>
          <table:table-cell table:style-name="ce13" office:value-type="string">
            <text:p>Testing</text:p>
          </table:table-cell>
          <table:table-cell table:style-name="ce13" office:value-type="string">
            <text:p>Implementacion</text:p>
          </table:table-cell>
          <table:table-cell table:style-name="ce13" office:value-type="string">
            <text:p>Totales</text:p>
          </table:table-cell>
          <table:table-cell table:style-name="ce10" table:number-columns-repeated="247"/>
        </table:table-row>
        <table:table-row table:style-name="ro1" table:visibility="filter">
          <table:table-cell table:style-name="ce10" table:formula="oooc:=[Construccion.B1]" office:value-type="string" office:string-value="NºCU">
            <text:p>NºCU</text:p>
          </table:table-cell>
          <table:table-cell table:style-name="ce12" office:value-type="string">
            <text:p>Modulo</text:p>
          </table:table-cell>
          <table:table-cell table:style-name="ce10" table:formula="oooc:=[Construccion.C1]" office:value-type="string" office:string-value="Nombre del Caso de Uso">
            <text:p>Nombre del Caso de Uso</text:p>
          </table:table-cell>
          <table:table-cell table:style-name="ce13" table:formula="oooc:=[Construccion.M1]" office:value-type="float" office:value="0">
            <text:p>0</text:p>
          </table:table-cell>
          <table:table-cell table:style-name="ce13" office:value-type="float" office:value="1.1">
            <text:p>1,1</text:p>
          </table:table-cell>
          <table:table-cell table:style-name="ce13" office:value-type="float" office:value="1.05">
            <text:p>1,05</text:p>
          </table:table-cell>
          <table:table-cell table:number-columns-repeated="2" table:style-name="ce13" office:value-type="float" office:value="0.5">
            <text:p>0,5</text:p>
          </table:table-cell>
          <table:table-cell table:style-name="ce13" office:value-type="string">
            <text:p>Por Caso de Uso</text:p>
          </table:table-cell>
          <table:table-cell table:style-name="ce10" table:number-columns-repeated="247"/>
        </table:table-row>
        <table:table-row table:style-name="ro1" table:visibility="filter">
          <table:table-cell table:formula="oooc:=[Construccion.B2]" office:value-type="float" office:value="1">
            <text:p>1</text:p>
          </table:table-cell>
          <table:table-cell office:value-type="string">
            <text:p>Facturacion</text:p>
          </table:table-cell>
          <table:table-cell table:formula="oooc:=[Construccion.C2]" office:value-type="string" office:string-value="Registrar Tarifa de Servicio de Agua">
            <text:p>Registrar Tarifa de Servicio de Agua</text:p>
          </table:table-cell>
          <table:table-cell table:formula="oooc:=[Construccion.M2]" office:value-type="float" office:value="7.94976">
            <text:p>7,95</text:p>
          </table:table-cell>
          <table:table-cell table:formula="oooc:=[.D4]*[.$E$3]" office:value-type="float" office:value="8.744736">
            <text:p>8,74</text:p>
          </table:table-cell>
          <table:table-cell table:formula="oooc:=[.D4]*[.$F$3]" office:value-type="float" office:value="8.347248">
            <text:p>8,35</text:p>
          </table:table-cell>
          <table:table-cell table:formula="oooc:=[.D4]*[.$G$3]" office:value-type="float" office:value="3.97488">
            <text:p>3,97</text:p>
          </table:table-cell>
          <table:table-cell table:formula="oooc:=[.D4]*[.$H$3]" office:value-type="float" office:value="3.97488">
            <text:p>3,97</text:p>
          </table:table-cell>
          <table:table-cell table:formula="oooc:=SUM([.D4:.H4])" office:value-type="float" office:value="32.991504">
            <text:p>32,99</text:p>
          </table:table-cell>
          <table:table-cell table:number-columns-repeated="247"/>
        </table:table-row>
        <table:table-row table:style-name="ro1" table:visibility="filter">
          <table:table-cell table:formula="oooc:=[Construccion.B3]" office:value-type="float" office:value="2">
            <text:p>2</text:p>
          </table:table-cell>
          <table:table-cell office:value-type="string">
            <text:p>Facturacion</text:p>
          </table:table-cell>
          <table:table-cell table:formula="oooc:=[Construccion.C3]" office:value-type="string" office:string-value="Actualizar Tarifa de Servicio de Agua">
            <text:p>Actualizar Tarifa de Servicio de Agua</text:p>
          </table:table-cell>
          <table:table-cell table:formula="oooc:=[Construccion.M3]" office:value-type="float" office:value="7.94976">
            <text:p>7,95</text:p>
          </table:table-cell>
          <table:table-cell table:formula="oooc:=[.D5]*[.$E$3]" office:value-type="float" office:value="8.744736">
            <text:p>8,74</text:p>
          </table:table-cell>
          <table:table-cell table:formula="oooc:=[.D5]*[.$F$3]" office:value-type="float" office:value="8.347248">
            <text:p>8,35</text:p>
          </table:table-cell>
          <table:table-cell table:formula="oooc:=[.D5]*[.$G$3]" office:value-type="float" office:value="3.97488">
            <text:p>3,97</text:p>
          </table:table-cell>
          <table:table-cell table:formula="oooc:=[.D5]*[.$H$3]" office:value-type="float" office:value="3.97488">
            <text:p>3,97</text:p>
          </table:table-cell>
          <table:table-cell table:formula="oooc:=SUM([.D5:.H5])" office:value-type="float" office:value="32.991504">
            <text:p>32,99</text:p>
          </table:table-cell>
          <table:table-cell table:number-columns-repeated="247"/>
        </table:table-row>
        <table:table-row table:style-name="ro1" table:visibility="filter">
          <table:table-cell table:formula="oooc:=[Construccion.B4]" office:value-type="float" office:value="3">
            <text:p>3</text:p>
          </table:table-cell>
          <table:table-cell office:value-type="string">
            <text:p>Facturacion</text:p>
          </table:table-cell>
          <table:table-cell table:formula="oooc:=[Construccion.C4]" office:value-type="string" office:string-value="Consultar Tarifa de Servicio de Agua">
            <text:p>Consultar Tarifa de Servicio de Agua</text:p>
          </table:table-cell>
          <table:table-cell table:formula="oooc:=[Construccion.M4]" office:value-type="float" office:value="3.0576">
            <text:p>3,06</text:p>
          </table:table-cell>
          <table:table-cell table:formula="oooc:=[.D6]*[.$E$3]" office:value-type="float" office:value="3.36336">
            <text:p>3,36</text:p>
          </table:table-cell>
          <table:table-cell table:formula="oooc:=[.D6]*[.$F$3]" office:value-type="float" office:value="3.21048">
            <text:p>3,21</text:p>
          </table:table-cell>
          <table:table-cell table:formula="oooc:=[.D6]*[.$G$3]" office:value-type="float" office:value="1.5288">
            <text:p>1,53</text:p>
          </table:table-cell>
          <table:table-cell table:formula="oooc:=[.D6]*[.$H$3]" office:value-type="float" office:value="1.5288">
            <text:p>1,53</text:p>
          </table:table-cell>
          <table:table-cell table:formula="oooc:=SUM([.D6:.H6])" office:value-type="float" office:value="12.68904">
            <text:p>12,69</text:p>
          </table:table-cell>
          <table:table-cell table:number-columns-repeated="247"/>
        </table:table-row>
        <table:table-row table:style-name="ro1" table:visibility="filter">
          <table:table-cell table:formula="oooc:=[Construccion.B5]" office:value-type="float" office:value="4">
            <text:p>4</text:p>
          </table:table-cell>
          <table:table-cell office:value-type="string">
            <text:p>Facturacion</text:p>
          </table:table-cell>
          <table:table-cell table:formula="oooc:=[Construccion.C5]" office:value-type="string" office:string-value="Registrar Concepto de Facturación">
            <text:p>Registrar Concepto de Facturación</text:p>
          </table:table-cell>
          <table:table-cell table:formula="oooc:=[Construccion.M5]" office:value-type="float" office:value="3.0576">
            <text:p>3,06</text:p>
          </table:table-cell>
          <table:table-cell table:formula="oooc:=[.D7]*[.$E$3]" office:value-type="float" office:value="3.36336">
            <text:p>3,36</text:p>
          </table:table-cell>
          <table:table-cell table:formula="oooc:=[.D7]*[.$F$3]" office:value-type="float" office:value="3.21048">
            <text:p>3,21</text:p>
          </table:table-cell>
          <table:table-cell table:formula="oooc:=[.D7]*[.$G$3]" office:value-type="float" office:value="1.5288">
            <text:p>1,53</text:p>
          </table:table-cell>
          <table:table-cell table:formula="oooc:=[.D7]*[.$H$3]" office:value-type="float" office:value="1.5288">
            <text:p>1,53</text:p>
          </table:table-cell>
          <table:table-cell table:formula="oooc:=SUM([.D7:.H7])" office:value-type="float" office:value="12.68904">
            <text:p>12,69</text:p>
          </table:table-cell>
          <table:table-cell table:number-columns-repeated="247"/>
        </table:table-row>
        <table:table-row table:style-name="ro1" table:visibility="filter">
          <table:table-cell table:formula="oooc:=[Construccion.B6]" office:value-type="float" office:value="5">
            <text:p>5</text:p>
          </table:table-cell>
          <table:table-cell office:value-type="string">
            <text:p>Facturacion</text:p>
          </table:table-cell>
          <table:table-cell table:formula="oooc:=[Construccion.C6]" office:value-type="string" office:string-value="Modificar Concepto de Facturación">
            <text:p>Modificar Concepto de Facturación</text:p>
          </table:table-cell>
          <table:table-cell table:formula="oooc:=[Construccion.M6]" office:value-type="float" office:value="3.0576">
            <text:p>3,06</text:p>
          </table:table-cell>
          <table:table-cell table:formula="oooc:=[.D8]*[.$E$3]" office:value-type="float" office:value="3.36336">
            <text:p>3,36</text:p>
          </table:table-cell>
          <table:table-cell table:formula="oooc:=[.D8]*[.$F$3]" office:value-type="float" office:value="3.21048">
            <text:p>3,21</text:p>
          </table:table-cell>
          <table:table-cell table:formula="oooc:=[.D8]*[.$G$3]" office:value-type="float" office:value="1.5288">
            <text:p>1,53</text:p>
          </table:table-cell>
          <table:table-cell table:formula="oooc:=[.D8]*[.$H$3]" office:value-type="float" office:value="1.5288">
            <text:p>1,53</text:p>
          </table:table-cell>
          <table:table-cell table:formula="oooc:=SUM([.D8:.H8])" office:value-type="float" office:value="12.68904">
            <text:p>12,69</text:p>
          </table:table-cell>
          <table:table-cell table:number-columns-repeated="247"/>
        </table:table-row>
        <table:table-row table:style-name="ro1" table:visibility="filter">
          <table:table-cell table:formula="oooc:=[Construccion.B7]" office:value-type="float" office:value="6">
            <text:p>6</text:p>
          </table:table-cell>
          <table:table-cell office:value-type="string">
            <text:p>Facturacion</text:p>
          </table:table-cell>
          <table:table-cell table:formula="oooc:=[Construccion.C7]" office:value-type="string" office:string-value="Consultar Concepto de Facturación">
            <text:p>Consultar Concepto de Facturación</text:p>
          </table:table-cell>
          <table:table-cell table:formula="oooc:=[Construccion.M7]" office:value-type="float" office:value="3.0576">
            <text:p>3,06</text:p>
          </table:table-cell>
          <table:table-cell table:formula="oooc:=[.D9]*[.$E$3]" office:value-type="float" office:value="3.36336">
            <text:p>3,36</text:p>
          </table:table-cell>
          <table:table-cell table:formula="oooc:=[.D9]*[.$F$3]" office:value-type="float" office:value="3.21048">
            <text:p>3,21</text:p>
          </table:table-cell>
          <table:table-cell table:formula="oooc:=[.D9]*[.$G$3]" office:value-type="float" office:value="1.5288">
            <text:p>1,53</text:p>
          </table:table-cell>
          <table:table-cell table:formula="oooc:=[.D9]*[.$H$3]" office:value-type="float" office:value="1.5288">
            <text:p>1,53</text:p>
          </table:table-cell>
          <table:table-cell table:formula="oooc:=SUM([.D9:.H9])" office:value-type="float" office:value="12.68904">
            <text:p>12,69</text:p>
          </table:table-cell>
          <table:table-cell table:number-columns-repeated="247"/>
        </table:table-row>
        <table:table-row table:style-name="ro1" table:visibility="filter">
          <table:table-cell table:formula="oooc:=[Construccion.B8]" office:value-type="float" office:value="7">
            <text:p>7</text:p>
          </table:table-cell>
          <table:table-cell office:value-type="string">
            <text:p>Facturacion</text:p>
          </table:table-cell>
          <table:table-cell table:formula="oooc:=[Construccion.C8]" office:value-type="string" office:string-value="Eliminar Concepto de Facturación">
            <text:p>Eliminar Concepto de Facturación</text:p>
          </table:table-cell>
          <table:table-cell table:formula="oooc:=[Construccion.M8]" office:value-type="float" office:value="3.0576">
            <text:p>3,06</text:p>
          </table:table-cell>
          <table:table-cell table:formula="oooc:=[.D10]*[.$E$3]" office:value-type="float" office:value="3.36336">
            <text:p>3,36</text:p>
          </table:table-cell>
          <table:table-cell table:formula="oooc:=[.D10]*[.$F$3]" office:value-type="float" office:value="3.21048">
            <text:p>3,21</text:p>
          </table:table-cell>
          <table:table-cell table:formula="oooc:=[.D10]*[.$G$3]" office:value-type="float" office:value="1.5288">
            <text:p>1,53</text:p>
          </table:table-cell>
          <table:table-cell table:formula="oooc:=[.D10]*[.$H$3]" office:value-type="float" office:value="1.5288">
            <text:p>1,53</text:p>
          </table:table-cell>
          <table:table-cell table:formula="oooc:=SUM([.D10:.H10])" office:value-type="float" office:value="12.68904">
            <text:p>12,69</text:p>
          </table:table-cell>
          <table:table-cell table:number-columns-repeated="247"/>
        </table:table-row>
        <table:table-row table:style-name="ro1" table:visibility="filter">
          <table:table-cell table:formula="oooc:=[Construccion.B9]" office:value-type="float" office:value="8">
            <text:p>8</text:p>
          </table:table-cell>
          <table:table-cell office:value-type="string">
            <text:p>Facturacion</text:p>
          </table:table-cell>
          <table:table-cell table:formula="oooc:=[Construccion.C9]" office:value-type="string" office:string-value="Generar Facturas Servicio de Agua">
            <text:p>Generar Facturas Servicio de Agua</text:p>
          </table:table-cell>
          <table:table-cell table:formula="oooc:=[Construccion.M9]" office:value-type="float" office:value="13.7592">
            <text:p>13,76</text:p>
          </table:table-cell>
          <table:table-cell table:formula="oooc:=[.D11]*[.$E$3]" office:value-type="float" office:value="15.13512">
            <text:p>15,14</text:p>
          </table:table-cell>
          <table:table-cell table:formula="oooc:=[.D11]*[.$F$3]" office:value-type="float" office:value="14.44716">
            <text:p>14,45</text:p>
          </table:table-cell>
          <table:table-cell table:formula="oooc:=[.D11]*[.$G$3]" office:value-type="float" office:value="6.8796">
            <text:p>6,88</text:p>
          </table:table-cell>
          <table:table-cell table:formula="oooc:=[.D11]*[.$H$3]" office:value-type="float" office:value="6.8796">
            <text:p>6,88</text:p>
          </table:table-cell>
          <table:table-cell table:formula="oooc:=SUM([.D11:.H11])" office:value-type="float" office:value="57.10068">
            <text:p>57,1</text:p>
          </table:table-cell>
          <table:table-cell table:number-columns-repeated="247"/>
        </table:table-row>
        <table:table-row table:style-name="ro1" table:visibility="filter">
          <table:table-cell table:formula="oooc:=[Construccion.B10]" office:value-type="float" office:value="9">
            <text:p>9</text:p>
          </table:table-cell>
          <table:table-cell office:value-type="string">
            <text:p>Facturacion</text:p>
          </table:table-cell>
          <table:table-cell table:formula="oooc:=[Construccion.C10]" office:value-type="string" office:string-value="Generar Liquidación">
            <text:p>Generar Liquidación</text:p>
          </table:table-cell>
          <table:table-cell table:formula="oooc:=[Construccion.M10]" office:value-type="float" office:value="15.876">
            <text:p>15,88</text:p>
          </table:table-cell>
          <table:table-cell table:formula="oooc:=[.D12]*[.$E$3]" office:value-type="float" office:value="17.4636">
            <text:p>17,46</text:p>
          </table:table-cell>
          <table:table-cell table:formula="oooc:=[.D12]*[.$F$3]" office:value-type="float" office:value="16.6698">
            <text:p>16,67</text:p>
          </table:table-cell>
          <table:table-cell table:formula="oooc:=[.D12]*[.$G$3]" office:value-type="float" office:value="7.938">
            <text:p>7,94</text:p>
          </table:table-cell>
          <table:table-cell table:formula="oooc:=[.D12]*[.$H$3]" office:value-type="float" office:value="7.938">
            <text:p>7,94</text:p>
          </table:table-cell>
          <table:table-cell table:formula="oooc:=SUM([.D12:.H12])" office:value-type="float" office:value="65.8854">
            <text:p>65,89</text:p>
          </table:table-cell>
          <table:table-cell table:number-columns-repeated="247"/>
        </table:table-row>
        <table:table-row table:style-name="ro1" table:visibility="filter">
          <table:table-cell table:formula="oooc:=[Construccion.B11]" office:value-type="float" office:value="10">
            <text:p>10</text:p>
          </table:table-cell>
          <table:table-cell office:value-type="string">
            <text:p>Facturacion</text:p>
          </table:table-cell>
          <table:table-cell table:formula="oooc:=[Construccion.C11]" office:value-type="string" office:string-value="Generar Informe Comparativo de Facturación para una Cuota">
            <text:p>Generar Informe Comparativo de Facturación para una Cuota</text:p>
          </table:table-cell>
          <table:table-cell table:formula="oooc:=[Construccion.M11]" office:value-type="float" office:value="9.1728">
            <text:p>9,17</text:p>
          </table:table-cell>
          <table:table-cell table:formula="oooc:=[.D13]*[.$E$3]" office:value-type="float" office:value="10.09008">
            <text:p>10,09</text:p>
          </table:table-cell>
          <table:table-cell table:formula="oooc:=[.D13]*[.$F$3]" office:value-type="float" office:value="9.63144">
            <text:p>9,63</text:p>
          </table:table-cell>
          <table:table-cell table:formula="oooc:=[.D13]*[.$G$3]" office:value-type="float" office:value="4.5864">
            <text:p>4,59</text:p>
          </table:table-cell>
          <table:table-cell table:formula="oooc:=[.D13]*[.$H$3]" office:value-type="float" office:value="4.5864">
            <text:p>4,59</text:p>
          </table:table-cell>
          <table:table-cell table:formula="oooc:=SUM([.D13:.H13])" office:value-type="float" office:value="38.06712">
            <text:p>38,07</text:p>
          </table:table-cell>
          <table:table-cell table:number-columns-repeated="247"/>
        </table:table-row>
        <table:table-row table:style-name="ro1" table:visibility="filter">
          <table:table-cell table:formula="oooc:=[Construccion.B12]" office:value-type="float" office:value="11">
            <text:p>11</text:p>
          </table:table-cell>
          <table:table-cell office:value-type="string">
            <text:p>Facturacion</text:p>
          </table:table-cell>
          <table:table-cell table:formula="oooc:=[Construccion.C12]" office:value-type="string" office:string-value="Imprimir Liquidación">
            <text:p>Imprimir Liquidación</text:p>
          </table:table-cell>
          <table:table-cell table:formula="oooc:=[Construccion.M12]" office:value-type="float" office:value="7.94976">
            <text:p>7,95</text:p>
          </table:table-cell>
          <table:table-cell table:formula="oooc:=[.D14]*[.$E$3]" office:value-type="float" office:value="8.744736">
            <text:p>8,74</text:p>
          </table:table-cell>
          <table:table-cell table:formula="oooc:=[.D14]*[.$F$3]" office:value-type="float" office:value="8.347248">
            <text:p>8,35</text:p>
          </table:table-cell>
          <table:table-cell table:formula="oooc:=[.D14]*[.$G$3]" office:value-type="float" office:value="3.97488">
            <text:p>3,97</text:p>
          </table:table-cell>
          <table:table-cell table:formula="oooc:=[.D14]*[.$H$3]" office:value-type="float" office:value="3.97488">
            <text:p>3,97</text:p>
          </table:table-cell>
          <table:table-cell table:formula="oooc:=SUM([.D14:.H14])" office:value-type="float" office:value="32.991504">
            <text:p>32,99</text:p>
          </table:table-cell>
          <table:table-cell table:number-columns-repeated="247"/>
        </table:table-row>
        <table:table-row table:style-name="ro1" table:visibility="filter">
          <table:table-cell table:formula="oooc:=[Construccion.B13]" office:value-type="float" office:value="12">
            <text:p>12</text:p>
          </table:table-cell>
          <table:table-cell office:value-type="string">
            <text:p>Facturacion</text:p>
          </table:table-cell>
          <table:table-cell table:formula="oooc:=[Construccion.C13]" office:value-type="string" office:string-value="Imprimir Factura">
            <text:p>Imprimir Factura</text:p>
          </table:table-cell>
          <table:table-cell table:formula="oooc:=[Construccion.M13]" office:value-type="float" office:value="7.94976">
            <text:p>7,95</text:p>
          </table:table-cell>
          <table:table-cell table:formula="oooc:=[.D15]*[.$E$3]" office:value-type="float" office:value="8.744736">
            <text:p>8,74</text:p>
          </table:table-cell>
          <table:table-cell table:formula="oooc:=[.D15]*[.$F$3]" office:value-type="float" office:value="8.347248">
            <text:p>8,35</text:p>
          </table:table-cell>
          <table:table-cell table:formula="oooc:=[.D15]*[.$G$3]" office:value-type="float" office:value="3.97488">
            <text:p>3,97</text:p>
          </table:table-cell>
          <table:table-cell table:formula="oooc:=[.D15]*[.$H$3]" office:value-type="float" office:value="3.97488">
            <text:p>3,97</text:p>
          </table:table-cell>
          <table:table-cell table:formula="oooc:=SUM([.D15:.H15])" office:value-type="float" office:value="32.991504">
            <text:p>32,99</text:p>
          </table:table-cell>
          <table:table-cell table:number-columns-repeated="247"/>
        </table:table-row>
        <table:table-row table:style-name="ro1" table:visibility="filter">
          <table:table-cell table:formula="oooc:=[Construccion.B14]" office:value-type="float" office:value="13">
            <text:p>13</text:p>
          </table:table-cell>
          <table:table-cell office:value-type="string">
            <text:p>Mediciones de Consumo</text:p>
          </table:table-cell>
          <table:table-cell table:formula="oooc:=[Construccion.C14]" office:value-type="string" office:string-value="Consultar Advertencias de Lecturas">
            <text:p>Consultar Advertencias de Lecturas</text:p>
          </table:table-cell>
          <table:table-cell table:formula="oooc:=[Construccion.M14]" office:value-type="float" office:value="3.528">
            <text:p>3,53</text:p>
          </table:table-cell>
          <table:table-cell table:formula="oooc:=[.D16]*[.$E$3]" office:value-type="float" office:value="3.8808">
            <text:p>3,88</text:p>
          </table:table-cell>
          <table:table-cell table:formula="oooc:=[.D16]*[.$F$3]" office:value-type="float" office:value="3.7044">
            <text:p>3,7</text:p>
          </table:table-cell>
          <table:table-cell table:formula="oooc:=[.D16]*[.$G$3]" office:value-type="float" office:value="1.764">
            <text:p>1,76</text:p>
          </table:table-cell>
          <table:table-cell table:formula="oooc:=[.D16]*[.$H$3]" office:value-type="float" office:value="1.764">
            <text:p>1,76</text:p>
          </table:table-cell>
          <table:table-cell table:formula="oooc:=SUM([.D16:.H16])" office:value-type="float" office:value="14.6412">
            <text:p>14,64</text:p>
          </table:table-cell>
          <table:table-cell table:number-columns-repeated="247"/>
        </table:table-row>
        <table:table-row table:style-name="ro1" table:visibility="filter">
          <table:table-cell table:formula="oooc:=[Construccion.B15]" office:value-type="float" office:value="14">
            <text:p>14</text:p>
          </table:table-cell>
          <table:table-cell office:value-type="string">
            <text:p>Mediciones de Consumo</text:p>
          </table:table-cell>
          <table:table-cell table:formula="oooc:=[Construccion.C15]" office:value-type="string" office:string-value="Registrar Corrección de Lecturas">
            <text:p>Registrar Corrección de Lecturas</text:p>
          </table:table-cell>
          <table:table-cell table:formula="oooc:=[Construccion.M15]" office:value-type="float" office:value="3.528">
            <text:p>3,53</text:p>
          </table:table-cell>
          <table:table-cell table:formula="oooc:=[.D17]*[.$E$3]" office:value-type="float" office:value="3.8808">
            <text:p>3,88</text:p>
          </table:table-cell>
          <table:table-cell table:formula="oooc:=[.D17]*[.$F$3]" office:value-type="float" office:value="3.7044">
            <text:p>3,7</text:p>
          </table:table-cell>
          <table:table-cell table:formula="oooc:=[.D17]*[.$G$3]" office:value-type="float" office:value="1.764">
            <text:p>1,76</text:p>
          </table:table-cell>
          <table:table-cell table:formula="oooc:=[.D17]*[.$H$3]" office:value-type="float" office:value="1.764">
            <text:p>1,76</text:p>
          </table:table-cell>
          <table:table-cell table:formula="oooc:=SUM([.D17:.H17])" office:value-type="float" office:value="14.6412">
            <text:p>14,64</text:p>
          </table:table-cell>
          <table:table-cell table:number-columns-repeated="247"/>
        </table:table-row>
        <table:table-row table:style-name="ro1" table:visibility="filter">
          <table:table-cell table:formula="oooc:=[Construccion.B16]" office:value-type="float" office:value="15">
            <text:p>15</text:p>
          </table:table-cell>
          <table:table-cell office:value-type="string">
            <text:p>Mediciones de Consumo</text:p>
          </table:table-cell>
          <table:table-cell table:formula="oooc:=[Construccion.C16]" office:value-type="string" office:string-value="Registrar Lecturas Recibidas">
            <text:p>Registrar Lecturas Recibidas</text:p>
          </table:table-cell>
          <table:table-cell table:formula="oooc:=[Construccion.M16]" office:value-type="float" office:value="9.1728">
            <text:p>9,17</text:p>
          </table:table-cell>
          <table:table-cell table:formula="oooc:=[.D18]*[.$E$3]" office:value-type="float" office:value="10.09008">
            <text:p>10,09</text:p>
          </table:table-cell>
          <table:table-cell table:formula="oooc:=[.D18]*[.$F$3]" office:value-type="float" office:value="9.63144">
            <text:p>9,63</text:p>
          </table:table-cell>
          <table:table-cell table:formula="oooc:=[.D18]*[.$G$3]" office:value-type="float" office:value="4.5864">
            <text:p>4,59</text:p>
          </table:table-cell>
          <table:table-cell table:formula="oooc:=[.D18]*[.$H$3]" office:value-type="float" office:value="4.5864">
            <text:p>4,59</text:p>
          </table:table-cell>
          <table:table-cell table:formula="oooc:=SUM([.D18:.H18])" office:value-type="float" office:value="38.06712">
            <text:p>38,07</text:p>
          </table:table-cell>
          <table:table-cell table:number-columns-repeated="247"/>
        </table:table-row>
        <table:table-row table:style-name="ro1" table:visibility="filter">
          <table:table-cell table:formula="oooc:=[Construccion.B17]" office:value-type="float" office:value="16">
            <text:p>16</text:p>
          </table:table-cell>
          <table:table-cell office:value-type="string">
            <text:p>Mediciones de Consumo</text:p>
          </table:table-cell>
          <table:table-cell table:formula="oooc:=[Construccion.C17]" office:value-type="string" office:string-value="Registrar Período de Medición">
            <text:p>Registrar Período de Medición</text:p>
          </table:table-cell>
          <table:table-cell table:formula="oooc:=[Construccion.M17]" office:value-type="float" office:value="3.0576">
            <text:p>3,06</text:p>
          </table:table-cell>
          <table:table-cell table:formula="oooc:=[.D19]*[.$E$3]" office:value-type="float" office:value="3.36336">
            <text:p>3,36</text:p>
          </table:table-cell>
          <table:table-cell table:formula="oooc:=[.D19]*[.$F$3]" office:value-type="float" office:value="3.21048">
            <text:p>3,21</text:p>
          </table:table-cell>
          <table:table-cell table:formula="oooc:=[.D19]*[.$G$3]" office:value-type="float" office:value="1.5288">
            <text:p>1,53</text:p>
          </table:table-cell>
          <table:table-cell table:formula="oooc:=[.D19]*[.$H$3]" office:value-type="float" office:value="1.5288">
            <text:p>1,53</text:p>
          </table:table-cell>
          <table:table-cell table:formula="oooc:=SUM([.D19:.H19])" office:value-type="float" office:value="12.68904">
            <text:p>12,69</text:p>
          </table:table-cell>
          <table:table-cell table:number-columns-repeated="247"/>
        </table:table-row>
        <table:table-row table:style-name="ro1" table:visibility="filter">
          <table:table-cell table:formula="oooc:=[Construccion.B18]" office:value-type="float" office:value="17">
            <text:p>17</text:p>
          </table:table-cell>
          <table:table-cell office:value-type="string">
            <text:p>Mediciones de Consumo</text:p>
          </table:table-cell>
          <table:table-cell table:formula="oooc:=[Construccion.C18]" office:value-type="string" office:string-value="Modificar Período de Medición">
            <text:p>Modificar Período de Medición</text:p>
          </table:table-cell>
          <table:table-cell table:formula="oooc:=[Construccion.M18]" office:value-type="float" office:value="3.528">
            <text:p>3,53</text:p>
          </table:table-cell>
          <table:table-cell table:formula="oooc:=[.D20]*[.$E$3]" office:value-type="float" office:value="3.8808">
            <text:p>3,88</text:p>
          </table:table-cell>
          <table:table-cell table:formula="oooc:=[.D20]*[.$F$3]" office:value-type="float" office:value="3.7044">
            <text:p>3,7</text:p>
          </table:table-cell>
          <table:table-cell table:formula="oooc:=[.D20]*[.$G$3]" office:value-type="float" office:value="1.764">
            <text:p>1,76</text:p>
          </table:table-cell>
          <table:table-cell table:formula="oooc:=[.D20]*[.$H$3]" office:value-type="float" office:value="1.764">
            <text:p>1,76</text:p>
          </table:table-cell>
          <table:table-cell table:formula="oooc:=SUM([.D20:.H20])" office:value-type="float" office:value="14.6412">
            <text:p>14,64</text:p>
          </table:table-cell>
          <table:table-cell table:number-columns-repeated="247"/>
        </table:table-row>
        <table:table-row table:style-name="ro1" table:visibility="filter">
          <table:table-cell table:formula="oooc:=[Construccion.B19]" office:value-type="float" office:value="18">
            <text:p>18</text:p>
          </table:table-cell>
          <table:table-cell office:value-type="string">
            <text:p>Mediciones de Consumo</text:p>
          </table:table-cell>
          <table:table-cell table:formula="oooc:=[Construccion.C19]" office:value-type="string" office:string-value="Consultar Período de Medición">
            <text:p>Consultar Período de Medición</text:p>
          </table:table-cell>
          <table:table-cell table:formula="oooc:=[Construccion.M19]" office:value-type="float" office:value="3.0576">
            <text:p>3,06</text:p>
          </table:table-cell>
          <table:table-cell table:formula="oooc:=[.D21]*[.$E$3]" office:value-type="float" office:value="3.36336">
            <text:p>3,36</text:p>
          </table:table-cell>
          <table:table-cell table:formula="oooc:=[.D21]*[.$F$3]" office:value-type="float" office:value="3.21048">
            <text:p>3,21</text:p>
          </table:table-cell>
          <table:table-cell table:formula="oooc:=[.D21]*[.$G$3]" office:value-type="float" office:value="1.5288">
            <text:p>1,53</text:p>
          </table:table-cell>
          <table:table-cell table:formula="oooc:=[.D21]*[.$H$3]" office:value-type="float" office:value="1.5288">
            <text:p>1,53</text:p>
          </table:table-cell>
          <table:table-cell table:formula="oooc:=SUM([.D21:.H21])" office:value-type="float" office:value="12.68904">
            <text:p>12,69</text:p>
          </table:table-cell>
          <table:table-cell table:number-columns-repeated="247"/>
        </table:table-row>
        <table:table-row table:style-name="ro1" table:visibility="filter">
          <table:table-cell table:formula="oooc:=[Construccion.B20]" office:value-type="float" office:value="19">
            <text:p>19</text:p>
          </table:table-cell>
          <table:table-cell office:value-type="string">
            <text:p>Facturacion</text:p>
          </table:table-cell>
          <table:table-cell table:formula="oooc:=[Construccion.C20]" office:value-type="string" office:string-value="Registrar Tarifas Otros Cargos">
            <text:p>Registrar Tarifas Otros Cargos</text:p>
          </table:table-cell>
          <table:table-cell table:formula="oooc:=[Construccion.M20]" office:value-type="float" office:value="3.0576">
            <text:p>3,06</text:p>
          </table:table-cell>
          <table:table-cell table:formula="oooc:=[.D22]*[.$E$3]" office:value-type="float" office:value="3.36336">
            <text:p>3,36</text:p>
          </table:table-cell>
          <table:table-cell table:formula="oooc:=[.D22]*[.$F$3]" office:value-type="float" office:value="3.21048">
            <text:p>3,21</text:p>
          </table:table-cell>
          <table:table-cell table:formula="oooc:=[.D22]*[.$G$3]" office:value-type="float" office:value="1.5288">
            <text:p>1,53</text:p>
          </table:table-cell>
          <table:table-cell table:formula="oooc:=[.D22]*[.$H$3]" office:value-type="float" office:value="1.5288">
            <text:p>1,53</text:p>
          </table:table-cell>
          <table:table-cell table:formula="oooc:=SUM([.D22:.H22])" office:value-type="float" office:value="12.68904">
            <text:p>12,69</text:p>
          </table:table-cell>
          <table:table-cell table:number-columns-repeated="247"/>
        </table:table-row>
        <table:table-row table:style-name="ro1" table:visibility="filter">
          <table:table-cell table:formula="oooc:=[Construccion.B21]" office:value-type="float" office:value="20">
            <text:p>20</text:p>
          </table:table-cell>
          <table:table-cell office:value-type="string">
            <text:p>Facturacion</text:p>
          </table:table-cell>
          <table:table-cell table:formula="oooc:=[Construccion.C21]" office:value-type="string" office:string-value="Actualizar Tarifas Otros Cargos">
            <text:p>Actualizar Tarifas Otros Cargos</text:p>
          </table:table-cell>
          <table:table-cell table:formula="oooc:=[Construccion.M21]" office:value-type="float" office:value="3.0576">
            <text:p>3,06</text:p>
          </table:table-cell>
          <table:table-cell table:formula="oooc:=[.D23]*[.$E$3]" office:value-type="float" office:value="3.36336">
            <text:p>3,36</text:p>
          </table:table-cell>
          <table:table-cell table:formula="oooc:=[.D23]*[.$F$3]" office:value-type="float" office:value="3.21048">
            <text:p>3,21</text:p>
          </table:table-cell>
          <table:table-cell table:formula="oooc:=[.D23]*[.$G$3]" office:value-type="float" office:value="1.5288">
            <text:p>1,53</text:p>
          </table:table-cell>
          <table:table-cell table:formula="oooc:=[.D23]*[.$H$3]" office:value-type="float" office:value="1.5288">
            <text:p>1,53</text:p>
          </table:table-cell>
          <table:table-cell table:formula="oooc:=SUM([.D23:.H23])" office:value-type="float" office:value="12.68904">
            <text:p>12,69</text:p>
          </table:table-cell>
          <table:table-cell table:number-columns-repeated="247"/>
        </table:table-row>
        <table:table-row table:style-name="ro1" table:visibility="filter">
          <table:table-cell table:formula="oooc:=[Construccion.B22]" office:value-type="float" office:value="21">
            <text:p>21</text:p>
          </table:table-cell>
          <table:table-cell office:value-type="string">
            <text:p>Facturacion</text:p>
          </table:table-cell>
          <table:table-cell table:formula="oooc:=[Construccion.C22]" office:value-type="string" office:string-value="Generar Cuotas Anuales">
            <text:p>Generar Cuotas Anuales</text:p>
          </table:table-cell>
          <table:table-cell table:formula="oooc:=[Construccion.M22]" office:value-type="float" office:value="9.1728">
            <text:p>9,17</text:p>
          </table:table-cell>
          <table:table-cell table:formula="oooc:=[.D24]*[.$E$3]" office:value-type="float" office:value="10.09008">
            <text:p>10,09</text:p>
          </table:table-cell>
          <table:table-cell table:formula="oooc:=[.D24]*[.$F$3]" office:value-type="float" office:value="9.63144">
            <text:p>9,63</text:p>
          </table:table-cell>
          <table:table-cell table:formula="oooc:=[.D24]*[.$G$3]" office:value-type="float" office:value="4.5864">
            <text:p>4,59</text:p>
          </table:table-cell>
          <table:table-cell table:formula="oooc:=[.D24]*[.$H$3]" office:value-type="float" office:value="4.5864">
            <text:p>4,59</text:p>
          </table:table-cell>
          <table:table-cell table:formula="oooc:=SUM([.D24:.H24])" office:value-type="float" office:value="38.06712">
            <text:p>38,07</text:p>
          </table:table-cell>
          <table:table-cell table:number-columns-repeated="247"/>
        </table:table-row>
        <table:table-row table:style-name="ro1" table:visibility="filter">
          <table:table-cell table:formula="oooc:=[Construccion.B23]" office:value-type="float" office:value="22">
            <text:p>22</text:p>
          </table:table-cell>
          <table:table-cell office:value-type="string">
            <text:p>Facturacion</text:p>
          </table:table-cell>
          <table:table-cell table:formula="oooc:=[Construccion.C23]" office:value-type="string" office:string-value="Consultar Cuotas Anuales">
            <text:p>Consultar Cuotas Anuales</text:p>
          </table:table-cell>
          <table:table-cell table:formula="oooc:=[Construccion.M23]" office:value-type="float" office:value="3.0576">
            <text:p>3,06</text:p>
          </table:table-cell>
          <table:table-cell table:formula="oooc:=[.D25]*[.$E$3]" office:value-type="float" office:value="3.36336">
            <text:p>3,36</text:p>
          </table:table-cell>
          <table:table-cell table:formula="oooc:=[.D25]*[.$F$3]" office:value-type="float" office:value="3.21048">
            <text:p>3,21</text:p>
          </table:table-cell>
          <table:table-cell table:formula="oooc:=[.D25]*[.$G$3]" office:value-type="float" office:value="1.5288">
            <text:p>1,53</text:p>
          </table:table-cell>
          <table:table-cell table:formula="oooc:=[.D25]*[.$H$3]" office:value-type="float" office:value="1.5288">
            <text:p>1,53</text:p>
          </table:table-cell>
          <table:table-cell table:formula="oooc:=SUM([.D25:.H25])" office:value-type="float" office:value="12.68904">
            <text:p>12,69</text:p>
          </table:table-cell>
          <table:table-cell table:number-columns-repeated="247"/>
        </table:table-row>
        <table:table-row table:style-name="ro1" table:visibility="filter">
          <table:table-cell table:formula="oooc:=[Construccion.B24]" office:value-type="float" office:value="23">
            <text:p>23</text:p>
          </table:table-cell>
          <table:table-cell office:value-type="string">
            <text:p>Facturacion</text:p>
          </table:table-cell>
          <table:table-cell table:formula="oooc:=[Construccion.C24]" office:value-type="string" office:string-value="Consultar Tarifas Otros Cargos">
            <text:p>Consultar Tarifas Otros Cargos</text:p>
          </table:table-cell>
          <table:table-cell table:formula="oooc:=[Construccion.M24]" office:value-type="float" office:value="3.0576">
            <text:p>3,06</text:p>
          </table:table-cell>
          <table:table-cell table:formula="oooc:=[.D26]*[.$E$3]" office:value-type="float" office:value="3.36336">
            <text:p>3,36</text:p>
          </table:table-cell>
          <table:table-cell table:formula="oooc:=[.D26]*[.$F$3]" office:value-type="float" office:value="3.21048">
            <text:p>3,21</text:p>
          </table:table-cell>
          <table:table-cell table:formula="oooc:=[.D26]*[.$G$3]" office:value-type="float" office:value="1.5288">
            <text:p>1,53</text:p>
          </table:table-cell>
          <table:table-cell table:formula="oooc:=[.D26]*[.$H$3]" office:value-type="float" office:value="1.5288">
            <text:p>1,53</text:p>
          </table:table-cell>
          <table:table-cell table:formula="oooc:=SUM([.D26:.H26])" office:value-type="float" office:value="12.68904">
            <text:p>12,69</text:p>
          </table:table-cell>
          <table:table-cell table:number-columns-repeated="247"/>
        </table:table-row>
        <table:table-row table:style-name="ro1" table:visibility="filter">
          <table:table-cell table:formula="oooc:=[Construccion.B25]" office:value-type="float" office:value="24">
            <text:p>24</text:p>
          </table:table-cell>
          <table:table-cell office:value-type="string">
            <text:p>Facturacion</text:p>
          </table:table-cell>
          <table:table-cell table:formula="oooc:=[Construccion.C25]" office:value-type="string" office:string-value="Registrar Categoria">
            <text:p>Registrar Categoria</text:p>
          </table:table-cell>
          <table:table-cell table:formula="oooc:=[Construccion.M25]" office:value-type="float" office:value="3.528">
            <text:p>3,53</text:p>
          </table:table-cell>
          <table:table-cell table:formula="oooc:=[.D27]*[.$E$3]" office:value-type="float" office:value="3.8808">
            <text:p>3,88</text:p>
          </table:table-cell>
          <table:table-cell table:formula="oooc:=[.D27]*[.$F$3]" office:value-type="float" office:value="3.7044">
            <text:p>3,7</text:p>
          </table:table-cell>
          <table:table-cell table:formula="oooc:=[.D27]*[.$G$3]" office:value-type="float" office:value="1.764">
            <text:p>1,76</text:p>
          </table:table-cell>
          <table:table-cell table:formula="oooc:=[.D27]*[.$H$3]" office:value-type="float" office:value="1.764">
            <text:p>1,76</text:p>
          </table:table-cell>
          <table:table-cell table:formula="oooc:=SUM([.D27:.H27])" office:value-type="float" office:value="14.6412">
            <text:p>14,64</text:p>
          </table:table-cell>
          <table:table-cell table:number-columns-repeated="247"/>
        </table:table-row>
        <table:table-row table:style-name="ro1" table:visibility="filter">
          <table:table-cell table:formula="oooc:=[Construccion.B26]" office:value-type="float" office:value="25">
            <text:p>25</text:p>
          </table:table-cell>
          <table:table-cell office:value-type="string">
            <text:p>Facturacion</text:p>
          </table:table-cell>
          <table:table-cell table:formula="oooc:=[Construccion.C26]" office:value-type="string" office:string-value="Modificar Categoria">
            <text:p>Modificar Categoria</text:p>
          </table:table-cell>
          <table:table-cell table:formula="oooc:=[Construccion.M26]" office:value-type="float" office:value="3.0576">
            <text:p>3,06</text:p>
          </table:table-cell>
          <table:table-cell table:formula="oooc:=[.D28]*[.$E$3]" office:value-type="float" office:value="3.36336">
            <text:p>3,36</text:p>
          </table:table-cell>
          <table:table-cell table:formula="oooc:=[.D28]*[.$F$3]" office:value-type="float" office:value="3.21048">
            <text:p>3,21</text:p>
          </table:table-cell>
          <table:table-cell table:formula="oooc:=[.D28]*[.$G$3]" office:value-type="float" office:value="1.5288">
            <text:p>1,53</text:p>
          </table:table-cell>
          <table:table-cell table:formula="oooc:=[.D28]*[.$H$3]" office:value-type="float" office:value="1.5288">
            <text:p>1,53</text:p>
          </table:table-cell>
          <table:table-cell table:formula="oooc:=SUM([.D28:.H28])" office:value-type="float" office:value="12.68904">
            <text:p>12,69</text:p>
          </table:table-cell>
          <table:table-cell table:number-columns-repeated="247"/>
        </table:table-row>
        <table:table-row table:style-name="ro1" table:visibility="filter">
          <table:table-cell table:formula="oooc:=[Construccion.B27]" office:value-type="float" office:value="26">
            <text:p>26</text:p>
          </table:table-cell>
          <table:table-cell office:value-type="string">
            <text:p>Facturacion</text:p>
          </table:table-cell>
          <table:table-cell table:formula="oooc:=[Construccion.C27]" office:value-type="string" office:string-value="Eliminar Categoria">
            <text:p>Eliminar Categoria</text:p>
          </table:table-cell>
          <table:table-cell table:formula="oooc:=[Construccion.M27]" office:value-type="float" office:value="3.0576">
            <text:p>3,06</text:p>
          </table:table-cell>
          <table:table-cell table:formula="oooc:=[.D29]*[.$E$3]" office:value-type="float" office:value="3.36336">
            <text:p>3,36</text:p>
          </table:table-cell>
          <table:table-cell table:formula="oooc:=[.D29]*[.$F$3]" office:value-type="float" office:value="3.21048">
            <text:p>3,21</text:p>
          </table:table-cell>
          <table:table-cell table:formula="oooc:=[.D29]*[.$G$3]" office:value-type="float" office:value="1.5288">
            <text:p>1,53</text:p>
          </table:table-cell>
          <table:table-cell table:formula="oooc:=[.D29]*[.$H$3]" office:value-type="float" office:value="1.5288">
            <text:p>1,53</text:p>
          </table:table-cell>
          <table:table-cell table:formula="oooc:=SUM([.D29:.H29])" office:value-type="float" office:value="12.68904">
            <text:p>12,69</text:p>
          </table:table-cell>
          <table:table-cell table:number-columns-repeated="247"/>
        </table:table-row>
        <table:table-row table:style-name="ro1" table:visibility="filter">
          <table:table-cell table:formula="oooc:=[Construccion.B28]" office:value-type="float" office:value="27">
            <text:p>27</text:p>
          </table:table-cell>
          <table:table-cell office:value-type="string">
            <text:p>Mediciones de Consumo</text:p>
          </table:table-cell>
          <table:table-cell table:formula="oooc:=[Construccion.C28]" office:value-type="string" office:string-value="Registrar Lectura de Medidor en Captor">
            <text:p>Registrar Lectura de Medidor en Captor</text:p>
          </table:table-cell>
          <table:table-cell table:formula="oooc:=[Construccion.M28]" office:value-type="float" office:value="9.1728">
            <text:p>9,17</text:p>
          </table:table-cell>
          <table:table-cell table:formula="oooc:=[.D30]*[.$E$3]" office:value-type="float" office:value="10.09008">
            <text:p>10,09</text:p>
          </table:table-cell>
          <table:table-cell table:formula="oooc:=[.D30]*[.$F$3]" office:value-type="float" office:value="9.63144">
            <text:p>9,63</text:p>
          </table:table-cell>
          <table:table-cell table:formula="oooc:=[.D30]*[.$G$3]" office:value-type="float" office:value="4.5864">
            <text:p>4,59</text:p>
          </table:table-cell>
          <table:table-cell table:formula="oooc:=[.D30]*[.$H$3]" office:value-type="float" office:value="4.5864">
            <text:p>4,59</text:p>
          </table:table-cell>
          <table:table-cell table:formula="oooc:=SUM([.D30:.H30])" office:value-type="float" office:value="38.06712">
            <text:p>38,07</text:p>
          </table:table-cell>
          <table:table-cell table:number-columns-repeated="247"/>
        </table:table-row>
        <table:table-row table:style-name="ro1">
          <table:table-cell table:formula="oooc:=[Construccion.B29]" office:value-type="float" office:value="28">
            <text:p>28</text:p>
          </table:table-cell>
          <table:table-cell office:value-type="string">
            <text:p>Conecciones</text:p>
          </table:table-cell>
          <table:table-cell table:formula="oooc:=[Construccion.C29]" office:value-type="string" office:string-value="Registrar Propiedad ">
            <text:p>Registrar Propiedad </text:p>
          </table:table-cell>
          <table:table-cell table:formula="oooc:=[Construccion.M29]" office:value-type="float" office:value="9.1728">
            <text:p>9,17</text:p>
          </table:table-cell>
          <table:table-cell table:formula="oooc:=[.D31]*[.$E$3]" office:value-type="float" office:value="10.09008">
            <text:p>10,09</text:p>
          </table:table-cell>
          <table:table-cell table:formula="oooc:=[.D31]*[.$F$3]" office:value-type="float" office:value="9.63144">
            <text:p>9,63</text:p>
          </table:table-cell>
          <table:table-cell table:formula="oooc:=[.D31]*[.$G$3]" office:value-type="float" office:value="4.5864">
            <text:p>4,59</text:p>
          </table:table-cell>
          <table:table-cell table:formula="oooc:=[.D31]*[.$H$3]" office:value-type="float" office:value="4.5864">
            <text:p>4,59</text:p>
          </table:table-cell>
          <table:table-cell table:formula="oooc:=SUM([.D31:.H31])" office:value-type="float" office:value="38.06712">
            <text:p>38,07</text:p>
          </table:table-cell>
          <table:table-cell table:number-columns-repeated="247"/>
        </table:table-row>
        <table:table-row table:style-name="ro1">
          <table:table-cell table:formula="oooc:=[Construccion.B30]" office:value-type="float" office:value="29">
            <text:p>29</text:p>
          </table:table-cell>
          <table:table-cell office:value-type="string">
            <text:p>Conecciones</text:p>
          </table:table-cell>
          <table:table-cell table:formula="oooc:=[Construccion.C30]" office:value-type="string" office:string-value="Modificar Propiedad">
            <text:p>Modificar Propiedad</text:p>
          </table:table-cell>
          <table:table-cell table:formula="oooc:=[Construccion.M30]" office:value-type="float" office:value="7.94976">
            <text:p>7,95</text:p>
          </table:table-cell>
          <table:table-cell table:formula="oooc:=[.D32]*[.$E$3]" office:value-type="float" office:value="8.744736">
            <text:p>8,74</text:p>
          </table:table-cell>
          <table:table-cell table:formula="oooc:=[.D32]*[.$F$3]" office:value-type="float" office:value="8.347248">
            <text:p>8,35</text:p>
          </table:table-cell>
          <table:table-cell table:formula="oooc:=[.D32]*[.$G$3]" office:value-type="float" office:value="3.97488">
            <text:p>3,97</text:p>
          </table:table-cell>
          <table:table-cell table:formula="oooc:=[.D32]*[.$H$3]" office:value-type="float" office:value="3.97488">
            <text:p>3,97</text:p>
          </table:table-cell>
          <table:table-cell table:formula="oooc:=SUM([.D32:.H32])" office:value-type="float" office:value="32.991504">
            <text:p>32,99</text:p>
          </table:table-cell>
          <table:table-cell table:number-columns-repeated="247"/>
        </table:table-row>
        <table:table-row table:style-name="ro1">
          <table:table-cell table:formula="oooc:=[Construccion.B31]" office:value-type="float" office:value="30">
            <text:p>30</text:p>
          </table:table-cell>
          <table:table-cell office:value-type="string">
            <text:p>Conecciones</text:p>
          </table:table-cell>
          <table:table-cell table:formula="oooc:=[Construccion.C31]" office:value-type="string" office:string-value="Consultar Propiedad">
            <text:p>Consultar Propiedad</text:p>
          </table:table-cell>
          <table:table-cell table:formula="oooc:=[Construccion.M31]" office:value-type="float" office:value="3.0576">
            <text:p>3,06</text:p>
          </table:table-cell>
          <table:table-cell table:formula="oooc:=[.D33]*[.$E$3]" office:value-type="float" office:value="3.36336">
            <text:p>3,36</text:p>
          </table:table-cell>
          <table:table-cell table:formula="oooc:=[.D33]*[.$F$3]" office:value-type="float" office:value="3.21048">
            <text:p>3,21</text:p>
          </table:table-cell>
          <table:table-cell table:formula="oooc:=[.D33]*[.$G$3]" office:value-type="float" office:value="1.5288">
            <text:p>1,53</text:p>
          </table:table-cell>
          <table:table-cell table:formula="oooc:=[.D33]*[.$H$3]" office:value-type="float" office:value="1.5288">
            <text:p>1,53</text:p>
          </table:table-cell>
          <table:table-cell table:formula="oooc:=SUM([.D33:.H33])" office:value-type="float" office:value="12.68904">
            <text:p>12,69</text:p>
          </table:table-cell>
          <table:table-cell table:number-columns-repeated="247"/>
        </table:table-row>
        <table:table-row table:style-name="ro1">
          <table:table-cell table:formula="oooc:=[Construccion.B32]" office:value-type="float" office:value="31">
            <text:p>31</text:p>
          </table:table-cell>
          <table:table-cell office:value-type="string">
            <text:p>Conecciones</text:p>
          </table:table-cell>
          <table:table-cell table:formula="oooc:=[Construccion.C32]" office:value-type="string" office:string-value="Eliminar Propiedad">
            <text:p>Eliminar Propiedad</text:p>
          </table:table-cell>
          <table:table-cell table:formula="oooc:=[Construccion.M32]" office:value-type="float" office:value="3.0576">
            <text:p>3,06</text:p>
          </table:table-cell>
          <table:table-cell table:formula="oooc:=[.D34]*[.$E$3]" office:value-type="float" office:value="3.36336">
            <text:p>3,36</text:p>
          </table:table-cell>
          <table:table-cell table:formula="oooc:=[.D34]*[.$F$3]" office:value-type="float" office:value="3.21048">
            <text:p>3,21</text:p>
          </table:table-cell>
          <table:table-cell table:formula="oooc:=[.D34]*[.$G$3]" office:value-type="float" office:value="1.5288">
            <text:p>1,53</text:p>
          </table:table-cell>
          <table:table-cell table:formula="oooc:=[.D34]*[.$H$3]" office:value-type="float" office:value="1.5288">
            <text:p>1,53</text:p>
          </table:table-cell>
          <table:table-cell table:formula="oooc:=SUM([.D34:.H34])" office:value-type="float" office:value="12.68904">
            <text:p>12,69</text:p>
          </table:table-cell>
          <table:table-cell table:number-columns-repeated="247"/>
        </table:table-row>
        <table:table-row table:style-name="ro1">
          <table:table-cell table:formula="oooc:=[Construccion.B33]" office:value-type="float" office:value="32">
            <text:p>32</text:p>
          </table:table-cell>
          <table:table-cell office:value-type="string">
            <text:p>Conecciones</text:p>
          </table:table-cell>
          <table:table-cell table:formula="oooc:=[Construccion.C33]" office:value-type="string" office:string-value="Registrar Usuario">
            <text:p>Registrar Usuario</text:p>
          </table:table-cell>
          <table:table-cell table:formula="oooc:=[Construccion.M33]" office:value-type="float" office:value="3.528">
            <text:p>3,53</text:p>
          </table:table-cell>
          <table:table-cell table:formula="oooc:=[.D35]*[.$E$3]" office:value-type="float" office:value="3.8808">
            <text:p>3,88</text:p>
          </table:table-cell>
          <table:table-cell table:formula="oooc:=[.D35]*[.$F$3]" office:value-type="float" office:value="3.7044">
            <text:p>3,7</text:p>
          </table:table-cell>
          <table:table-cell table:formula="oooc:=[.D35]*[.$G$3]" office:value-type="float" office:value="1.764">
            <text:p>1,76</text:p>
          </table:table-cell>
          <table:table-cell table:formula="oooc:=[.D35]*[.$H$3]" office:value-type="float" office:value="1.764">
            <text:p>1,76</text:p>
          </table:table-cell>
          <table:table-cell table:formula="oooc:=SUM([.D35:.H35])" office:value-type="float" office:value="14.6412">
            <text:p>14,64</text:p>
          </table:table-cell>
          <table:table-cell table:number-columns-repeated="247"/>
        </table:table-row>
        <table:table-row table:style-name="ro1">
          <table:table-cell table:formula="oooc:=[Construccion.B34]" office:value-type="float" office:value="33">
            <text:p>33</text:p>
          </table:table-cell>
          <table:table-cell office:value-type="string">
            <text:p>Conecciones</text:p>
          </table:table-cell>
          <table:table-cell table:formula="oooc:=[Construccion.C34]" office:value-type="string" office:string-value="Modificar Usuario">
            <text:p>Modificar Usuario</text:p>
          </table:table-cell>
          <table:table-cell table:formula="oooc:=[Construccion.M34]" office:value-type="float" office:value="3.0576">
            <text:p>3,06</text:p>
          </table:table-cell>
          <table:table-cell table:formula="oooc:=[.D36]*[.$E$3]" office:value-type="float" office:value="3.36336">
            <text:p>3,36</text:p>
          </table:table-cell>
          <table:table-cell table:formula="oooc:=[.D36]*[.$F$3]" office:value-type="float" office:value="3.21048">
            <text:p>3,21</text:p>
          </table:table-cell>
          <table:table-cell table:formula="oooc:=[.D36]*[.$G$3]" office:value-type="float" office:value="1.5288">
            <text:p>1,53</text:p>
          </table:table-cell>
          <table:table-cell table:formula="oooc:=[.D36]*[.$H$3]" office:value-type="float" office:value="1.5288">
            <text:p>1,53</text:p>
          </table:table-cell>
          <table:table-cell table:formula="oooc:=SUM([.D36:.H36])" office:value-type="float" office:value="12.68904">
            <text:p>12,69</text:p>
          </table:table-cell>
          <table:table-cell table:number-columns-repeated="247"/>
        </table:table-row>
        <table:table-row table:style-name="ro1">
          <table:table-cell table:formula="oooc:=[Construccion.B35]" office:value-type="float" office:value="34">
            <text:p>34</text:p>
          </table:table-cell>
          <table:table-cell office:value-type="string">
            <text:p>Conecciones</text:p>
          </table:table-cell>
          <table:table-cell table:formula="oooc:=[Construccion.C35]" office:value-type="string" office:string-value="Consultar Usuario">
            <text:p>Consultar Usuario</text:p>
          </table:table-cell>
          <table:table-cell table:formula="oooc:=[Construccion.M35]" office:value-type="float" office:value="3.0576">
            <text:p>3,06</text:p>
          </table:table-cell>
          <table:table-cell table:formula="oooc:=[.D37]*[.$E$3]" office:value-type="float" office:value="3.36336">
            <text:p>3,36</text:p>
          </table:table-cell>
          <table:table-cell table:formula="oooc:=[.D37]*[.$F$3]" office:value-type="float" office:value="3.21048">
            <text:p>3,21</text:p>
          </table:table-cell>
          <table:table-cell table:formula="oooc:=[.D37]*[.$G$3]" office:value-type="float" office:value="1.5288">
            <text:p>1,53</text:p>
          </table:table-cell>
          <table:table-cell table:formula="oooc:=[.D37]*[.$H$3]" office:value-type="float" office:value="1.5288">
            <text:p>1,53</text:p>
          </table:table-cell>
          <table:table-cell table:formula="oooc:=SUM([.D37:.H37])" office:value-type="float" office:value="12.68904">
            <text:p>12,69</text:p>
          </table:table-cell>
          <table:table-cell table:number-columns-repeated="247"/>
        </table:table-row>
        <table:table-row table:style-name="ro1">
          <table:table-cell table:formula="oooc:=[Construccion.B36]" office:value-type="float" office:value="35">
            <text:p>35</text:p>
          </table:table-cell>
          <table:table-cell office:value-type="string">
            <text:p>Conecciones</text:p>
          </table:table-cell>
          <table:table-cell table:formula="oooc:=[Construccion.C36]" office:value-type="string" office:string-value="Eliminar Usuario">
            <text:p>Eliminar Usuario</text:p>
          </table:table-cell>
          <table:table-cell table:formula="oooc:=[Construccion.M36]" office:value-type="float" office:value="3.0576">
            <text:p>3,06</text:p>
          </table:table-cell>
          <table:table-cell table:formula="oooc:=[.D38]*[.$E$3]" office:value-type="float" office:value="3.36336">
            <text:p>3,36</text:p>
          </table:table-cell>
          <table:table-cell table:formula="oooc:=[.D38]*[.$F$3]" office:value-type="float" office:value="3.21048">
            <text:p>3,21</text:p>
          </table:table-cell>
          <table:table-cell table:formula="oooc:=[.D38]*[.$G$3]" office:value-type="float" office:value="1.5288">
            <text:p>1,53</text:p>
          </table:table-cell>
          <table:table-cell table:formula="oooc:=[.D38]*[.$H$3]" office:value-type="float" office:value="1.5288">
            <text:p>1,53</text:p>
          </table:table-cell>
          <table:table-cell table:formula="oooc:=SUM([.D38:.H38])" office:value-type="float" office:value="12.68904">
            <text:p>12,69</text:p>
          </table:table-cell>
          <table:table-cell table:number-columns-repeated="247"/>
        </table:table-row>
        <table:table-row table:style-name="ro1" table:visibility="filter">
          <table:table-cell table:formula="oooc:=[Construccion.B37]" office:value-type="float" office:value="36">
            <text:p>36</text:p>
          </table:table-cell>
          <table:table-cell office:value-type="string">
            <text:p>Mediciones de Consumo</text:p>
          </table:table-cell>
          <table:table-cell table:formula="oooc:=[Construccion.C37]" office:value-type="string" office:string-value="Importar Datos de Lecturas desde el Captor">
            <text:p>Importar Datos de Lecturas desde el Captor</text:p>
          </table:table-cell>
          <table:table-cell table:formula="oooc:=[Construccion.M37]" office:value-type="float" office:value="9.1728">
            <text:p>9,17</text:p>
          </table:table-cell>
          <table:table-cell table:formula="oooc:=[.D39]*[.$E$3]" office:value-type="float" office:value="10.09008">
            <text:p>10,09</text:p>
          </table:table-cell>
          <table:table-cell table:formula="oooc:=[.D39]*[.$F$3]" office:value-type="float" office:value="9.63144">
            <text:p>9,63</text:p>
          </table:table-cell>
          <table:table-cell table:formula="oooc:=[.D39]*[.$G$3]" office:value-type="float" office:value="4.5864">
            <text:p>4,59</text:p>
          </table:table-cell>
          <table:table-cell table:formula="oooc:=[.D39]*[.$H$3]" office:value-type="float" office:value="4.5864">
            <text:p>4,59</text:p>
          </table:table-cell>
          <table:table-cell table:formula="oooc:=SUM([.D39:.H39])" office:value-type="float" office:value="38.06712">
            <text:p>38,07</text:p>
          </table:table-cell>
          <table:table-cell table:number-columns-repeated="247"/>
        </table:table-row>
        <table:table-row table:style-name="ro1">
          <table:table-cell table:formula="oooc:=[Construccion.B38]" office:value-type="float" office:value="37">
            <text:p>37</text:p>
          </table:table-cell>
          <table:table-cell office:value-type="string">
            <text:p>Conecciones</text:p>
          </table:table-cell>
          <table:table-cell table:formula="oooc:=[Construccion.C38]" office:value-type="string" office:string-value="Exportar Hoja de Ruta a Captor">
            <text:p>Exportar Hoja de Ruta a Captor</text:p>
          </table:table-cell>
          <table:table-cell table:formula="oooc:=[Construccion.M38]" office:value-type="float" office:value="13.7592">
            <text:p>13,76</text:p>
          </table:table-cell>
          <table:table-cell table:formula="oooc:=[.D40]*[.$E$3]" office:value-type="float" office:value="15.13512">
            <text:p>15,14</text:p>
          </table:table-cell>
          <table:table-cell table:formula="oooc:=[.D40]*[.$F$3]" office:value-type="float" office:value="14.44716">
            <text:p>14,45</text:p>
          </table:table-cell>
          <table:table-cell table:formula="oooc:=[.D40]*[.$G$3]" office:value-type="float" office:value="6.8796">
            <text:p>6,88</text:p>
          </table:table-cell>
          <table:table-cell table:formula="oooc:=[.D40]*[.$H$3]" office:value-type="float" office:value="6.8796">
            <text:p>6,88</text:p>
          </table:table-cell>
          <table:table-cell table:formula="oooc:=SUM([.D40:.H40])" office:value-type="float" office:value="57.10068">
            <text:p>57,1</text:p>
          </table:table-cell>
          <table:table-cell table:number-columns-repeated="247"/>
        </table:table-row>
        <table:table-row table:style-name="ro1" table:visibility="filter">
          <table:table-cell table:formula="oooc:=[Construccion.B39]" office:value-type="float" office:value="38">
            <text:p>38</text:p>
          </table:table-cell>
          <table:table-cell office:value-type="string">
            <text:p>Administración Interna</text:p>
          </table:table-cell>
          <table:table-cell table:formula="oooc:=[Construccion.C39]" office:value-type="string" office:string-value="Registrar Empleado">
            <text:p>Registrar Empleado</text:p>
          </table:table-cell>
          <table:table-cell table:formula="oooc:=[Construccion.M39]" office:value-type="float" office:value="3.528">
            <text:p>3,53</text:p>
          </table:table-cell>
          <table:table-cell table:formula="oooc:=[.D41]*[.$E$3]" office:value-type="float" office:value="3.8808">
            <text:p>3,88</text:p>
          </table:table-cell>
          <table:table-cell table:formula="oooc:=[.D41]*[.$F$3]" office:value-type="float" office:value="3.7044">
            <text:p>3,7</text:p>
          </table:table-cell>
          <table:table-cell table:formula="oooc:=[.D41]*[.$G$3]" office:value-type="float" office:value="1.764">
            <text:p>1,76</text:p>
          </table:table-cell>
          <table:table-cell table:formula="oooc:=[.D41]*[.$H$3]" office:value-type="float" office:value="1.764">
            <text:p>1,76</text:p>
          </table:table-cell>
          <table:table-cell table:formula="oooc:=SUM([.D41:.H41])" office:value-type="float" office:value="14.6412">
            <text:p>14,64</text:p>
          </table:table-cell>
          <table:table-cell table:number-columns-repeated="247"/>
        </table:table-row>
        <table:table-row table:style-name="ro1" table:visibility="filter">
          <table:table-cell table:formula="oooc:=[Construccion.B40]" office:value-type="float" office:value="39">
            <text:p>39</text:p>
          </table:table-cell>
          <table:table-cell office:value-type="string">
            <text:p>Administración Interna</text:p>
          </table:table-cell>
          <table:table-cell table:formula="oooc:=[Construccion.C40]" office:value-type="string" office:string-value="Modificar Empleado">
            <text:p>Modificar Empleado</text:p>
          </table:table-cell>
          <table:table-cell table:formula="oooc:=[Construccion.M40]" office:value-type="float" office:value="3.0576">
            <text:p>3,06</text:p>
          </table:table-cell>
          <table:table-cell table:formula="oooc:=[.D42]*[.$E$3]" office:value-type="float" office:value="3.36336">
            <text:p>3,36</text:p>
          </table:table-cell>
          <table:table-cell table:formula="oooc:=[.D42]*[.$F$3]" office:value-type="float" office:value="3.21048">
            <text:p>3,21</text:p>
          </table:table-cell>
          <table:table-cell table:formula="oooc:=[.D42]*[.$G$3]" office:value-type="float" office:value="1.5288">
            <text:p>1,53</text:p>
          </table:table-cell>
          <table:table-cell table:formula="oooc:=[.D42]*[.$H$3]" office:value-type="float" office:value="1.5288">
            <text:p>1,53</text:p>
          </table:table-cell>
          <table:table-cell table:formula="oooc:=SUM([.D42:.H42])" office:value-type="float" office:value="12.68904">
            <text:p>12,69</text:p>
          </table:table-cell>
          <table:table-cell table:number-columns-repeated="247"/>
        </table:table-row>
        <table:table-row table:style-name="ro1" table:visibility="filter">
          <table:table-cell table:formula="oooc:=[Construccion.B41]" office:value-type="float" office:value="40">
            <text:p>40</text:p>
          </table:table-cell>
          <table:table-cell office:value-type="string">
            <text:p>Administración Interna</text:p>
          </table:table-cell>
          <table:table-cell table:formula="oooc:=[Construccion.C41]" office:value-type="string" office:string-value="Consultar Empleado">
            <text:p>Consultar Empleado</text:p>
          </table:table-cell>
          <table:table-cell table:formula="oooc:=[Construccion.M41]" office:value-type="float" office:value="3.0576">
            <text:p>3,06</text:p>
          </table:table-cell>
          <table:table-cell table:formula="oooc:=[.D43]*[.$E$3]" office:value-type="float" office:value="3.36336">
            <text:p>3,36</text:p>
          </table:table-cell>
          <table:table-cell table:formula="oooc:=[.D43]*[.$F$3]" office:value-type="float" office:value="3.21048">
            <text:p>3,21</text:p>
          </table:table-cell>
          <table:table-cell table:formula="oooc:=[.D43]*[.$G$3]" office:value-type="float" office:value="1.5288">
            <text:p>1,53</text:p>
          </table:table-cell>
          <table:table-cell table:formula="oooc:=[.D43]*[.$H$3]" office:value-type="float" office:value="1.5288">
            <text:p>1,53</text:p>
          </table:table-cell>
          <table:table-cell table:formula="oooc:=SUM([.D43:.H43])" office:value-type="float" office:value="12.68904">
            <text:p>12,69</text:p>
          </table:table-cell>
          <table:table-cell table:number-columns-repeated="247"/>
        </table:table-row>
        <table:table-row table:style-name="ro1" table:visibility="filter">
          <table:table-cell table:formula="oooc:=[Construccion.B42]" office:value-type="float" office:value="41">
            <text:p>41</text:p>
          </table:table-cell>
          <table:table-cell office:value-type="string">
            <text:p>Administración Interna</text:p>
          </table:table-cell>
          <table:table-cell table:formula="oooc:=[Construccion.C42]" office:value-type="string" office:string-value="Eliminar Empleado">
            <text:p>Eliminar Empleado</text:p>
          </table:table-cell>
          <table:table-cell table:formula="oooc:=[Construccion.M42]" office:value-type="float" office:value="3.0576">
            <text:p>3,06</text:p>
          </table:table-cell>
          <table:table-cell table:formula="oooc:=[.D44]*[.$E$3]" office:value-type="float" office:value="3.36336">
            <text:p>3,36</text:p>
          </table:table-cell>
          <table:table-cell table:formula="oooc:=[.D44]*[.$F$3]" office:value-type="float" office:value="3.21048">
            <text:p>3,21</text:p>
          </table:table-cell>
          <table:table-cell table:formula="oooc:=[.D44]*[.$G$3]" office:value-type="float" office:value="1.5288">
            <text:p>1,53</text:p>
          </table:table-cell>
          <table:table-cell table:formula="oooc:=[.D44]*[.$H$3]" office:value-type="float" office:value="1.5288">
            <text:p>1,53</text:p>
          </table:table-cell>
          <table:table-cell table:formula="oooc:=SUM([.D44:.H44])" office:value-type="float" office:value="12.68904">
            <text:p>12,69</text:p>
          </table:table-cell>
          <table:table-cell table:number-columns-repeated="247"/>
        </table:table-row>
        <table:table-row table:style-name="ro1">
          <table:table-cell table:formula="oooc:=[Construccion.B43]" office:value-type="float" office:value="42">
            <text:p>42</text:p>
          </table:table-cell>
          <table:table-cell office:value-type="string">
            <text:p>Conecciones</text:p>
          </table:table-cell>
          <table:table-cell table:formula="oooc:=[Construccion.C43]" office:value-type="string" office:string-value="Registrar Zona">
            <text:p>Registrar Zona</text:p>
          </table:table-cell>
          <table:table-cell table:formula="oooc:=[Construccion.M43]" office:value-type="float" office:value="3.528">
            <text:p>3,53</text:p>
          </table:table-cell>
          <table:table-cell table:formula="oooc:=[.D45]*[.$E$3]" office:value-type="float" office:value="3.8808">
            <text:p>3,88</text:p>
          </table:table-cell>
          <table:table-cell table:formula="oooc:=[.D45]*[.$F$3]" office:value-type="float" office:value="3.7044">
            <text:p>3,7</text:p>
          </table:table-cell>
          <table:table-cell table:formula="oooc:=[.D45]*[.$G$3]" office:value-type="float" office:value="1.764">
            <text:p>1,76</text:p>
          </table:table-cell>
          <table:table-cell table:formula="oooc:=[.D45]*[.$H$3]" office:value-type="float" office:value="1.764">
            <text:p>1,76</text:p>
          </table:table-cell>
          <table:table-cell table:formula="oooc:=SUM([.D45:.H45])" office:value-type="float" office:value="14.6412">
            <text:p>14,64</text:p>
          </table:table-cell>
          <table:table-cell table:number-columns-repeated="247"/>
        </table:table-row>
        <table:table-row table:style-name="ro1">
          <table:table-cell table:formula="oooc:=[Construccion.B44]" office:value-type="float" office:value="43">
            <text:p>43</text:p>
          </table:table-cell>
          <table:table-cell office:value-type="string">
            <text:p>Conecciones</text:p>
          </table:table-cell>
          <table:table-cell table:formula="oooc:=[Construccion.C44]" office:value-type="string" office:string-value="Modificar Zona">
            <text:p>Modificar Zona</text:p>
          </table:table-cell>
          <table:table-cell table:formula="oooc:=[Construccion.M44]" office:value-type="float" office:value="3.0576">
            <text:p>3,06</text:p>
          </table:table-cell>
          <table:table-cell table:formula="oooc:=[.D46]*[.$E$3]" office:value-type="float" office:value="3.36336">
            <text:p>3,36</text:p>
          </table:table-cell>
          <table:table-cell table:formula="oooc:=[.D46]*[.$F$3]" office:value-type="float" office:value="3.21048">
            <text:p>3,21</text:p>
          </table:table-cell>
          <table:table-cell table:formula="oooc:=[.D46]*[.$G$3]" office:value-type="float" office:value="1.5288">
            <text:p>1,53</text:p>
          </table:table-cell>
          <table:table-cell table:formula="oooc:=[.D46]*[.$H$3]" office:value-type="float" office:value="1.5288">
            <text:p>1,53</text:p>
          </table:table-cell>
          <table:table-cell table:formula="oooc:=SUM([.D46:.H46])" office:value-type="float" office:value="12.68904">
            <text:p>12,69</text:p>
          </table:table-cell>
          <table:table-cell table:number-columns-repeated="247"/>
        </table:table-row>
        <table:table-row table:style-name="ro1">
          <table:table-cell table:formula="oooc:=[Construccion.B45]" office:value-type="float" office:value="44">
            <text:p>44</text:p>
          </table:table-cell>
          <table:table-cell office:value-type="string">
            <text:p>Conecciones</text:p>
          </table:table-cell>
          <table:table-cell table:formula="oooc:=[Construccion.C45]" office:value-type="string" office:string-value="Consultar Zona">
            <text:p>Consultar Zona</text:p>
          </table:table-cell>
          <table:table-cell table:formula="oooc:=[Construccion.M45]" office:value-type="float" office:value="3.0576">
            <text:p>3,06</text:p>
          </table:table-cell>
          <table:table-cell table:formula="oooc:=[.D47]*[.$E$3]" office:value-type="float" office:value="3.36336">
            <text:p>3,36</text:p>
          </table:table-cell>
          <table:table-cell table:formula="oooc:=[.D47]*[.$F$3]" office:value-type="float" office:value="3.21048">
            <text:p>3,21</text:p>
          </table:table-cell>
          <table:table-cell table:formula="oooc:=[.D47]*[.$G$3]" office:value-type="float" office:value="1.5288">
            <text:p>1,53</text:p>
          </table:table-cell>
          <table:table-cell table:formula="oooc:=[.D47]*[.$H$3]" office:value-type="float" office:value="1.5288">
            <text:p>1,53</text:p>
          </table:table-cell>
          <table:table-cell table:formula="oooc:=SUM([.D47:.H47])" office:value-type="float" office:value="12.68904">
            <text:p>12,69</text:p>
          </table:table-cell>
          <table:table-cell table:number-columns-repeated="247"/>
        </table:table-row>
        <table:table-row table:style-name="ro1">
          <table:table-cell table:formula="oooc:=[Construccion.B46]" office:value-type="float" office:value="45">
            <text:p>45</text:p>
          </table:table-cell>
          <table:table-cell office:value-type="string">
            <text:p>Conecciones</text:p>
          </table:table-cell>
          <table:table-cell table:formula="oooc:=[Construccion.C46]" office:value-type="string" office:string-value="Eliminar Zona">
            <text:p>Eliminar Zona</text:p>
          </table:table-cell>
          <table:table-cell table:formula="oooc:=[Construccion.M46]" office:value-type="float" office:value="3.0576">
            <text:p>3,06</text:p>
          </table:table-cell>
          <table:table-cell table:formula="oooc:=[.D48]*[.$E$3]" office:value-type="float" office:value="3.36336">
            <text:p>3,36</text:p>
          </table:table-cell>
          <table:table-cell table:formula="oooc:=[.D48]*[.$F$3]" office:value-type="float" office:value="3.21048">
            <text:p>3,21</text:p>
          </table:table-cell>
          <table:table-cell table:formula="oooc:=[.D48]*[.$G$3]" office:value-type="float" office:value="1.5288">
            <text:p>1,53</text:p>
          </table:table-cell>
          <table:table-cell table:formula="oooc:=[.D48]*[.$H$3]" office:value-type="float" office:value="1.5288">
            <text:p>1,53</text:p>
          </table:table-cell>
          <table:table-cell table:formula="oooc:=SUM([.D48:.H48])" office:value-type="float" office:value="12.68904">
            <text:p>12,69</text:p>
          </table:table-cell>
          <table:table-cell table:number-columns-repeated="247"/>
        </table:table-row>
        <table:table-row table:style-name="ro1">
          <table:table-cell table:formula="oooc:=[Construccion.B47]" office:value-type="float" office:value="46">
            <text:p>46</text:p>
          </table:table-cell>
          <table:table-cell office:value-type="string">
            <text:p>Conecciones</text:p>
          </table:table-cell>
          <table:table-cell table:formula="oooc:=[Construccion.C47]" office:value-type="string" office:string-value="Registrar Asignación de Empleado a Zona">
            <text:p>Registrar Asignación de Empleado a Zona</text:p>
          </table:table-cell>
          <table:table-cell table:formula="oooc:=[Construccion.M47]" office:value-type="float" office:value="3.528">
            <text:p>3,53</text:p>
          </table:table-cell>
          <table:table-cell table:formula="oooc:=[.D49]*[.$E$3]" office:value-type="float" office:value="3.8808">
            <text:p>3,88</text:p>
          </table:table-cell>
          <table:table-cell table:formula="oooc:=[.D49]*[.$F$3]" office:value-type="float" office:value="3.7044">
            <text:p>3,7</text:p>
          </table:table-cell>
          <table:table-cell table:formula="oooc:=[.D49]*[.$G$3]" office:value-type="float" office:value="1.764">
            <text:p>1,76</text:p>
          </table:table-cell>
          <table:table-cell table:formula="oooc:=[.D49]*[.$H$3]" office:value-type="float" office:value="1.764">
            <text:p>1,76</text:p>
          </table:table-cell>
          <table:table-cell table:formula="oooc:=SUM([.D49:.H49])" office:value-type="float" office:value="14.6412">
            <text:p>14,64</text:p>
          </table:table-cell>
          <table:table-cell table:number-columns-repeated="247"/>
        </table:table-row>
        <table:table-row table:style-name="ro1">
          <table:table-cell table:formula="oooc:=[Construccion.B48]" office:value-type="float" office:value="47">
            <text:p>47</text:p>
          </table:table-cell>
          <table:table-cell office:value-type="string">
            <text:p>Conecciones</text:p>
          </table:table-cell>
          <table:table-cell table:formula="oooc:=[Construccion.C48]" office:value-type="string" office:string-value="Registrar Alta de Medidor">
            <text:p>Registrar Alta de Medidor</text:p>
          </table:table-cell>
          <table:table-cell table:formula="oooc:=[Construccion.M48]" office:value-type="float" office:value="9.1728">
            <text:p>9,17</text:p>
          </table:table-cell>
          <table:table-cell table:formula="oooc:=[.D50]*[.$E$3]" office:value-type="float" office:value="10.09008">
            <text:p>10,09</text:p>
          </table:table-cell>
          <table:table-cell table:formula="oooc:=[.D50]*[.$F$3]" office:value-type="float" office:value="9.63144">
            <text:p>9,63</text:p>
          </table:table-cell>
          <table:table-cell table:formula="oooc:=[.D50]*[.$G$3]" office:value-type="float" office:value="4.5864">
            <text:p>4,59</text:p>
          </table:table-cell>
          <table:table-cell table:formula="oooc:=[.D50]*[.$H$3]" office:value-type="float" office:value="4.5864">
            <text:p>4,59</text:p>
          </table:table-cell>
          <table:table-cell table:formula="oooc:=SUM([.D50:.H50])" office:value-type="float" office:value="38.06712">
            <text:p>38,07</text:p>
          </table:table-cell>
          <table:table-cell table:number-columns-repeated="247"/>
        </table:table-row>
        <table:table-row table:style-name="ro1">
          <table:table-cell table:formula="oooc:=[Construccion.B49]" office:value-type="float" office:value="48">
            <text:p>48</text:p>
          </table:table-cell>
          <table:table-cell office:value-type="string">
            <text:p>Conecciones</text:p>
          </table:table-cell>
          <table:table-cell table:formula="oooc:=[Construccion.C49]" office:value-type="string" office:string-value="Registrar Asignación de Medidor a Propiedad">
            <text:p>Registrar Asignación de Medidor a Propiedad</text:p>
          </table:table-cell>
          <table:table-cell table:formula="oooc:=[Construccion.M49]" office:value-type="float" office:value="3.528">
            <text:p>3,53</text:p>
          </table:table-cell>
          <table:table-cell table:formula="oooc:=[.D51]*[.$E$3]" office:value-type="float" office:value="3.8808">
            <text:p>3,88</text:p>
          </table:table-cell>
          <table:table-cell table:formula="oooc:=[.D51]*[.$F$3]" office:value-type="float" office:value="3.7044">
            <text:p>3,7</text:p>
          </table:table-cell>
          <table:table-cell table:formula="oooc:=[.D51]*[.$G$3]" office:value-type="float" office:value="1.764">
            <text:p>1,76</text:p>
          </table:table-cell>
          <table:table-cell table:formula="oooc:=[.D51]*[.$H$3]" office:value-type="float" office:value="1.764">
            <text:p>1,76</text:p>
          </table:table-cell>
          <table:table-cell table:formula="oooc:=SUM([.D51:.H51])" office:value-type="float" office:value="14.6412">
            <text:p>14,64</text:p>
          </table:table-cell>
          <table:table-cell table:number-columns-repeated="247"/>
        </table:table-row>
        <table:table-row table:style-name="ro1">
          <table:table-cell table:formula="oooc:=[Construccion.B50]" office:value-type="float" office:value="49">
            <text:p>49</text:p>
          </table:table-cell>
          <table:table-cell office:value-type="string">
            <text:p>Conecciones</text:p>
          </table:table-cell>
          <table:table-cell table:formula="oooc:=[Construccion.C50]" office:value-type="string" office:string-value="Registrar Evaluación de Medidor">
            <text:p>Registrar Evaluación de Medidor</text:p>
          </table:table-cell>
          <table:table-cell table:formula="oooc:=[Construccion.M50]" office:value-type="float" office:value="3.0576">
            <text:p>3,06</text:p>
          </table:table-cell>
          <table:table-cell table:formula="oooc:=[.D52]*[.$E$3]" office:value-type="float" office:value="3.36336">
            <text:p>3,36</text:p>
          </table:table-cell>
          <table:table-cell table:formula="oooc:=[.D52]*[.$F$3]" office:value-type="float" office:value="3.21048">
            <text:p>3,21</text:p>
          </table:table-cell>
          <table:table-cell table:formula="oooc:=[.D52]*[.$G$3]" office:value-type="float" office:value="1.5288">
            <text:p>1,53</text:p>
          </table:table-cell>
          <table:table-cell table:formula="oooc:=[.D52]*[.$H$3]" office:value-type="float" office:value="1.5288">
            <text:p>1,53</text:p>
          </table:table-cell>
          <table:table-cell table:formula="oooc:=SUM([.D52:.H52])" office:value-type="float" office:value="12.68904">
            <text:p>12,69</text:p>
          </table:table-cell>
          <table:table-cell table:number-columns-repeated="247"/>
        </table:table-row>
        <table:table-row table:style-name="ro1">
          <table:table-cell table:formula="oooc:=[Construccion.B51]" office:value-type="float" office:value="50">
            <text:p>50</text:p>
          </table:table-cell>
          <table:table-cell office:value-type="string">
            <text:p>Conecciones</text:p>
          </table:table-cell>
          <table:table-cell table:formula="oooc:=[Construccion.C51]" office:value-type="string" office:string-value="Registrar Reinstalación de Medidor">
            <text:p>Registrar Reinstalación de Medidor</text:p>
          </table:table-cell>
          <table:table-cell table:formula="oooc:=[Construccion.M51]" office:value-type="float" office:value="3.528">
            <text:p>3,53</text:p>
          </table:table-cell>
          <table:table-cell table:formula="oooc:=[.D53]*[.$E$3]" office:value-type="float" office:value="3.8808">
            <text:p>3,88</text:p>
          </table:table-cell>
          <table:table-cell table:formula="oooc:=[.D53]*[.$F$3]" office:value-type="float" office:value="3.7044">
            <text:p>3,7</text:p>
          </table:table-cell>
          <table:table-cell table:formula="oooc:=[.D53]*[.$G$3]" office:value-type="float" office:value="1.764">
            <text:p>1,76</text:p>
          </table:table-cell>
          <table:table-cell table:formula="oooc:=[.D53]*[.$H$3]" office:value-type="float" office:value="1.764">
            <text:p>1,76</text:p>
          </table:table-cell>
          <table:table-cell table:formula="oooc:=SUM([.D53:.H53])" office:value-type="float" office:value="14.6412">
            <text:p>14,64</text:p>
          </table:table-cell>
          <table:table-cell table:number-columns-repeated="247"/>
        </table:table-row>
        <table:table-row table:style-name="ro1">
          <table:table-cell table:formula="oooc:=[Construccion.B52]" office:value-type="float" office:value="51">
            <text:p>51</text:p>
          </table:table-cell>
          <table:table-cell office:value-type="string">
            <text:p>Conecciones</text:p>
          </table:table-cell>
          <table:table-cell table:formula="oooc:=[Construccion.C52]" office:value-type="string" office:string-value="Registrar Reparación de Medidor">
            <text:p>Registrar Reparación de Medidor</text:p>
          </table:table-cell>
          <table:table-cell table:formula="oooc:=[Construccion.M52]" office:value-type="float" office:value="3.0576">
            <text:p>3,06</text:p>
          </table:table-cell>
          <table:table-cell table:formula="oooc:=[.D54]*[.$E$3]" office:value-type="float" office:value="3.36336">
            <text:p>3,36</text:p>
          </table:table-cell>
          <table:table-cell table:formula="oooc:=[.D54]*[.$F$3]" office:value-type="float" office:value="3.21048">
            <text:p>3,21</text:p>
          </table:table-cell>
          <table:table-cell table:formula="oooc:=[.D54]*[.$G$3]" office:value-type="float" office:value="1.5288">
            <text:p>1,53</text:p>
          </table:table-cell>
          <table:table-cell table:formula="oooc:=[.D54]*[.$H$3]" office:value-type="float" office:value="1.5288">
            <text:p>1,53</text:p>
          </table:table-cell>
          <table:table-cell table:formula="oooc:=SUM([.D54:.H54])" office:value-type="float" office:value="12.68904">
            <text:p>12,69</text:p>
          </table:table-cell>
          <table:table-cell table:number-columns-repeated="247"/>
        </table:table-row>
        <table:table-row table:style-name="ro1">
          <table:table-cell table:formula="oooc:=[Construccion.B53]" office:value-type="float" office:value="52">
            <text:p>52</text:p>
          </table:table-cell>
          <table:table-cell office:value-type="string">
            <text:p>Conecciones</text:p>
          </table:table-cell>
          <table:table-cell table:formula="oooc:=[Construccion.C53]" office:value-type="string" office:string-value="Registrar Baja de Medidor">
            <text:p>Registrar Baja de Medidor</text:p>
          </table:table-cell>
          <table:table-cell table:formula="oooc:=[Construccion.M53]" office:value-type="float" office:value="3.0576">
            <text:p>3,06</text:p>
          </table:table-cell>
          <table:table-cell table:formula="oooc:=[.D55]*[.$E$3]" office:value-type="float" office:value="3.36336">
            <text:p>3,36</text:p>
          </table:table-cell>
          <table:table-cell table:formula="oooc:=[.D55]*[.$F$3]" office:value-type="float" office:value="3.21048">
            <text:p>3,21</text:p>
          </table:table-cell>
          <table:table-cell table:formula="oooc:=[.D55]*[.$G$3]" office:value-type="float" office:value="1.5288">
            <text:p>1,53</text:p>
          </table:table-cell>
          <table:table-cell table:formula="oooc:=[.D55]*[.$H$3]" office:value-type="float" office:value="1.5288">
            <text:p>1,53</text:p>
          </table:table-cell>
          <table:table-cell table:formula="oooc:=SUM([.D55:.H55])" office:value-type="float" office:value="12.68904">
            <text:p>12,69</text:p>
          </table:table-cell>
          <table:table-cell table:number-columns-repeated="247"/>
        </table:table-row>
        <table:table-row table:style-name="ro1">
          <table:table-cell table:formula="oooc:=[Construccion.B54]" office:value-type="float" office:value="53">
            <text:p>53</text:p>
          </table:table-cell>
          <table:table-cell office:value-type="string">
            <text:p>Conecciones</text:p>
          </table:table-cell>
          <table:table-cell table:formula="oooc:=[Construccion.C54]" office:value-type="string" office:string-value="Registrar Liberación de Medidor">
            <text:p>Registrar Liberación de Medidor</text:p>
          </table:table-cell>
          <table:table-cell table:formula="oooc:=[Construccion.M54]" office:value-type="float" office:value="3.0576">
            <text:p>3,06</text:p>
          </table:table-cell>
          <table:table-cell table:formula="oooc:=[.D56]*[.$E$3]" office:value-type="float" office:value="3.36336">
            <text:p>3,36</text:p>
          </table:table-cell>
          <table:table-cell table:formula="oooc:=[.D56]*[.$F$3]" office:value-type="float" office:value="3.21048">
            <text:p>3,21</text:p>
          </table:table-cell>
          <table:table-cell table:formula="oooc:=[.D56]*[.$G$3]" office:value-type="float" office:value="1.5288">
            <text:p>1,53</text:p>
          </table:table-cell>
          <table:table-cell table:formula="oooc:=[.D56]*[.$H$3]" office:value-type="float" office:value="1.5288">
            <text:p>1,53</text:p>
          </table:table-cell>
          <table:table-cell table:formula="oooc:=SUM([.D56:.H56])" office:value-type="float" office:value="12.68904">
            <text:p>12,69</text:p>
          </table:table-cell>
          <table:table-cell table:number-columns-repeated="247"/>
        </table:table-row>
        <table:table-row table:style-name="ro1">
          <table:table-cell table:formula="oooc:=[Construccion.B55]" office:value-type="float" office:value="54">
            <text:p>54</text:p>
          </table:table-cell>
          <table:table-cell office:value-type="string">
            <text:p>Conecciones</text:p>
          </table:table-cell>
          <table:table-cell table:formula="oooc:=[Construccion.C55]" office:value-type="string" office:string-value="Registrar Rehabilitación de Medidor">
            <text:p>Registrar Rehabilitación de Medidor</text:p>
          </table:table-cell>
          <table:table-cell table:formula="oooc:=[Construccion.M55]" office:value-type="float" office:value="3.528">
            <text:p>3,53</text:p>
          </table:table-cell>
          <table:table-cell table:formula="oooc:=[.D57]*[.$E$3]" office:value-type="float" office:value="3.8808">
            <text:p>3,88</text:p>
          </table:table-cell>
          <table:table-cell table:formula="oooc:=[.D57]*[.$F$3]" office:value-type="float" office:value="3.7044">
            <text:p>3,7</text:p>
          </table:table-cell>
          <table:table-cell table:formula="oooc:=[.D57]*[.$G$3]" office:value-type="float" office:value="1.764">
            <text:p>1,76</text:p>
          </table:table-cell>
          <table:table-cell table:formula="oooc:=[.D57]*[.$H$3]" office:value-type="float" office:value="1.764">
            <text:p>1,76</text:p>
          </table:table-cell>
          <table:table-cell table:formula="oooc:=SUM([.D57:.H57])" office:value-type="float" office:value="14.6412">
            <text:p>14,64</text:p>
          </table:table-cell>
          <table:table-cell table:number-columns-repeated="247"/>
        </table:table-row>
        <table:table-row table:style-name="ro1">
          <table:table-cell table:formula="oooc:=[Construccion.B56]" office:value-type="float" office:value="55">
            <text:p>55</text:p>
          </table:table-cell>
          <table:table-cell office:value-type="string">
            <text:p>Conecciones</text:p>
          </table:table-cell>
          <table:table-cell table:formula="oooc:=[Construccion.C56]" office:value-type="string" office:string-value="Generar Pedido de Reparación">
            <text:p>Generar Pedido de Reparación</text:p>
          </table:table-cell>
          <table:table-cell table:formula="oooc:=[Construccion.M56]" office:value-type="float" office:value="7.94976">
            <text:p>7,95</text:p>
          </table:table-cell>
          <table:table-cell table:formula="oooc:=[.D58]*[.$E$3]" office:value-type="float" office:value="8.744736">
            <text:p>8,74</text:p>
          </table:table-cell>
          <table:table-cell table:formula="oooc:=[.D58]*[.$F$3]" office:value-type="float" office:value="8.347248">
            <text:p>8,35</text:p>
          </table:table-cell>
          <table:table-cell table:formula="oooc:=[.D58]*[.$G$3]" office:value-type="float" office:value="3.97488">
            <text:p>3,97</text:p>
          </table:table-cell>
          <table:table-cell table:formula="oooc:=[.D58]*[.$H$3]" office:value-type="float" office:value="3.97488">
            <text:p>3,97</text:p>
          </table:table-cell>
          <table:table-cell table:formula="oooc:=SUM([.D58:.H58])" office:value-type="float" office:value="32.991504">
            <text:p>32,99</text:p>
          </table:table-cell>
          <table:table-cell table:number-columns-repeated="247"/>
        </table:table-row>
        <table:table-row table:style-name="ro1">
          <table:table-cell table:formula="oooc:=[Construccion.B57]" office:value-type="float" office:value="56">
            <text:p>56</text:p>
          </table:table-cell>
          <table:table-cell office:value-type="string">
            <text:p>Conecciones</text:p>
          </table:table-cell>
          <table:table-cell table:formula="oooc:=[Construccion.C57]" office:value-type="string" office:string-value="Registrar Autorización de Pedido de Reparación">
            <text:p>Registrar Autorización de Pedido de Reparación</text:p>
          </table:table-cell>
          <table:table-cell table:formula="oooc:=[Construccion.M57]" office:value-type="float" office:value="3.0576">
            <text:p>3,06</text:p>
          </table:table-cell>
          <table:table-cell table:formula="oooc:=[.D59]*[.$E$3]" office:value-type="float" office:value="3.36336">
            <text:p>3,36</text:p>
          </table:table-cell>
          <table:table-cell table:formula="oooc:=[.D59]*[.$F$3]" office:value-type="float" office:value="3.21048">
            <text:p>3,21</text:p>
          </table:table-cell>
          <table:table-cell table:formula="oooc:=[.D59]*[.$G$3]" office:value-type="float" office:value="1.5288">
            <text:p>1,53</text:p>
          </table:table-cell>
          <table:table-cell table:formula="oooc:=[.D59]*[.$H$3]" office:value-type="float" office:value="1.5288">
            <text:p>1,53</text:p>
          </table:table-cell>
          <table:table-cell table:formula="oooc:=SUM([.D59:.H59])" office:value-type="float" office:value="12.68904">
            <text:p>12,69</text:p>
          </table:table-cell>
          <table:table-cell table:number-columns-repeated="247"/>
        </table:table-row>
        <table:table-row table:style-name="ro1">
          <table:table-cell table:formula="oooc:=[Construccion.B58]" office:value-type="float" office:value="57">
            <text:p>57</text:p>
          </table:table-cell>
          <table:table-cell office:value-type="string">
            <text:p>Conecciones</text:p>
          </table:table-cell>
          <table:table-cell table:formula="oooc:=[Construccion.C58]" office:value-type="string" office:string-value="Registrar Tipo de Propiedad">
            <text:p>Registrar Tipo de Propiedad</text:p>
          </table:table-cell>
          <table:table-cell table:formula="oooc:=[Construccion.M58]" office:value-type="float" office:value="3.0576">
            <text:p>3,06</text:p>
          </table:table-cell>
          <table:table-cell table:formula="oooc:=[.D60]*[.$E$3]" office:value-type="float" office:value="3.36336">
            <text:p>3,36</text:p>
          </table:table-cell>
          <table:table-cell table:formula="oooc:=[.D60]*[.$F$3]" office:value-type="float" office:value="3.21048">
            <text:p>3,21</text:p>
          </table:table-cell>
          <table:table-cell table:formula="oooc:=[.D60]*[.$G$3]" office:value-type="float" office:value="1.5288">
            <text:p>1,53</text:p>
          </table:table-cell>
          <table:table-cell table:formula="oooc:=[.D60]*[.$H$3]" office:value-type="float" office:value="1.5288">
            <text:p>1,53</text:p>
          </table:table-cell>
          <table:table-cell table:formula="oooc:=SUM([.D60:.H60])" office:value-type="float" office:value="12.68904">
            <text:p>12,69</text:p>
          </table:table-cell>
          <table:table-cell table:number-columns-repeated="247"/>
        </table:table-row>
        <table:table-row table:style-name="ro1">
          <table:table-cell table:formula="oooc:=[Construccion.B59]" office:value-type="float" office:value="58">
            <text:p>58</text:p>
          </table:table-cell>
          <table:table-cell office:value-type="string">
            <text:p>Conecciones</text:p>
          </table:table-cell>
          <table:table-cell table:formula="oooc:=[Construccion.C59]" office:value-type="string" office:string-value="Modificar Tipo de Propiedad">
            <text:p>Modificar Tipo de Propiedad</text:p>
          </table:table-cell>
          <table:table-cell table:formula="oooc:=[Construccion.M59]" office:value-type="float" office:value="3.0576">
            <text:p>3,06</text:p>
          </table:table-cell>
          <table:table-cell table:formula="oooc:=[.D61]*[.$E$3]" office:value-type="float" office:value="3.36336">
            <text:p>3,36</text:p>
          </table:table-cell>
          <table:table-cell table:formula="oooc:=[.D61]*[.$F$3]" office:value-type="float" office:value="3.21048">
            <text:p>3,21</text:p>
          </table:table-cell>
          <table:table-cell table:formula="oooc:=[.D61]*[.$G$3]" office:value-type="float" office:value="1.5288">
            <text:p>1,53</text:p>
          </table:table-cell>
          <table:table-cell table:formula="oooc:=[.D61]*[.$H$3]" office:value-type="float" office:value="1.5288">
            <text:p>1,53</text:p>
          </table:table-cell>
          <table:table-cell table:formula="oooc:=SUM([.D61:.H61])" office:value-type="float" office:value="12.68904">
            <text:p>12,69</text:p>
          </table:table-cell>
          <table:table-cell table:number-columns-repeated="247"/>
        </table:table-row>
        <table:table-row table:style-name="ro1">
          <table:table-cell table:formula="oooc:=[Construccion.B60]" office:value-type="float" office:value="59">
            <text:p>59</text:p>
          </table:table-cell>
          <table:table-cell office:value-type="string">
            <text:p>Conecciones</text:p>
          </table:table-cell>
          <table:table-cell table:formula="oooc:=[Construccion.C60]" office:value-type="string" office:string-value="Consultar Tipo de Propiedad">
            <text:p>Consultar Tipo de Propiedad</text:p>
          </table:table-cell>
          <table:table-cell table:formula="oooc:=[Construccion.M60]" office:value-type="float" office:value="3.0576">
            <text:p>3,06</text:p>
          </table:table-cell>
          <table:table-cell table:formula="oooc:=[.D62]*[.$E$3]" office:value-type="float" office:value="3.36336">
            <text:p>3,36</text:p>
          </table:table-cell>
          <table:table-cell table:formula="oooc:=[.D62]*[.$F$3]" office:value-type="float" office:value="3.21048">
            <text:p>3,21</text:p>
          </table:table-cell>
          <table:table-cell table:formula="oooc:=[.D62]*[.$G$3]" office:value-type="float" office:value="1.5288">
            <text:p>1,53</text:p>
          </table:table-cell>
          <table:table-cell table:formula="oooc:=[.D62]*[.$H$3]" office:value-type="float" office:value="1.5288">
            <text:p>1,53</text:p>
          </table:table-cell>
          <table:table-cell table:formula="oooc:=SUM([.D62:.H62])" office:value-type="float" office:value="12.68904">
            <text:p>12,69</text:p>
          </table:table-cell>
          <table:table-cell table:number-columns-repeated="247"/>
        </table:table-row>
        <table:table-row table:style-name="ro1">
          <table:table-cell table:formula="oooc:=[Construccion.B61]" office:value-type="float" office:value="60">
            <text:p>60</text:p>
          </table:table-cell>
          <table:table-cell office:value-type="string">
            <text:p>Conecciones</text:p>
          </table:table-cell>
          <table:table-cell table:formula="oooc:=[Construccion.C61]" office:value-type="string" office:string-value="Eliminar Tipo de Propiedad">
            <text:p>Eliminar Tipo de Propiedad</text:p>
          </table:table-cell>
          <table:table-cell table:formula="oooc:=[Construccion.M61]" office:value-type="float" office:value="3.0576">
            <text:p>3,06</text:p>
          </table:table-cell>
          <table:table-cell table:formula="oooc:=[.D63]*[.$E$3]" office:value-type="float" office:value="3.36336">
            <text:p>3,36</text:p>
          </table:table-cell>
          <table:table-cell table:formula="oooc:=[.D63]*[.$F$3]" office:value-type="float" office:value="3.21048">
            <text:p>3,21</text:p>
          </table:table-cell>
          <table:table-cell table:formula="oooc:=[.D63]*[.$G$3]" office:value-type="float" office:value="1.5288">
            <text:p>1,53</text:p>
          </table:table-cell>
          <table:table-cell table:formula="oooc:=[.D63]*[.$H$3]" office:value-type="float" office:value="1.5288">
            <text:p>1,53</text:p>
          </table:table-cell>
          <table:table-cell table:formula="oooc:=SUM([.D63:.H63])" office:value-type="float" office:value="12.68904">
            <text:p>12,69</text:p>
          </table:table-cell>
          <table:table-cell table:number-columns-repeated="247"/>
        </table:table-row>
        <table:table-row table:style-name="ro1">
          <table:table-cell table:formula="oooc:=[Construccion.B62]" office:value-type="float" office:value="61">
            <text:p>61</text:p>
          </table:table-cell>
          <table:table-cell office:value-type="string">
            <text:p>Conecciones</text:p>
          </table:table-cell>
          <table:table-cell table:formula="oooc:=[Construccion.C62]" office:value-type="string" office:string-value="Registrar Calle">
            <text:p>Registrar Calle</text:p>
          </table:table-cell>
          <table:table-cell table:formula="oooc:=[Construccion.M62]" office:value-type="float" office:value="3.0576">
            <text:p>3,06</text:p>
          </table:table-cell>
          <table:table-cell table:formula="oooc:=[.D64]*[.$E$3]" office:value-type="float" office:value="3.36336">
            <text:p>3,36</text:p>
          </table:table-cell>
          <table:table-cell table:formula="oooc:=[.D64]*[.$F$3]" office:value-type="float" office:value="3.21048">
            <text:p>3,21</text:p>
          </table:table-cell>
          <table:table-cell table:formula="oooc:=[.D64]*[.$G$3]" office:value-type="float" office:value="1.5288">
            <text:p>1,53</text:p>
          </table:table-cell>
          <table:table-cell table:formula="oooc:=[.D64]*[.$H$3]" office:value-type="float" office:value="1.5288">
            <text:p>1,53</text:p>
          </table:table-cell>
          <table:table-cell table:formula="oooc:=SUM([.D64:.H64])" office:value-type="float" office:value="12.68904">
            <text:p>12,69</text:p>
          </table:table-cell>
          <table:table-cell table:number-columns-repeated="247"/>
        </table:table-row>
        <table:table-row table:style-name="ro1">
          <table:table-cell table:formula="oooc:=[Construccion.B63]" office:value-type="float" office:value="62">
            <text:p>62</text:p>
          </table:table-cell>
          <table:table-cell office:value-type="string">
            <text:p>Conecciones</text:p>
          </table:table-cell>
          <table:table-cell table:formula="oooc:=[Construccion.C63]" office:value-type="string" office:string-value="Modificar Calle">
            <text:p>Modificar Calle</text:p>
          </table:table-cell>
          <table:table-cell table:formula="oooc:=[Construccion.M63]" office:value-type="float" office:value="3.0576">
            <text:p>3,06</text:p>
          </table:table-cell>
          <table:table-cell table:formula="oooc:=[.D65]*[.$E$3]" office:value-type="float" office:value="3.36336">
            <text:p>3,36</text:p>
          </table:table-cell>
          <table:table-cell table:formula="oooc:=[.D65]*[.$F$3]" office:value-type="float" office:value="3.21048">
            <text:p>3,21</text:p>
          </table:table-cell>
          <table:table-cell table:formula="oooc:=[.D65]*[.$G$3]" office:value-type="float" office:value="1.5288">
            <text:p>1,53</text:p>
          </table:table-cell>
          <table:table-cell table:formula="oooc:=[.D65]*[.$H$3]" office:value-type="float" office:value="1.5288">
            <text:p>1,53</text:p>
          </table:table-cell>
          <table:table-cell table:formula="oooc:=SUM([.D65:.H65])" office:value-type="float" office:value="12.68904">
            <text:p>12,69</text:p>
          </table:table-cell>
          <table:table-cell table:number-columns-repeated="247"/>
        </table:table-row>
        <table:table-row table:style-name="ro1">
          <table:table-cell table:formula="oooc:=[Construccion.B64]" office:value-type="float" office:value="63">
            <text:p>63</text:p>
          </table:table-cell>
          <table:table-cell office:value-type="string">
            <text:p>Conecciones</text:p>
          </table:table-cell>
          <table:table-cell table:formula="oooc:=[Construccion.C64]" office:value-type="string" office:string-value="Consultar Calle">
            <text:p>Consultar Calle</text:p>
          </table:table-cell>
          <table:table-cell table:formula="oooc:=[Construccion.M64]" office:value-type="float" office:value="3.0576">
            <text:p>3,06</text:p>
          </table:table-cell>
          <table:table-cell table:formula="oooc:=[.D66]*[.$E$3]" office:value-type="float" office:value="3.36336">
            <text:p>3,36</text:p>
          </table:table-cell>
          <table:table-cell table:formula="oooc:=[.D66]*[.$F$3]" office:value-type="float" office:value="3.21048">
            <text:p>3,21</text:p>
          </table:table-cell>
          <table:table-cell table:formula="oooc:=[.D66]*[.$G$3]" office:value-type="float" office:value="1.5288">
            <text:p>1,53</text:p>
          </table:table-cell>
          <table:table-cell table:formula="oooc:=[.D66]*[.$H$3]" office:value-type="float" office:value="1.5288">
            <text:p>1,53</text:p>
          </table:table-cell>
          <table:table-cell table:formula="oooc:=SUM([.D66:.H66])" office:value-type="float" office:value="12.68904">
            <text:p>12,69</text:p>
          </table:table-cell>
          <table:table-cell table:number-columns-repeated="247"/>
        </table:table-row>
        <table:table-row table:style-name="ro1">
          <table:table-cell table:formula="oooc:=[Construccion.B65]" office:value-type="float" office:value="64">
            <text:p>64</text:p>
          </table:table-cell>
          <table:table-cell office:value-type="string">
            <text:p>Conecciones</text:p>
          </table:table-cell>
          <table:table-cell table:formula="oooc:=[Construccion.C65]" office:value-type="string" office:string-value="Eliminar Calle">
            <text:p>Eliminar Calle</text:p>
          </table:table-cell>
          <table:table-cell table:formula="oooc:=[Construccion.M65]" office:value-type="float" office:value="3.0576">
            <text:p>3,06</text:p>
          </table:table-cell>
          <table:table-cell table:formula="oooc:=[.D67]*[.$E$3]" office:value-type="float" office:value="3.36336">
            <text:p>3,36</text:p>
          </table:table-cell>
          <table:table-cell table:formula="oooc:=[.D67]*[.$F$3]" office:value-type="float" office:value="3.21048">
            <text:p>3,21</text:p>
          </table:table-cell>
          <table:table-cell table:formula="oooc:=[.D67]*[.$G$3]" office:value-type="float" office:value="1.5288">
            <text:p>1,53</text:p>
          </table:table-cell>
          <table:table-cell table:formula="oooc:=[.D67]*[.$H$3]" office:value-type="float" office:value="1.5288">
            <text:p>1,53</text:p>
          </table:table-cell>
          <table:table-cell table:formula="oooc:=SUM([.D67:.H67])" office:value-type="float" office:value="12.68904">
            <text:p>12,69</text:p>
          </table:table-cell>
          <table:table-cell table:number-columns-repeated="247"/>
        </table:table-row>
        <table:table-row table:style-name="ro1">
          <table:table-cell table:formula="oooc:=[Construccion.B66]" office:value-type="float" office:value="65">
            <text:p>65</text:p>
          </table:table-cell>
          <table:table-cell office:value-type="string">
            <text:p>Conecciones</text:p>
          </table:table-cell>
          <table:table-cell table:formula="oooc:=[Construccion.C66]" office:value-type="string" office:string-value="Registrar Tipo de Falla">
            <text:p>Registrar Tipo de Falla</text:p>
          </table:table-cell>
          <table:table-cell table:formula="oooc:=[Construccion.M66]" office:value-type="float" office:value="3.0576">
            <text:p>3,06</text:p>
          </table:table-cell>
          <table:table-cell table:formula="oooc:=[.D68]*[.$E$3]" office:value-type="float" office:value="3.36336">
            <text:p>3,36</text:p>
          </table:table-cell>
          <table:table-cell table:formula="oooc:=[.D68]*[.$F$3]" office:value-type="float" office:value="3.21048">
            <text:p>3,21</text:p>
          </table:table-cell>
          <table:table-cell table:formula="oooc:=[.D68]*[.$G$3]" office:value-type="float" office:value="1.5288">
            <text:p>1,53</text:p>
          </table:table-cell>
          <table:table-cell table:formula="oooc:=[.D68]*[.$H$3]" office:value-type="float" office:value="1.5288">
            <text:p>1,53</text:p>
          </table:table-cell>
          <table:table-cell table:formula="oooc:=SUM([.D68:.H68])" office:value-type="float" office:value="12.68904">
            <text:p>12,69</text:p>
          </table:table-cell>
          <table:table-cell table:number-columns-repeated="247"/>
        </table:table-row>
        <table:table-row table:style-name="ro1">
          <table:table-cell table:formula="oooc:=[Construccion.B67]" office:value-type="float" office:value="66">
            <text:p>66</text:p>
          </table:table-cell>
          <table:table-cell office:value-type="string">
            <text:p>Conecciones</text:p>
          </table:table-cell>
          <table:table-cell table:formula="oooc:=[Construccion.C67]" office:value-type="string" office:string-value="Modificar Tipo de Falla">
            <text:p>Modificar Tipo de Falla</text:p>
          </table:table-cell>
          <table:table-cell table:formula="oooc:=[Construccion.M67]" office:value-type="float" office:value="3.0576">
            <text:p>3,06</text:p>
          </table:table-cell>
          <table:table-cell table:formula="oooc:=[.D69]*[.$E$3]" office:value-type="float" office:value="3.36336">
            <text:p>3,36</text:p>
          </table:table-cell>
          <table:table-cell table:formula="oooc:=[.D69]*[.$F$3]" office:value-type="float" office:value="3.21048">
            <text:p>3,21</text:p>
          </table:table-cell>
          <table:table-cell table:formula="oooc:=[.D69]*[.$G$3]" office:value-type="float" office:value="1.5288">
            <text:p>1,53</text:p>
          </table:table-cell>
          <table:table-cell table:formula="oooc:=[.D69]*[.$H$3]" office:value-type="float" office:value="1.5288">
            <text:p>1,53</text:p>
          </table:table-cell>
          <table:table-cell table:formula="oooc:=SUM([.D69:.H69])" office:value-type="float" office:value="12.68904">
            <text:p>12,69</text:p>
          </table:table-cell>
          <table:table-cell table:number-columns-repeated="247"/>
        </table:table-row>
        <table:table-row table:style-name="ro1" table:visibility="filter">
          <table:table-cell table:formula="oooc:=[Construccion.B68]" office:value-type="float" office:value="67">
            <text:p>67</text:p>
          </table:table-cell>
          <table:table-cell office:value-type="string">
            <text:p>Administración Interna</text:p>
          </table:table-cell>
          <table:table-cell table:formula="oooc:=[Construccion.C68]" office:value-type="string" office:string-value="Iniciar Sesión">
            <text:p>Iniciar Sesión</text:p>
          </table:table-cell>
          <table:table-cell table:formula="oooc:=[Construccion.M68]" office:value-type="float" office:value="3.0576">
            <text:p>3,06</text:p>
          </table:table-cell>
          <table:table-cell table:formula="oooc:=[.D70]*[.$E$3]" office:value-type="float" office:value="3.36336">
            <text:p>3,36</text:p>
          </table:table-cell>
          <table:table-cell table:formula="oooc:=[.D70]*[.$F$3]" office:value-type="float" office:value="3.21048">
            <text:p>3,21</text:p>
          </table:table-cell>
          <table:table-cell table:formula="oooc:=[.D70]*[.$G$3]" office:value-type="float" office:value="1.5288">
            <text:p>1,53</text:p>
          </table:table-cell>
          <table:table-cell table:formula="oooc:=[.D70]*[.$H$3]" office:value-type="float" office:value="1.5288">
            <text:p>1,53</text:p>
          </table:table-cell>
          <table:table-cell table:formula="oooc:=SUM([.D70:.H70])" office:value-type="float" office:value="12.68904">
            <text:p>12,69</text:p>
          </table:table-cell>
          <table:table-cell table:number-columns-repeated="247"/>
        </table:table-row>
        <table:table-row table:style-name="ro1" table:visibility="filter">
          <table:table-cell table:formula="oooc:=[Construccion.B69]" office:value-type="float" office:value="68">
            <text:p>68</text:p>
          </table:table-cell>
          <table:table-cell office:value-type="string">
            <text:p>Administración Interna</text:p>
          </table:table-cell>
          <table:table-cell table:formula="oooc:=[Construccion.C69]" office:value-type="string" office:string-value="Cerrar Sesión">
            <text:p>Cerrar Sesión</text:p>
          </table:table-cell>
          <table:table-cell table:formula="oooc:=[Construccion.M69]" office:value-type="float" office:value="3.0576">
            <text:p>3,06</text:p>
          </table:table-cell>
          <table:table-cell table:formula="oooc:=[.D71]*[.$E$3]" office:value-type="float" office:value="3.36336">
            <text:p>3,36</text:p>
          </table:table-cell>
          <table:table-cell table:formula="oooc:=[.D71]*[.$F$3]" office:value-type="float" office:value="3.21048">
            <text:p>3,21</text:p>
          </table:table-cell>
          <table:table-cell table:formula="oooc:=[.D71]*[.$G$3]" office:value-type="float" office:value="1.5288">
            <text:p>1,53</text:p>
          </table:table-cell>
          <table:table-cell table:formula="oooc:=[.D71]*[.$H$3]" office:value-type="float" office:value="1.5288">
            <text:p>1,53</text:p>
          </table:table-cell>
          <table:table-cell table:formula="oooc:=SUM([.D71:.H71])" office:value-type="float" office:value="12.68904">
            <text:p>12,69</text:p>
          </table:table-cell>
          <table:table-cell table:number-columns-repeated="247"/>
        </table:table-row>
        <table:table-row table:style-name="ro1" table:visibility="filter">
          <table:table-cell table:formula="oooc:=[Construccion.B70]" office:value-type="float" office:value="69">
            <text:p>69</text:p>
          </table:table-cell>
          <table:table-cell office:value-type="string">
            <text:p>Administración Interna</text:p>
          </table:table-cell>
          <table:table-cell table:formula="oooc:=[Construccion.C70]" office:value-type="string" office:string-value="Caducar Sesión">
            <text:p>Caducar Sesión</text:p>
          </table:table-cell>
          <table:table-cell table:formula="oooc:=[Construccion.M70]" office:value-type="float" office:value="3.0576">
            <text:p>3,06</text:p>
          </table:table-cell>
          <table:table-cell table:formula="oooc:=[.D72]*[.$E$3]" office:value-type="float" office:value="3.36336">
            <text:p>3,36</text:p>
          </table:table-cell>
          <table:table-cell table:formula="oooc:=[.D72]*[.$F$3]" office:value-type="float" office:value="3.21048">
            <text:p>3,21</text:p>
          </table:table-cell>
          <table:table-cell table:formula="oooc:=[.D72]*[.$G$3]" office:value-type="float" office:value="1.5288">
            <text:p>1,53</text:p>
          </table:table-cell>
          <table:table-cell table:formula="oooc:=[.D72]*[.$H$3]" office:value-type="float" office:value="1.5288">
            <text:p>1,53</text:p>
          </table:table-cell>
          <table:table-cell table:formula="oooc:=SUM([.D72:.H72])" office:value-type="float" office:value="12.68904">
            <text:p>12,69</text:p>
          </table:table-cell>
          <table:table-cell table:number-columns-repeated="247"/>
        </table:table-row>
        <table:table-row table:style-name="ro1" table:visibility="filter">
          <table:table-cell table:formula="oooc:=[Construccion.B71]" office:value-type="float" office:value="70">
            <text:p>70</text:p>
          </table:table-cell>
          <table:table-cell office:value-type="string">
            <text:p>Administración Interna</text:p>
          </table:table-cell>
          <table:table-cell table:formula="oooc:=[Construccion.C71]" office:value-type="string" office:string-value="Registrar Tipo de Usuario">
            <text:p>Registrar Tipo de Usuario</text:p>
          </table:table-cell>
          <table:table-cell table:formula="oooc:=[Construccion.M71]" office:value-type="float" office:value="3.0576">
            <text:p>3,06</text:p>
          </table:table-cell>
          <table:table-cell table:formula="oooc:=[.D73]*[.$E$3]" office:value-type="float" office:value="3.36336">
            <text:p>3,36</text:p>
          </table:table-cell>
          <table:table-cell table:formula="oooc:=[.D73]*[.$F$3]" office:value-type="float" office:value="3.21048">
            <text:p>3,21</text:p>
          </table:table-cell>
          <table:table-cell table:formula="oooc:=[.D73]*[.$G$3]" office:value-type="float" office:value="1.5288">
            <text:p>1,53</text:p>
          </table:table-cell>
          <table:table-cell table:formula="oooc:=[.D73]*[.$H$3]" office:value-type="float" office:value="1.5288">
            <text:p>1,53</text:p>
          </table:table-cell>
          <table:table-cell table:formula="oooc:=SUM([.D73:.H73])" office:value-type="float" office:value="12.68904">
            <text:p>12,69</text:p>
          </table:table-cell>
          <table:table-cell table:number-columns-repeated="247"/>
        </table:table-row>
        <table:table-row table:style-name="ro1" table:visibility="filter">
          <table:table-cell table:formula="oooc:=[Construccion.B72]" office:value-type="float" office:value="71">
            <text:p>71</text:p>
          </table:table-cell>
          <table:table-cell office:value-type="string">
            <text:p>Administración Interna</text:p>
          </table:table-cell>
          <table:table-cell table:formula="oooc:=[Construccion.C72]" office:value-type="string" office:string-value="Modificar Tipo de Usuario">
            <text:p>Modificar Tipo de Usuario</text:p>
          </table:table-cell>
          <table:table-cell table:formula="oooc:=[Construccion.M72]" office:value-type="float" office:value="3.0576">
            <text:p>3,06</text:p>
          </table:table-cell>
          <table:table-cell table:formula="oooc:=[.D74]*[.$E$3]" office:value-type="float" office:value="3.36336">
            <text:p>3,36</text:p>
          </table:table-cell>
          <table:table-cell table:formula="oooc:=[.D74]*[.$F$3]" office:value-type="float" office:value="3.21048">
            <text:p>3,21</text:p>
          </table:table-cell>
          <table:table-cell table:formula="oooc:=[.D74]*[.$G$3]" office:value-type="float" office:value="1.5288">
            <text:p>1,53</text:p>
          </table:table-cell>
          <table:table-cell table:formula="oooc:=[.D74]*[.$H$3]" office:value-type="float" office:value="1.5288">
            <text:p>1,53</text:p>
          </table:table-cell>
          <table:table-cell table:formula="oooc:=SUM([.D74:.H74])" office:value-type="float" office:value="12.68904">
            <text:p>12,69</text:p>
          </table:table-cell>
          <table:table-cell table:number-columns-repeated="247"/>
        </table:table-row>
        <table:table-row table:style-name="ro1" table:visibility="filter">
          <table:table-cell table:formula="oooc:=[Construccion.B73]" office:value-type="float" office:value="72">
            <text:p>72</text:p>
          </table:table-cell>
          <table:table-cell office:value-type="string">
            <text:p>Administración Interna</text:p>
          </table:table-cell>
          <table:table-cell table:formula="oooc:=[Construccion.C73]" office:value-type="string" office:string-value="Consultar Tipo de Usuario">
            <text:p>Consultar Tipo de Usuario</text:p>
          </table:table-cell>
          <table:table-cell table:formula="oooc:=[Construccion.M73]" office:value-type="float" office:value="3.0576">
            <text:p>3,06</text:p>
          </table:table-cell>
          <table:table-cell table:formula="oooc:=[.D75]*[.$E$3]" office:value-type="float" office:value="3.36336">
            <text:p>3,36</text:p>
          </table:table-cell>
          <table:table-cell table:formula="oooc:=[.D75]*[.$F$3]" office:value-type="float" office:value="3.21048">
            <text:p>3,21</text:p>
          </table:table-cell>
          <table:table-cell table:formula="oooc:=[.D75]*[.$G$3]" office:value-type="float" office:value="1.5288">
            <text:p>1,53</text:p>
          </table:table-cell>
          <table:table-cell table:formula="oooc:=[.D75]*[.$H$3]" office:value-type="float" office:value="1.5288">
            <text:p>1,53</text:p>
          </table:table-cell>
          <table:table-cell table:formula="oooc:=SUM([.D75:.H75])" office:value-type="float" office:value="12.68904">
            <text:p>12,69</text:p>
          </table:table-cell>
          <table:table-cell table:number-columns-repeated="247"/>
        </table:table-row>
        <table:table-row table:style-name="ro1" table:visibility="filter">
          <table:table-cell table:formula="oooc:=[Construccion.B74]" office:value-type="float" office:value="73">
            <text:p>73</text:p>
          </table:table-cell>
          <table:table-cell office:value-type="string">
            <text:p>Administración Interna</text:p>
          </table:table-cell>
          <table:table-cell table:formula="oooc:=[Construccion.C74]" office:value-type="string" office:string-value="Eliminar Tipo de Usuario">
            <text:p>Eliminar Tipo de Usuario</text:p>
          </table:table-cell>
          <table:table-cell table:formula="oooc:=[Construccion.M74]" office:value-type="float" office:value="3.0576">
            <text:p>3,06</text:p>
          </table:table-cell>
          <table:table-cell table:formula="oooc:=[.D76]*[.$E$3]" office:value-type="float" office:value="3.36336">
            <text:p>3,36</text:p>
          </table:table-cell>
          <table:table-cell table:formula="oooc:=[.D76]*[.$F$3]" office:value-type="float" office:value="3.21048">
            <text:p>3,21</text:p>
          </table:table-cell>
          <table:table-cell table:formula="oooc:=[.D76]*[.$G$3]" office:value-type="float" office:value="1.5288">
            <text:p>1,53</text:p>
          </table:table-cell>
          <table:table-cell table:formula="oooc:=[.D76]*[.$H$3]" office:value-type="float" office:value="1.5288">
            <text:p>1,53</text:p>
          </table:table-cell>
          <table:table-cell table:formula="oooc:=SUM([.D76:.H76])" office:value-type="float" office:value="12.68904">
            <text:p>12,69</text:p>
          </table:table-cell>
          <table:table-cell table:number-columns-repeated="247"/>
        </table:table-row>
        <table:table-row table:style-name="ro1">
          <table:table-cell table:formula="oooc:=[Construccion.B75]" office:value-type="float" office:value="74">
            <text:p>74</text:p>
          </table:table-cell>
          <table:table-cell office:value-type="string">
            <text:p>Conecciones</text:p>
          </table:table-cell>
          <table:table-cell table:formula="oooc:=[Construccion.C75]" office:value-type="string" office:string-value="Consultar Tipo de Falla">
            <text:p>Consultar Tipo de Falla</text:p>
          </table:table-cell>
          <table:table-cell table:formula="oooc:=[Construccion.M75]" office:value-type="float" office:value="3.0576">
            <text:p>3,06</text:p>
          </table:table-cell>
          <table:table-cell table:formula="oooc:=[.D77]*[.$E$3]" office:value-type="float" office:value="3.36336">
            <text:p>3,36</text:p>
          </table:table-cell>
          <table:table-cell table:formula="oooc:=[.D77]*[.$F$3]" office:value-type="float" office:value="3.21048">
            <text:p>3,21</text:p>
          </table:table-cell>
          <table:table-cell table:formula="oooc:=[.D77]*[.$G$3]" office:value-type="float" office:value="1.5288">
            <text:p>1,53</text:p>
          </table:table-cell>
          <table:table-cell table:formula="oooc:=[.D77]*[.$H$3]" office:value-type="float" office:value="1.5288">
            <text:p>1,53</text:p>
          </table:table-cell>
          <table:table-cell table:formula="oooc:=SUM([.D77:.H77])" office:value-type="float" office:value="12.68904">
            <text:p>12,69</text:p>
          </table:table-cell>
          <table:table-cell table:number-columns-repeated="247"/>
        </table:table-row>
        <table:table-row table:style-name="ro1">
          <table:table-cell table:formula="oooc:=[Construccion.B76]" office:value-type="float" office:value="75">
            <text:p>75</text:p>
          </table:table-cell>
          <table:table-cell office:value-type="string">
            <text:p>Conecciones</text:p>
          </table:table-cell>
          <table:table-cell table:formula="oooc:=[Construccion.C76]" office:value-type="string" office:string-value="Eliminar Tipo de Falla">
            <text:p>Eliminar Tipo de Falla</text:p>
          </table:table-cell>
          <table:table-cell table:formula="oooc:=[Construccion.M76]" office:value-type="float" office:value="3.0576">
            <text:p>3,06</text:p>
          </table:table-cell>
          <table:table-cell table:formula="oooc:=[.D78]*[.$E$3]" office:value-type="float" office:value="3.36336">
            <text:p>3,36</text:p>
          </table:table-cell>
          <table:table-cell table:formula="oooc:=[.D78]*[.$F$3]" office:value-type="float" office:value="3.21048">
            <text:p>3,21</text:p>
          </table:table-cell>
          <table:table-cell table:formula="oooc:=[.D78]*[.$G$3]" office:value-type="float" office:value="1.5288">
            <text:p>1,53</text:p>
          </table:table-cell>
          <table:table-cell table:formula="oooc:=[.D78]*[.$H$3]" office:value-type="float" office:value="1.5288">
            <text:p>1,53</text:p>
          </table:table-cell>
          <table:table-cell table:formula="oooc:=SUM([.D78:.H78])" office:value-type="float" office:value="12.68904">
            <text:p>12,69</text:p>
          </table:table-cell>
          <table:table-cell table:number-columns-repeated="247"/>
        </table:table-row>
        <table:table-row table:style-name="ro1">
          <table:table-cell table:formula="oooc:=[Construccion.B77]" office:value-type="float" office:value="76">
            <text:p>76</text:p>
          </table:table-cell>
          <table:table-cell office:value-type="string">
            <text:p>Conecciones</text:p>
          </table:table-cell>
          <table:table-cell table:formula="oooc:=[Construccion.C77]" office:value-type="string" office:string-value="Diagramar Hoja de Ruta">
            <text:p>Diagramar Hoja de Ruta</text:p>
          </table:table-cell>
          <table:table-cell table:formula="oooc:=[Construccion.M77]" office:value-type="float" office:value="27.5184">
            <text:p>27,52</text:p>
          </table:table-cell>
          <table:table-cell table:formula="oooc:=[.D79]*[.$E$3]" office:value-type="float" office:value="30.27024">
            <text:p>30,27</text:p>
          </table:table-cell>
          <table:table-cell table:formula="oooc:=[.D79]*[.$F$3]" office:value-type="float" office:value="28.89432">
            <text:p>28,89</text:p>
          </table:table-cell>
          <table:table-cell table:formula="oooc:=[.D79]*[.$G$3]" office:value-type="float" office:value="13.7592">
            <text:p>13,76</text:p>
          </table:table-cell>
          <table:table-cell table:formula="oooc:=[.D79]*[.$H$3]" office:value-type="float" office:value="13.7592">
            <text:p>13,76</text:p>
          </table:table-cell>
          <table:table-cell table:formula="oooc:=SUM([.D79:.H79])" office:value-type="float" office:value="114.20136">
            <text:p>114,2</text:p>
          </table:table-cell>
          <table:table-cell table:number-columns-repeated="247"/>
        </table:table-row>
        <table:table-row table:style-name="ro1">
          <table:table-cell table:formula="oooc:=[Construccion.B78]" office:value-type="float" office:value="77">
            <text:p>77</text:p>
          </table:table-cell>
          <table:table-cell office:value-type="string">
            <text:p>Conecciones</text:p>
          </table:table-cell>
          <table:table-cell table:formula="oooc:=[Construccion.C78]" office:value-type="string" office:string-value="Modificar Hoja de Ruta">
            <text:p>Modificar Hoja de Ruta</text:p>
          </table:table-cell>
          <table:table-cell table:formula="oooc:=[Construccion.M78]" office:value-type="float" office:value="31.752">
            <text:p>31,75</text:p>
          </table:table-cell>
          <table:table-cell table:formula="oooc:=[.D80]*[.$E$3]" office:value-type="float" office:value="34.9272">
            <text:p>34,93</text:p>
          </table:table-cell>
          <table:table-cell table:formula="oooc:=[.D80]*[.$F$3]" office:value-type="float" office:value="33.3396">
            <text:p>33,34</text:p>
          </table:table-cell>
          <table:table-cell table:formula="oooc:=[.D80]*[.$G$3]" office:value-type="float" office:value="15.876">
            <text:p>15,88</text:p>
          </table:table-cell>
          <table:table-cell table:formula="oooc:=[.D80]*[.$H$3]" office:value-type="float" office:value="15.876">
            <text:p>15,88</text:p>
          </table:table-cell>
          <table:table-cell table:formula="oooc:=SUM([.D80:.H80])" office:value-type="float" office:value="131.7708">
            <text:p>131,77</text:p>
          </table:table-cell>
          <table:table-cell table:number-columns-repeated="247"/>
        </table:table-row>
        <table:table-row table:style-name="ro1">
          <table:table-cell table:formula="oooc:=[Construccion.B79]" office:value-type="float" office:value="78">
            <text:p>78</text:p>
          </table:table-cell>
          <table:table-cell office:value-type="string">
            <text:p>Conecciones</text:p>
          </table:table-cell>
          <table:table-cell table:formula="oooc:=[Construccion.C79]" office:value-type="string" office:string-value="Consultar Hoja de Ruta">
            <text:p>Consultar Hoja de Ruta</text:p>
          </table:table-cell>
          <table:table-cell table:formula="oooc:=[Construccion.M79]" office:value-type="float" office:value="13.7592">
            <text:p>13,76</text:p>
          </table:table-cell>
          <table:table-cell table:formula="oooc:=[.D81]*[.$E$3]" office:value-type="float" office:value="15.13512">
            <text:p>15,14</text:p>
          </table:table-cell>
          <table:table-cell table:formula="oooc:=[.D81]*[.$F$3]" office:value-type="float" office:value="14.44716">
            <text:p>14,45</text:p>
          </table:table-cell>
          <table:table-cell table:formula="oooc:=[.D81]*[.$G$3]" office:value-type="float" office:value="6.8796">
            <text:p>6,88</text:p>
          </table:table-cell>
          <table:table-cell table:formula="oooc:=[.D81]*[.$H$3]" office:value-type="float" office:value="6.8796">
            <text:p>6,88</text:p>
          </table:table-cell>
          <table:table-cell table:formula="oooc:=SUM([.D81:.H81])" office:value-type="float" office:value="57.10068">
            <text:p>57,1</text:p>
          </table:table-cell>
          <table:table-cell table:number-columns-repeated="247"/>
        </table:table-row>
        <table:table-row table:style-name="ro1">
          <table:table-cell table:formula="oooc:=[Construccion.B80]" office:value-type="float" office:value="79">
            <text:p>79</text:p>
          </table:table-cell>
          <table:table-cell office:value-type="string">
            <text:p>Conecciones</text:p>
          </table:table-cell>
          <table:table-cell table:formula="oooc:=[Construccion.C80]" office:value-type="string" office:string-value="Cancelar Hoja de Ruta">
            <text:p>Cancelar Hoja de Ruta</text:p>
          </table:table-cell>
          <table:table-cell table:formula="oooc:=[Construccion.M80]" office:value-type="float" office:value="3.0576">
            <text:p>3,06</text:p>
          </table:table-cell>
          <table:table-cell table:formula="oooc:=[.D82]*[.$E$3]" office:value-type="float" office:value="3.36336">
            <text:p>3,36</text:p>
          </table:table-cell>
          <table:table-cell table:formula="oooc:=[.D82]*[.$F$3]" office:value-type="float" office:value="3.21048">
            <text:p>3,21</text:p>
          </table:table-cell>
          <table:table-cell table:formula="oooc:=[.D82]*[.$G$3]" office:value-type="float" office:value="1.5288">
            <text:p>1,53</text:p>
          </table:table-cell>
          <table:table-cell table:formula="oooc:=[.D82]*[.$H$3]" office:value-type="float" office:value="1.5288">
            <text:p>1,53</text:p>
          </table:table-cell>
          <table:table-cell table:formula="oooc:=SUM([.D82:.H82])" office:value-type="float" office:value="12.68904">
            <text:p>12,69</text:p>
          </table:table-cell>
          <table:table-cell table:number-columns-repeated="247"/>
        </table:table-row>
        <table:table-row table:style-name="ro1">
          <table:table-cell table:formula="oooc:=[Construccion.B81]" office:value-type="float" office:value="80">
            <text:p>80</text:p>
          </table:table-cell>
          <table:table-cell office:value-type="string">
            <text:p>Conecciones</text:p>
          </table:table-cell>
          <table:table-cell table:formula="oooc:=[Construccion.C81]" office:value-type="string" office:string-value="Exportar tipos de fallas a medidor">
            <text:p>Exportar tipos de fallas a medidor</text:p>
          </table:table-cell>
          <table:table-cell table:formula="oooc:=[Construccion.M81]" office:value-type="float" office:value="3.0576">
            <text:p>3,06</text:p>
          </table:table-cell>
          <table:table-cell table:formula="oooc:=[.D83]*[.$E$3]" office:value-type="float" office:value="3.36336">
            <text:p>3,36</text:p>
          </table:table-cell>
          <table:table-cell table:formula="oooc:=[.D83]*[.$F$3]" office:value-type="float" office:value="3.21048">
            <text:p>3,21</text:p>
          </table:table-cell>
          <table:table-cell table:formula="oooc:=[.D83]*[.$G$3]" office:value-type="float" office:value="1.5288">
            <text:p>1,53</text:p>
          </table:table-cell>
          <table:table-cell table:formula="oooc:=[.D83]*[.$H$3]" office:value-type="float" office:value="1.5288">
            <text:p>1,53</text:p>
          </table:table-cell>
          <table:table-cell table:formula="oooc:=SUM([.D83:.H83])" office:value-type="float" office:value="12.68904">
            <text:p>12,69</text:p>
          </table:table-cell>
          <table:table-cell table:number-columns-repeated="247"/>
        </table:table-row>
        <table:table-row table:style-name="ro1">
          <table:table-cell table:formula="oooc:=[Construccion.B82]" office:value-type="float" office:value="81">
            <text:p>81</text:p>
          </table:table-cell>
          <table:table-cell office:value-type="string">
            <text:p>Conecciones</text:p>
          </table:table-cell>
          <table:table-cell table:formula="oooc:=[Construccion.C82]" office:value-type="string" office:string-value="Registrar Barrio">
            <text:p>Registrar Barrio</text:p>
          </table:table-cell>
          <table:table-cell table:formula="oooc:=[Construccion.M82]" office:value-type="float" office:value="3.0576">
            <text:p>3,06</text:p>
          </table:table-cell>
          <table:table-cell table:formula="oooc:=[.D84]*[.$E$3]" office:value-type="float" office:value="3.36336">
            <text:p>3,36</text:p>
          </table:table-cell>
          <table:table-cell table:formula="oooc:=[.D84]*[.$F$3]" office:value-type="float" office:value="3.21048">
            <text:p>3,21</text:p>
          </table:table-cell>
          <table:table-cell table:formula="oooc:=[.D84]*[.$G$3]" office:value-type="float" office:value="1.5288">
            <text:p>1,53</text:p>
          </table:table-cell>
          <table:table-cell table:formula="oooc:=[.D84]*[.$H$3]" office:value-type="float" office:value="1.5288">
            <text:p>1,53</text:p>
          </table:table-cell>
          <table:table-cell table:formula="oooc:=SUM([.D84:.H84])" office:value-type="float" office:value="12.68904">
            <text:p>12,69</text:p>
          </table:table-cell>
          <table:table-cell table:number-columns-repeated="247"/>
        </table:table-row>
        <table:table-row table:style-name="ro1">
          <table:table-cell table:formula="oooc:=[Construccion.B83]" office:value-type="float" office:value="82">
            <text:p>82</text:p>
          </table:table-cell>
          <table:table-cell office:value-type="string">
            <text:p>Conecciones</text:p>
          </table:table-cell>
          <table:table-cell table:formula="oooc:=[Construccion.C83]" office:value-type="string" office:string-value="Modificar Barrio">
            <text:p>Modificar Barrio</text:p>
          </table:table-cell>
          <table:table-cell table:formula="oooc:=[Construccion.M83]" office:value-type="float" office:value="3.0576">
            <text:p>3,06</text:p>
          </table:table-cell>
          <table:table-cell table:formula="oooc:=[.D85]*[.$E$3]" office:value-type="float" office:value="3.36336">
            <text:p>3,36</text:p>
          </table:table-cell>
          <table:table-cell table:formula="oooc:=[.D85]*[.$F$3]" office:value-type="float" office:value="3.21048">
            <text:p>3,21</text:p>
          </table:table-cell>
          <table:table-cell table:formula="oooc:=[.D85]*[.$G$3]" office:value-type="float" office:value="1.5288">
            <text:p>1,53</text:p>
          </table:table-cell>
          <table:table-cell table:formula="oooc:=[.D85]*[.$H$3]" office:value-type="float" office:value="1.5288">
            <text:p>1,53</text:p>
          </table:table-cell>
          <table:table-cell table:formula="oooc:=SUM([.D85:.H85])" office:value-type="float" office:value="12.68904">
            <text:p>12,69</text:p>
          </table:table-cell>
          <table:table-cell table:number-columns-repeated="247"/>
        </table:table-row>
        <table:table-row table:style-name="ro1">
          <table:table-cell table:formula="oooc:=[Construccion.B84]" office:value-type="float" office:value="83">
            <text:p>83</text:p>
          </table:table-cell>
          <table:table-cell office:value-type="string">
            <text:p>Conecciones</text:p>
          </table:table-cell>
          <table:table-cell table:formula="oooc:=[Construccion.C84]" office:value-type="string" office:string-value="Consultar Barrio">
            <text:p>Consultar Barrio</text:p>
          </table:table-cell>
          <table:table-cell table:formula="oooc:=[Construccion.M84]" office:value-type="float" office:value="3.0576">
            <text:p>3,06</text:p>
          </table:table-cell>
          <table:table-cell table:formula="oooc:=[.D86]*[.$E$3]" office:value-type="float" office:value="3.36336">
            <text:p>3,36</text:p>
          </table:table-cell>
          <table:table-cell table:formula="oooc:=[.D86]*[.$F$3]" office:value-type="float" office:value="3.21048">
            <text:p>3,21</text:p>
          </table:table-cell>
          <table:table-cell table:formula="oooc:=[.D86]*[.$G$3]" office:value-type="float" office:value="1.5288">
            <text:p>1,53</text:p>
          </table:table-cell>
          <table:table-cell table:formula="oooc:=[.D86]*[.$H$3]" office:value-type="float" office:value="1.5288">
            <text:p>1,53</text:p>
          </table:table-cell>
          <table:table-cell table:formula="oooc:=SUM([.D86:.H86])" office:value-type="float" office:value="12.68904">
            <text:p>12,69</text:p>
          </table:table-cell>
          <table:table-cell table:number-columns-repeated="247"/>
        </table:table-row>
        <table:table-row table:style-name="ro1">
          <table:table-cell table:formula="oooc:=[Construccion.B85]" office:value-type="float" office:value="84">
            <text:p>84</text:p>
          </table:table-cell>
          <table:table-cell office:value-type="string">
            <text:p>Conecciones</text:p>
          </table:table-cell>
          <table:table-cell table:formula="oooc:=[Construccion.C85]" office:value-type="string" office:string-value="Eliminar Barrio">
            <text:p>Eliminar Barrio</text:p>
          </table:table-cell>
          <table:table-cell table:formula="oooc:=[Construccion.M85]" office:value-type="float" office:value="3.0576">
            <text:p>3,06</text:p>
          </table:table-cell>
          <table:table-cell table:formula="oooc:=[.D87]*[.$E$3]" office:value-type="float" office:value="3.36336">
            <text:p>3,36</text:p>
          </table:table-cell>
          <table:table-cell table:formula="oooc:=[.D87]*[.$F$3]" office:value-type="float" office:value="3.21048">
            <text:p>3,21</text:p>
          </table:table-cell>
          <table:table-cell table:formula="oooc:=[.D87]*[.$G$3]" office:value-type="float" office:value="1.5288">
            <text:p>1,53</text:p>
          </table:table-cell>
          <table:table-cell table:formula="oooc:=[.D87]*[.$H$3]" office:value-type="float" office:value="1.5288">
            <text:p>1,53</text:p>
          </table:table-cell>
          <table:table-cell table:formula="oooc:=SUM([.D87:.H87])" office:value-type="float" office:value="12.68904">
            <text:p>12,69</text:p>
          </table:table-cell>
          <table:table-cell table:number-columns-repeated="247"/>
        </table:table-row>
        <table:table-row table:style-name="ro1">
          <table:table-cell table:formula="oooc:=[Construccion.B86]" office:value-type="float" office:value="85">
            <text:p>85</text:p>
          </table:table-cell>
          <table:table-cell office:value-type="string">
            <text:p>Conecciones</text:p>
          </table:table-cell>
          <table:table-cell table:formula="oooc:=[Construccion.C86]" office:value-type="string" office:string-value="Registrar Localidad">
            <text:p>Registrar Localidad</text:p>
          </table:table-cell>
          <table:table-cell table:formula="oooc:=[Construccion.M86]" office:value-type="float" office:value="3.0576">
            <text:p>3,06</text:p>
          </table:table-cell>
          <table:table-cell table:formula="oooc:=[.D88]*[.$E$3]" office:value-type="float" office:value="3.36336">
            <text:p>3,36</text:p>
          </table:table-cell>
          <table:table-cell table:formula="oooc:=[.D88]*[.$F$3]" office:value-type="float" office:value="3.21048">
            <text:p>3,21</text:p>
          </table:table-cell>
          <table:table-cell table:formula="oooc:=[.D88]*[.$G$3]" office:value-type="float" office:value="1.5288">
            <text:p>1,53</text:p>
          </table:table-cell>
          <table:table-cell table:formula="oooc:=[.D88]*[.$H$3]" office:value-type="float" office:value="1.5288">
            <text:p>1,53</text:p>
          </table:table-cell>
          <table:table-cell table:formula="oooc:=SUM([.D88:.H88])" office:value-type="float" office:value="12.68904">
            <text:p>12,69</text:p>
          </table:table-cell>
          <table:table-cell table:number-columns-repeated="247"/>
        </table:table-row>
        <table:table-row table:style-name="ro1">
          <table:table-cell table:formula="oooc:=[Construccion.B87]" office:value-type="float" office:value="86">
            <text:p>86</text:p>
          </table:table-cell>
          <table:table-cell office:value-type="string">
            <text:p>Conecciones</text:p>
          </table:table-cell>
          <table:table-cell table:formula="oooc:=[Construccion.C87]" office:value-type="string" office:string-value="Modificar Localidad">
            <text:p>Modificar Localidad</text:p>
          </table:table-cell>
          <table:table-cell table:formula="oooc:=[Construccion.M87]" office:value-type="float" office:value="3.0576">
            <text:p>3,06</text:p>
          </table:table-cell>
          <table:table-cell table:formula="oooc:=[.D89]*[.$E$3]" office:value-type="float" office:value="3.36336">
            <text:p>3,36</text:p>
          </table:table-cell>
          <table:table-cell table:formula="oooc:=[.D89]*[.$F$3]" office:value-type="float" office:value="3.21048">
            <text:p>3,21</text:p>
          </table:table-cell>
          <table:table-cell table:formula="oooc:=[.D89]*[.$G$3]" office:value-type="float" office:value="1.5288">
            <text:p>1,53</text:p>
          </table:table-cell>
          <table:table-cell table:formula="oooc:=[.D89]*[.$H$3]" office:value-type="float" office:value="1.5288">
            <text:p>1,53</text:p>
          </table:table-cell>
          <table:table-cell table:formula="oooc:=SUM([.D89:.H89])" office:value-type="float" office:value="12.68904">
            <text:p>12,69</text:p>
          </table:table-cell>
          <table:table-cell table:number-columns-repeated="247"/>
        </table:table-row>
        <table:table-row table:style-name="ro1">
          <table:table-cell table:formula="oooc:=[Construccion.B88]" office:value-type="float" office:value="87">
            <text:p>87</text:p>
          </table:table-cell>
          <table:table-cell office:value-type="string">
            <text:p>Conecciones</text:p>
          </table:table-cell>
          <table:table-cell table:formula="oooc:=[Construccion.C88]" office:value-type="string" office:string-value="Consultar Localidad">
            <text:p>Consultar Localidad</text:p>
          </table:table-cell>
          <table:table-cell table:formula="oooc:=[Construccion.M88]" office:value-type="float" office:value="3.0576">
            <text:p>3,06</text:p>
          </table:table-cell>
          <table:table-cell table:formula="oooc:=[.D90]*[.$E$3]" office:value-type="float" office:value="3.36336">
            <text:p>3,36</text:p>
          </table:table-cell>
          <table:table-cell table:formula="oooc:=[.D90]*[.$F$3]" office:value-type="float" office:value="3.21048">
            <text:p>3,21</text:p>
          </table:table-cell>
          <table:table-cell table:formula="oooc:=[.D90]*[.$G$3]" office:value-type="float" office:value="1.5288">
            <text:p>1,53</text:p>
          </table:table-cell>
          <table:table-cell table:formula="oooc:=[.D90]*[.$H$3]" office:value-type="float" office:value="1.5288">
            <text:p>1,53</text:p>
          </table:table-cell>
          <table:table-cell table:formula="oooc:=SUM([.D90:.H90])" office:value-type="float" office:value="12.68904">
            <text:p>12,69</text:p>
          </table:table-cell>
          <table:table-cell table:number-columns-repeated="247"/>
        </table:table-row>
        <table:table-row table:style-name="ro1">
          <table:table-cell table:formula="oooc:=[Construccion.B89]" office:value-type="float" office:value="88">
            <text:p>88</text:p>
          </table:table-cell>
          <table:table-cell office:value-type="string">
            <text:p>Conecciones</text:p>
          </table:table-cell>
          <table:table-cell table:formula="oooc:=[Construccion.C89]" office:value-type="string" office:string-value="Eliminar Localidad">
            <text:p>Eliminar Localidad</text:p>
          </table:table-cell>
          <table:table-cell table:formula="oooc:=[Construccion.M89]" office:value-type="float" office:value="3.0576">
            <text:p>3,06</text:p>
          </table:table-cell>
          <table:table-cell table:formula="oooc:=[.D91]*[.$E$3]" office:value-type="float" office:value="3.36336">
            <text:p>3,36</text:p>
          </table:table-cell>
          <table:table-cell table:formula="oooc:=[.D91]*[.$F$3]" office:value-type="float" office:value="3.21048">
            <text:p>3,21</text:p>
          </table:table-cell>
          <table:table-cell table:formula="oooc:=[.D91]*[.$G$3]" office:value-type="float" office:value="1.5288">
            <text:p>1,53</text:p>
          </table:table-cell>
          <table:table-cell table:formula="oooc:=[.D91]*[.$H$3]" office:value-type="float" office:value="1.5288">
            <text:p>1,53</text:p>
          </table:table-cell>
          <table:table-cell table:formula="oooc:=SUM([.D91:.H91])" office:value-type="float" office:value="12.68904">
            <text:p>12,69</text:p>
          </table:table-cell>
          <table:table-cell table:number-columns-repeated="247"/>
        </table:table-row>
        <table:table-row table:style-name="ro1" table:visibility="filter">
          <table:table-cell table:formula="oooc:=[Construccion.B90]" office:value-type="float" office:value="89">
            <text:p>89</text:p>
          </table:table-cell>
          <table:table-cell office:value-type="string">
            <text:p>Facturacion</text:p>
          </table:table-cell>
          <table:table-cell table:formula="oooc:=[Construccion.C90]" office:value-type="string" office:string-value="Eliminar Tarifa de Servicio de Agua">
            <text:p>Eliminar Tarifa de Servicio de Agua</text:p>
          </table:table-cell>
          <table:table-cell table:formula="oooc:=[Construccion.M90]" office:value-type="float" office:value="3.0576">
            <text:p>3,06</text:p>
          </table:table-cell>
          <table:table-cell table:formula="oooc:=[.D92]*[.$E$3]" office:value-type="float" office:value="3.36336">
            <text:p>3,36</text:p>
          </table:table-cell>
          <table:table-cell table:formula="oooc:=[.D92]*[.$F$3]" office:value-type="float" office:value="3.21048">
            <text:p>3,21</text:p>
          </table:table-cell>
          <table:table-cell table:formula="oooc:=[.D92]*[.$G$3]" office:value-type="float" office:value="1.5288">
            <text:p>1,53</text:p>
          </table:table-cell>
          <table:table-cell table:formula="oooc:=[.D92]*[.$H$3]" office:value-type="float" office:value="1.5288">
            <text:p>1,53</text:p>
          </table:table-cell>
          <table:table-cell table:formula="oooc:=SUM([.D92:.H92])" office:value-type="float" office:value="12.68904">
            <text:p>12,69</text:p>
          </table:table-cell>
          <table:table-cell table:number-columns-repeated="247"/>
        </table:table-row>
        <table:table-row table:style-name="ro1" table:visibility="filter">
          <table:table-cell table:formula="oooc:=[Construccion.B91]" office:value-type="float" office:value="90">
            <text:p>90</text:p>
          </table:table-cell>
          <table:table-cell office:value-type="string">
            <text:p>Facturacion</text:p>
          </table:table-cell>
          <table:table-cell table:formula="oooc:=[Construccion.C91]" office:value-type="string" office:string-value="Eliminar Tarifa de Otros Cargos">
            <text:p>Eliminar Tarifa de Otros Cargos</text:p>
          </table:table-cell>
          <table:table-cell table:formula="oooc:=[Construccion.M91]" office:value-type="float" office:value="3.0576">
            <text:p>3,06</text:p>
          </table:table-cell>
          <table:table-cell table:formula="oooc:=[.D93]*[.$E$3]" office:value-type="float" office:value="3.36336">
            <text:p>3,36</text:p>
          </table:table-cell>
          <table:table-cell table:formula="oooc:=[.D93]*[.$F$3]" office:value-type="float" office:value="3.21048">
            <text:p>3,21</text:p>
          </table:table-cell>
          <table:table-cell table:formula="oooc:=[.D93]*[.$G$3]" office:value-type="float" office:value="1.5288">
            <text:p>1,53</text:p>
          </table:table-cell>
          <table:table-cell table:formula="oooc:=[.D93]*[.$H$3]" office:value-type="float" office:value="1.5288">
            <text:p>1,53</text:p>
          </table:table-cell>
          <table:table-cell table:formula="oooc:=SUM([.D93:.H93])" office:value-type="float" office:value="12.68904">
            <text:p>12,69</text:p>
          </table:table-cell>
          <table:table-cell table:number-columns-repeated="247"/>
        </table:table-row>
        <table:table-row table:style-name="ro1" table:visibility="filter">
          <table:table-cell table:formula="oooc:=[Construccion.B92]" office:value-type="float" office:value="91">
            <text:p>91</text:p>
          </table:table-cell>
          <table:table-cell office:value-type="string">
            <text:p>Mediciones de Consumo</text:p>
          </table:table-cell>
          <table:table-cell table:formula="oooc:=[Construccion.C92]" office:value-type="string" office:string-value="Eliminar Período de Medición">
            <text:p>Eliminar Período de Medición</text:p>
          </table:table-cell>
          <table:table-cell table:formula="oooc:=[Construccion.M92]" office:value-type="float" office:value="3.0576">
            <text:p>3,06</text:p>
          </table:table-cell>
          <table:table-cell table:formula="oooc:=[.D94]*[.$E$3]" office:value-type="float" office:value="3.36336">
            <text:p>3,36</text:p>
          </table:table-cell>
          <table:table-cell table:formula="oooc:=[.D94]*[.$F$3]" office:value-type="float" office:value="3.21048">
            <text:p>3,21</text:p>
          </table:table-cell>
          <table:table-cell table:formula="oooc:=[.D94]*[.$G$3]" office:value-type="float" office:value="1.5288">
            <text:p>1,53</text:p>
          </table:table-cell>
          <table:table-cell table:formula="oooc:=[.D94]*[.$H$3]" office:value-type="float" office:value="1.5288">
            <text:p>1,53</text:p>
          </table:table-cell>
          <table:table-cell table:formula="oooc:=SUM([.D94:.H94])" office:value-type="float" office:value="12.68904">
            <text:p>12,69</text:p>
          </table:table-cell>
          <table:table-cell table:number-columns-repeated="247"/>
        </table:table-row>
        <table:table-row table:style-name="ro1" table:visibility="filter">
          <table:table-cell table:formula="oooc:=[Construccion.B93]" office:value-type="float" office:value="92">
            <text:p>92</text:p>
          </table:table-cell>
          <table:table-cell office:value-type="string">
            <text:p>Mediciones de Consumo</text:p>
          </table:table-cell>
          <table:table-cell table:formula="oooc:=[Construccion.C93]" office:value-type="string" office:string-value="Consultar Categoría">
            <text:p>Consultar Categoría</text:p>
          </table:table-cell>
          <table:table-cell table:formula="oooc:=[Construccion.M93]" office:value-type="float" office:value="3.0576">
            <text:p>3,06</text:p>
          </table:table-cell>
          <table:table-cell table:formula="oooc:=[.D95]*[.$E$3]" office:value-type="float" office:value="3.36336">
            <text:p>3,36</text:p>
          </table:table-cell>
          <table:table-cell table:formula="oooc:=[.D95]*[.$F$3]" office:value-type="float" office:value="3.21048">
            <text:p>3,21</text:p>
          </table:table-cell>
          <table:table-cell table:formula="oooc:=[.D95]*[.$G$3]" office:value-type="float" office:value="1.5288">
            <text:p>1,53</text:p>
          </table:table-cell>
          <table:table-cell table:formula="oooc:=[.D95]*[.$H$3]" office:value-type="float" office:value="1.5288">
            <text:p>1,53</text:p>
          </table:table-cell>
          <table:table-cell table:formula="oooc:=SUM([.D95:.H95])" office:value-type="float" office:value="12.68904">
            <text:p>12,69</text:p>
          </table:table-cell>
          <table:table-cell table:number-columns-repeated="247"/>
        </table:table-row>
        <table:table-row table:style-name="ro1" table:visibility="filter">
          <table:table-cell table:formula="oooc:=[Construccion.B94]" office:value-type="float" office:value="93">
            <text:p>93</text:p>
          </table:table-cell>
          <table:table-cell office:value-type="string">
            <text:p>Mediciones de Consumo</text:p>
          </table:table-cell>
          <table:table-cell table:formula="oooc:=[Construccion.C94]" office:value-type="string" office:string-value="Anular Lectura">
            <text:p>Anular Lectura</text:p>
          </table:table-cell>
          <table:table-cell table:formula="oooc:=[Construccion.M94]" office:value-type="float" office:value="3.0576">
            <text:p>3,06</text:p>
          </table:table-cell>
          <table:table-cell table:formula="oooc:=[.D96]*[.$E$3]" office:value-type="float" office:value="3.36336">
            <text:p>3,36</text:p>
          </table:table-cell>
          <table:table-cell table:formula="oooc:=[.D96]*[.$F$3]" office:value-type="float" office:value="3.21048">
            <text:p>3,21</text:p>
          </table:table-cell>
          <table:table-cell table:formula="oooc:=[.D96]*[.$G$3]" office:value-type="float" office:value="1.5288">
            <text:p>1,53</text:p>
          </table:table-cell>
          <table:table-cell table:formula="oooc:=[.D96]*[.$H$3]" office:value-type="float" office:value="1.5288">
            <text:p>1,53</text:p>
          </table:table-cell>
          <table:table-cell table:formula="oooc:=SUM([.D96:.H96])" office:value-type="float" office:value="12.68904">
            <text:p>12,69</text:p>
          </table:table-cell>
          <table:table-cell table:number-columns-repeated="247"/>
        </table:table-row>
        <table:table-row table:style-name="ro1" table:visibility="filter">
          <table:table-cell table:formula="oooc:=[Construccion.B95]" office:value-type="float" office:value="94">
            <text:p>94</text:p>
          </table:table-cell>
          <table:table-cell office:value-type="string">
            <text:p>Mediciones de Consumo</text:p>
          </table:table-cell>
          <table:table-cell table:formula="oooc:=[Construccion.C95]" office:value-type="string" office:string-value="Modificar Lectura de Medidor en Captor">
            <text:p>Modificar Lectura de Medidor en Captor</text:p>
          </table:table-cell>
          <table:table-cell table:formula="oooc:=[Construccion.M95]" office:value-type="float" office:value="7.94976">
            <text:p>7,95</text:p>
          </table:table-cell>
          <table:table-cell table:formula="oooc:=[.D97]*[.$E$3]" office:value-type="float" office:value="8.744736">
            <text:p>8,74</text:p>
          </table:table-cell>
          <table:table-cell table:formula="oooc:=[.D97]*[.$F$3]" office:value-type="float" office:value="8.347248">
            <text:p>8,35</text:p>
          </table:table-cell>
          <table:table-cell table:formula="oooc:=[.D97]*[.$G$3]" office:value-type="float" office:value="3.97488">
            <text:p>3,97</text:p>
          </table:table-cell>
          <table:table-cell table:formula="oooc:=[.D97]*[.$H$3]" office:value-type="float" office:value="3.97488">
            <text:p>3,97</text:p>
          </table:table-cell>
          <table:table-cell table:formula="oooc:=SUM([.D97:.H97])" office:value-type="float" office:value="32.991504">
            <text:p>32,99</text:p>
          </table:table-cell>
          <table:table-cell table:number-columns-repeated="247"/>
        </table:table-row>
        <table:table-row table:style-name="ro1" table:visibility="filter">
          <table:table-cell table:formula="oooc:=[Construccion.B96]" office:value-type="float" office:value="95">
            <text:p>95</text:p>
          </table:table-cell>
          <table:table-cell office:value-type="string">
            <text:p>Mediciones de Consumo</text:p>
          </table:table-cell>
          <table:table-cell table:formula="oooc:=[Construccion.C96]" office:value-type="string" office:string-value="Consultar Lectura de Medidor en Captor">
            <text:p>Consultar Lectura de Medidor en Captor</text:p>
          </table:table-cell>
          <table:table-cell table:formula="oooc:=[Construccion.M96]" office:value-type="float" office:value="3.528">
            <text:p>3,53</text:p>
          </table:table-cell>
          <table:table-cell table:formula="oooc:=[.D98]*[.$E$3]" office:value-type="float" office:value="3.8808">
            <text:p>3,88</text:p>
          </table:table-cell>
          <table:table-cell table:formula="oooc:=[.D98]*[.$F$3]" office:value-type="float" office:value="3.7044">
            <text:p>3,7</text:p>
          </table:table-cell>
          <table:table-cell table:formula="oooc:=[.D98]*[.$G$3]" office:value-type="float" office:value="1.764">
            <text:p>1,76</text:p>
          </table:table-cell>
          <table:table-cell table:formula="oooc:=[.D98]*[.$H$3]" office:value-type="float" office:value="1.764">
            <text:p>1,76</text:p>
          </table:table-cell>
          <table:table-cell table:formula="oooc:=SUM([.D98:.H98])" office:value-type="float" office:value="14.6412">
            <text:p>14,64</text:p>
          </table:table-cell>
          <table:table-cell table:number-columns-repeated="247"/>
        </table:table-row>
        <table:table-row table:style-name="ro1" table:visibility="filter">
          <table:table-cell table:formula="oooc:=[Construccion.B97]" office:value-type="float" office:value="96">
            <text:p>96</text:p>
          </table:table-cell>
          <table:table-cell office:value-type="string">
            <text:p>Mediciones de Consumo</text:p>
          </table:table-cell>
          <table:table-cell table:formula="oooc:=[Construccion.C97]" office:value-type="string" office:string-value="Anular Lectura de Medidor en Captor">
            <text:p>Anular Lectura de Medidor en Captor</text:p>
          </table:table-cell>
          <table:table-cell table:formula="oooc:=[Construccion.M97]" office:value-type="float" office:value="3.0576">
            <text:p>3,06</text:p>
          </table:table-cell>
          <table:table-cell table:formula="oooc:=[.D99]*[.$E$3]" office:value-type="float" office:value="3.36336">
            <text:p>3,36</text:p>
          </table:table-cell>
          <table:table-cell table:formula="oooc:=[.D99]*[.$F$3]" office:value-type="float" office:value="3.21048">
            <text:p>3,21</text:p>
          </table:table-cell>
          <table:table-cell table:formula="oooc:=[.D99]*[.$G$3]" office:value-type="float" office:value="1.5288">
            <text:p>1,53</text:p>
          </table:table-cell>
          <table:table-cell table:formula="oooc:=[.D99]*[.$H$3]" office:value-type="float" office:value="1.5288">
            <text:p>1,53</text:p>
          </table:table-cell>
          <table:table-cell table:formula="oooc:=SUM([.D99:.H99])" office:value-type="float" office:value="12.68904">
            <text:p>12,69</text:p>
          </table:table-cell>
          <table:table-cell table:number-columns-repeated="247"/>
        </table:table-row>
        <table:table-row table:style-name="ro1" table:visibility="filter">
          <table:table-cell table:formula="oooc:=[Construccion.B98]" office:value-type="float" office:value="97">
            <text:p>97</text:p>
          </table:table-cell>
          <table:table-cell office:value-type="string">
            <text:p>Mediciones de Consumo</text:p>
          </table:table-cell>
          <table:table-cell table:formula="oooc:=[Construccion.C98]" office:value-type="string" office:string-value="Sincronizar Lecturas On Line">
            <text:p>Sincronizar Lecturas On Line</text:p>
          </table:table-cell>
          <table:table-cell table:formula="oooc:=[Construccion.M98]" office:value-type="float" office:value="13.7592">
            <text:p>13,76</text:p>
          </table:table-cell>
          <table:table-cell table:formula="oooc:=[.D100]*[.$E$3]" office:value-type="float" office:value="15.13512">
            <text:p>15,14</text:p>
          </table:table-cell>
          <table:table-cell table:formula="oooc:=[.D100]*[.$F$3]" office:value-type="float" office:value="14.44716">
            <text:p>14,45</text:p>
          </table:table-cell>
          <table:table-cell table:formula="oooc:=[.D100]*[.$G$3]" office:value-type="float" office:value="6.8796">
            <text:p>6,88</text:p>
          </table:table-cell>
          <table:table-cell table:formula="oooc:=[.D100]*[.$H$3]" office:value-type="float" office:value="6.8796">
            <text:p>6,88</text:p>
          </table:table-cell>
          <table:table-cell table:formula="oooc:=SUM([.D100:.H100])" office:value-type="float" office:value="57.10068">
            <text:p>57,1</text:p>
          </table:table-cell>
          <table:table-cell table:number-columns-repeated="247"/>
        </table:table-row>
        <table:table-row table:style-name="ro1" table:visibility="filter">
          <table:table-cell table:formula="oooc:=[Construccion.B99]" office:value-type="float" office:value="98">
            <text:p>98</text:p>
          </table:table-cell>
          <table:table-cell office:value-type="string">
            <text:p>Mediciones de Consumo</text:p>
          </table:table-cell>
          <table:table-cell table:formula="oooc:=[Construccion.C99]" office:value-type="string" office:string-value="Emitir Informe de Fallas de Lecturas">
            <text:p>Emitir Informe de Fallas de Lecturas</text:p>
          </table:table-cell>
          <table:table-cell table:formula="oooc:=[Construccion.M99]" office:value-type="float" office:value="7.94976">
            <text:p>7,95</text:p>
          </table:table-cell>
          <table:table-cell table:formula="oooc:=[.D101]*[.$E$3]" office:value-type="float" office:value="8.744736">
            <text:p>8,74</text:p>
          </table:table-cell>
          <table:table-cell table:formula="oooc:=[.D101]*[.$F$3]" office:value-type="float" office:value="8.347248">
            <text:p>8,35</text:p>
          </table:table-cell>
          <table:table-cell table:formula="oooc:=[.D101]*[.$G$3]" office:value-type="float" office:value="3.97488">
            <text:p>3,97</text:p>
          </table:table-cell>
          <table:table-cell table:formula="oooc:=[.D101]*[.$H$3]" office:value-type="float" office:value="3.97488">
            <text:p>3,97</text:p>
          </table:table-cell>
          <table:table-cell table:formula="oooc:=SUM([.D101:.H101])" office:value-type="float" office:value="32.991504">
            <text:p>32,99</text:p>
          </table:table-cell>
          <table:table-cell table:number-columns-repeated="247"/>
        </table:table-row>
        <table:table-row table:style-name="ro1" table:visibility="filter">
          <table:table-cell table:formula="oooc:=[Construccion.B100]" office:value-type="float" office:value="99">
            <text:p>99</text:p>
          </table:table-cell>
          <table:table-cell office:value-type="string">
            <text:p>Mediciones de Consumo</text:p>
          </table:table-cell>
          <table:table-cell table:formula="oooc:=[Construccion.C100]" office:value-type="string" office:string-value="Emitir Informe de Lecturas">
            <text:p>Emitir Informe de Lecturas</text:p>
          </table:table-cell>
          <table:table-cell table:formula="oooc:=[Construccion.M100]" office:value-type="float" office:value="13.7592">
            <text:p>13,76</text:p>
          </table:table-cell>
          <table:table-cell table:formula="oooc:=[.D102]*[.$E$3]" office:value-type="float" office:value="15.13512">
            <text:p>15,14</text:p>
          </table:table-cell>
          <table:table-cell table:formula="oooc:=[.D102]*[.$F$3]" office:value-type="float" office:value="14.44716">
            <text:p>14,45</text:p>
          </table:table-cell>
          <table:table-cell table:formula="oooc:=[.D102]*[.$G$3]" office:value-type="float" office:value="6.8796">
            <text:p>6,88</text:p>
          </table:table-cell>
          <table:table-cell table:formula="oooc:=[.D102]*[.$H$3]" office:value-type="float" office:value="6.8796">
            <text:p>6,88</text:p>
          </table:table-cell>
          <table:table-cell table:formula="oooc:=SUM([.D102:.H102])" office:value-type="float" office:value="57.10068">
            <text:p>57,1</text:p>
          </table:table-cell>
          <table:table-cell table:number-columns-repeated="247"/>
        </table:table-row>
        <table:table-row table:style-name="ro1" table:visibility="filter">
          <table:table-cell table:formula="oooc:=[Construccion.B101]" office:value-type="float" office:value="100">
            <text:p>100</text:p>
          </table:table-cell>
          <table:table-cell office:value-type="string">
            <text:p>Mediciones de Consumo</text:p>
          </table:table-cell>
          <table:table-cell table:formula="oooc:=[Construccion.C101]" office:value-type="string" office:string-value="Emitir Informe de Usuarios sin Mediciones en Período">
            <text:p>Emitir Informe de Usuarios sin Mediciones en Período</text:p>
          </table:table-cell>
          <table:table-cell table:formula="oooc:=[Construccion.M101]" office:value-type="float" office:value="7.94976">
            <text:p>7,95</text:p>
          </table:table-cell>
          <table:table-cell table:formula="oooc:=[.D103]*[.$E$3]" office:value-type="float" office:value="8.744736">
            <text:p>8,74</text:p>
          </table:table-cell>
          <table:table-cell table:formula="oooc:=[.D103]*[.$F$3]" office:value-type="float" office:value="8.347248">
            <text:p>8,35</text:p>
          </table:table-cell>
          <table:table-cell table:formula="oooc:=[.D103]*[.$G$3]" office:value-type="float" office:value="3.97488">
            <text:p>3,97</text:p>
          </table:table-cell>
          <table:table-cell table:formula="oooc:=[.D103]*[.$H$3]" office:value-type="float" office:value="3.97488">
            <text:p>3,97</text:p>
          </table:table-cell>
          <table:table-cell table:formula="oooc:=SUM([.D103:.H103])" office:value-type="float" office:value="32.991504">
            <text:p>32,99</text:p>
          </table:table-cell>
          <table:table-cell table:number-columns-repeated="247"/>
        </table:table-row>
        <table:table-row table:style-name="ro1">
          <table:table-cell table:formula="oooc:=[Construccion.B102]" office:value-type="float" office:value="101">
            <text:p>101</text:p>
          </table:table-cell>
          <table:table-cell office:value-type="string">
            <text:p>Conecciones</text:p>
          </table:table-cell>
          <table:table-cell table:formula="oooc:=[Construccion.C102]" office:value-type="string" office:string-value="Generar Nomenclador de Rutas">
            <text:p>Generar Nomenclador de Rutas</text:p>
          </table:table-cell>
          <table:table-cell table:formula="oooc:=[Construccion.M102]" office:value-type="float" office:value="13.7592">
            <text:p>13,76</text:p>
          </table:table-cell>
          <table:table-cell table:formula="oooc:=[.D104]*[.$E$3]" office:value-type="float" office:value="15.13512">
            <text:p>15,14</text:p>
          </table:table-cell>
          <table:table-cell table:formula="oooc:=[.D104]*[.$F$3]" office:value-type="float" office:value="14.44716">
            <text:p>14,45</text:p>
          </table:table-cell>
          <table:table-cell table:formula="oooc:=[.D104]*[.$G$3]" office:value-type="float" office:value="6.8796">
            <text:p>6,88</text:p>
          </table:table-cell>
          <table:table-cell table:formula="oooc:=[.D104]*[.$H$3]" office:value-type="float" office:value="6.8796">
            <text:p>6,88</text:p>
          </table:table-cell>
          <table:table-cell table:formula="oooc:=SUM([.D104:.H104])" office:value-type="float" office:value="57.10068">
            <text:p>57,1</text:p>
          </table:table-cell>
          <table:table-cell table:number-columns-repeated="247"/>
        </table:table-row>
        <table:table-row table:style-name="ro1">
          <table:table-cell table:formula="oooc:=[Construccion.B103]" office:value-type="float" office:value="102">
            <text:p>102</text:p>
          </table:table-cell>
          <table:table-cell office:value-type="string">
            <text:p>Conecciones</text:p>
          </table:table-cell>
          <table:table-cell table:formula="oooc:=[Construccion.C103]" office:value-type="string" office:string-value="Cambiar Asignación de Responsable de Hoja de Ruta">
            <text:p>Cambiar Asignación de Responsable de Hoja de Ruta</text:p>
          </table:table-cell>
          <table:table-cell table:formula="oooc:=[Construccion.M103]" office:value-type="float" office:value="3.528">
            <text:p>3,53</text:p>
          </table:table-cell>
          <table:table-cell table:formula="oooc:=[.D105]*[.$E$3]" office:value-type="float" office:value="3.8808">
            <text:p>3,88</text:p>
          </table:table-cell>
          <table:table-cell table:formula="oooc:=[.D105]*[.$F$3]" office:value-type="float" office:value="3.7044">
            <text:p>3,7</text:p>
          </table:table-cell>
          <table:table-cell table:formula="oooc:=[.D105]*[.$G$3]" office:value-type="float" office:value="1.764">
            <text:p>1,76</text:p>
          </table:table-cell>
          <table:table-cell table:formula="oooc:=[.D105]*[.$H$3]" office:value-type="float" office:value="1.764">
            <text:p>1,76</text:p>
          </table:table-cell>
          <table:table-cell table:formula="oooc:=SUM([.D105:.H105])" office:value-type="float" office:value="14.6412">
            <text:p>14,64</text:p>
          </table:table-cell>
          <table:table-cell table:number-columns-repeated="247"/>
        </table:table-row>
        <table:table-row table:style-name="ro1">
          <table:table-cell table:formula="oooc:=[Construccion.B104]" office:value-type="float" office:value="103">
            <text:p>103</text:p>
          </table:table-cell>
          <table:table-cell office:value-type="string">
            <text:p>Conecciones</text:p>
          </table:table-cell>
          <table:table-cell table:formula="oooc:=[Construccion.C104]" office:value-type="string" office:string-value="Registrar Captor">
            <text:p>Registrar Captor</text:p>
          </table:table-cell>
          <table:table-cell table:formula="oooc:=[Construccion.M104]" office:value-type="float" office:value="3.0576">
            <text:p>3,06</text:p>
          </table:table-cell>
          <table:table-cell table:formula="oooc:=[.D106]*[.$E$3]" office:value-type="float" office:value="3.36336">
            <text:p>3,36</text:p>
          </table:table-cell>
          <table:table-cell table:formula="oooc:=[.D106]*[.$F$3]" office:value-type="float" office:value="3.21048">
            <text:p>3,21</text:p>
          </table:table-cell>
          <table:table-cell table:formula="oooc:=[.D106]*[.$G$3]" office:value-type="float" office:value="1.5288">
            <text:p>1,53</text:p>
          </table:table-cell>
          <table:table-cell table:formula="oooc:=[.D106]*[.$H$3]" office:value-type="float" office:value="1.5288">
            <text:p>1,53</text:p>
          </table:table-cell>
          <table:table-cell table:formula="oooc:=SUM([.D106:.H106])" office:value-type="float" office:value="12.68904">
            <text:p>12,69</text:p>
          </table:table-cell>
          <table:table-cell table:number-columns-repeated="247"/>
        </table:table-row>
        <table:table-row table:style-name="ro1">
          <table:table-cell table:formula="oooc:=[Construccion.B105]" office:value-type="float" office:value="104">
            <text:p>104</text:p>
          </table:table-cell>
          <table:table-cell office:value-type="string">
            <text:p>Conecciones</text:p>
          </table:table-cell>
          <table:table-cell table:formula="oooc:=[Construccion.C105]" office:value-type="string" office:string-value="Modificar Captor">
            <text:p>Modificar Captor</text:p>
          </table:table-cell>
          <table:table-cell table:formula="oooc:=[Construccion.M105]" office:value-type="float" office:value="3.528">
            <text:p>3,53</text:p>
          </table:table-cell>
          <table:table-cell table:formula="oooc:=[.D107]*[.$E$3]" office:value-type="float" office:value="3.8808">
            <text:p>3,88</text:p>
          </table:table-cell>
          <table:table-cell table:formula="oooc:=[.D107]*[.$F$3]" office:value-type="float" office:value="3.7044">
            <text:p>3,7</text:p>
          </table:table-cell>
          <table:table-cell table:formula="oooc:=[.D107]*[.$G$3]" office:value-type="float" office:value="1.764">
            <text:p>1,76</text:p>
          </table:table-cell>
          <table:table-cell table:formula="oooc:=[.D107]*[.$H$3]" office:value-type="float" office:value="1.764">
            <text:p>1,76</text:p>
          </table:table-cell>
          <table:table-cell table:formula="oooc:=SUM([.D107:.H107])" office:value-type="float" office:value="14.6412">
            <text:p>14,64</text:p>
          </table:table-cell>
          <table:table-cell table:number-columns-repeated="247"/>
        </table:table-row>
        <table:table-row table:style-name="ro1">
          <table:table-cell table:formula="oooc:=[Construccion.B106]" office:value-type="float" office:value="105">
            <text:p>105</text:p>
          </table:table-cell>
          <table:table-cell office:value-type="string">
            <text:p>Conecciones</text:p>
          </table:table-cell>
          <table:table-cell table:formula="oooc:=[Construccion.C106]" office:value-type="string" office:string-value="Consultar Captor">
            <text:p>Consultar Captor</text:p>
          </table:table-cell>
          <table:table-cell table:formula="oooc:=[Construccion.M106]" office:value-type="float" office:value="3.0576">
            <text:p>3,06</text:p>
          </table:table-cell>
          <table:table-cell table:formula="oooc:=[.D108]*[.$E$3]" office:value-type="float" office:value="3.36336">
            <text:p>3,36</text:p>
          </table:table-cell>
          <table:table-cell table:formula="oooc:=[.D108]*[.$F$3]" office:value-type="float" office:value="3.21048">
            <text:p>3,21</text:p>
          </table:table-cell>
          <table:table-cell table:formula="oooc:=[.D108]*[.$G$3]" office:value-type="float" office:value="1.5288">
            <text:p>1,53</text:p>
          </table:table-cell>
          <table:table-cell table:formula="oooc:=[.D108]*[.$H$3]" office:value-type="float" office:value="1.5288">
            <text:p>1,53</text:p>
          </table:table-cell>
          <table:table-cell table:formula="oooc:=SUM([.D108:.H108])" office:value-type="float" office:value="12.68904">
            <text:p>12,69</text:p>
          </table:table-cell>
          <table:table-cell table:number-columns-repeated="247"/>
        </table:table-row>
        <table:table-row table:style-name="ro1">
          <table:table-cell table:formula="oooc:=[Construccion.B107]" office:value-type="float" office:value="106">
            <text:p>106</text:p>
          </table:table-cell>
          <table:table-cell office:value-type="string">
            <text:p>Conecciones</text:p>
          </table:table-cell>
          <table:table-cell table:formula="oooc:=[Construccion.C107]" office:value-type="string" office:string-value="Eliminar Captor">
            <text:p>Eliminar Captor</text:p>
          </table:table-cell>
          <table:table-cell table:formula="oooc:=[Construccion.M107]" office:value-type="float" office:value="3.0576">
            <text:p>3,06</text:p>
          </table:table-cell>
          <table:table-cell table:formula="oooc:=[.D109]*[.$E$3]" office:value-type="float" office:value="3.36336">
            <text:p>3,36</text:p>
          </table:table-cell>
          <table:table-cell table:formula="oooc:=[.D109]*[.$F$3]" office:value-type="float" office:value="3.21048">
            <text:p>3,21</text:p>
          </table:table-cell>
          <table:table-cell table:formula="oooc:=[.D109]*[.$G$3]" office:value-type="float" office:value="1.5288">
            <text:p>1,53</text:p>
          </table:table-cell>
          <table:table-cell table:formula="oooc:=[.D109]*[.$H$3]" office:value-type="float" office:value="1.5288">
            <text:p>1,53</text:p>
          </table:table-cell>
          <table:table-cell table:formula="oooc:=SUM([.D109:.H109])" office:value-type="float" office:value="12.68904">
            <text:p>12,69</text:p>
          </table:table-cell>
          <table:table-cell table:number-columns-repeated="247"/>
        </table:table-row>
        <table:table-row table:style-name="ro1">
          <table:table-cell table:formula="oooc:=[Construccion.B108]" office:value-type="float" office:value="107">
            <text:p>107</text:p>
          </table:table-cell>
          <table:table-cell office:value-type="string">
            <text:p>Conecciones</text:p>
          </table:table-cell>
          <table:table-cell table:formula="oooc:=[Construccion.C108]" office:value-type="string" office:string-value="Registrar Ruta">
            <text:p>Registrar Ruta</text:p>
          </table:table-cell>
          <table:table-cell table:formula="oooc:=[Construccion.M108]" office:value-type="float" office:value="13.7592">
            <text:p>13,76</text:p>
          </table:table-cell>
          <table:table-cell table:formula="oooc:=[.D110]*[.$E$3]" office:value-type="float" office:value="15.13512">
            <text:p>15,14</text:p>
          </table:table-cell>
          <table:table-cell table:formula="oooc:=[.D110]*[.$F$3]" office:value-type="float" office:value="14.44716">
            <text:p>14,45</text:p>
          </table:table-cell>
          <table:table-cell table:formula="oooc:=[.D110]*[.$G$3]" office:value-type="float" office:value="6.8796">
            <text:p>6,88</text:p>
          </table:table-cell>
          <table:table-cell table:formula="oooc:=[.D110]*[.$H$3]" office:value-type="float" office:value="6.8796">
            <text:p>6,88</text:p>
          </table:table-cell>
          <table:table-cell table:formula="oooc:=SUM([.D110:.H110])" office:value-type="float" office:value="57.10068">
            <text:p>57,1</text:p>
          </table:table-cell>
          <table:table-cell table:number-columns-repeated="247"/>
        </table:table-row>
        <table:table-row table:style-name="ro1">
          <table:table-cell table:formula="oooc:=[Construccion.B109]" office:value-type="float" office:value="108">
            <text:p>108</text:p>
          </table:table-cell>
          <table:table-cell office:value-type="string">
            <text:p>Conecciones</text:p>
          </table:table-cell>
          <table:table-cell table:formula="oooc:=[Construccion.C109]" office:value-type="string" office:string-value="Modificar Ruta">
            <text:p>Modificar Ruta</text:p>
          </table:table-cell>
          <table:table-cell table:formula="oooc:=[Construccion.M109]" office:value-type="float" office:value="13.7592">
            <text:p>13,76</text:p>
          </table:table-cell>
          <table:table-cell table:formula="oooc:=[.D111]*[.$E$3]" office:value-type="float" office:value="15.13512">
            <text:p>15,14</text:p>
          </table:table-cell>
          <table:table-cell table:formula="oooc:=[.D111]*[.$F$3]" office:value-type="float" office:value="14.44716">
            <text:p>14,45</text:p>
          </table:table-cell>
          <table:table-cell table:formula="oooc:=[.D111]*[.$G$3]" office:value-type="float" office:value="6.8796">
            <text:p>6,88</text:p>
          </table:table-cell>
          <table:table-cell table:formula="oooc:=[.D111]*[.$H$3]" office:value-type="float" office:value="6.8796">
            <text:p>6,88</text:p>
          </table:table-cell>
          <table:table-cell table:formula="oooc:=SUM([.D111:.H111])" office:value-type="float" office:value="57.10068">
            <text:p>57,1</text:p>
          </table:table-cell>
          <table:table-cell table:number-columns-repeated="247"/>
        </table:table-row>
        <table:table-row table:style-name="ro1">
          <table:table-cell table:formula="oooc:=[Construccion.B110]" office:value-type="float" office:value="109">
            <text:p>109</text:p>
          </table:table-cell>
          <table:table-cell office:value-type="string">
            <text:p>Conecciones</text:p>
          </table:table-cell>
          <table:table-cell table:formula="oooc:=[Construccion.C110]" office:value-type="string" office:string-value="Consultar Ruta">
            <text:p>Consultar Ruta</text:p>
          </table:table-cell>
          <table:table-cell table:formula="oooc:=[Construccion.M110]" office:value-type="float" office:value="7.94976">
            <text:p>7,95</text:p>
          </table:table-cell>
          <table:table-cell table:formula="oooc:=[.D112]*[.$E$3]" office:value-type="float" office:value="8.744736">
            <text:p>8,74</text:p>
          </table:table-cell>
          <table:table-cell table:formula="oooc:=[.D112]*[.$F$3]" office:value-type="float" office:value="8.347248">
            <text:p>8,35</text:p>
          </table:table-cell>
          <table:table-cell table:formula="oooc:=[.D112]*[.$G$3]" office:value-type="float" office:value="3.97488">
            <text:p>3,97</text:p>
          </table:table-cell>
          <table:table-cell table:formula="oooc:=[.D112]*[.$H$3]" office:value-type="float" office:value="3.97488">
            <text:p>3,97</text:p>
          </table:table-cell>
          <table:table-cell table:formula="oooc:=SUM([.D112:.H112])" office:value-type="float" office:value="32.991504">
            <text:p>32,99</text:p>
          </table:table-cell>
          <table:table-cell table:number-columns-repeated="247"/>
        </table:table-row>
        <table:table-row table:style-name="ro1">
          <table:table-cell table:formula="oooc:=[Construccion.B111]" office:value-type="float" office:value="110">
            <text:p>110</text:p>
          </table:table-cell>
          <table:table-cell office:value-type="string">
            <text:p>Conecciones</text:p>
          </table:table-cell>
          <table:table-cell table:formula="oooc:=[Construccion.C111]" office:value-type="string" office:string-value="Eliminar Ruta">
            <text:p>Eliminar Ruta</text:p>
          </table:table-cell>
          <table:table-cell table:formula="oooc:=[Construccion.M111]" office:value-type="float" office:value="3.0576">
            <text:p>3,06</text:p>
          </table:table-cell>
          <table:table-cell table:formula="oooc:=[.D113]*[.$E$3]" office:value-type="float" office:value="3.36336">
            <text:p>3,36</text:p>
          </table:table-cell>
          <table:table-cell table:formula="oooc:=[.D113]*[.$F$3]" office:value-type="float" office:value="3.21048">
            <text:p>3,21</text:p>
          </table:table-cell>
          <table:table-cell table:formula="oooc:=[.D113]*[.$G$3]" office:value-type="float" office:value="1.5288">
            <text:p>1,53</text:p>
          </table:table-cell>
          <table:table-cell table:formula="oooc:=[.D113]*[.$H$3]" office:value-type="float" office:value="1.5288">
            <text:p>1,53</text:p>
          </table:table-cell>
          <table:table-cell table:formula="oooc:=SUM([.D113:.H113])" office:value-type="float" office:value="12.68904">
            <text:p>12,69</text:p>
          </table:table-cell>
          <table:table-cell table:number-columns-repeated="247"/>
        </table:table-row>
        <table:table-row table:style-name="ro1" table:visibility="filter">
          <table:table-cell table:formula="oooc:=[Construccion.B112]" office:value-type="float" office:value="111">
            <text:p>111</text:p>
          </table:table-cell>
          <table:table-cell office:value-type="string">
            <text:p>Mediciones de Consumo</text:p>
          </table:table-cell>
          <table:table-cell table:formula="oooc:=[Construccion.C112]" office:value-type="string" office:string-value="Emitir Informe de Correcciones de Lectura">
            <text:p>Emitir Informe de Correcciones de Lectura</text:p>
          </table:table-cell>
          <table:table-cell table:formula="oooc:=[Construccion.M112]" office:value-type="float" office:value="7.94976">
            <text:p>7,95</text:p>
          </table:table-cell>
          <table:table-cell table:formula="oooc:=[.D114]*[.$E$3]" office:value-type="float" office:value="8.744736">
            <text:p>8,74</text:p>
          </table:table-cell>
          <table:table-cell table:formula="oooc:=[.D114]*[.$F$3]" office:value-type="float" office:value="8.347248">
            <text:p>8,35</text:p>
          </table:table-cell>
          <table:table-cell table:formula="oooc:=[.D114]*[.$G$3]" office:value-type="float" office:value="3.97488">
            <text:p>3,97</text:p>
          </table:table-cell>
          <table:table-cell table:formula="oooc:=[.D114]*[.$H$3]" office:value-type="float" office:value="3.97488">
            <text:p>3,97</text:p>
          </table:table-cell>
          <table:table-cell table:formula="oooc:=SUM([.D114:.H114])" office:value-type="float" office:value="32.991504">
            <text:p>32,99</text:p>
          </table:table-cell>
          <table:table-cell table:number-columns-repeated="247"/>
        </table:table-row>
        <table:table-row table:style-name="ro1">
          <table:table-cell table:formula="oooc:=[Construccion.B113]" office:value-type="float" office:value="112">
            <text:p>112</text:p>
          </table:table-cell>
          <table:table-cell office:value-type="string">
            <text:p>Conecciones</text:p>
          </table:table-cell>
          <table:table-cell table:formula="oooc:=[Construccion.C113]" office:value-type="string" office:string-value="Registrar Solicitud de Nueva Conexión">
            <text:p>Registrar Solicitud de Nueva Conexión</text:p>
          </table:table-cell>
          <table:table-cell table:formula="oooc:=[Construccion.M113]" office:value-type="float" office:value="13.7592">
            <text:p>13,76</text:p>
          </table:table-cell>
          <table:table-cell table:formula="oooc:=[.D115]*[.$E$3]" office:value-type="float" office:value="15.13512">
            <text:p>15,14</text:p>
          </table:table-cell>
          <table:table-cell table:formula="oooc:=[.D115]*[.$F$3]" office:value-type="float" office:value="14.44716">
            <text:p>14,45</text:p>
          </table:table-cell>
          <table:table-cell table:formula="oooc:=[.D115]*[.$G$3]" office:value-type="float" office:value="6.8796">
            <text:p>6,88</text:p>
          </table:table-cell>
          <table:table-cell table:formula="oooc:=[.D115]*[.$H$3]" office:value-type="float" office:value="6.8796">
            <text:p>6,88</text:p>
          </table:table-cell>
          <table:table-cell table:formula="oooc:=SUM([.D115:.H115])" office:value-type="float" office:value="57.10068">
            <text:p>57,1</text:p>
          </table:table-cell>
          <table:table-cell table:number-columns-repeated="247"/>
        </table:table-row>
        <table:table-row table:style-name="ro1">
          <table:table-cell table:formula="oooc:=[Construccion.B114]" office:value-type="float" office:value="113">
            <text:p>113</text:p>
          </table:table-cell>
          <table:table-cell office:value-type="string">
            <text:p>Conecciones</text:p>
          </table:table-cell>
          <table:table-cell table:formula="oooc:=[Construccion.C114]" office:value-type="string" office:string-value="Generar OT de Instalación de Medidor">
            <text:p>Generar OT de Instalación de Medidor</text:p>
          </table:table-cell>
          <table:table-cell table:formula="oooc:=[Construccion.M114]" office:value-type="float" office:value="13.7592">
            <text:p>13,76</text:p>
          </table:table-cell>
          <table:table-cell table:formula="oooc:=[.D116]*[.$E$3]" office:value-type="float" office:value="15.13512">
            <text:p>15,14</text:p>
          </table:table-cell>
          <table:table-cell table:formula="oooc:=[.D116]*[.$F$3]" office:value-type="float" office:value="14.44716">
            <text:p>14,45</text:p>
          </table:table-cell>
          <table:table-cell table:formula="oooc:=[.D116]*[.$G$3]" office:value-type="float" office:value="6.8796">
            <text:p>6,88</text:p>
          </table:table-cell>
          <table:table-cell table:formula="oooc:=[.D116]*[.$H$3]" office:value-type="float" office:value="6.8796">
            <text:p>6,88</text:p>
          </table:table-cell>
          <table:table-cell table:formula="oooc:=SUM([.D116:.H116])" office:value-type="float" office:value="57.10068">
            <text:p>57,1</text:p>
          </table:table-cell>
          <table:table-cell table:number-columns-repeated="247"/>
        </table:table-row>
        <table:table-row table:style-name="ro1">
          <table:table-cell table:formula="oooc:=[Construccion.B115]" office:value-type="float" office:value="114">
            <text:p>114</text:p>
          </table:table-cell>
          <table:table-cell office:value-type="string">
            <text:p>Conecciones</text:p>
          </table:table-cell>
          <table:table-cell table:formula="oooc:=[Construccion.C115]" office:value-type="string" office:string-value="Confirmar OT de Instalación de Medidor">
            <text:p>Confirmar OT de Instalación de Medidor</text:p>
          </table:table-cell>
          <table:table-cell table:formula="oooc:=[Construccion.M115]" office:value-type="float" office:value="13.7592">
            <text:p>13,76</text:p>
          </table:table-cell>
          <table:table-cell table:formula="oooc:=[.D117]*[.$E$3]" office:value-type="float" office:value="15.13512">
            <text:p>15,14</text:p>
          </table:table-cell>
          <table:table-cell table:formula="oooc:=[.D117]*[.$F$3]" office:value-type="float" office:value="14.44716">
            <text:p>14,45</text:p>
          </table:table-cell>
          <table:table-cell table:formula="oooc:=[.D117]*[.$G$3]" office:value-type="float" office:value="6.8796">
            <text:p>6,88</text:p>
          </table:table-cell>
          <table:table-cell table:formula="oooc:=[.D117]*[.$H$3]" office:value-type="float" office:value="6.8796">
            <text:p>6,88</text:p>
          </table:table-cell>
          <table:table-cell table:formula="oooc:=SUM([.D117:.H117])" office:value-type="float" office:value="57.10068">
            <text:p>57,1</text:p>
          </table:table-cell>
          <table:table-cell table:number-columns-repeated="247"/>
        </table:table-row>
        <table:table-row table:style-name="ro1">
          <table:table-cell table:formula="oooc:=[Construccion.B116]" office:value-type="float" office:value="115">
            <text:p>115</text:p>
          </table:table-cell>
          <table:table-cell office:value-type="string">
            <text:p>Conecciones</text:p>
          </table:table-cell>
          <table:table-cell table:formula="oooc:=[Construccion.C116]" office:value-type="string" office:string-value="Generar Informe de Consumo de Materiales">
            <text:p>Generar Informe de Consumo de Materiales</text:p>
          </table:table-cell>
          <table:table-cell table:formula="oooc:=[Construccion.M116]" office:value-type="float" office:value="7.94976">
            <text:p>7,95</text:p>
          </table:table-cell>
          <table:table-cell table:formula="oooc:=[.D118]*[.$E$3]" office:value-type="float" office:value="8.744736">
            <text:p>8,74</text:p>
          </table:table-cell>
          <table:table-cell table:formula="oooc:=[.D118]*[.$F$3]" office:value-type="float" office:value="8.347248">
            <text:p>8,35</text:p>
          </table:table-cell>
          <table:table-cell table:formula="oooc:=[.D118]*[.$G$3]" office:value-type="float" office:value="3.97488">
            <text:p>3,97</text:p>
          </table:table-cell>
          <table:table-cell table:formula="oooc:=[.D118]*[.$H$3]" office:value-type="float" office:value="3.97488">
            <text:p>3,97</text:p>
          </table:table-cell>
          <table:table-cell table:formula="oooc:=SUM([.D118:.H118])" office:value-type="float" office:value="32.991504">
            <text:p>32,99</text:p>
          </table:table-cell>
          <table:table-cell table:number-columns-repeated="247"/>
        </table:table-row>
        <table:table-row table:style-name="ro1">
          <table:table-cell table:formula="oooc:=[Construccion.B117]" office:value-type="float" office:value="116">
            <text:p>116</text:p>
          </table:table-cell>
          <table:table-cell office:value-type="string">
            <text:p>Conecciones</text:p>
          </table:table-cell>
          <table:table-cell table:formula="oooc:=[Construccion.C117]" office:value-type="string" office:string-value="Exportar OT a PC vehículos">
            <text:p>Exportar OT a PC vehículos</text:p>
          </table:table-cell>
          <table:table-cell table:formula="oooc:=[Construccion.M117]" office:value-type="float" office:value="7.94976">
            <text:p>7,95</text:p>
          </table:table-cell>
          <table:table-cell table:formula="oooc:=[.D119]*[.$E$3]" office:value-type="float" office:value="8.744736">
            <text:p>8,74</text:p>
          </table:table-cell>
          <table:table-cell table:formula="oooc:=[.D119]*[.$F$3]" office:value-type="float" office:value="8.347248">
            <text:p>8,35</text:p>
          </table:table-cell>
          <table:table-cell table:formula="oooc:=[.D119]*[.$G$3]" office:value-type="float" office:value="3.97488">
            <text:p>3,97</text:p>
          </table:table-cell>
          <table:table-cell table:formula="oooc:=[.D119]*[.$H$3]" office:value-type="float" office:value="3.97488">
            <text:p>3,97</text:p>
          </table:table-cell>
          <table:table-cell table:formula="oooc:=SUM([.D119:.H119])" office:value-type="float" office:value="32.991504">
            <text:p>32,99</text:p>
          </table:table-cell>
          <table:table-cell table:number-columns-repeated="247"/>
        </table:table-row>
        <table:table-row table:style-name="ro1">
          <table:table-cell table:formula="oooc:=[Construccion.B118]" office:value-type="float" office:value="117">
            <text:p>117</text:p>
          </table:table-cell>
          <table:table-cell office:value-type="string">
            <text:p>Conecciones</text:p>
          </table:table-cell>
          <table:table-cell table:formula="oooc:=[Construccion.C118]" office:value-type="string" office:string-value="Registrar Alta Conexión">
            <text:p>Registrar Alta Conexión</text:p>
          </table:table-cell>
          <table:table-cell table:formula="oooc:=[Construccion.M118]" office:value-type="float" office:value="3.0576">
            <text:p>3,06</text:p>
          </table:table-cell>
          <table:table-cell table:formula="oooc:=[.D120]*[.$E$3]" office:value-type="float" office:value="3.36336">
            <text:p>3,36</text:p>
          </table:table-cell>
          <table:table-cell table:formula="oooc:=[.D120]*[.$F$3]" office:value-type="float" office:value="3.21048">
            <text:p>3,21</text:p>
          </table:table-cell>
          <table:table-cell table:formula="oooc:=[.D120]*[.$G$3]" office:value-type="float" office:value="1.5288">
            <text:p>1,53</text:p>
          </table:table-cell>
          <table:table-cell table:formula="oooc:=[.D120]*[.$H$3]" office:value-type="float" office:value="1.5288">
            <text:p>1,53</text:p>
          </table:table-cell>
          <table:table-cell table:formula="oooc:=SUM([.D120:.H120])" office:value-type="float" office:value="12.68904">
            <text:p>12,69</text:p>
          </table:table-cell>
          <table:table-cell table:number-columns-repeated="247"/>
        </table:table-row>
        <table:table-row table:style-name="ro1">
          <table:table-cell table:formula="oooc:=[Construccion.B119]" office:value-type="float" office:value="118">
            <text:p>118</text:p>
          </table:table-cell>
          <table:table-cell office:value-type="string">
            <text:p>Conecciones</text:p>
          </table:table-cell>
          <table:table-cell table:formula="oooc:=[Construccion.C119]" office:value-type="string" office:string-value="Modificar Conexión">
            <text:p>Modificar Conexión</text:p>
          </table:table-cell>
          <table:table-cell table:formula="oooc:=[Construccion.M119]" office:value-type="float" office:value="3.0576">
            <text:p>3,06</text:p>
          </table:table-cell>
          <table:table-cell table:formula="oooc:=[.D121]*[.$E$3]" office:value-type="float" office:value="3.36336">
            <text:p>3,36</text:p>
          </table:table-cell>
          <table:table-cell table:formula="oooc:=[.D121]*[.$F$3]" office:value-type="float" office:value="3.21048">
            <text:p>3,21</text:p>
          </table:table-cell>
          <table:table-cell table:formula="oooc:=[.D121]*[.$G$3]" office:value-type="float" office:value="1.5288">
            <text:p>1,53</text:p>
          </table:table-cell>
          <table:table-cell table:formula="oooc:=[.D121]*[.$H$3]" office:value-type="float" office:value="1.5288">
            <text:p>1,53</text:p>
          </table:table-cell>
          <table:table-cell table:formula="oooc:=SUM([.D121:.H121])" office:value-type="float" office:value="12.68904">
            <text:p>12,69</text:p>
          </table:table-cell>
          <table:table-cell table:number-columns-repeated="247"/>
        </table:table-row>
        <table:table-row table:style-name="ro1">
          <table:table-cell table:formula="oooc:=[Construccion.B120]" office:value-type="float" office:value="119">
            <text:p>119</text:p>
          </table:table-cell>
          <table:table-cell office:value-type="string">
            <text:p>Conecciones</text:p>
          </table:table-cell>
          <table:table-cell table:formula="oooc:=[Construccion.C120]" office:value-type="string" office:string-value="Dar de Baja Conexión">
            <text:p>Dar de Baja Conexión</text:p>
          </table:table-cell>
          <table:table-cell table:formula="oooc:=[Construccion.M120]" office:value-type="float" office:value="3.0576">
            <text:p>3,06</text:p>
          </table:table-cell>
          <table:table-cell table:formula="oooc:=[.D122]*[.$E$3]" office:value-type="float" office:value="3.36336">
            <text:p>3,36</text:p>
          </table:table-cell>
          <table:table-cell table:formula="oooc:=[.D122]*[.$F$3]" office:value-type="float" office:value="3.21048">
            <text:p>3,21</text:p>
          </table:table-cell>
          <table:table-cell table:formula="oooc:=[.D122]*[.$G$3]" office:value-type="float" office:value="1.5288">
            <text:p>1,53</text:p>
          </table:table-cell>
          <table:table-cell table:formula="oooc:=[.D122]*[.$H$3]" office:value-type="float" office:value="1.5288">
            <text:p>1,53</text:p>
          </table:table-cell>
          <table:table-cell table:formula="oooc:=SUM([.D122:.H122])" office:value-type="float" office:value="12.68904">
            <text:p>12,69</text:p>
          </table:table-cell>
          <table:table-cell table:number-columns-repeated="247"/>
        </table:table-row>
        <table:table-row table:style-name="ro1">
          <table:table-cell table:formula="oooc:=[Construccion.B121]" office:value-type="float" office:value="120">
            <text:p>120</text:p>
          </table:table-cell>
          <table:table-cell office:value-type="string">
            <text:p>Conecciones</text:p>
          </table:table-cell>
          <table:table-cell table:formula="oooc:=[Construccion.C121]" office:value-type="string" office:string-value="Consultar conexión">
            <text:p>Consultar conexión</text:p>
          </table:table-cell>
          <table:table-cell table:formula="oooc:=[Construccion.M121]" office:value-type="float" office:value="3.0576">
            <text:p>3,06</text:p>
          </table:table-cell>
          <table:table-cell table:formula="oooc:=[.D123]*[.$E$3]" office:value-type="float" office:value="3.36336">
            <text:p>3,36</text:p>
          </table:table-cell>
          <table:table-cell table:formula="oooc:=[.D123]*[.$F$3]" office:value-type="float" office:value="3.21048">
            <text:p>3,21</text:p>
          </table:table-cell>
          <table:table-cell table:formula="oooc:=[.D123]*[.$G$3]" office:value-type="float" office:value="1.5288">
            <text:p>1,53</text:p>
          </table:table-cell>
          <table:table-cell table:formula="oooc:=[.D123]*[.$H$3]" office:value-type="float" office:value="1.5288">
            <text:p>1,53</text:p>
          </table:table-cell>
          <table:table-cell table:formula="oooc:=SUM([.D123:.H123])" office:value-type="float" office:value="12.68904">
            <text:p>12,69</text:p>
          </table:table-cell>
          <table:table-cell table:number-columns-repeated="247"/>
        </table:table-row>
        <table:table-row table:style-name="ro1">
          <table:table-cell table:formula="oooc:=[Construccion.B122]" office:value-type="float" office:value="121">
            <text:p>121</text:p>
          </table:table-cell>
          <table:table-cell office:value-type="string">
            <text:p>Conecciones</text:p>
          </table:table-cell>
          <table:table-cell table:formula="oooc:=[Construccion.C122]" office:value-type="string" office:string-value="Registrar Requisitos Trámite">
            <text:p>Registrar Requisitos Trámite</text:p>
          </table:table-cell>
          <table:table-cell table:formula="oooc:=[Construccion.M122]" office:value-type="float" office:value="3.0576">
            <text:p>3,06</text:p>
          </table:table-cell>
          <table:table-cell table:formula="oooc:=[.D124]*[.$E$3]" office:value-type="float" office:value="3.36336">
            <text:p>3,36</text:p>
          </table:table-cell>
          <table:table-cell table:formula="oooc:=[.D124]*[.$F$3]" office:value-type="float" office:value="3.21048">
            <text:p>3,21</text:p>
          </table:table-cell>
          <table:table-cell table:formula="oooc:=[.D124]*[.$G$3]" office:value-type="float" office:value="1.5288">
            <text:p>1,53</text:p>
          </table:table-cell>
          <table:table-cell table:formula="oooc:=[.D124]*[.$H$3]" office:value-type="float" office:value="1.5288">
            <text:p>1,53</text:p>
          </table:table-cell>
          <table:table-cell table:formula="oooc:=SUM([.D124:.H124])" office:value-type="float" office:value="12.68904">
            <text:p>12,69</text:p>
          </table:table-cell>
          <table:table-cell table:number-columns-repeated="247"/>
        </table:table-row>
        <table:table-row table:style-name="ro1">
          <table:table-cell table:formula="oooc:=[Construccion.B123]" office:value-type="float" office:value="122">
            <text:p>122</text:p>
          </table:table-cell>
          <table:table-cell office:value-type="string">
            <text:p>Conecciones</text:p>
          </table:table-cell>
          <table:table-cell table:formula="oooc:=[Construccion.C123]" office:value-type="string" office:string-value="Modificar Requisitos Trámite">
            <text:p>Modificar Requisitos Trámite</text:p>
          </table:table-cell>
          <table:table-cell table:formula="oooc:=[Construccion.M123]" office:value-type="float" office:value="3.0576">
            <text:p>3,06</text:p>
          </table:table-cell>
          <table:table-cell table:formula="oooc:=[.D125]*[.$E$3]" office:value-type="float" office:value="3.36336">
            <text:p>3,36</text:p>
          </table:table-cell>
          <table:table-cell table:formula="oooc:=[.D125]*[.$F$3]" office:value-type="float" office:value="3.21048">
            <text:p>3,21</text:p>
          </table:table-cell>
          <table:table-cell table:formula="oooc:=[.D125]*[.$G$3]" office:value-type="float" office:value="1.5288">
            <text:p>1,53</text:p>
          </table:table-cell>
          <table:table-cell table:formula="oooc:=[.D125]*[.$H$3]" office:value-type="float" office:value="1.5288">
            <text:p>1,53</text:p>
          </table:table-cell>
          <table:table-cell table:formula="oooc:=SUM([.D125:.H125])" office:value-type="float" office:value="12.68904">
            <text:p>12,69</text:p>
          </table:table-cell>
          <table:table-cell table:number-columns-repeated="247"/>
        </table:table-row>
        <table:table-row table:style-name="ro1">
          <table:table-cell table:formula="oooc:=[Construccion.B124]" office:value-type="float" office:value="123">
            <text:p>123</text:p>
          </table:table-cell>
          <table:table-cell office:value-type="string">
            <text:p>Conecciones</text:p>
          </table:table-cell>
          <table:table-cell table:formula="oooc:=[Construccion.C124]" office:value-type="string" office:string-value="Consultar Requisitos Trámite">
            <text:p>Consultar Requisitos Trámite</text:p>
          </table:table-cell>
          <table:table-cell table:formula="oooc:=[Construccion.M124]" office:value-type="float" office:value="3.0576">
            <text:p>3,06</text:p>
          </table:table-cell>
          <table:table-cell table:formula="oooc:=[.D126]*[.$E$3]" office:value-type="float" office:value="3.36336">
            <text:p>3,36</text:p>
          </table:table-cell>
          <table:table-cell table:formula="oooc:=[.D126]*[.$F$3]" office:value-type="float" office:value="3.21048">
            <text:p>3,21</text:p>
          </table:table-cell>
          <table:table-cell table:formula="oooc:=[.D126]*[.$G$3]" office:value-type="float" office:value="1.5288">
            <text:p>1,53</text:p>
          </table:table-cell>
          <table:table-cell table:formula="oooc:=[.D126]*[.$H$3]" office:value-type="float" office:value="1.5288">
            <text:p>1,53</text:p>
          </table:table-cell>
          <table:table-cell table:formula="oooc:=SUM([.D126:.H126])" office:value-type="float" office:value="12.68904">
            <text:p>12,69</text:p>
          </table:table-cell>
          <table:table-cell table:number-columns-repeated="247"/>
        </table:table-row>
        <table:table-row table:style-name="ro1">
          <table:table-cell table:formula="oooc:=[Construccion.B125]" office:value-type="float" office:value="124">
            <text:p>124</text:p>
          </table:table-cell>
          <table:table-cell office:value-type="string">
            <text:p>Conecciones</text:p>
          </table:table-cell>
          <table:table-cell table:formula="oooc:=[Construccion.C125]" office:value-type="string" office:string-value="Eliminar Requisitos Trámite">
            <text:p>Eliminar Requisitos Trámite</text:p>
          </table:table-cell>
          <table:table-cell table:formula="oooc:=[Construccion.M125]" office:value-type="float" office:value="3.0576">
            <text:p>3,06</text:p>
          </table:table-cell>
          <table:table-cell table:formula="oooc:=[.D127]*[.$E$3]" office:value-type="float" office:value="3.36336">
            <text:p>3,36</text:p>
          </table:table-cell>
          <table:table-cell table:formula="oooc:=[.D127]*[.$F$3]" office:value-type="float" office:value="3.21048">
            <text:p>3,21</text:p>
          </table:table-cell>
          <table:table-cell table:formula="oooc:=[.D127]*[.$G$3]" office:value-type="float" office:value="1.5288">
            <text:p>1,53</text:p>
          </table:table-cell>
          <table:table-cell table:formula="oooc:=[.D127]*[.$H$3]" office:value-type="float" office:value="1.5288">
            <text:p>1,53</text:p>
          </table:table-cell>
          <table:table-cell table:formula="oooc:=SUM([.D127:.H127])" office:value-type="float" office:value="12.68904">
            <text:p>12,69</text:p>
          </table:table-cell>
          <table:table-cell table:number-columns-repeated="247"/>
        </table:table-row>
        <table:table-row table:style-name="ro1" table:visibility="filter">
          <table:table-cell table:formula="oooc:=[Construccion.B126]" office:value-type="float" office:value="125">
            <text:p>125</text:p>
          </table:table-cell>
          <table:table-cell office:value-type="string">
            <text:p>Facturacion</text:p>
          </table:table-cell>
          <table:table-cell table:formula="oooc:=[Construccion.C126]" office:value-type="string" office:string-value="Generar Facturas Otros Cargos">
            <text:p>Generar Facturas Otros Cargos</text:p>
          </table:table-cell>
          <table:table-cell table:formula="oooc:=[Construccion.M126]" office:value-type="float" office:value="7.94976">
            <text:p>7,95</text:p>
          </table:table-cell>
          <table:table-cell table:formula="oooc:=[.D128]*[.$E$3]" office:value-type="float" office:value="8.744736">
            <text:p>8,74</text:p>
          </table:table-cell>
          <table:table-cell table:formula="oooc:=[.D128]*[.$F$3]" office:value-type="float" office:value="8.347248">
            <text:p>8,35</text:p>
          </table:table-cell>
          <table:table-cell table:formula="oooc:=[.D128]*[.$G$3]" office:value-type="float" office:value="3.97488">
            <text:p>3,97</text:p>
          </table:table-cell>
          <table:table-cell table:formula="oooc:=[.D128]*[.$H$3]" office:value-type="float" office:value="3.97488">
            <text:p>3,97</text:p>
          </table:table-cell>
          <table:table-cell table:formula="oooc:=SUM([.D128:.H128])" office:value-type="float" office:value="32.991504">
            <text:p>32,99</text:p>
          </table:table-cell>
          <table:table-cell table:number-columns-repeated="247"/>
        </table:table-row>
        <table:table-row table:style-name="ro1">
          <table:table-cell table:formula="oooc:=[Construccion.B127]" office:value-type="float" office:value="126">
            <text:p>126</text:p>
          </table:table-cell>
          <table:table-cell office:value-type="string">
            <text:p>Conecciones</text:p>
          </table:table-cell>
          <table:table-cell table:formula="oooc:=[Construccion.C127]" office:value-type="string" office:string-value="Registrar Cuadrilla">
            <text:p>Registrar Cuadrilla</text:p>
          </table:table-cell>
          <table:table-cell table:formula="oooc:=[Construccion.M127]" office:value-type="float" office:value="3.0576">
            <text:p>3,06</text:p>
          </table:table-cell>
          <table:table-cell table:formula="oooc:=[.D129]*[.$E$3]" office:value-type="float" office:value="3.36336">
            <text:p>3,36</text:p>
          </table:table-cell>
          <table:table-cell table:formula="oooc:=[.D129]*[.$F$3]" office:value-type="float" office:value="3.21048">
            <text:p>3,21</text:p>
          </table:table-cell>
          <table:table-cell table:formula="oooc:=[.D129]*[.$G$3]" office:value-type="float" office:value="1.5288">
            <text:p>1,53</text:p>
          </table:table-cell>
          <table:table-cell table:formula="oooc:=[.D129]*[.$H$3]" office:value-type="float" office:value="1.5288">
            <text:p>1,53</text:p>
          </table:table-cell>
          <table:table-cell table:formula="oooc:=SUM([.D129:.H129])" office:value-type="float" office:value="12.68904">
            <text:p>12,69</text:p>
          </table:table-cell>
          <table:table-cell table:number-columns-repeated="247"/>
        </table:table-row>
        <table:table-row table:style-name="ro1">
          <table:table-cell table:formula="oooc:=[Construccion.B128]" office:value-type="float" office:value="127">
            <text:p>127</text:p>
          </table:table-cell>
          <table:table-cell office:value-type="string">
            <text:p>Conecciones</text:p>
          </table:table-cell>
          <table:table-cell table:formula="oooc:=[Construccion.C128]" office:value-type="string" office:string-value="Modificar Cuadrilla">
            <text:p>Modificar Cuadrilla</text:p>
          </table:table-cell>
          <table:table-cell table:formula="oooc:=[Construccion.M128]" office:value-type="float" office:value="3.0576">
            <text:p>3,06</text:p>
          </table:table-cell>
          <table:table-cell table:formula="oooc:=[.D130]*[.$E$3]" office:value-type="float" office:value="3.36336">
            <text:p>3,36</text:p>
          </table:table-cell>
          <table:table-cell table:formula="oooc:=[.D130]*[.$F$3]" office:value-type="float" office:value="3.21048">
            <text:p>3,21</text:p>
          </table:table-cell>
          <table:table-cell table:formula="oooc:=[.D130]*[.$G$3]" office:value-type="float" office:value="1.5288">
            <text:p>1,53</text:p>
          </table:table-cell>
          <table:table-cell table:formula="oooc:=[.D130]*[.$H$3]" office:value-type="float" office:value="1.5288">
            <text:p>1,53</text:p>
          </table:table-cell>
          <table:table-cell table:formula="oooc:=SUM([.D130:.H130])" office:value-type="float" office:value="12.68904">
            <text:p>12,69</text:p>
          </table:table-cell>
          <table:table-cell table:number-columns-repeated="247"/>
        </table:table-row>
        <table:table-row table:style-name="ro1">
          <table:table-cell table:formula="oooc:=[Construccion.B129]" office:value-type="float" office:value="128">
            <text:p>128</text:p>
          </table:table-cell>
          <table:table-cell office:value-type="string">
            <text:p>Conecciones</text:p>
          </table:table-cell>
          <table:table-cell table:formula="oooc:=[Construccion.C129]" office:value-type="string" office:string-value="Consultar Cuadrilla">
            <text:p>Consultar Cuadrilla</text:p>
          </table:table-cell>
          <table:table-cell table:formula="oooc:=[Construccion.M129]" office:value-type="float" office:value="3.0576">
            <text:p>3,06</text:p>
          </table:table-cell>
          <table:table-cell table:formula="oooc:=[.D131]*[.$E$3]" office:value-type="float" office:value="3.36336">
            <text:p>3,36</text:p>
          </table:table-cell>
          <table:table-cell table:formula="oooc:=[.D131]*[.$F$3]" office:value-type="float" office:value="3.21048">
            <text:p>3,21</text:p>
          </table:table-cell>
          <table:table-cell table:formula="oooc:=[.D131]*[.$G$3]" office:value-type="float" office:value="1.5288">
            <text:p>1,53</text:p>
          </table:table-cell>
          <table:table-cell table:formula="oooc:=[.D131]*[.$H$3]" office:value-type="float" office:value="1.5288">
            <text:p>1,53</text:p>
          </table:table-cell>
          <table:table-cell table:formula="oooc:=SUM([.D131:.H131])" office:value-type="float" office:value="12.68904">
            <text:p>12,69</text:p>
          </table:table-cell>
          <table:table-cell table:number-columns-repeated="247"/>
        </table:table-row>
        <table:table-row table:style-name="ro1">
          <table:table-cell table:formula="oooc:=[Construccion.B130]" office:value-type="float" office:value="129">
            <text:p>129</text:p>
          </table:table-cell>
          <table:table-cell office:value-type="string">
            <text:p>Conecciones</text:p>
          </table:table-cell>
          <table:table-cell table:formula="oooc:=[Construccion.C130]" office:value-type="string" office:string-value="Eliminar Cuadrilla">
            <text:p>Eliminar Cuadrilla</text:p>
          </table:table-cell>
          <table:table-cell table:formula="oooc:=[Construccion.M130]" office:value-type="float" office:value="3.0576">
            <text:p>3,06</text:p>
          </table:table-cell>
          <table:table-cell table:formula="oooc:=[.D132]*[.$E$3]" office:value-type="float" office:value="3.36336">
            <text:p>3,36</text:p>
          </table:table-cell>
          <table:table-cell table:formula="oooc:=[.D132]*[.$F$3]" office:value-type="float" office:value="3.21048">
            <text:p>3,21</text:p>
          </table:table-cell>
          <table:table-cell table:formula="oooc:=[.D132]*[.$G$3]" office:value-type="float" office:value="1.5288">
            <text:p>1,53</text:p>
          </table:table-cell>
          <table:table-cell table:formula="oooc:=[.D132]*[.$H$3]" office:value-type="float" office:value="1.5288">
            <text:p>1,53</text:p>
          </table:table-cell>
          <table:table-cell table:formula="oooc:=SUM([.D132:.H132])" office:value-type="float" office:value="12.68904">
            <text:p>12,69</text:p>
          </table:table-cell>
          <table:table-cell table:number-columns-repeated="247"/>
        </table:table-row>
        <table:table-row table:style-name="ro1">
          <table:table-cell table:formula="oooc:=[Construccion.B131]" office:value-type="float" office:value="130">
            <text:p>130</text:p>
          </table:table-cell>
          <table:table-cell office:value-type="string">
            <text:p>Conecciones</text:p>
          </table:table-cell>
          <table:table-cell table:formula="oooc:=[Construccion.C131]" office:value-type="string" office:string-value="Generar OT de Alta de Nueva Conexión">
            <text:p>Generar OT de Alta de Nueva Conexión</text:p>
          </table:table-cell>
          <table:table-cell table:formula="oooc:=[Construccion.M131]" office:value-type="float" office:value="7.94976">
            <text:p>7,95</text:p>
          </table:table-cell>
          <table:table-cell table:formula="oooc:=[.D133]*[.$E$3]" office:value-type="float" office:value="8.744736">
            <text:p>8,74</text:p>
          </table:table-cell>
          <table:table-cell table:formula="oooc:=[.D133]*[.$F$3]" office:value-type="float" office:value="8.347248">
            <text:p>8,35</text:p>
          </table:table-cell>
          <table:table-cell table:formula="oooc:=[.D133]*[.$G$3]" office:value-type="float" office:value="3.97488">
            <text:p>3,97</text:p>
          </table:table-cell>
          <table:table-cell table:formula="oooc:=[.D133]*[.$H$3]" office:value-type="float" office:value="3.97488">
            <text:p>3,97</text:p>
          </table:table-cell>
          <table:table-cell table:formula="oooc:=SUM([.D133:.H133])" office:value-type="float" office:value="32.991504">
            <text:p>32,99</text:p>
          </table:table-cell>
          <table:table-cell table:number-columns-repeated="247"/>
        </table:table-row>
        <table:table-row table:style-name="ro1" table:visibility="filter">
          <table:table-cell table:formula="oooc:=[Construccion.B132]" office:value-type="float" office:value="131">
            <text:p>131</text:p>
          </table:table-cell>
          <table:table-cell office:value-type="string">
            <text:p>Facturacion</text:p>
          </table:table-cell>
          <table:table-cell table:formula="oooc:=[Construccion.C132]" office:value-type="string" office:string-value="Registrar cobro">
            <text:p>Registrar cobro</text:p>
          </table:table-cell>
          <table:table-cell table:formula="oooc:=[Construccion.M132]" office:value-type="float" office:value="7.94976">
            <text:p>7,95</text:p>
          </table:table-cell>
          <table:table-cell table:formula="oooc:=[.D134]*[.$E$3]" office:value-type="float" office:value="8.744736">
            <text:p>8,74</text:p>
          </table:table-cell>
          <table:table-cell table:formula="oooc:=[.D134]*[.$F$3]" office:value-type="float" office:value="8.347248">
            <text:p>8,35</text:p>
          </table:table-cell>
          <table:table-cell table:formula="oooc:=[.D134]*[.$G$3]" office:value-type="float" office:value="3.97488">
            <text:p>3,97</text:p>
          </table:table-cell>
          <table:table-cell table:formula="oooc:=[.D134]*[.$H$3]" office:value-type="float" office:value="3.97488">
            <text:p>3,97</text:p>
          </table:table-cell>
          <table:table-cell table:formula="oooc:=SUM([.D134:.H134])" office:value-type="float" office:value="32.991504">
            <text:p>32,99</text:p>
          </table:table-cell>
          <table:table-cell table:number-columns-repeated="247"/>
        </table:table-row>
        <table:table-row table:style-name="ro1">
          <table:table-cell table:formula="oooc:=[Construccion.B133]" office:value-type="float" office:value="132">
            <text:p>132</text:p>
          </table:table-cell>
          <table:table-cell office:value-type="string">
            <text:p>Conecciones</text:p>
          </table:table-cell>
          <table:table-cell table:formula="oooc:=[Construccion.C133]" office:value-type="string" office:string-value="Confirmar OT de Alta de Nueva Conexión">
            <text:p>Confirmar OT de Alta de Nueva Conexión</text:p>
          </table:table-cell>
          <table:table-cell table:formula="oooc:=[Construccion.M133]" office:value-type="float" office:value="3.0576">
            <text:p>3,06</text:p>
          </table:table-cell>
          <table:table-cell table:formula="oooc:=[.D135]*[.$E$3]" office:value-type="float" office:value="3.36336">
            <text:p>3,36</text:p>
          </table:table-cell>
          <table:table-cell table:formula="oooc:=[.D135]*[.$F$3]" office:value-type="float" office:value="3.21048">
            <text:p>3,21</text:p>
          </table:table-cell>
          <table:table-cell table:formula="oooc:=[.D135]*[.$G$3]" office:value-type="float" office:value="1.5288">
            <text:p>1,53</text:p>
          </table:table-cell>
          <table:table-cell table:formula="oooc:=[.D135]*[.$H$3]" office:value-type="float" office:value="1.5288">
            <text:p>1,53</text:p>
          </table:table-cell>
          <table:table-cell table:formula="oooc:=SUM([.D135:.H135])" office:value-type="float" office:value="12.68904">
            <text:p>12,69</text:p>
          </table:table-cell>
          <table:table-cell table:number-columns-repeated="247"/>
        </table:table-row>
        <table:table-row table:style-name="ro1">
          <table:table-cell table:formula="oooc:=[Construccion.B134]" office:value-type="float" office:value="133">
            <text:p>133</text:p>
          </table:table-cell>
          <table:table-cell office:value-type="string">
            <text:p>Conecciones</text:p>
          </table:table-cell>
          <table:table-cell table:formula="oooc:=[Construccion.C134]" office:value-type="string" office:string-value="Sincronizar OT On Line">
            <text:p>Sincronizar OT On Line</text:p>
          </table:table-cell>
          <table:table-cell table:formula="oooc:=[Construccion.M134]" office:value-type="float" office:value="7.94976">
            <text:p>7,95</text:p>
          </table:table-cell>
          <table:table-cell table:formula="oooc:=[.D136]*[.$E$3]" office:value-type="float" office:value="8.744736">
            <text:p>8,74</text:p>
          </table:table-cell>
          <table:table-cell table:formula="oooc:=[.D136]*[.$F$3]" office:value-type="float" office:value="8.347248">
            <text:p>8,35</text:p>
          </table:table-cell>
          <table:table-cell table:formula="oooc:=[.D136]*[.$G$3]" office:value-type="float" office:value="3.97488">
            <text:p>3,97</text:p>
          </table:table-cell>
          <table:table-cell table:formula="oooc:=[.D136]*[.$H$3]" office:value-type="float" office:value="3.97488">
            <text:p>3,97</text:p>
          </table:table-cell>
          <table:table-cell table:formula="oooc:=SUM([.D136:.H136])" office:value-type="float" office:value="32.991504">
            <text:p>32,99</text:p>
          </table:table-cell>
          <table:table-cell table:number-columns-repeated="247"/>
        </table:table-row>
        <table:table-row table:style-name="ro1">
          <table:table-cell table:formula="oooc:=[Construccion.B135]" office:value-type="float" office:value="134">
            <text:p>134</text:p>
          </table:table-cell>
          <table:table-cell office:value-type="string">
            <text:p>Conecciones</text:p>
          </table:table-cell>
          <table:table-cell table:formula="oooc:=[Construccion.C135]" office:value-type="string" office:string-value="Registrar Material">
            <text:p>Registrar Material</text:p>
          </table:table-cell>
          <table:table-cell table:formula="oooc:=[Construccion.M135]" office:value-type="float" office:value="3.0576">
            <text:p>3,06</text:p>
          </table:table-cell>
          <table:table-cell table:formula="oooc:=[.D137]*[.$E$3]" office:value-type="float" office:value="3.36336">
            <text:p>3,36</text:p>
          </table:table-cell>
          <table:table-cell table:formula="oooc:=[.D137]*[.$F$3]" office:value-type="float" office:value="3.21048">
            <text:p>3,21</text:p>
          </table:table-cell>
          <table:table-cell table:formula="oooc:=[.D137]*[.$G$3]" office:value-type="float" office:value="1.5288">
            <text:p>1,53</text:p>
          </table:table-cell>
          <table:table-cell table:formula="oooc:=[.D137]*[.$H$3]" office:value-type="float" office:value="1.5288">
            <text:p>1,53</text:p>
          </table:table-cell>
          <table:table-cell table:formula="oooc:=SUM([.D137:.H137])" office:value-type="float" office:value="12.68904">
            <text:p>12,69</text:p>
          </table:table-cell>
          <table:table-cell table:number-columns-repeated="247"/>
        </table:table-row>
        <table:table-row table:style-name="ro1">
          <table:table-cell table:formula="oooc:=[Construccion.B136]" office:value-type="float" office:value="135">
            <text:p>135</text:p>
          </table:table-cell>
          <table:table-cell office:value-type="string">
            <text:p>Conecciones</text:p>
          </table:table-cell>
          <table:table-cell table:formula="oooc:=[Construccion.C136]" office:value-type="string" office:string-value="Modificar Material">
            <text:p>Modificar Material</text:p>
          </table:table-cell>
          <table:table-cell table:formula="oooc:=[Construccion.M136]" office:value-type="float" office:value="3.0576">
            <text:p>3,06</text:p>
          </table:table-cell>
          <table:table-cell table:formula="oooc:=[.D138]*[.$E$3]" office:value-type="float" office:value="3.36336">
            <text:p>3,36</text:p>
          </table:table-cell>
          <table:table-cell table:formula="oooc:=[.D138]*[.$F$3]" office:value-type="float" office:value="3.21048">
            <text:p>3,21</text:p>
          </table:table-cell>
          <table:table-cell table:formula="oooc:=[.D138]*[.$G$3]" office:value-type="float" office:value="1.5288">
            <text:p>1,53</text:p>
          </table:table-cell>
          <table:table-cell table:formula="oooc:=[.D138]*[.$H$3]" office:value-type="float" office:value="1.5288">
            <text:p>1,53</text:p>
          </table:table-cell>
          <table:table-cell table:formula="oooc:=SUM([.D138:.H138])" office:value-type="float" office:value="12.68904">
            <text:p>12,69</text:p>
          </table:table-cell>
          <table:table-cell table:number-columns-repeated="247"/>
        </table:table-row>
        <table:table-row table:style-name="ro1">
          <table:table-cell table:formula="oooc:=[Construccion.B137]" office:value-type="float" office:value="136">
            <text:p>136</text:p>
          </table:table-cell>
          <table:table-cell office:value-type="string">
            <text:p>Conecciones</text:p>
          </table:table-cell>
          <table:table-cell table:formula="oooc:=[Construccion.C137]" office:value-type="string" office:string-value="Consultar Material">
            <text:p>Consultar Material</text:p>
          </table:table-cell>
          <table:table-cell table:formula="oooc:=[Construccion.M137]" office:value-type="float" office:value="3.0576">
            <text:p>3,06</text:p>
          </table:table-cell>
          <table:table-cell table:formula="oooc:=[.D139]*[.$E$3]" office:value-type="float" office:value="3.36336">
            <text:p>3,36</text:p>
          </table:table-cell>
          <table:table-cell table:formula="oooc:=[.D139]*[.$F$3]" office:value-type="float" office:value="3.21048">
            <text:p>3,21</text:p>
          </table:table-cell>
          <table:table-cell table:formula="oooc:=[.D139]*[.$G$3]" office:value-type="float" office:value="1.5288">
            <text:p>1,53</text:p>
          </table:table-cell>
          <table:table-cell table:formula="oooc:=[.D139]*[.$H$3]" office:value-type="float" office:value="1.5288">
            <text:p>1,53</text:p>
          </table:table-cell>
          <table:table-cell table:formula="oooc:=SUM([.D139:.H139])" office:value-type="float" office:value="12.68904">
            <text:p>12,69</text:p>
          </table:table-cell>
          <table:table-cell table:number-columns-repeated="247"/>
        </table:table-row>
        <table:table-row table:style-name="ro1">
          <table:table-cell table:formula="oooc:=[Construccion.B138]" office:value-type="float" office:value="137">
            <text:p>137</text:p>
          </table:table-cell>
          <table:table-cell office:value-type="string">
            <text:p>Conecciones</text:p>
          </table:table-cell>
          <table:table-cell table:formula="oooc:=[Construccion.C138]" office:value-type="string" office:string-value="Eliminar Material">
            <text:p>Eliminar Material</text:p>
          </table:table-cell>
          <table:table-cell table:formula="oooc:=[Construccion.M138]" office:value-type="float" office:value="3.0576">
            <text:p>3,06</text:p>
          </table:table-cell>
          <table:table-cell table:formula="oooc:=[.D140]*[.$E$3]" office:value-type="float" office:value="3.36336">
            <text:p>3,36</text:p>
          </table:table-cell>
          <table:table-cell table:formula="oooc:=[.D140]*[.$F$3]" office:value-type="float" office:value="3.21048">
            <text:p>3,21</text:p>
          </table:table-cell>
          <table:table-cell table:formula="oooc:=[.D140]*[.$G$3]" office:value-type="float" office:value="1.5288">
            <text:p>1,53</text:p>
          </table:table-cell>
          <table:table-cell table:formula="oooc:=[.D140]*[.$H$3]" office:value-type="float" office:value="1.5288">
            <text:p>1,53</text:p>
          </table:table-cell>
          <table:table-cell table:formula="oooc:=SUM([.D140:.H140])" office:value-type="float" office:value="12.68904">
            <text:p>12,69</text:p>
          </table:table-cell>
          <table:table-cell table:number-columns-repeated="247"/>
        </table:table-row>
        <table:table-row table:style-name="ro1" table:visibility="filter">
          <table:table-cell table:formula="oooc:=[Construccion.B139]" office:value-type="float" office:value="138">
            <text:p>138</text:p>
          </table:table-cell>
          <table:table-cell office:value-type="string">
            <text:p>Administración Interna</text:p>
          </table:table-cell>
          <table:table-cell table:formula="oooc:=[Construccion.C139]" office:value-type="string" office:string-value="Registrar Vehículo">
            <text:p>Registrar Vehículo</text:p>
          </table:table-cell>
          <table:table-cell table:formula="oooc:=[Construccion.M139]" office:value-type="float" office:value="3.0576">
            <text:p>3,06</text:p>
          </table:table-cell>
          <table:table-cell table:formula="oooc:=[.D141]*[.$E$3]" office:value-type="float" office:value="3.36336">
            <text:p>3,36</text:p>
          </table:table-cell>
          <table:table-cell table:formula="oooc:=[.D141]*[.$F$3]" office:value-type="float" office:value="3.21048">
            <text:p>3,21</text:p>
          </table:table-cell>
          <table:table-cell table:formula="oooc:=[.D141]*[.$G$3]" office:value-type="float" office:value="1.5288">
            <text:p>1,53</text:p>
          </table:table-cell>
          <table:table-cell table:formula="oooc:=[.D141]*[.$H$3]" office:value-type="float" office:value="1.5288">
            <text:p>1,53</text:p>
          </table:table-cell>
          <table:table-cell table:formula="oooc:=SUM([.D141:.H141])" office:value-type="float" office:value="12.68904">
            <text:p>12,69</text:p>
          </table:table-cell>
          <table:table-cell table:number-columns-repeated="247"/>
        </table:table-row>
        <table:table-row table:style-name="ro1" table:visibility="filter">
          <table:table-cell table:formula="oooc:=[Construccion.B140]" office:value-type="float" office:value="139">
            <text:p>139</text:p>
          </table:table-cell>
          <table:table-cell office:value-type="string">
            <text:p>Administración Interna</text:p>
          </table:table-cell>
          <table:table-cell table:formula="oooc:=[Construccion.C140]" office:value-type="string" office:string-value="Modificar Vehículo">
            <text:p>Modificar Vehículo</text:p>
          </table:table-cell>
          <table:table-cell table:formula="oooc:=[Construccion.M140]" office:value-type="float" office:value="3.0576">
            <text:p>3,06</text:p>
          </table:table-cell>
          <table:table-cell table:formula="oooc:=[.D142]*[.$E$3]" office:value-type="float" office:value="3.36336">
            <text:p>3,36</text:p>
          </table:table-cell>
          <table:table-cell table:formula="oooc:=[.D142]*[.$F$3]" office:value-type="float" office:value="3.21048">
            <text:p>3,21</text:p>
          </table:table-cell>
          <table:table-cell table:formula="oooc:=[.D142]*[.$G$3]" office:value-type="float" office:value="1.5288">
            <text:p>1,53</text:p>
          </table:table-cell>
          <table:table-cell table:formula="oooc:=[.D142]*[.$H$3]" office:value-type="float" office:value="1.5288">
            <text:p>1,53</text:p>
          </table:table-cell>
          <table:table-cell table:formula="oooc:=SUM([.D142:.H142])" office:value-type="float" office:value="12.68904">
            <text:p>12,69</text:p>
          </table:table-cell>
          <table:table-cell table:number-columns-repeated="247"/>
        </table:table-row>
        <table:table-row table:style-name="ro1" table:visibility="filter">
          <table:table-cell table:formula="oooc:=[Construccion.B141]" office:value-type="float" office:value="140">
            <text:p>140</text:p>
          </table:table-cell>
          <table:table-cell office:value-type="string">
            <text:p>Administración Interna</text:p>
          </table:table-cell>
          <table:table-cell table:formula="oooc:=[Construccion.C141]" office:value-type="string" office:string-value="Consultar Vehículo">
            <text:p>Consultar Vehículo</text:p>
          </table:table-cell>
          <table:table-cell table:formula="oooc:=[Construccion.M141]" office:value-type="float" office:value="3.0576">
            <text:p>3,06</text:p>
          </table:table-cell>
          <table:table-cell table:formula="oooc:=[.D143]*[.$E$3]" office:value-type="float" office:value="3.36336">
            <text:p>3,36</text:p>
          </table:table-cell>
          <table:table-cell table:formula="oooc:=[.D143]*[.$F$3]" office:value-type="float" office:value="3.21048">
            <text:p>3,21</text:p>
          </table:table-cell>
          <table:table-cell table:formula="oooc:=[.D143]*[.$G$3]" office:value-type="float" office:value="1.5288">
            <text:p>1,53</text:p>
          </table:table-cell>
          <table:table-cell table:formula="oooc:=[.D143]*[.$H$3]" office:value-type="float" office:value="1.5288">
            <text:p>1,53</text:p>
          </table:table-cell>
          <table:table-cell table:formula="oooc:=SUM([.D143:.H143])" office:value-type="float" office:value="12.68904">
            <text:p>12,69</text:p>
          </table:table-cell>
          <table:table-cell table:number-columns-repeated="247"/>
        </table:table-row>
        <table:table-row table:style-name="ro1" table:visibility="filter">
          <table:table-cell table:formula="oooc:=[Construccion.B142]" office:value-type="float" office:value="141">
            <text:p>141</text:p>
          </table:table-cell>
          <table:table-cell office:value-type="string">
            <text:p>Administración Interna</text:p>
          </table:table-cell>
          <table:table-cell table:formula="oooc:=[Construccion.C142]" office:value-type="string" office:string-value="Eliminar Vehículo">
            <text:p>Eliminar Vehículo</text:p>
          </table:table-cell>
          <table:table-cell table:formula="oooc:=[Construccion.M142]" office:value-type="float" office:value="3.0576">
            <text:p>3,06</text:p>
          </table:table-cell>
          <table:table-cell table:formula="oooc:=[.D144]*[.$E$3]" office:value-type="float" office:value="3.36336">
            <text:p>3,36</text:p>
          </table:table-cell>
          <table:table-cell table:formula="oooc:=[.D144]*[.$F$3]" office:value-type="float" office:value="3.21048">
            <text:p>3,21</text:p>
          </table:table-cell>
          <table:table-cell table:formula="oooc:=[.D144]*[.$G$3]" office:value-type="float" office:value="1.5288">
            <text:p>1,53</text:p>
          </table:table-cell>
          <table:table-cell table:formula="oooc:=[.D144]*[.$H$3]" office:value-type="float" office:value="1.5288">
            <text:p>1,53</text:p>
          </table:table-cell>
          <table:table-cell table:formula="oooc:=SUM([.D144:.H144])" office:value-type="float" office:value="12.68904">
            <text:p>12,69</text:p>
          </table:table-cell>
          <table:table-cell table:number-columns-repeated="247"/>
        </table:table-row>
        <table:table-row table:style-name="ro1">
          <table:table-cell table:formula="oooc:=[Construccion.B143]" office:value-type="float" office:value="142">
            <text:p>142</text:p>
          </table:table-cell>
          <table:table-cell office:value-type="string">
            <text:p>Conecciones</text:p>
          </table:table-cell>
          <table:table-cell table:formula="oooc:=[Construccion.C143]" office:value-type="string" office:string-value="Generar Informe de OT Asignadas por Cuadrilla">
            <text:p>Generar Informe de OT Asignadas por Cuadrilla</text:p>
          </table:table-cell>
          <table:table-cell table:formula="oooc:=[Construccion.M143]" office:value-type="float" office:value="7.94976">
            <text:p>7,95</text:p>
          </table:table-cell>
          <table:table-cell table:formula="oooc:=[.D145]*[.$E$3]" office:value-type="float" office:value="8.744736">
            <text:p>8,74</text:p>
          </table:table-cell>
          <table:table-cell table:formula="oooc:=[.D145]*[.$F$3]" office:value-type="float" office:value="8.347248">
            <text:p>8,35</text:p>
          </table:table-cell>
          <table:table-cell table:formula="oooc:=[.D145]*[.$G$3]" office:value-type="float" office:value="3.97488">
            <text:p>3,97</text:p>
          </table:table-cell>
          <table:table-cell table:formula="oooc:=[.D145]*[.$H$3]" office:value-type="float" office:value="3.97488">
            <text:p>3,97</text:p>
          </table:table-cell>
          <table:table-cell table:formula="oooc:=SUM([.D145:.H145])" office:value-type="float" office:value="32.991504">
            <text:p>32,99</text:p>
          </table:table-cell>
          <table:table-cell table:number-columns-repeated="247"/>
        </table:table-row>
        <table:table-row table:style-name="ro1" table:visibility="filter">
          <table:table-cell table:formula="oooc:=[Construccion.B144]" office:value-type="float" office:value="143">
            <text:p>143</text:p>
          </table:table-cell>
          <table:table-cell office:value-type="string">
            <text:p>Administración Interna</text:p>
          </table:table-cell>
          <table:table-cell table:formula="oooc:=[Construccion.C144]" office:value-type="string" office:string-value="Registrar Tipo de Trabajo">
            <text:p>Registrar Tipo de Trabajo</text:p>
          </table:table-cell>
          <table:table-cell table:formula="oooc:=[Construccion.M144]" office:value-type="float" office:value="3.0576">
            <text:p>3,06</text:p>
          </table:table-cell>
          <table:table-cell table:formula="oooc:=[.D146]*[.$E$3]" office:value-type="float" office:value="3.36336">
            <text:p>3,36</text:p>
          </table:table-cell>
          <table:table-cell table:formula="oooc:=[.D146]*[.$F$3]" office:value-type="float" office:value="3.21048">
            <text:p>3,21</text:p>
          </table:table-cell>
          <table:table-cell table:formula="oooc:=[.D146]*[.$G$3]" office:value-type="float" office:value="1.5288">
            <text:p>1,53</text:p>
          </table:table-cell>
          <table:table-cell table:formula="oooc:=[.D146]*[.$H$3]" office:value-type="float" office:value="1.5288">
            <text:p>1,53</text:p>
          </table:table-cell>
          <table:table-cell table:formula="oooc:=SUM([.D146:.H146])" office:value-type="float" office:value="12.68904">
            <text:p>12,69</text:p>
          </table:table-cell>
          <table:table-cell table:number-columns-repeated="247"/>
        </table:table-row>
        <table:table-row table:style-name="ro1">
          <table:table-cell table:formula="oooc:=[Construccion.B145]" office:value-type="float" office:value="144">
            <text:p>144</text:p>
          </table:table-cell>
          <table:table-cell office:value-type="string">
            <text:p>Conecciones</text:p>
          </table:table-cell>
          <table:table-cell table:formula="oooc:=[Construccion.C145]" office:value-type="string" office:string-value="Eliminar Tipo de Cuadrilla">
            <text:p>Eliminar Tipo de Cuadrilla</text:p>
          </table:table-cell>
          <table:table-cell table:formula="oooc:=[Construccion.M145]" office:value-type="float" office:value="3.0576">
            <text:p>3,06</text:p>
          </table:table-cell>
          <table:table-cell table:formula="oooc:=[.D147]*[.$E$3]" office:value-type="float" office:value="3.36336">
            <text:p>3,36</text:p>
          </table:table-cell>
          <table:table-cell table:formula="oooc:=[.D147]*[.$F$3]" office:value-type="float" office:value="3.21048">
            <text:p>3,21</text:p>
          </table:table-cell>
          <table:table-cell table:formula="oooc:=[.D147]*[.$G$3]" office:value-type="float" office:value="1.5288">
            <text:p>1,53</text:p>
          </table:table-cell>
          <table:table-cell table:formula="oooc:=[.D147]*[.$H$3]" office:value-type="float" office:value="1.5288">
            <text:p>1,53</text:p>
          </table:table-cell>
          <table:table-cell table:formula="oooc:=SUM([.D147:.H147])" office:value-type="float" office:value="12.68904">
            <text:p>12,69</text:p>
          </table:table-cell>
          <table:table-cell table:number-columns-repeated="247"/>
        </table:table-row>
        <table:table-row table:style-name="ro1">
          <table:table-cell table:formula="oooc:=[Construccion.B146]" office:value-type="float" office:value="145">
            <text:p>145</text:p>
          </table:table-cell>
          <table:table-cell office:value-type="string">
            <text:p>Conecciones</text:p>
          </table:table-cell>
          <table:table-cell table:formula="oooc:=[Construccion.C146]" office:value-type="string" office:string-value="Consultar Tipo de Cuadrilla">
            <text:p>Consultar Tipo de Cuadrilla</text:p>
          </table:table-cell>
          <table:table-cell table:formula="oooc:=[Construccion.M146]" office:value-type="float" office:value="3.0576">
            <text:p>3,06</text:p>
          </table:table-cell>
          <table:table-cell table:formula="oooc:=[.D148]*[.$E$3]" office:value-type="float" office:value="3.36336">
            <text:p>3,36</text:p>
          </table:table-cell>
          <table:table-cell table:formula="oooc:=[.D148]*[.$F$3]" office:value-type="float" office:value="3.21048">
            <text:p>3,21</text:p>
          </table:table-cell>
          <table:table-cell table:formula="oooc:=[.D148]*[.$G$3]" office:value-type="float" office:value="1.5288">
            <text:p>1,53</text:p>
          </table:table-cell>
          <table:table-cell table:formula="oooc:=[.D148]*[.$H$3]" office:value-type="float" office:value="1.5288">
            <text:p>1,53</text:p>
          </table:table-cell>
          <table:table-cell table:formula="oooc:=SUM([.D148:.H148])" office:value-type="float" office:value="12.68904">
            <text:p>12,69</text:p>
          </table:table-cell>
          <table:table-cell table:number-columns-repeated="247"/>
        </table:table-row>
        <table:table-row table:style-name="ro1">
          <table:table-cell table:formula="oooc:=[Construccion.B147]" office:value-type="float" office:value="146">
            <text:p>146</text:p>
          </table:table-cell>
          <table:table-cell office:value-type="string">
            <text:p>Conecciones</text:p>
          </table:table-cell>
          <table:table-cell table:formula="oooc:=[Construccion.C147]" office:value-type="string" office:string-value="Modificar Tipo de Cuadrilla">
            <text:p>Modificar Tipo de Cuadrilla</text:p>
          </table:table-cell>
          <table:table-cell table:formula="oooc:=[Construccion.M147]" office:value-type="float" office:value="3.0576">
            <text:p>3,06</text:p>
          </table:table-cell>
          <table:table-cell table:formula="oooc:=[.D149]*[.$E$3]" office:value-type="float" office:value="3.36336">
            <text:p>3,36</text:p>
          </table:table-cell>
          <table:table-cell table:formula="oooc:=[.D149]*[.$F$3]" office:value-type="float" office:value="3.21048">
            <text:p>3,21</text:p>
          </table:table-cell>
          <table:table-cell table:formula="oooc:=[.D149]*[.$G$3]" office:value-type="float" office:value="1.5288">
            <text:p>1,53</text:p>
          </table:table-cell>
          <table:table-cell table:formula="oooc:=[.D149]*[.$H$3]" office:value-type="float" office:value="1.5288">
            <text:p>1,53</text:p>
          </table:table-cell>
          <table:table-cell table:formula="oooc:=SUM([.D149:.H149])" office:value-type="float" office:value="12.68904">
            <text:p>12,69</text:p>
          </table:table-cell>
          <table:table-cell table:number-columns-repeated="247"/>
        </table:table-row>
        <table:table-row table:style-name="ro1">
          <table:table-cell table:formula="oooc:=[Construccion.B148]" office:value-type="float" office:value="147">
            <text:p>147</text:p>
          </table:table-cell>
          <table:table-cell office:value-type="string">
            <text:p>Conecciones</text:p>
          </table:table-cell>
          <table:table-cell table:formula="oooc:=[Construccion.C148]" office:value-type="string" office:string-value="Registrar Tipo de Cuadrilla">
            <text:p>Registrar Tipo de Cuadrilla</text:p>
          </table:table-cell>
          <table:table-cell table:formula="oooc:=[Construccion.M148]" office:value-type="float" office:value="3.0576">
            <text:p>3,06</text:p>
          </table:table-cell>
          <table:table-cell table:formula="oooc:=[.D150]*[.$E$3]" office:value-type="float" office:value="3.36336">
            <text:p>3,36</text:p>
          </table:table-cell>
          <table:table-cell table:formula="oooc:=[.D150]*[.$F$3]" office:value-type="float" office:value="3.21048">
            <text:p>3,21</text:p>
          </table:table-cell>
          <table:table-cell table:formula="oooc:=[.D150]*[.$G$3]" office:value-type="float" office:value="1.5288">
            <text:p>1,53</text:p>
          </table:table-cell>
          <table:table-cell table:formula="oooc:=[.D150]*[.$H$3]" office:value-type="float" office:value="1.5288">
            <text:p>1,53</text:p>
          </table:table-cell>
          <table:table-cell table:formula="oooc:=SUM([.D150:.H150])" office:value-type="float" office:value="12.68904">
            <text:p>12,69</text:p>
          </table:table-cell>
          <table:table-cell table:number-columns-repeated="247"/>
        </table:table-row>
        <table:table-row table:style-name="ro1">
          <table:table-cell table:formula="oooc:=[Construccion.B149]" office:value-type="float" office:value="148">
            <text:p>148</text:p>
          </table:table-cell>
          <table:table-cell office:value-type="string">
            <text:p>Conecciones</text:p>
          </table:table-cell>
          <table:table-cell table:formula="oooc:=[Construccion.C149]" office:value-type="string" office:string-value="Actualizar Stock de Materiales">
            <text:p>Actualizar Stock de Materiales</text:p>
          </table:table-cell>
          <table:table-cell table:formula="oooc:=[Construccion.M149]" office:value-type="float" office:value="3.0576">
            <text:p>3,06</text:p>
          </table:table-cell>
          <table:table-cell table:formula="oooc:=[.D151]*[.$E$3]" office:value-type="float" office:value="3.36336">
            <text:p>3,36</text:p>
          </table:table-cell>
          <table:table-cell table:formula="oooc:=[.D151]*[.$F$3]" office:value-type="float" office:value="3.21048">
            <text:p>3,21</text:p>
          </table:table-cell>
          <table:table-cell table:formula="oooc:=[.D151]*[.$G$3]" office:value-type="float" office:value="1.5288">
            <text:p>1,53</text:p>
          </table:table-cell>
          <table:table-cell table:formula="oooc:=[.D151]*[.$H$3]" office:value-type="float" office:value="1.5288">
            <text:p>1,53</text:p>
          </table:table-cell>
          <table:table-cell table:formula="oooc:=SUM([.D151:.H151])" office:value-type="float" office:value="12.68904">
            <text:p>12,69</text:p>
          </table:table-cell>
          <table:table-cell table:number-columns-repeated="247"/>
        </table:table-row>
        <table:table-row table:style-name="ro1">
          <table:table-cell table:formula="oooc:=[Construccion.B150]" office:value-type="float" office:value="149">
            <text:p>149</text:p>
          </table:table-cell>
          <table:table-cell office:value-type="string">
            <text:p>Conecciones</text:p>
          </table:table-cell>
          <table:table-cell table:formula="oooc:=[Construccion.C150]" office:value-type="string" office:string-value="Generar Informe de Trabajos Realizados por Cuadrillas">
            <text:p>Generar Informe de Trabajos Realizados por Cuadrillas</text:p>
          </table:table-cell>
          <table:table-cell table:formula="oooc:=[Construccion.M150]" office:value-type="float" office:value="3.0576">
            <text:p>3,06</text:p>
          </table:table-cell>
          <table:table-cell table:formula="oooc:=[.D152]*[.$E$3]" office:value-type="float" office:value="3.36336">
            <text:p>3,36</text:p>
          </table:table-cell>
          <table:table-cell table:formula="oooc:=[.D152]*[.$F$3]" office:value-type="float" office:value="3.21048">
            <text:p>3,21</text:p>
          </table:table-cell>
          <table:table-cell table:formula="oooc:=[.D152]*[.$G$3]" office:value-type="float" office:value="1.5288">
            <text:p>1,53</text:p>
          </table:table-cell>
          <table:table-cell table:formula="oooc:=[.D152]*[.$H$3]" office:value-type="float" office:value="1.5288">
            <text:p>1,53</text:p>
          </table:table-cell>
          <table:table-cell table:formula="oooc:=SUM([.D152:.H152])" office:value-type="float" office:value="12.68904">
            <text:p>12,69</text:p>
          </table:table-cell>
          <table:table-cell table:number-columns-repeated="247"/>
        </table:table-row>
        <table:table-row table:style-name="ro1">
          <table:table-cell table:formula="oooc:=[Construccion.B151]" office:value-type="float" office:value="150">
            <text:p>150</text:p>
          </table:table-cell>
          <table:table-cell office:value-type="string">
            <text:p>Conecciones</text:p>
          </table:table-cell>
          <table:table-cell table:formula="oooc:=[Construccion.C151]" office:value-type="string" office:string-value="Generar Orden de Compra de Materiales">
            <text:p>Generar Orden de Compra de Materiales</text:p>
          </table:table-cell>
          <table:table-cell table:formula="oooc:=[Construccion.M151]" office:value-type="float" office:value="3.0576">
            <text:p>3,06</text:p>
          </table:table-cell>
          <table:table-cell table:formula="oooc:=[.D153]*[.$E$3]" office:value-type="float" office:value="3.36336">
            <text:p>3,36</text:p>
          </table:table-cell>
          <table:table-cell table:formula="oooc:=[.D153]*[.$F$3]" office:value-type="float" office:value="3.21048">
            <text:p>3,21</text:p>
          </table:table-cell>
          <table:table-cell table:formula="oooc:=[.D153]*[.$G$3]" office:value-type="float" office:value="1.5288">
            <text:p>1,53</text:p>
          </table:table-cell>
          <table:table-cell table:formula="oooc:=[.D153]*[.$H$3]" office:value-type="float" office:value="1.5288">
            <text:p>1,53</text:p>
          </table:table-cell>
          <table:table-cell table:formula="oooc:=SUM([.D153:.H153])" office:value-type="float" office:value="12.68904">
            <text:p>12,69</text:p>
          </table:table-cell>
          <table:table-cell table:number-columns-repeated="247"/>
        </table:table-row>
        <table:table-row table:style-name="ro1">
          <table:table-cell table:formula="oooc:=[Construccion.B152]" office:value-type="float" office:value="151">
            <text:p>151</text:p>
          </table:table-cell>
          <table:table-cell office:value-type="string">
            <text:p>Conecciones</text:p>
          </table:table-cell>
          <table:table-cell table:formula="oooc:=[Construccion.C152]" office:value-type="string" office:string-value="Generar Informe de Materiales Faltantes">
            <text:p>Generar Informe de Materiales Faltantes</text:p>
          </table:table-cell>
          <table:table-cell table:formula="oooc:=[Construccion.M152]" office:value-type="float" office:value="3.0576">
            <text:p>3,06</text:p>
          </table:table-cell>
          <table:table-cell table:formula="oooc:=[.D154]*[.$E$3]" office:value-type="float" office:value="3.36336">
            <text:p>3,36</text:p>
          </table:table-cell>
          <table:table-cell table:formula="oooc:=[.D154]*[.$F$3]" office:value-type="float" office:value="3.21048">
            <text:p>3,21</text:p>
          </table:table-cell>
          <table:table-cell table:formula="oooc:=[.D154]*[.$G$3]" office:value-type="float" office:value="1.5288">
            <text:p>1,53</text:p>
          </table:table-cell>
          <table:table-cell table:formula="oooc:=[.D154]*[.$H$3]" office:value-type="float" office:value="1.5288">
            <text:p>1,53</text:p>
          </table:table-cell>
          <table:table-cell table:formula="oooc:=SUM([.D154:.H154])" office:value-type="float" office:value="12.68904">
            <text:p>12,69</text:p>
          </table:table-cell>
          <table:table-cell table:number-columns-repeated="247"/>
        </table:table-row>
        <table:table-row table:style-name="ro1">
          <table:table-cell table:formula="oooc:=[Construccion.B153]" office:value-type="float" office:value="152">
            <text:p>152</text:p>
          </table:table-cell>
          <table:table-cell office:value-type="string">
            <text:p>Conecciones</text:p>
          </table:table-cell>
          <table:table-cell table:formula="oooc:=[Construccion.C153]" office:value-type="string" office:string-value="Anular OT de Instalación de Medidor">
            <text:p>Anular OT de Instalación de Medidor</text:p>
          </table:table-cell>
          <table:table-cell table:formula="oooc:=[Construccion.M153]" office:value-type="float" office:value="3.0576">
            <text:p>3,06</text:p>
          </table:table-cell>
          <table:table-cell table:formula="oooc:=[.D155]*[.$E$3]" office:value-type="float" office:value="3.36336">
            <text:p>3,36</text:p>
          </table:table-cell>
          <table:table-cell table:formula="oooc:=[.D155]*[.$F$3]" office:value-type="float" office:value="3.21048">
            <text:p>3,21</text:p>
          </table:table-cell>
          <table:table-cell table:formula="oooc:=[.D155]*[.$G$3]" office:value-type="float" office:value="1.5288">
            <text:p>1,53</text:p>
          </table:table-cell>
          <table:table-cell table:formula="oooc:=[.D155]*[.$H$3]" office:value-type="float" office:value="1.5288">
            <text:p>1,53</text:p>
          </table:table-cell>
          <table:table-cell table:formula="oooc:=SUM([.D155:.H155])" office:value-type="float" office:value="12.68904">
            <text:p>12,69</text:p>
          </table:table-cell>
          <table:table-cell table:number-columns-repeated="247"/>
        </table:table-row>
        <table:table-row table:style-name="ro1">
          <table:table-cell table:formula="oooc:=[Construccion.B154]" office:value-type="float" office:value="153">
            <text:p>153</text:p>
          </table:table-cell>
          <table:table-cell office:value-type="string">
            <text:p>Conecciones</text:p>
          </table:table-cell>
          <table:table-cell table:formula="oooc:=[Construccion.C154]" office:value-type="string" office:string-value="Anular OT de Alta de Nueva Conexión">
            <text:p>Anular OT de Alta de Nueva Conexión</text:p>
          </table:table-cell>
          <table:table-cell table:formula="oooc:=[Construccion.M154]" office:value-type="float" office:value="7.94976">
            <text:p>7,95</text:p>
          </table:table-cell>
          <table:table-cell table:formula="oooc:=[.D156]*[.$E$3]" office:value-type="float" office:value="8.744736">
            <text:p>8,74</text:p>
          </table:table-cell>
          <table:table-cell table:formula="oooc:=[.D156]*[.$F$3]" office:value-type="float" office:value="8.347248">
            <text:p>8,35</text:p>
          </table:table-cell>
          <table:table-cell table:formula="oooc:=[.D156]*[.$G$3]" office:value-type="float" office:value="3.97488">
            <text:p>3,97</text:p>
          </table:table-cell>
          <table:table-cell table:formula="oooc:=[.D156]*[.$H$3]" office:value-type="float" office:value="3.97488">
            <text:p>3,97</text:p>
          </table:table-cell>
          <table:table-cell table:formula="oooc:=SUM([.D156:.H156])" office:value-type="float" office:value="32.991504">
            <text:p>32,99</text:p>
          </table:table-cell>
          <table:table-cell table:number-columns-repeated="247"/>
        </table:table-row>
        <table:table-row table:style-name="ro1">
          <table:table-cell table:formula="oooc:=[Construccion.B155]" office:value-type="float" office:value="154">
            <text:p>154</text:p>
          </table:table-cell>
          <table:table-cell office:value-type="string">
            <text:p>Conecciones</text:p>
          </table:table-cell>
          <table:table-cell table:formula="oooc:=[Construccion.C155]" office:value-type="string" office:string-value="Consultar Stock de Materiales">
            <text:p>Consultar Stock de Materiales</text:p>
          </table:table-cell>
          <table:table-cell table:formula="oooc:=[Construccion.M155]" office:value-type="float" office:value="7.94976">
            <text:p>7,95</text:p>
          </table:table-cell>
          <table:table-cell table:formula="oooc:=[.D157]*[.$E$3]" office:value-type="float" office:value="8.744736">
            <text:p>8,74</text:p>
          </table:table-cell>
          <table:table-cell table:formula="oooc:=[.D157]*[.$F$3]" office:value-type="float" office:value="8.347248">
            <text:p>8,35</text:p>
          </table:table-cell>
          <table:table-cell table:formula="oooc:=[.D157]*[.$G$3]" office:value-type="float" office:value="3.97488">
            <text:p>3,97</text:p>
          </table:table-cell>
          <table:table-cell table:formula="oooc:=[.D157]*[.$H$3]" office:value-type="float" office:value="3.97488">
            <text:p>3,97</text:p>
          </table:table-cell>
          <table:table-cell table:formula="oooc:=SUM([.D157:.H157])" office:value-type="float" office:value="32.991504">
            <text:p>32,99</text:p>
          </table:table-cell>
          <table:table-cell table:number-columns-repeated="247"/>
        </table:table-row>
        <table:table-row table:style-name="ro1">
          <table:table-cell table:formula="oooc:=[Construccion.B156]" office:value-type="float" office:value="155">
            <text:p>155</text:p>
          </table:table-cell>
          <table:table-cell office:value-type="string">
            <text:p>Conecciones</text:p>
          </table:table-cell>
          <table:table-cell table:formula="oooc:=[Construccion.C156]" office:value-type="string" office:string-value="Eliminar Tipo de Trabajo">
            <text:p>Eliminar Tipo de Trabajo</text:p>
          </table:table-cell>
          <table:table-cell table:formula="oooc:=[Construccion.M156]" office:value-type="float" office:value="7.94976">
            <text:p>7,95</text:p>
          </table:table-cell>
          <table:table-cell table:formula="oooc:=[.D158]*[.$E$3]" office:value-type="float" office:value="8.744736">
            <text:p>8,74</text:p>
          </table:table-cell>
          <table:table-cell table:formula="oooc:=[.D158]*[.$F$3]" office:value-type="float" office:value="8.347248">
            <text:p>8,35</text:p>
          </table:table-cell>
          <table:table-cell table:formula="oooc:=[.D158]*[.$G$3]" office:value-type="float" office:value="3.97488">
            <text:p>3,97</text:p>
          </table:table-cell>
          <table:table-cell table:formula="oooc:=[.D158]*[.$H$3]" office:value-type="float" office:value="3.97488">
            <text:p>3,97</text:p>
          </table:table-cell>
          <table:table-cell table:formula="oooc:=SUM([.D158:.H158])" office:value-type="float" office:value="32.991504">
            <text:p>32,99</text:p>
          </table:table-cell>
          <table:table-cell table:number-columns-repeated="247"/>
        </table:table-row>
        <table:table-row table:style-name="ro1">
          <table:table-cell table:formula="oooc:=[Construccion.B157]" office:value-type="float" office:value="156">
            <text:p>156</text:p>
          </table:table-cell>
          <table:table-cell office:value-type="string">
            <text:p>Conecciones</text:p>
          </table:table-cell>
          <table:table-cell table:formula="oooc:=[Construccion.C157]" office:value-type="string" office:string-value="Registrar Tipo de Conexión">
            <text:p>Registrar Tipo de Conexión</text:p>
          </table:table-cell>
          <table:table-cell table:formula="oooc:=[Construccion.M157]" office:value-type="float" office:value="3.0576">
            <text:p>3,06</text:p>
          </table:table-cell>
          <table:table-cell table:formula="oooc:=[.D159]*[.$E$3]" office:value-type="float" office:value="3.36336">
            <text:p>3,36</text:p>
          </table:table-cell>
          <table:table-cell table:formula="oooc:=[.D159]*[.$F$3]" office:value-type="float" office:value="3.21048">
            <text:p>3,21</text:p>
          </table:table-cell>
          <table:table-cell table:formula="oooc:=[.D159]*[.$G$3]" office:value-type="float" office:value="1.5288">
            <text:p>1,53</text:p>
          </table:table-cell>
          <table:table-cell table:formula="oooc:=[.D159]*[.$H$3]" office:value-type="float" office:value="1.5288">
            <text:p>1,53</text:p>
          </table:table-cell>
          <table:table-cell table:formula="oooc:=SUM([.D159:.H159])" office:value-type="float" office:value="12.68904">
            <text:p>12,69</text:p>
          </table:table-cell>
          <table:table-cell table:number-columns-repeated="247"/>
        </table:table-row>
        <table:table-row table:style-name="ro1">
          <table:table-cell table:formula="oooc:=[Construccion.B158]" office:value-type="float" office:value="157">
            <text:p>157</text:p>
          </table:table-cell>
          <table:table-cell office:value-type="string">
            <text:p>Conecciones</text:p>
          </table:table-cell>
          <table:table-cell table:formula="oooc:=[Construccion.C158]" office:value-type="string" office:string-value="Modificar Tipo de Conexión">
            <text:p>Modificar Tipo de Conexión</text:p>
          </table:table-cell>
          <table:table-cell table:formula="oooc:=[Construccion.M158]" office:value-type="float" office:value="3.0576">
            <text:p>3,06</text:p>
          </table:table-cell>
          <table:table-cell table:formula="oooc:=[.D160]*[.$E$3]" office:value-type="float" office:value="3.36336">
            <text:p>3,36</text:p>
          </table:table-cell>
          <table:table-cell table:formula="oooc:=[.D160]*[.$F$3]" office:value-type="float" office:value="3.21048">
            <text:p>3,21</text:p>
          </table:table-cell>
          <table:table-cell table:formula="oooc:=[.D160]*[.$G$3]" office:value-type="float" office:value="1.5288">
            <text:p>1,53</text:p>
          </table:table-cell>
          <table:table-cell table:formula="oooc:=[.D160]*[.$H$3]" office:value-type="float" office:value="1.5288">
            <text:p>1,53</text:p>
          </table:table-cell>
          <table:table-cell table:formula="oooc:=SUM([.D160:.H160])" office:value-type="float" office:value="12.68904">
            <text:p>12,69</text:p>
          </table:table-cell>
          <table:table-cell table:number-columns-repeated="247"/>
        </table:table-row>
        <table:table-row table:style-name="ro1">
          <table:table-cell table:formula="oooc:=[Construccion.B159]" office:value-type="float" office:value="158">
            <text:p>158</text:p>
          </table:table-cell>
          <table:table-cell office:value-type="string">
            <text:p>Conecciones</text:p>
          </table:table-cell>
          <table:table-cell table:formula="oooc:=[Construccion.C159]" office:value-type="string" office:string-value="Consultar Tipo de Conexión">
            <text:p>Consultar Tipo de Conexión</text:p>
          </table:table-cell>
          <table:table-cell table:formula="oooc:=[Construccion.M159]" office:value-type="float" office:value="3.0576">
            <text:p>3,06</text:p>
          </table:table-cell>
          <table:table-cell table:formula="oooc:=[.D161]*[.$E$3]" office:value-type="float" office:value="3.36336">
            <text:p>3,36</text:p>
          </table:table-cell>
          <table:table-cell table:formula="oooc:=[.D161]*[.$F$3]" office:value-type="float" office:value="3.21048">
            <text:p>3,21</text:p>
          </table:table-cell>
          <table:table-cell table:formula="oooc:=[.D161]*[.$G$3]" office:value-type="float" office:value="1.5288">
            <text:p>1,53</text:p>
          </table:table-cell>
          <table:table-cell table:formula="oooc:=[.D161]*[.$H$3]" office:value-type="float" office:value="1.5288">
            <text:p>1,53</text:p>
          </table:table-cell>
          <table:table-cell table:formula="oooc:=SUM([.D161:.H161])" office:value-type="float" office:value="12.68904">
            <text:p>12,69</text:p>
          </table:table-cell>
          <table:table-cell table:number-columns-repeated="247"/>
        </table:table-row>
        <table:table-row table:style-name="ro1">
          <table:table-cell table:formula="oooc:=[Construccion.B160]" office:value-type="float" office:value="159">
            <text:p>159</text:p>
          </table:table-cell>
          <table:table-cell office:value-type="string">
            <text:p>Conecciones</text:p>
          </table:table-cell>
          <table:table-cell table:formula="oooc:=[Construccion.C160]" office:value-type="string" office:string-value="Eliminar Tipo de Conexión">
            <text:p>Eliminar Tipo de Conexión</text:p>
          </table:table-cell>
          <table:table-cell table:formula="oooc:=[Construccion.M160]" office:value-type="float" office:value="3.0576">
            <text:p>3,06</text:p>
          </table:table-cell>
          <table:table-cell table:formula="oooc:=[.D162]*[.$E$3]" office:value-type="float" office:value="3.36336">
            <text:p>3,36</text:p>
          </table:table-cell>
          <table:table-cell table:formula="oooc:=[.D162]*[.$F$3]" office:value-type="float" office:value="3.21048">
            <text:p>3,21</text:p>
          </table:table-cell>
          <table:table-cell table:formula="oooc:=[.D162]*[.$G$3]" office:value-type="float" office:value="1.5288">
            <text:p>1,53</text:p>
          </table:table-cell>
          <table:table-cell table:formula="oooc:=[.D162]*[.$H$3]" office:value-type="float" office:value="1.5288">
            <text:p>1,53</text:p>
          </table:table-cell>
          <table:table-cell table:formula="oooc:=SUM([.D162:.H162])" office:value-type="float" office:value="12.68904">
            <text:p>12,69</text:p>
          </table:table-cell>
          <table:table-cell table:number-columns-repeated="247"/>
        </table:table-row>
        <table:table-row table:style-name="ro1">
          <table:table-cell table:formula="oooc:=[Construccion.B161]" office:value-type="float" office:value="160">
            <text:p>160</text:p>
          </table:table-cell>
          <table:table-cell office:value-type="string">
            <text:p>Conecciones</text:p>
          </table:table-cell>
          <table:table-cell table:formula="oooc:=[Construccion.C161]" office:value-type="string" office:string-value="Consultar Tipo de Trabajo">
            <text:p>Consultar Tipo de Trabajo</text:p>
          </table:table-cell>
          <table:table-cell table:formula="oooc:=[Construccion.M161]" office:value-type="float" office:value="3.0576">
            <text:p>3,06</text:p>
          </table:table-cell>
          <table:table-cell table:formula="oooc:=[.D163]*[.$E$3]" office:value-type="float" office:value="3.36336">
            <text:p>3,36</text:p>
          </table:table-cell>
          <table:table-cell table:formula="oooc:=[.D163]*[.$F$3]" office:value-type="float" office:value="3.21048">
            <text:p>3,21</text:p>
          </table:table-cell>
          <table:table-cell table:formula="oooc:=[.D163]*[.$G$3]" office:value-type="float" office:value="1.5288">
            <text:p>1,53</text:p>
          </table:table-cell>
          <table:table-cell table:formula="oooc:=[.D163]*[.$H$3]" office:value-type="float" office:value="1.5288">
            <text:p>1,53</text:p>
          </table:table-cell>
          <table:table-cell table:formula="oooc:=SUM([.D163:.H163])" office:value-type="float" office:value="12.68904">
            <text:p>12,69</text:p>
          </table:table-cell>
          <table:table-cell table:number-columns-repeated="247"/>
        </table:table-row>
        <table:table-row table:style-name="ro1">
          <table:table-cell table:formula="oooc:=[Construccion.B162]" office:value-type="float" office:value="161">
            <text:p>161</text:p>
          </table:table-cell>
          <table:table-cell office:value-type="string">
            <text:p>Conecciones</text:p>
          </table:table-cell>
          <table:table-cell table:formula="oooc:=[Construccion.C162]" office:value-type="string" office:string-value="Modificar Tipo de Trabajo">
            <text:p>Modificar Tipo de Trabajo</text:p>
          </table:table-cell>
          <table:table-cell table:formula="oooc:=[Construccion.M162]" office:value-type="float" office:value="3.0576">
            <text:p>3,06</text:p>
          </table:table-cell>
          <table:table-cell table:formula="oooc:=[.D164]*[.$E$3]" office:value-type="float" office:value="3.36336">
            <text:p>3,36</text:p>
          </table:table-cell>
          <table:table-cell table:formula="oooc:=[.D164]*[.$F$3]" office:value-type="float" office:value="3.21048">
            <text:p>3,21</text:p>
          </table:table-cell>
          <table:table-cell table:formula="oooc:=[.D164]*[.$G$3]" office:value-type="float" office:value="1.5288">
            <text:p>1,53</text:p>
          </table:table-cell>
          <table:table-cell table:formula="oooc:=[.D164]*[.$H$3]" office:value-type="float" office:value="1.5288">
            <text:p>1,53</text:p>
          </table:table-cell>
          <table:table-cell table:formula="oooc:=SUM([.D164:.H164])" office:value-type="float" office:value="12.68904">
            <text:p>12,69</text:p>
          </table:table-cell>
          <table:table-cell table:number-columns-repeated="247"/>
        </table:table-row>
        <table:table-row table:style-name="ro1" table:number-rows-repeated="6537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Administracion Interna" table:style-name="ta3" table:print="false">
        <office:forms form:automatic-focus="false" form:apply-design-mode="false"/>
        <table:table-column table:style-name="co18" table:default-cell-style-name="Excel_20_Built-in_20_Normal"/>
        <table:table-column table:style-name="co19" table:default-cell-style-name="ce11"/>
        <table:table-column table:style-name="co20" table:default-cell-style-name="Excel_20_Built-in_20_Normal"/>
        <table:table-column table:style-name="co14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16" table:default-cell-style-name="ce4"/>
        <table:table-column table:style-name="co23" table:default-cell-style-name="Default"/>
        <table:table-row table:style-name="ro2">
          <table:table-cell table:style-name="ce10"/>
          <table:table-cell table:style-name="ce12"/>
          <table:table-cell table:style-name="ce10"/>
          <table:table-cell table:style-name="ce13" table:formula="oooc:=[.D2]/6" office:value-type="float" office:value="8.232">
            <text:p>8,23</text:p>
          </table:table-cell>
          <table:table-cell table:style-name="ce13" table:formula="oooc:=[.E2]/6" office:value-type="float" office:value="9.0552">
            <text:p>9,06</text:p>
          </table:table-cell>
          <table:table-cell table:style-name="ce12" table:formula="oooc:=[.F2]/6" office:value-type="float" office:value="8.6436">
            <text:p>8,64</text:p>
          </table:table-cell>
          <table:table-cell table:style-name="ce12" table:formula="oooc:=[.G2]/6" office:value-type="float" office:value="4.116">
            <text:p>4,12</text:p>
          </table:table-cell>
          <table:table-cell table:style-name="ce12" table:formula="oooc:=[.H2]/6" office:value-type="float" office:value="4.116">
            <text:p>4,12</text:p>
          </table:table-cell>
          <table:table-cell table:style-name="ce12" table:formula="oooc:=[.I2]/6" office:value-type="float" office:value="34.1628">
            <text:p>34,16</text:p>
          </table:table-cell>
        </table:table-row>
        <table:table-row table:style-name="ro2">
          <table:table-cell table:style-name="ce10"/>
          <table:table-cell table:style-name="ce12"/>
          <table:table-cell table:style-name="ce10"/>
          <table:table-cell table:style-name="ce13" table:formula="oooc:=SUM([.D4:.D19])" office:value-type="float" office:value="49.392">
            <text:p>49,39</text:p>
          </table:table-cell>
          <table:table-cell table:style-name="ce13" table:formula="oooc:=SUM([.E4:.E19])" office:value-type="float" office:value="54.3312">
            <text:p>54,33</text:p>
          </table:table-cell>
          <table:table-cell table:style-name="ce13" table:formula="oooc:=SUM([.F4:.F19])" office:value-type="float" office:value="51.8616">
            <text:p>51,86</text:p>
          </table:table-cell>
          <table:table-cell table:style-name="ce12" table:formula="oooc:=SUM([.G4:.G19])" office:value-type="float" office:value="24.696">
            <text:p>24,7</text:p>
          </table:table-cell>
          <table:table-cell table:style-name="ce12" table:formula="oooc:=SUM([.H4:.H19])" office:value-type="float" office:value="24.696">
            <text:p>24,7</text:p>
          </table:table-cell>
          <table:table-cell table:style-name="ce12" table:formula="oooc:=SUM([.D2:.H2])" office:value-type="float" office:value="204.9768">
            <text:p>204,98</text:p>
          </table:table-cell>
        </table:table-row>
        <table:table-row table:style-name="ro2">
          <table:table-cell table:style-name="ce10"/>
          <table:table-cell table:style-name="ce12"/>
          <table:table-cell table:style-name="ce10"/>
          <table:table-cell table:style-name="ce13" office:value-type="string">
            <text:p>Construccion</text:p>
          </table:table-cell>
          <table:table-cell table:style-name="ce13" office:value-type="string">
            <text:p><text:s/>Analisis</text:p>
          </table:table-cell>
          <table:table-cell table:style-name="ce13" office:value-type="string">
            <text:p>Diseno</text:p>
          </table:table-cell>
          <table:table-cell table:style-name="ce13" office:value-type="string">
            <text:p>Testing</text:p>
          </table:table-cell>
          <table:table-cell table:style-name="ce13" office:value-type="string">
            <text:p>Implementacion</text:p>
          </table:table-cell>
          <table:table-cell table:style-name="ce13" office:value-type="string">
            <text:p>Totales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Administración Interna</text:p>
          </table:table-cell>
          <table:table-cell office:value-type="string">
            <text:p>Registrar Empleado</text:p>
          </table:table-cell>
          <table:table-cell office:value-type="float" office:value="3.528">
            <text:p>3,53</text:p>
          </table:table-cell>
          <table:table-cell office:value-type="float" office:value="3.8808">
            <text:p>3,88</text:p>
          </table:table-cell>
          <table:table-cell office:value-type="float" office:value="3.7044">
            <text:p>3,7</text:p>
          </table:table-cell>
          <table:table-cell table:number-columns-repeated="2" office:value-type="float" office:value="1.764">
            <text:p>1,76</text:p>
          </table:table-cell>
          <table:table-cell table:formula="oooc:=SUM([.D4:.H4])" office:value-type="float" office:value="14.6412">
            <text:p>14,64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Administración Interna</text:p>
          </table:table-cell>
          <table:table-cell office:value-type="string">
            <text:p>Modificar Empleado</text:p>
          </table:table-cell>
          <table:table-cell office:value-type="float" office:value="3.0576">
            <text:p>3,06</text:p>
          </table:table-cell>
          <table:table-cell office:value-type="float" office:value="3.36336">
            <text:p>3,36</text:p>
          </table:table-cell>
          <table:table-cell office:value-type="float" office:value="3.21048">
            <text:p>3,21</text:p>
          </table:table-cell>
          <table:table-cell table:number-columns-repeated="2" office:value-type="float" office:value="1.5288">
            <text:p>1,53</text:p>
          </table:table-cell>
          <table:table-cell table:formula="oooc:=SUM([.D5:.H5])" office:value-type="float" office:value="12.68904">
            <text:p>12,69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Administración Interna</text:p>
          </table:table-cell>
          <table:table-cell office:value-type="string">
            <text:p>Consultar Empleado</text:p>
          </table:table-cell>
          <table:table-cell office:value-type="float" office:value="3.0576">
            <text:p>3,06</text:p>
          </table:table-cell>
          <table:table-cell office:value-type="float" office:value="3.36336">
            <text:p>3,36</text:p>
          </table:table-cell>
          <table:table-cell office:value-type="float" office:value="3.21048">
            <text:p>3,21</text:p>
          </table:table-cell>
          <table:table-cell table:number-columns-repeated="2" office:value-type="float" office:value="1.5288">
            <text:p>1,53</text:p>
          </table:table-cell>
          <table:table-cell table:formula="oooc:=SUM([.D6:.H6])" office:value-type="float" office:value="12.68904">
            <text:p>12,69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Administración Interna</text:p>
          </table:table-cell>
          <table:table-cell office:value-type="string">
            <text:p>Eliminar Empleado</text:p>
          </table:table-cell>
          <table:table-cell office:value-type="float" office:value="3.0576">
            <text:p>3,06</text:p>
          </table:table-cell>
          <table:table-cell office:value-type="float" office:value="3.36336">
            <text:p>3,36</text:p>
          </table:table-cell>
          <table:table-cell office:value-type="float" office:value="3.21048">
            <text:p>3,21</text:p>
          </table:table-cell>
          <table:table-cell table:number-columns-repeated="2" office:value-type="float" office:value="1.5288">
            <text:p>1,53</text:p>
          </table:table-cell>
          <table:table-cell table:formula="oooc:=SUM([.D7:.H7])" office:value-type="float" office:value="12.68904">
            <text:p>12,69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Administración Interna</text:p>
          </table:table-cell>
          <table:table-cell office:value-type="string">
            <text:p>Iniciar Sesión</text:p>
          </table:table-cell>
          <table:table-cell office:value-type="float" office:value="3.0576">
            <text:p>3,06</text:p>
          </table:table-cell>
          <table:table-cell office:value-type="float" office:value="3.36336">
            <text:p>3,36</text:p>
          </table:table-cell>
          <table:table-cell office:value-type="float" office:value="3.21048">
            <text:p>3,21</text:p>
          </table:table-cell>
          <table:table-cell table:number-columns-repeated="2" office:value-type="float" office:value="1.5288">
            <text:p>1,53</text:p>
          </table:table-cell>
          <table:table-cell table:formula="oooc:=SUM([.D8:.H8])" office:value-type="float" office:value="12.68904">
            <text:p>12,69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Administración Interna</text:p>
          </table:table-cell>
          <table:table-cell office:value-type="string">
            <text:p>Cerrar Sesión</text:p>
          </table:table-cell>
          <table:table-cell office:value-type="float" office:value="3.0576">
            <text:p>3,06</text:p>
          </table:table-cell>
          <table:table-cell office:value-type="float" office:value="3.36336">
            <text:p>3,36</text:p>
          </table:table-cell>
          <table:table-cell office:value-type="float" office:value="3.21048">
            <text:p>3,21</text:p>
          </table:table-cell>
          <table:table-cell table:number-columns-repeated="2" office:value-type="float" office:value="1.5288">
            <text:p>1,53</text:p>
          </table:table-cell>
          <table:table-cell table:formula="oooc:=SUM([.D9:.H9])" office:value-type="float" office:value="12.68904">
            <text:p>12,69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Administración Interna</text:p>
          </table:table-cell>
          <table:table-cell office:value-type="string">
            <text:p>Caducar Sesión</text:p>
          </table:table-cell>
          <table:table-cell office:value-type="float" office:value="3.0576">
            <text:p>3,06</text:p>
          </table:table-cell>
          <table:table-cell office:value-type="float" office:value="3.36336">
            <text:p>3,36</text:p>
          </table:table-cell>
          <table:table-cell office:value-type="float" office:value="3.21048">
            <text:p>3,21</text:p>
          </table:table-cell>
          <table:table-cell table:number-columns-repeated="2" office:value-type="float" office:value="1.5288">
            <text:p>1,53</text:p>
          </table:table-cell>
          <table:table-cell table:formula="oooc:=SUM([.D10:.H10])" office:value-type="float" office:value="12.68904">
            <text:p>12,69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Administración Interna</text:p>
          </table:table-cell>
          <table:table-cell office:value-type="string">
            <text:p>Registrar Tipo de Usuario</text:p>
          </table:table-cell>
          <table:table-cell office:value-type="float" office:value="3.0576">
            <text:p>3,06</text:p>
          </table:table-cell>
          <table:table-cell office:value-type="float" office:value="3.36336">
            <text:p>3,36</text:p>
          </table:table-cell>
          <table:table-cell office:value-type="float" office:value="3.21048">
            <text:p>3,21</text:p>
          </table:table-cell>
          <table:table-cell table:number-columns-repeated="2" office:value-type="float" office:value="1.5288">
            <text:p>1,53</text:p>
          </table:table-cell>
          <table:table-cell table:formula="oooc:=SUM([.D11:.H11])" office:value-type="float" office:value="12.68904">
            <text:p>12,69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Administración Interna</text:p>
          </table:table-cell>
          <table:table-cell office:value-type="string">
            <text:p>Modificar Tipo de Usuario</text:p>
          </table:table-cell>
          <table:table-cell office:value-type="float" office:value="3.0576">
            <text:p>3,06</text:p>
          </table:table-cell>
          <table:table-cell office:value-type="float" office:value="3.36336">
            <text:p>3,36</text:p>
          </table:table-cell>
          <table:table-cell office:value-type="float" office:value="3.21048">
            <text:p>3,21</text:p>
          </table:table-cell>
          <table:table-cell table:number-columns-repeated="2" office:value-type="float" office:value="1.5288">
            <text:p>1,53</text:p>
          </table:table-cell>
          <table:table-cell table:formula="oooc:=SUM([.D12:.H12])" office:value-type="float" office:value="12.68904">
            <text:p>12,69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Administración Interna</text:p>
          </table:table-cell>
          <table:table-cell office:value-type="string">
            <text:p>Consultar Tipo de Usuario</text:p>
          </table:table-cell>
          <table:table-cell office:value-type="float" office:value="3.0576">
            <text:p>3,06</text:p>
          </table:table-cell>
          <table:table-cell office:value-type="float" office:value="3.36336">
            <text:p>3,36</text:p>
          </table:table-cell>
          <table:table-cell office:value-type="float" office:value="3.21048">
            <text:p>3,21</text:p>
          </table:table-cell>
          <table:table-cell table:number-columns-repeated="2" office:value-type="float" office:value="1.5288">
            <text:p>1,53</text:p>
          </table:table-cell>
          <table:table-cell table:formula="oooc:=SUM([.D13:.H13])" office:value-type="float" office:value="12.68904">
            <text:p>12,69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Administración Interna</text:p>
          </table:table-cell>
          <table:table-cell office:value-type="string">
            <text:p>Eliminar Tipo de Usuario</text:p>
          </table:table-cell>
          <table:table-cell office:value-type="float" office:value="3.0576">
            <text:p>3,06</text:p>
          </table:table-cell>
          <table:table-cell office:value-type="float" office:value="3.36336">
            <text:p>3,36</text:p>
          </table:table-cell>
          <table:table-cell office:value-type="float" office:value="3.21048">
            <text:p>3,21</text:p>
          </table:table-cell>
          <table:table-cell table:number-columns-repeated="2" office:value-type="float" office:value="1.5288">
            <text:p>1,53</text:p>
          </table:table-cell>
          <table:table-cell table:formula="oooc:=SUM([.D14:.H14])" office:value-type="float" office:value="12.68904">
            <text:p>12,69</text:p>
          </table:table-cell>
        </table:table-row>
        <table:table-row table:style-name="ro2">
          <table:table-cell office:value-type="float" office:value="138">
            <text:p>138</text:p>
          </table:table-cell>
          <table:table-cell office:value-type="string">
            <text:p>Administración Interna</text:p>
          </table:table-cell>
          <table:table-cell office:value-type="string">
            <text:p>Registrar Vehículo</text:p>
          </table:table-cell>
          <table:table-cell office:value-type="float" office:value="3.0576">
            <text:p>3,06</text:p>
          </table:table-cell>
          <table:table-cell office:value-type="float" office:value="3.36336">
            <text:p>3,36</text:p>
          </table:table-cell>
          <table:table-cell office:value-type="float" office:value="3.21048">
            <text:p>3,21</text:p>
          </table:table-cell>
          <table:table-cell table:number-columns-repeated="2" office:value-type="float" office:value="1.5288">
            <text:p>1,53</text:p>
          </table:table-cell>
          <table:table-cell table:formula="oooc:=SUM([.D15:.H15])" office:value-type="float" office:value="12.68904">
            <text:p>12,69</text:p>
          </table:table-cell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Administración Interna</text:p>
          </table:table-cell>
          <table:table-cell office:value-type="string">
            <text:p>Modificar Vehículo</text:p>
          </table:table-cell>
          <table:table-cell office:value-type="float" office:value="3.0576">
            <text:p>3,06</text:p>
          </table:table-cell>
          <table:table-cell office:value-type="float" office:value="3.36336">
            <text:p>3,36</text:p>
          </table:table-cell>
          <table:table-cell office:value-type="float" office:value="3.21048">
            <text:p>3,21</text:p>
          </table:table-cell>
          <table:table-cell table:number-columns-repeated="2" office:value-type="float" office:value="1.5288">
            <text:p>1,53</text:p>
          </table:table-cell>
          <table:table-cell table:formula="oooc:=SUM([.D16:.H16])" office:value-type="float" office:value="12.68904">
            <text:p>12,69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Administración Interna</text:p>
          </table:table-cell>
          <table:table-cell office:value-type="string">
            <text:p>Consultar Vehículo</text:p>
          </table:table-cell>
          <table:table-cell office:value-type="float" office:value="3.0576">
            <text:p>3,06</text:p>
          </table:table-cell>
          <table:table-cell office:value-type="float" office:value="3.36336">
            <text:p>3,36</text:p>
          </table:table-cell>
          <table:table-cell office:value-type="float" office:value="3.21048">
            <text:p>3,21</text:p>
          </table:table-cell>
          <table:table-cell table:number-columns-repeated="2" office:value-type="float" office:value="1.5288">
            <text:p>1,53</text:p>
          </table:table-cell>
          <table:table-cell table:formula="oooc:=SUM([.D17:.H17])" office:value-type="float" office:value="12.68904">
            <text:p>12,69</text:p>
          </table:table-cell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Administración Interna</text:p>
          </table:table-cell>
          <table:table-cell office:value-type="string">
            <text:p>Eliminar Vehículo</text:p>
          </table:table-cell>
          <table:table-cell office:value-type="float" office:value="3.0576">
            <text:p>3,06</text:p>
          </table:table-cell>
          <table:table-cell office:value-type="float" office:value="3.36336">
            <text:p>3,36</text:p>
          </table:table-cell>
          <table:table-cell office:value-type="float" office:value="3.21048">
            <text:p>3,21</text:p>
          </table:table-cell>
          <table:table-cell table:number-columns-repeated="2" office:value-type="float" office:value="1.5288">
            <text:p>1,53</text:p>
          </table:table-cell>
          <table:table-cell table:formula="oooc:=SUM([.D18:.H18])" office:value-type="float" office:value="12.68904">
            <text:p>12,69</text:p>
          </table:table-cell>
        </table:table-row>
        <table:table-row table:style-name="ro2">
          <table:table-cell office:value-type="float" office:value="143">
            <text:p>143</text:p>
          </table:table-cell>
          <table:table-cell office:value-type="string">
            <text:p>Administración Interna</text:p>
          </table:table-cell>
          <table:table-cell office:value-type="string">
            <text:p>Registrar Tipo de Trabajo</text:p>
          </table:table-cell>
          <table:table-cell office:value-type="float" office:value="3.0576">
            <text:p>3,06</text:p>
          </table:table-cell>
          <table:table-cell office:value-type="float" office:value="3.36336">
            <text:p>3,36</text:p>
          </table:table-cell>
          <table:table-cell office:value-type="float" office:value="3.21048">
            <text:p>3,21</text:p>
          </table:table-cell>
          <table:table-cell table:number-columns-repeated="2" office:value-type="float" office:value="1.5288">
            <text:p>1,53</text:p>
          </table:table-cell>
          <table:table-cell table:formula="oooc:=SUM([.D19:.H19])" office:value-type="float" office:value="12.68904">
            <text:p>12,69</text:p>
          </table:table-cell>
        </table:table-row>
      </table:table>
      <table:table table:name="Totales" table:style-name="ta4" table:print="false">
        <office:forms form:automatic-focus="false" form:apply-design-mode="false"/>
        <table:table-column table:style-name="co24" table:default-cell-style-name="Excel_20_Built-in_20_Normal"/>
        <table:table-column table:style-name="co18" table:default-cell-style-name="Excel_20_Built-in_20_Normal"/>
        <table:table-column table:style-name="co10" table:number-columns-repeated="254" table:default-cell-style-name="Excel_20_Built-in_20_Normal"/>
        <table:table-row table:style-name="ro1">
          <table:table-cell table:number-columns-repeated="256"/>
        </table:table-row>
        <table:table-row table:style-name="ro1">
          <table:table-cell office:value-type="string">
            <text:p>total de Horas de Proyecto</text:p>
          </table:table-cell>
          <table:table-cell table:formula="oooc:=['Otras etapas'.I1]" office:value-type="float" office:value="3436.582464">
            <text:p>3436,58</text:p>
          </table:table-cell>
          <table:table-cell table:number-columns-repeated="254"/>
        </table:table-row>
        <table:table-row table:style-name="ro1">
          <table:table-cell office:value-type="string">
            <text:p>Total de Personal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1">
          <table:table-cell office:value-type="string">
            <text:p>Horas habiles</text:p>
          </table:table-cell>
          <table:table-cell office:value-type="float" office:value="6">
            <text:p>6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4" office:value-type="string" table:number-columns-spanned="4" table:number-rows-spanned="1">
            <text:p>Cálculo de días</text:p>
          </table:table-cell>
          <table:covered-table-cell table:number-columns-repeated="2" table:style-name="ce16"/>
          <table:covered-table-cell table:style-name="ce19"/>
          <table:table-cell table:number-columns-repeated="252"/>
        </table:table-row>
        <table:table-row table:style-name="ro4">
          <table:table-cell table:style-name="ce15" office:value-type="string" table:number-columns-spanned="3" table:number-rows-spanned="1">
            <text:p>Días Calendario Aproximados</text:p>
          </table:table-cell>
          <table:covered-table-cell table:style-name="ce17"/>
          <table:covered-table-cell table:style-name="ce18"/>
          <table:table-cell table:style-name="ce20" table:formula="oooc:=([.B2]/[.B3])/[.B4]" office:value-type="float" office:value="95.460624">
            <text:p>95 </text:p>
          </table:table-cell>
          <table:table-cell table:number-columns-repeated="252"/>
        </table:table-row>
        <table:table-row table:style-name="ro4">
          <table:table-cell table:style-name="ce15" office:value-type="string" table:number-columns-spanned="3" table:number-rows-spanned="1">
            <text:p>Cantidad Aproximada Semanas</text:p>
          </table:table-cell>
          <table:covered-table-cell table:style-name="ce17"/>
          <table:covered-table-cell table:style-name="ce18"/>
          <table:table-cell table:style-name="ce20" table:formula="oooc:=[.D8]/5" office:value-type="float" office:value="19.0921248">
            <text:p>19 </text:p>
          </table:table-cell>
          <table:table-cell table:number-columns-repeated="252"/>
        </table:table-row>
        <table:table-row table:style-name="ro4">
          <table:table-cell table:style-name="ce15" office:value-type="string" table:number-columns-spanned="3" table:number-rows-spanned="1">
            <text:p>Cantidad Aproximada Meses</text:p>
          </table:table-cell>
          <table:covered-table-cell table:style-name="ce17"/>
          <table:covered-table-cell table:style-name="ce18"/>
          <table:table-cell table:style-name="ce20" table:formula="oooc:=[.D9]/4" office:value-type="float" office:value="4.7730312">
            <text:p>5 </text:p>
          </table:table-cell>
          <table:table-cell table:number-columns-repeated="252"/>
        </table:table-row>
        <table:table-row table:style-name="ro1" table:number-rows-repeated="6552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ecciones" table:style-name="ta3" table:print="false">
        <office:forms form:automatic-focus="false" form:apply-design-mode="false"/>
        <table:table-column table:style-name="co18" table:default-cell-style-name="Excel_20_Built-in_20_Normal"/>
        <table:table-column table:style-name="co19" table:default-cell-style-name="ce11"/>
        <table:table-column table:style-name="co20" table:default-cell-style-name="Excel_20_Built-in_20_Normal"/>
        <table:table-column table:style-name="co14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16" table:default-cell-style-name="ce4"/>
        <table:table-column table:style-name="co23" table:default-cell-style-name="ce4"/>
        <table:table-row table:style-name="ro2">
          <table:table-cell table:style-name="ce10"/>
          <table:table-cell table:style-name="ce12"/>
          <table:table-cell table:style-name="ce10"/>
          <table:table-cell table:style-name="ce13" table:formula="oooc:=[.D2]/6" office:value-type="float" office:value="13.10456">
            <text:p>13,1</text:p>
          </table:table-cell>
          <table:table-cell table:style-name="ce13" table:formula="oooc:=[.E2]/6" office:value-type="float" office:value="14.415016">
            <text:p>14,42</text:p>
          </table:table-cell>
          <table:table-cell table:style-name="ce12" table:formula="oooc:=[.F2]/6" office:value-type="float" office:value="13.759788">
            <text:p>13,76</text:p>
          </table:table-cell>
          <table:table-cell table:style-name="ce12" table:formula="oooc:=[.G2]/6" office:value-type="float" office:value="6.55228">
            <text:p>6,55</text:p>
          </table:table-cell>
          <table:table-cell table:style-name="ce12" table:formula="oooc:=[.H2]/6" office:value-type="float" office:value="6.55228">
            <text:p>6,55</text:p>
          </table:table-cell>
          <table:table-cell table:style-name="ce12" table:formula="oooc:=[.I2]/6" office:value-type="float" office:value="54.383924">
            <text:p>54,38</text:p>
          </table:table-cell>
        </table:table-row>
        <table:table-row table:style-name="ro2">
          <table:table-cell table:style-name="ce10"/>
          <table:table-cell table:style-name="ce12"/>
          <table:table-cell table:style-name="ce10"/>
          <table:table-cell table:style-name="ce13" table:formula="oooc:=SUM([.D4:.D19])" office:value-type="float" office:value="78.62736">
            <text:p>78,63</text:p>
          </table:table-cell>
          <table:table-cell table:style-name="ce13" table:formula="oooc:=SUM([.E4:.E19])" office:value-type="float" office:value="86.490096">
            <text:p>86,49</text:p>
          </table:table-cell>
          <table:table-cell table:style-name="ce13" table:formula="oooc:=SUM([.F4:.F19])" office:value-type="float" office:value="82.558728">
            <text:p>82,56</text:p>
          </table:table-cell>
          <table:table-cell table:style-name="ce12" table:formula="oooc:=SUM([.G4:.G19])" office:value-type="float" office:value="39.31368">
            <text:p>39,31</text:p>
          </table:table-cell>
          <table:table-cell table:style-name="ce12" table:formula="oooc:=SUM([.H4:.H19])" office:value-type="float" office:value="39.31368">
            <text:p>39,31</text:p>
          </table:table-cell>
          <table:table-cell table:style-name="ce12" table:formula="oooc:=SUM([.D2:.H2])" office:value-type="float" office:value="326.303544">
            <text:p>326,3</text:p>
          </table:table-cell>
        </table:table-row>
        <table:table-row table:style-name="ro2">
          <table:table-cell table:style-name="ce10"/>
          <table:table-cell table:style-name="ce12"/>
          <table:table-cell table:style-name="ce10"/>
          <table:table-cell table:style-name="ce13" office:value-type="string">
            <text:p>Construccion</text:p>
          </table:table-cell>
          <table:table-cell table:style-name="ce13" office:value-type="string">
            <text:p><text:s/>Analisis</text:p>
          </table:table-cell>
          <table:table-cell table:style-name="ce13" office:value-type="string">
            <text:p>Diseno</text:p>
          </table:table-cell>
          <table:table-cell table:style-name="ce13" office:value-type="string">
            <text:p>Testing</text:p>
          </table:table-cell>
          <table:table-cell table:style-name="ce13" office:value-type="string">
            <text:p>Implementacion</text:p>
          </table:table-cell>
          <table:table-cell table:style-name="ce13" office:value-type="string">
            <text:p>Totales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Conecciones</text:p>
          </table:table-cell>
          <table:table-cell office:value-type="string">
            <text:p>Registrar Propiedad </text:p>
          </table:table-cell>
          <table:table-cell office:value-type="float" office:value="9.1728">
            <text:p>9,17</text:p>
          </table:table-cell>
          <table:table-cell office:value-type="float" office:value="10.09008">
            <text:p>10,09</text:p>
          </table:table-cell>
          <table:table-cell office:value-type="float" office:value="9.63144">
            <text:p>9,63</text:p>
          </table:table-cell>
          <table:table-cell table:number-columns-repeated="2" office:value-type="float" office:value="4.5864">
            <text:p>4,59</text:p>
          </table:table-cell>
          <table:table-cell office:value-type="float" office:value="38.06712">
            <text:p>38,07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Conecciones</text:p>
          </table:table-cell>
          <table:table-cell office:value-type="string">
            <text:p>Modificar Propiedad</text:p>
          </table:table-cell>
          <table:table-cell office:value-type="float" office:value="7.94976">
            <text:p>7,95</text:p>
          </table:table-cell>
          <table:table-cell office:value-type="float" office:value="8.744736">
            <text:p>8,74</text:p>
          </table:table-cell>
          <table:table-cell office:value-type="float" office:value="8.347248">
            <text:p>8,35</text:p>
          </table:table-cell>
          <table:table-cell table:number-columns-repeated="2" office:value-type="float" office:value="3.97488">
            <text:p>3,97</text:p>
          </table:table-cell>
          <table:table-cell office:value-type="float" office:value="32.991504">
            <text:p>32,99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Conecciones</text:p>
          </table:table-cell>
          <table:table-cell office:value-type="string">
            <text:p>Consultar Propiedad</text:p>
          </table:table-cell>
          <table:table-cell office:value-type="float" office:value="3.0576">
            <text:p>3,06</text:p>
          </table:table-cell>
          <table:table-cell office:value-type="float" office:value="3.36336">
            <text:p>3,36</text:p>
          </table:table-cell>
          <table:table-cell office:value-type="float" office:value="3.21048">
            <text:p>3,21</text:p>
          </table:table-cell>
          <table:table-cell table:number-columns-repeated="2" office:value-type="float" office:value="1.5288">
            <text:p>1,53</text:p>
          </table:table-cell>
          <table:table-cell office:value-type="float" office:value="12.68904">
            <text:p>12,69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Conecciones</text:p>
          </table:table-cell>
          <table:table-cell office:value-type="string">
            <text:p>Eliminar Propiedad</text:p>
          </table:table-cell>
          <table:table-cell office:value-type="float" office:value="3.0576">
            <text:p>3,06</text:p>
          </table:table-cell>
          <table:table-cell office:value-type="float" office:value="3.36336">
            <text:p>3,36</text:p>
          </table:table-cell>
          <table:table-cell office:value-type="float" office:value="3.21048">
            <text:p>3,21</text:p>
          </table:table-cell>
          <table:table-cell table:number-columns-repeated="2" office:value-type="float" office:value="1.5288">
            <text:p>1,53</text:p>
          </table:table-cell>
          <table:table-cell office:value-type="float" office:value="12.68904">
            <text:p>12,69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Conecciones</text:p>
          </table:table-cell>
          <table:table-cell office:value-type="string">
            <text:p>Registrar Usuario</text:p>
          </table:table-cell>
          <table:table-cell office:value-type="float" office:value="3.528">
            <text:p>3,53</text:p>
          </table:table-cell>
          <table:table-cell office:value-type="float" office:value="3.8808">
            <text:p>3,88</text:p>
          </table:table-cell>
          <table:table-cell office:value-type="float" office:value="3.7044">
            <text:p>3,7</text:p>
          </table:table-cell>
          <table:table-cell table:number-columns-repeated="2" office:value-type="float" office:value="1.764">
            <text:p>1,76</text:p>
          </table:table-cell>
          <table:table-cell office:value-type="float" office:value="14.6412">
            <text:p>14,64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Conecciones</text:p>
          </table:table-cell>
          <table:table-cell office:value-type="string">
            <text:p>Modificar Usuario</text:p>
          </table:table-cell>
          <table:table-cell office:value-type="float" office:value="3.0576">
            <text:p>3,06</text:p>
          </table:table-cell>
          <table:table-cell office:value-type="float" office:value="3.36336">
            <text:p>3,36</text:p>
          </table:table-cell>
          <table:table-cell office:value-type="float" office:value="3.21048">
            <text:p>3,21</text:p>
          </table:table-cell>
          <table:table-cell table:number-columns-repeated="2" office:value-type="float" office:value="1.5288">
            <text:p>1,53</text:p>
          </table:table-cell>
          <table:table-cell office:value-type="float" office:value="12.68904">
            <text:p>12,69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Conecciones</text:p>
          </table:table-cell>
          <table:table-cell office:value-type="string">
            <text:p>Consultar Usuario</text:p>
          </table:table-cell>
          <table:table-cell office:value-type="float" office:value="3.0576">
            <text:p>3,06</text:p>
          </table:table-cell>
          <table:table-cell office:value-type="float" office:value="3.36336">
            <text:p>3,36</text:p>
          </table:table-cell>
          <table:table-cell office:value-type="float" office:value="3.21048">
            <text:p>3,21</text:p>
          </table:table-cell>
          <table:table-cell table:number-columns-repeated="2" office:value-type="float" office:value="1.5288">
            <text:p>1,53</text:p>
          </table:table-cell>
          <table:table-cell office:value-type="float" office:value="12.68904">
            <text:p>12,69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Conecciones</text:p>
          </table:table-cell>
          <table:table-cell office:value-type="string">
            <text:p>Eliminar Usuario</text:p>
          </table:table-cell>
          <table:table-cell office:value-type="float" office:value="3.0576">
            <text:p>3,06</text:p>
          </table:table-cell>
          <table:table-cell office:value-type="float" office:value="3.36336">
            <text:p>3,36</text:p>
          </table:table-cell>
          <table:table-cell office:value-type="float" office:value="3.21048">
            <text:p>3,21</text:p>
          </table:table-cell>
          <table:table-cell table:number-columns-repeated="2" office:value-type="float" office:value="1.5288">
            <text:p>1,53</text:p>
          </table:table-cell>
          <table:table-cell office:value-type="float" office:value="12.68904">
            <text:p>12,69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Conecciones</text:p>
          </table:table-cell>
          <table:table-cell office:value-type="string">
            <text:p>Exportar Hoja de Ruta a Captor</text:p>
          </table:table-cell>
          <table:table-cell office:value-type="float" office:value="13.7592">
            <text:p>13,76</text:p>
          </table:table-cell>
          <table:table-cell office:value-type="float" office:value="15.13512">
            <text:p>15,14</text:p>
          </table:table-cell>
          <table:table-cell office:value-type="float" office:value="14.44716">
            <text:p>14,45</text:p>
          </table:table-cell>
          <table:table-cell table:number-columns-repeated="2" office:value-type="float" office:value="6.8796">
            <text:p>6,88</text:p>
          </table:table-cell>
          <table:table-cell office:value-type="float" office:value="57.10068">
            <text:p>57,1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Conecciones</text:p>
          </table:table-cell>
          <table:table-cell office:value-type="string">
            <text:p>Registrar Zona</text:p>
          </table:table-cell>
          <table:table-cell office:value-type="float" office:value="3.528">
            <text:p>3,53</text:p>
          </table:table-cell>
          <table:table-cell office:value-type="float" office:value="3.8808">
            <text:p>3,88</text:p>
          </table:table-cell>
          <table:table-cell office:value-type="float" office:value="3.7044">
            <text:p>3,7</text:p>
          </table:table-cell>
          <table:table-cell table:number-columns-repeated="2" office:value-type="float" office:value="1.764">
            <text:p>1,76</text:p>
          </table:table-cell>
          <table:table-cell office:value-type="float" office:value="14.6412">
            <text:p>14,64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Conecciones</text:p>
          </table:table-cell>
          <table:table-cell office:value-type="string">
            <text:p>Modificar Zona</text:p>
          </table:table-cell>
          <table:table-cell office:value-type="float" office:value="3.0576">
            <text:p>3,06</text:p>
          </table:table-cell>
          <table:table-cell office:value-type="float" office:value="3.36336">
            <text:p>3,36</text:p>
          </table:table-cell>
          <table:table-cell office:value-type="float" office:value="3.21048">
            <text:p>3,21</text:p>
          </table:table-cell>
          <table:table-cell table:number-columns-repeated="2" office:value-type="float" office:value="1.5288">
            <text:p>1,53</text:p>
          </table:table-cell>
          <table:table-cell office:value-type="float" office:value="12.68904">
            <text:p>12,69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Conecciones</text:p>
          </table:table-cell>
          <table:table-cell office:value-type="string">
            <text:p>Consultar Zona</text:p>
          </table:table-cell>
          <table:table-cell office:value-type="float" office:value="3.0576">
            <text:p>3,06</text:p>
          </table:table-cell>
          <table:table-cell office:value-type="float" office:value="3.36336">
            <text:p>3,36</text:p>
          </table:table-cell>
          <table:table-cell office:value-type="float" office:value="3.21048">
            <text:p>3,21</text:p>
          </table:table-cell>
          <table:table-cell table:number-columns-repeated="2" office:value-type="float" office:value="1.5288">
            <text:p>1,53</text:p>
          </table:table-cell>
          <table:table-cell office:value-type="float" office:value="12.68904">
            <text:p>12,69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Conecciones</text:p>
          </table:table-cell>
          <table:table-cell office:value-type="string">
            <text:p>Eliminar Zona</text:p>
          </table:table-cell>
          <table:table-cell office:value-type="float" office:value="3.0576">
            <text:p>3,06</text:p>
          </table:table-cell>
          <table:table-cell office:value-type="float" office:value="3.36336">
            <text:p>3,36</text:p>
          </table:table-cell>
          <table:table-cell office:value-type="float" office:value="3.21048">
            <text:p>3,21</text:p>
          </table:table-cell>
          <table:table-cell table:number-columns-repeated="2" office:value-type="float" office:value="1.5288">
            <text:p>1,53</text:p>
          </table:table-cell>
          <table:table-cell office:value-type="float" office:value="12.68904">
            <text:p>12,69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Conecciones</text:p>
          </table:table-cell>
          <table:table-cell office:value-type="string">
            <text:p>Registrar Asignación de Empleado a Zona</text:p>
          </table:table-cell>
          <table:table-cell office:value-type="float" office:value="3.528">
            <text:p>3,53</text:p>
          </table:table-cell>
          <table:table-cell office:value-type="float" office:value="3.8808">
            <text:p>3,88</text:p>
          </table:table-cell>
          <table:table-cell office:value-type="float" office:value="3.7044">
            <text:p>3,7</text:p>
          </table:table-cell>
          <table:table-cell table:number-columns-repeated="2" office:value-type="float" office:value="1.764">
            <text:p>1,76</text:p>
          </table:table-cell>
          <table:table-cell office:value-type="float" office:value="14.6412">
            <text:p>14,64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Conecciones</text:p>
          </table:table-cell>
          <table:table-cell office:value-type="string">
            <text:p>Registrar Alta de Medidor</text:p>
          </table:table-cell>
          <table:table-cell office:value-type="float" office:value="9.1728">
            <text:p>9,17</text:p>
          </table:table-cell>
          <table:table-cell office:value-type="float" office:value="10.09008">
            <text:p>10,09</text:p>
          </table:table-cell>
          <table:table-cell office:value-type="float" office:value="9.63144">
            <text:p>9,63</text:p>
          </table:table-cell>
          <table:table-cell table:number-columns-repeated="2" office:value-type="float" office:value="4.5864">
            <text:p>4,59</text:p>
          </table:table-cell>
          <table:table-cell office:value-type="float" office:value="38.06712">
            <text:p>38,07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Conecciones</text:p>
          </table:table-cell>
          <table:table-cell office:value-type="string">
            <text:p>Registrar Asignación de Medidor a Propiedad</text:p>
          </table:table-cell>
          <table:table-cell office:value-type="float" office:value="3.528">
            <text:p>3,53</text:p>
          </table:table-cell>
          <table:table-cell office:value-type="float" office:value="3.8808">
            <text:p>3,88</text:p>
          </table:table-cell>
          <table:table-cell office:value-type="float" office:value="3.7044">
            <text:p>3,7</text:p>
          </table:table-cell>
          <table:table-cell table:number-columns-repeated="2" office:value-type="float" office:value="1.764">
            <text:p>1,76</text:p>
          </table:table-cell>
          <table:table-cell office:value-type="float" office:value="14.6412">
            <text:p>14,64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Conecciones</text:p>
          </table:table-cell>
          <table:table-cell office:value-type="string">
            <text:p>Registrar Evaluación de Medidor</text:p>
          </table:table-cell>
          <table:table-cell office:value-type="float" office:value="3.0576">
            <text:p>3,06</text:p>
          </table:table-cell>
          <table:table-cell office:value-type="float" office:value="3.36336">
            <text:p>3,36</text:p>
          </table:table-cell>
          <table:table-cell office:value-type="float" office:value="3.21048">
            <text:p>3,21</text:p>
          </table:table-cell>
          <table:table-cell table:number-columns-repeated="2" office:value-type="float" office:value="1.5288">
            <text:p>1,53</text:p>
          </table:table-cell>
          <table:table-cell office:value-type="float" office:value="12.68904">
            <text:p>12,69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Conecciones</text:p>
          </table:table-cell>
          <table:table-cell office:value-type="string">
            <text:p>Registrar Reinstalación de Medidor</text:p>
          </table:table-cell>
          <table:table-cell office:value-type="float" office:value="3.528">
            <text:p>3,53</text:p>
          </table:table-cell>
          <table:table-cell office:value-type="float" office:value="3.8808">
            <text:p>3,88</text:p>
          </table:table-cell>
          <table:table-cell office:value-type="float" office:value="3.7044">
            <text:p>3,7</text:p>
          </table:table-cell>
          <table:table-cell table:number-columns-repeated="2" office:value-type="float" office:value="1.764">
            <text:p>1,76</text:p>
          </table:table-cell>
          <table:table-cell office:value-type="float" office:value="14.6412">
            <text:p>14,64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Conecciones</text:p>
          </table:table-cell>
          <table:table-cell office:value-type="string">
            <text:p>Registrar Reparación de Medidor</text:p>
          </table:table-cell>
          <table:table-cell office:value-type="float" office:value="3.0576">
            <text:p>3,06</text:p>
          </table:table-cell>
          <table:table-cell office:value-type="float" office:value="3.36336">
            <text:p>3,36</text:p>
          </table:table-cell>
          <table:table-cell office:value-type="float" office:value="3.21048">
            <text:p>3,21</text:p>
          </table:table-cell>
          <table:table-cell table:number-columns-repeated="2" office:value-type="float" office:value="1.5288">
            <text:p>1,53</text:p>
          </table:table-cell>
          <table:table-cell office:value-type="float" office:value="12.68904">
            <text:p>12,69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Conecciones</text:p>
          </table:table-cell>
          <table:table-cell office:value-type="string">
            <text:p>Registrar Baja de Medidor</text:p>
          </table:table-cell>
          <table:table-cell office:value-type="float" office:value="3.0576">
            <text:p>3,06</text:p>
          </table:table-cell>
          <table:table-cell office:value-type="float" office:value="3.36336">
            <text:p>3,36</text:p>
          </table:table-cell>
          <table:table-cell office:value-type="float" office:value="3.21048">
            <text:p>3,21</text:p>
          </table:table-cell>
          <table:table-cell table:number-columns-repeated="2" office:value-type="float" office:value="1.5288">
            <text:p>1,53</text:p>
          </table:table-cell>
          <table:table-cell office:value-type="float" office:value="12.68904">
            <text:p>12,69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Conecciones</text:p>
          </table:table-cell>
          <table:table-cell office:value-type="string">
            <text:p>Registrar Liberación de Medidor</text:p>
          </table:table-cell>
          <table:table-cell office:value-type="float" office:value="3.0576">
            <text:p>3,06</text:p>
          </table:table-cell>
          <table:table-cell office:value-type="float" office:value="3.36336">
            <text:p>3,36</text:p>
          </table:table-cell>
          <table:table-cell office:value-type="float" office:value="3.21048">
            <text:p>3,21</text:p>
          </table:table-cell>
          <table:table-cell table:number-columns-repeated="2" office:value-type="float" office:value="1.5288">
            <text:p>1,53</text:p>
          </table:table-cell>
          <table:table-cell office:value-type="float" office:value="12.68904">
            <text:p>12,69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Conecciones</text:p>
          </table:table-cell>
          <table:table-cell office:value-type="string">
            <text:p>Registrar Rehabilitación de Medidor</text:p>
          </table:table-cell>
          <table:table-cell office:value-type="float" office:value="3.528">
            <text:p>3,53</text:p>
          </table:table-cell>
          <table:table-cell office:value-type="float" office:value="3.8808">
            <text:p>3,88</text:p>
          </table:table-cell>
          <table:table-cell office:value-type="float" office:value="3.7044">
            <text:p>3,7</text:p>
          </table:table-cell>
          <table:table-cell table:number-columns-repeated="2" office:value-type="float" office:value="1.764">
            <text:p>1,76</text:p>
          </table:table-cell>
          <table:table-cell office:value-type="float" office:value="14.6412">
            <text:p>14,64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Conecciones</text:p>
          </table:table-cell>
          <table:table-cell office:value-type="string">
            <text:p>Generar Pedido de Reparación</text:p>
          </table:table-cell>
          <table:table-cell office:value-type="float" office:value="7.94976">
            <text:p>7,95</text:p>
          </table:table-cell>
          <table:table-cell office:value-type="float" office:value="8.744736">
            <text:p>8,74</text:p>
          </table:table-cell>
          <table:table-cell office:value-type="float" office:value="8.347248">
            <text:p>8,35</text:p>
          </table:table-cell>
          <table:table-cell table:number-columns-repeated="2" office:value-type="float" office:value="3.97488">
            <text:p>3,97</text:p>
          </table:table-cell>
          <table:table-cell office:value-type="float" office:value="32.991504">
            <text:p>32,99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Conecciones</text:p>
          </table:table-cell>
          <table:table-cell office:value-type="string">
            <text:p>Registrar Autorización de Pedido de Reparación</text:p>
          </table:table-cell>
          <table:table-cell office:value-type="float" office:value="3.0576">
            <text:p>3,06</text:p>
          </table:table-cell>
          <table:table-cell office:value-type="float" office:value="3.36336">
            <text:p>3,36</text:p>
          </table:table-cell>
          <table:table-cell office:value-type="float" office:value="3.21048">
            <text:p>3,21</text:p>
          </table:table-cell>
          <table:table-cell table:number-columns-repeated="2" office:value-type="float" office:value="1.5288">
            <text:p>1,53</text:p>
          </table:table-cell>
          <table:table-cell office:value-type="float" office:value="12.68904">
            <text:p>12,69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Conecciones</text:p>
          </table:table-cell>
          <table:table-cell office:value-type="string">
            <text:p>Registrar Tipo de Propiedad</text:p>
          </table:table-cell>
          <table:table-cell office:value-type="float" office:value="3.0576">
            <text:p>3,06</text:p>
          </table:table-cell>
          <table:table-cell office:value-type="float" office:value="3.36336">
            <text:p>3,36</text:p>
          </table:table-cell>
          <table:table-cell office:value-type="float" office:value="3.21048">
            <text:p>3,21</text:p>
          </table:table-cell>
          <table:table-cell table:number-columns-repeated="2" office:value-type="float" office:value="1.5288">
            <text:p>1,53</text:p>
          </table:table-cell>
          <table:table-cell office:value-type="float" office:value="12.68904">
            <text:p>12,69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Conecciones</text:p>
          </table:table-cell>
          <table:table-cell office:value-type="string">
            <text:p>Modificar Tipo de Propiedad</text:p>
          </table:table-cell>
          <table:table-cell office:value-type="float" office:value="3.0576">
            <text:p>3,06</text:p>
          </table:table-cell>
          <table:table-cell office:value-type="float" office:value="3.36336">
            <text:p>3,36</text:p>
          </table:table-cell>
          <table:table-cell office:value-type="float" office:value="3.21048">
            <text:p>3,21</text:p>
          </table:table-cell>
          <table:table-cell table:number-columns-repeated="2" office:value-type="float" office:value="1.5288">
            <text:p>1,53</text:p>
          </table:table-cell>
          <table:table-cell office:value-type="float" office:value="12.68904">
            <text:p>12,69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Conecciones</text:p>
          </table:table-cell>
          <table:table-cell office:value-type="string">
            <text:p>Consultar Tipo de Propiedad</text:p>
          </table:table-cell>
          <table:table-cell office:value-type="float" office:value="3.0576">
            <text:p>3,06</text:p>
          </table:table-cell>
          <table:table-cell office:value-type="float" office:value="3.36336">
            <text:p>3,36</text:p>
          </table:table-cell>
          <table:table-cell office:value-type="float" office:value="3.21048">
            <text:p>3,21</text:p>
          </table:table-cell>
          <table:table-cell table:number-columns-repeated="2" office:value-type="float" office:value="1.5288">
            <text:p>1,53</text:p>
          </table:table-cell>
          <table:table-cell office:value-type="float" office:value="12.68904">
            <text:p>12,69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Conecciones</text:p>
          </table:table-cell>
          <table:table-cell office:value-type="string">
            <text:p>Eliminar Tipo de Propiedad</text:p>
          </table:table-cell>
          <table:table-cell office:value-type="float" office:value="3.0576">
            <text:p>3,06</text:p>
          </table:table-cell>
          <table:table-cell office:value-type="float" office:value="3.36336">
            <text:p>3,36</text:p>
          </table:table-cell>
          <table:table-cell office:value-type="float" office:value="3.21048">
            <text:p>3,21</text:p>
          </table:table-cell>
          <table:table-cell table:number-columns-repeated="2" office:value-type="float" office:value="1.5288">
            <text:p>1,53</text:p>
          </table:table-cell>
          <table:table-cell office:value-type="float" office:value="12.68904">
            <text:p>12,69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Conecciones</text:p>
          </table:table-cell>
          <table:table-cell office:value-type="string">
            <text:p>Registrar Calle</text:p>
          </table:table-cell>
          <table:table-cell office:value-type="float" office:value="3.0576">
            <text:p>3,06</text:p>
          </table:table-cell>
          <table:table-cell office:value-type="float" office:value="3.36336">
            <text:p>3,36</text:p>
          </table:table-cell>
          <table:table-cell office:value-type="float" office:value="3.21048">
            <text:p>3,21</text:p>
          </table:table-cell>
          <table:table-cell table:number-columns-repeated="2" office:value-type="float" office:value="1.5288">
            <text:p>1,53</text:p>
          </table:table-cell>
          <table:table-cell office:value-type="float" office:value="12.68904">
            <text:p>12,69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Conecciones</text:p>
          </table:table-cell>
          <table:table-cell office:value-type="string">
            <text:p>Modificar Calle</text:p>
          </table:table-cell>
          <table:table-cell office:value-type="float" office:value="3.0576">
            <text:p>3,06</text:p>
          </table:table-cell>
          <table:table-cell office:value-type="float" office:value="3.36336">
            <text:p>3,36</text:p>
          </table:table-cell>
          <table:table-cell office:value-type="float" office:value="3.21048">
            <text:p>3,21</text:p>
          </table:table-cell>
          <table:table-cell table:number-columns-repeated="2" office:value-type="float" office:value="1.5288">
            <text:p>1,53</text:p>
          </table:table-cell>
          <table:table-cell office:value-type="float" office:value="12.68904">
            <text:p>12,69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Conecciones</text:p>
          </table:table-cell>
          <table:table-cell office:value-type="string">
            <text:p>Consultar Calle</text:p>
          </table:table-cell>
          <table:table-cell office:value-type="float" office:value="3.0576">
            <text:p>3,06</text:p>
          </table:table-cell>
          <table:table-cell office:value-type="float" office:value="3.36336">
            <text:p>3,36</text:p>
          </table:table-cell>
          <table:table-cell office:value-type="float" office:value="3.21048">
            <text:p>3,21</text:p>
          </table:table-cell>
          <table:table-cell table:number-columns-repeated="2" office:value-type="float" office:value="1.5288">
            <text:p>1,53</text:p>
          </table:table-cell>
          <table:table-cell office:value-type="float" office:value="12.68904">
            <text:p>12,69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Conecciones</text:p>
          </table:table-cell>
          <table:table-cell office:value-type="string">
            <text:p>Eliminar Calle</text:p>
          </table:table-cell>
          <table:table-cell office:value-type="float" office:value="3.0576">
            <text:p>3,06</text:p>
          </table:table-cell>
          <table:table-cell office:value-type="float" office:value="3.36336">
            <text:p>3,36</text:p>
          </table:table-cell>
          <table:table-cell office:value-type="float" office:value="3.21048">
            <text:p>3,21</text:p>
          </table:table-cell>
          <table:table-cell table:number-columns-repeated="2" office:value-type="float" office:value="1.5288">
            <text:p>1,53</text:p>
          </table:table-cell>
          <table:table-cell office:value-type="float" office:value="12.68904">
            <text:p>12,69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Conecciones</text:p>
          </table:table-cell>
          <table:table-cell office:value-type="string">
            <text:p>Registrar Tipo de Falla</text:p>
          </table:table-cell>
          <table:table-cell office:value-type="float" office:value="3.0576">
            <text:p>3,06</text:p>
          </table:table-cell>
          <table:table-cell office:value-type="float" office:value="3.36336">
            <text:p>3,36</text:p>
          </table:table-cell>
          <table:table-cell office:value-type="float" office:value="3.21048">
            <text:p>3,21</text:p>
          </table:table-cell>
          <table:table-cell table:number-columns-repeated="2" office:value-type="float" office:value="1.5288">
            <text:p>1,53</text:p>
          </table:table-cell>
          <table:table-cell office:value-type="float" office:value="12.68904">
            <text:p>12,69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Conecciones</text:p>
          </table:table-cell>
          <table:table-cell office:value-type="string">
            <text:p>Modificar Tipo de Falla</text:p>
          </table:table-cell>
          <table:table-cell office:value-type="float" office:value="3.0576">
            <text:p>3,06</text:p>
          </table:table-cell>
          <table:table-cell office:value-type="float" office:value="3.36336">
            <text:p>3,36</text:p>
          </table:table-cell>
          <table:table-cell office:value-type="float" office:value="3.21048">
            <text:p>3,21</text:p>
          </table:table-cell>
          <table:table-cell table:number-columns-repeated="2" office:value-type="float" office:value="1.5288">
            <text:p>1,53</text:p>
          </table:table-cell>
          <table:table-cell office:value-type="float" office:value="12.68904">
            <text:p>12,69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Conecciones</text:p>
          </table:table-cell>
          <table:table-cell office:value-type="string">
            <text:p>Consultar Tipo de Falla</text:p>
          </table:table-cell>
          <table:table-cell office:value-type="float" office:value="3.0576">
            <text:p>3,06</text:p>
          </table:table-cell>
          <table:table-cell office:value-type="float" office:value="3.36336">
            <text:p>3,36</text:p>
          </table:table-cell>
          <table:table-cell office:value-type="float" office:value="3.21048">
            <text:p>3,21</text:p>
          </table:table-cell>
          <table:table-cell table:number-columns-repeated="2" office:value-type="float" office:value="1.5288">
            <text:p>1,53</text:p>
          </table:table-cell>
          <table:table-cell office:value-type="float" office:value="12.68904">
            <text:p>12,69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Conecciones</text:p>
          </table:table-cell>
          <table:table-cell office:value-type="string">
            <text:p>Eliminar Tipo de Falla</text:p>
          </table:table-cell>
          <table:table-cell office:value-type="float" office:value="3.0576">
            <text:p>3,06</text:p>
          </table:table-cell>
          <table:table-cell office:value-type="float" office:value="3.36336">
            <text:p>3,36</text:p>
          </table:table-cell>
          <table:table-cell office:value-type="float" office:value="3.21048">
            <text:p>3,21</text:p>
          </table:table-cell>
          <table:table-cell table:number-columns-repeated="2" office:value-type="float" office:value="1.5288">
            <text:p>1,53</text:p>
          </table:table-cell>
          <table:table-cell office:value-type="float" office:value="12.68904">
            <text:p>12,69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Conecciones</text:p>
          </table:table-cell>
          <table:table-cell office:value-type="string">
            <text:p>Diagramar Hoja de Ruta</text:p>
          </table:table-cell>
          <table:table-cell office:value-type="float" office:value="27.5184">
            <text:p>27,52</text:p>
          </table:table-cell>
          <table:table-cell office:value-type="float" office:value="30.27024">
            <text:p>30,27</text:p>
          </table:table-cell>
          <table:table-cell office:value-type="float" office:value="28.89432">
            <text:p>28,89</text:p>
          </table:table-cell>
          <table:table-cell table:number-columns-repeated="2" office:value-type="float" office:value="13.7592">
            <text:p>13,76</text:p>
          </table:table-cell>
          <table:table-cell office:value-type="float" office:value="114.20136">
            <text:p>114,2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Conecciones</text:p>
          </table:table-cell>
          <table:table-cell office:value-type="string">
            <text:p>Modificar Hoja de Ruta</text:p>
          </table:table-cell>
          <table:table-cell office:value-type="float" office:value="31.752">
            <text:p>31,75</text:p>
          </table:table-cell>
          <table:table-cell office:value-type="float" office:value="34.9272">
            <text:p>34,93</text:p>
          </table:table-cell>
          <table:table-cell office:value-type="float" office:value="33.3396">
            <text:p>33,34</text:p>
          </table:table-cell>
          <table:table-cell table:number-columns-repeated="2" office:value-type="float" office:value="15.876">
            <text:p>15,88</text:p>
          </table:table-cell>
          <table:table-cell office:value-type="float" office:value="131.7708">
            <text:p>131,77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Conecciones</text:p>
          </table:table-cell>
          <table:table-cell office:value-type="string">
            <text:p>Consultar Hoja de Ruta</text:p>
          </table:table-cell>
          <table:table-cell office:value-type="float" office:value="13.7592">
            <text:p>13,76</text:p>
          </table:table-cell>
          <table:table-cell office:value-type="float" office:value="15.13512">
            <text:p>15,14</text:p>
          </table:table-cell>
          <table:table-cell office:value-type="float" office:value="14.44716">
            <text:p>14,45</text:p>
          </table:table-cell>
          <table:table-cell table:number-columns-repeated="2" office:value-type="float" office:value="6.8796">
            <text:p>6,88</text:p>
          </table:table-cell>
          <table:table-cell office:value-type="float" office:value="57.10068">
            <text:p>57,1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Conecciones</text:p>
          </table:table-cell>
          <table:table-cell office:value-type="string">
            <text:p>Cancelar Hoja de Ruta</text:p>
          </table:table-cell>
          <table:table-cell office:value-type="float" office:value="3.0576">
            <text:p>3,06</text:p>
          </table:table-cell>
          <table:table-cell office:value-type="float" office:value="3.36336">
            <text:p>3,36</text:p>
          </table:table-cell>
          <table:table-cell office:value-type="float" office:value="3.21048">
            <text:p>3,21</text:p>
          </table:table-cell>
          <table:table-cell table:number-columns-repeated="2" office:value-type="float" office:value="1.5288">
            <text:p>1,53</text:p>
          </table:table-cell>
          <table:table-cell office:value-type="float" office:value="12.68904">
            <text:p>12,69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Conecciones</text:p>
          </table:table-cell>
          <table:table-cell office:value-type="string">
            <text:p>Exportar tipos de fallas a medidor</text:p>
          </table:table-cell>
          <table:table-cell office:value-type="float" office:value="3.0576">
            <text:p>3,06</text:p>
          </table:table-cell>
          <table:table-cell office:value-type="float" office:value="3.36336">
            <text:p>3,36</text:p>
          </table:table-cell>
          <table:table-cell office:value-type="float" office:value="3.21048">
            <text:p>3,21</text:p>
          </table:table-cell>
          <table:table-cell table:number-columns-repeated="2" office:value-type="float" office:value="1.5288">
            <text:p>1,53</text:p>
          </table:table-cell>
          <table:table-cell office:value-type="float" office:value="12.68904">
            <text:p>12,69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Conecciones</text:p>
          </table:table-cell>
          <table:table-cell office:value-type="string">
            <text:p>Registrar Barrio</text:p>
          </table:table-cell>
          <table:table-cell office:value-type="float" office:value="3.0576">
            <text:p>3,06</text:p>
          </table:table-cell>
          <table:table-cell office:value-type="float" office:value="3.36336">
            <text:p>3,36</text:p>
          </table:table-cell>
          <table:table-cell office:value-type="float" office:value="3.21048">
            <text:p>3,21</text:p>
          </table:table-cell>
          <table:table-cell table:number-columns-repeated="2" office:value-type="float" office:value="1.5288">
            <text:p>1,53</text:p>
          </table:table-cell>
          <table:table-cell office:value-type="float" office:value="12.68904">
            <text:p>12,69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Conecciones</text:p>
          </table:table-cell>
          <table:table-cell office:value-type="string">
            <text:p>Modificar Barrio</text:p>
          </table:table-cell>
          <table:table-cell office:value-type="float" office:value="3.0576">
            <text:p>3,06</text:p>
          </table:table-cell>
          <table:table-cell office:value-type="float" office:value="3.36336">
            <text:p>3,36</text:p>
          </table:table-cell>
          <table:table-cell office:value-type="float" office:value="3.21048">
            <text:p>3,21</text:p>
          </table:table-cell>
          <table:table-cell table:number-columns-repeated="2" office:value-type="float" office:value="1.5288">
            <text:p>1,53</text:p>
          </table:table-cell>
          <table:table-cell office:value-type="float" office:value="12.68904">
            <text:p>12,69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Conecciones</text:p>
          </table:table-cell>
          <table:table-cell office:value-type="string">
            <text:p>Consultar Barrio</text:p>
          </table:table-cell>
          <table:table-cell office:value-type="float" office:value="3.0576">
            <text:p>3,06</text:p>
          </table:table-cell>
          <table:table-cell office:value-type="float" office:value="3.36336">
            <text:p>3,36</text:p>
          </table:table-cell>
          <table:table-cell office:value-type="float" office:value="3.21048">
            <text:p>3,21</text:p>
          </table:table-cell>
          <table:table-cell table:number-columns-repeated="2" office:value-type="float" office:value="1.5288">
            <text:p>1,53</text:p>
          </table:table-cell>
          <table:table-cell office:value-type="float" office:value="12.68904">
            <text:p>12,69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Conecciones</text:p>
          </table:table-cell>
          <table:table-cell office:value-type="string">
            <text:p>Eliminar Barrio</text:p>
          </table:table-cell>
          <table:table-cell office:value-type="float" office:value="3.0576">
            <text:p>3,06</text:p>
          </table:table-cell>
          <table:table-cell office:value-type="float" office:value="3.36336">
            <text:p>3,36</text:p>
          </table:table-cell>
          <table:table-cell office:value-type="float" office:value="3.21048">
            <text:p>3,21</text:p>
          </table:table-cell>
          <table:table-cell table:number-columns-repeated="2" office:value-type="float" office:value="1.5288">
            <text:p>1,53</text:p>
          </table:table-cell>
          <table:table-cell office:value-type="float" office:value="12.68904">
            <text:p>12,69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Conecciones</text:p>
          </table:table-cell>
          <table:table-cell office:value-type="string">
            <text:p>Registrar Localidad</text:p>
          </table:table-cell>
          <table:table-cell office:value-type="float" office:value="3.0576">
            <text:p>3,06</text:p>
          </table:table-cell>
          <table:table-cell office:value-type="float" office:value="3.36336">
            <text:p>3,36</text:p>
          </table:table-cell>
          <table:table-cell office:value-type="float" office:value="3.21048">
            <text:p>3,21</text:p>
          </table:table-cell>
          <table:table-cell table:number-columns-repeated="2" office:value-type="float" office:value="1.5288">
            <text:p>1,53</text:p>
          </table:table-cell>
          <table:table-cell office:value-type="float" office:value="12.68904">
            <text:p>12,69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Conecciones</text:p>
          </table:table-cell>
          <table:table-cell office:value-type="string">
            <text:p>Modificar Localidad</text:p>
          </table:table-cell>
          <table:table-cell office:value-type="float" office:value="3.0576">
            <text:p>3,06</text:p>
          </table:table-cell>
          <table:table-cell office:value-type="float" office:value="3.36336">
            <text:p>3,36</text:p>
          </table:table-cell>
          <table:table-cell office:value-type="float" office:value="3.21048">
            <text:p>3,21</text:p>
          </table:table-cell>
          <table:table-cell table:number-columns-repeated="2" office:value-type="float" office:value="1.5288">
            <text:p>1,53</text:p>
          </table:table-cell>
          <table:table-cell office:value-type="float" office:value="12.68904">
            <text:p>12,69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Conecciones</text:p>
          </table:table-cell>
          <table:table-cell office:value-type="string">
            <text:p>Consultar Localidad</text:p>
          </table:table-cell>
          <table:table-cell office:value-type="float" office:value="3.0576">
            <text:p>3,06</text:p>
          </table:table-cell>
          <table:table-cell office:value-type="float" office:value="3.36336">
            <text:p>3,36</text:p>
          </table:table-cell>
          <table:table-cell office:value-type="float" office:value="3.21048">
            <text:p>3,21</text:p>
          </table:table-cell>
          <table:table-cell table:number-columns-repeated="2" office:value-type="float" office:value="1.5288">
            <text:p>1,53</text:p>
          </table:table-cell>
          <table:table-cell office:value-type="float" office:value="12.68904">
            <text:p>12,69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Conecciones</text:p>
          </table:table-cell>
          <table:table-cell office:value-type="string">
            <text:p>Eliminar Localidad</text:p>
          </table:table-cell>
          <table:table-cell office:value-type="float" office:value="3.0576">
            <text:p>3,06</text:p>
          </table:table-cell>
          <table:table-cell office:value-type="float" office:value="3.36336">
            <text:p>3,36</text:p>
          </table:table-cell>
          <table:table-cell office:value-type="float" office:value="3.21048">
            <text:p>3,21</text:p>
          </table:table-cell>
          <table:table-cell table:number-columns-repeated="2" office:value-type="float" office:value="1.5288">
            <text:p>1,53</text:p>
          </table:table-cell>
          <table:table-cell office:value-type="float" office:value="12.68904">
            <text:p>12,69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Conecciones</text:p>
          </table:table-cell>
          <table:table-cell office:value-type="string">
            <text:p>Generar Nomenclador de Rutas</text:p>
          </table:table-cell>
          <table:table-cell office:value-type="float" office:value="13.7592">
            <text:p>13,76</text:p>
          </table:table-cell>
          <table:table-cell office:value-type="float" office:value="15.13512">
            <text:p>15,14</text:p>
          </table:table-cell>
          <table:table-cell office:value-type="float" office:value="14.44716">
            <text:p>14,45</text:p>
          </table:table-cell>
          <table:table-cell table:number-columns-repeated="2" office:value-type="float" office:value="6.8796">
            <text:p>6,88</text:p>
          </table:table-cell>
          <table:table-cell office:value-type="float" office:value="57.10068">
            <text:p>57,1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Conecciones</text:p>
          </table:table-cell>
          <table:table-cell office:value-type="string">
            <text:p>Cambiar Asignación de Responsable de Hoja de Ruta</text:p>
          </table:table-cell>
          <table:table-cell office:value-type="float" office:value="3.528">
            <text:p>3,53</text:p>
          </table:table-cell>
          <table:table-cell office:value-type="float" office:value="3.8808">
            <text:p>3,88</text:p>
          </table:table-cell>
          <table:table-cell office:value-type="float" office:value="3.7044">
            <text:p>3,7</text:p>
          </table:table-cell>
          <table:table-cell table:number-columns-repeated="2" office:value-type="float" office:value="1.764">
            <text:p>1,76</text:p>
          </table:table-cell>
          <table:table-cell office:value-type="float" office:value="14.6412">
            <text:p>14,64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Conecciones</text:p>
          </table:table-cell>
          <table:table-cell office:value-type="string">
            <text:p>Registrar Captor</text:p>
          </table:table-cell>
          <table:table-cell office:value-type="float" office:value="3.0576">
            <text:p>3,06</text:p>
          </table:table-cell>
          <table:table-cell office:value-type="float" office:value="3.36336">
            <text:p>3,36</text:p>
          </table:table-cell>
          <table:table-cell office:value-type="float" office:value="3.21048">
            <text:p>3,21</text:p>
          </table:table-cell>
          <table:table-cell table:number-columns-repeated="2" office:value-type="float" office:value="1.5288">
            <text:p>1,53</text:p>
          </table:table-cell>
          <table:table-cell office:value-type="float" office:value="12.68904">
            <text:p>12,69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Conecciones</text:p>
          </table:table-cell>
          <table:table-cell office:value-type="string">
            <text:p>Modificar Captor</text:p>
          </table:table-cell>
          <table:table-cell office:value-type="float" office:value="3.528">
            <text:p>3,53</text:p>
          </table:table-cell>
          <table:table-cell office:value-type="float" office:value="3.8808">
            <text:p>3,88</text:p>
          </table:table-cell>
          <table:table-cell office:value-type="float" office:value="3.7044">
            <text:p>3,7</text:p>
          </table:table-cell>
          <table:table-cell table:number-columns-repeated="2" office:value-type="float" office:value="1.764">
            <text:p>1,76</text:p>
          </table:table-cell>
          <table:table-cell office:value-type="float" office:value="14.6412">
            <text:p>14,64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Conecciones</text:p>
          </table:table-cell>
          <table:table-cell office:value-type="string">
            <text:p>Consultar Captor</text:p>
          </table:table-cell>
          <table:table-cell office:value-type="float" office:value="3.0576">
            <text:p>3,06</text:p>
          </table:table-cell>
          <table:table-cell office:value-type="float" office:value="3.36336">
            <text:p>3,36</text:p>
          </table:table-cell>
          <table:table-cell office:value-type="float" office:value="3.21048">
            <text:p>3,21</text:p>
          </table:table-cell>
          <table:table-cell table:number-columns-repeated="2" office:value-type="float" office:value="1.5288">
            <text:p>1,53</text:p>
          </table:table-cell>
          <table:table-cell office:value-type="float" office:value="12.68904">
            <text:p>12,69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Conecciones</text:p>
          </table:table-cell>
          <table:table-cell office:value-type="string">
            <text:p>Eliminar Captor</text:p>
          </table:table-cell>
          <table:table-cell office:value-type="float" office:value="3.0576">
            <text:p>3,06</text:p>
          </table:table-cell>
          <table:table-cell office:value-type="float" office:value="3.36336">
            <text:p>3,36</text:p>
          </table:table-cell>
          <table:table-cell office:value-type="float" office:value="3.21048">
            <text:p>3,21</text:p>
          </table:table-cell>
          <table:table-cell table:number-columns-repeated="2" office:value-type="float" office:value="1.5288">
            <text:p>1,53</text:p>
          </table:table-cell>
          <table:table-cell office:value-type="float" office:value="12.68904">
            <text:p>12,69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Conecciones</text:p>
          </table:table-cell>
          <table:table-cell office:value-type="string">
            <text:p>Registrar Ruta</text:p>
          </table:table-cell>
          <table:table-cell office:value-type="float" office:value="13.7592">
            <text:p>13,76</text:p>
          </table:table-cell>
          <table:table-cell office:value-type="float" office:value="15.13512">
            <text:p>15,14</text:p>
          </table:table-cell>
          <table:table-cell office:value-type="float" office:value="14.44716">
            <text:p>14,45</text:p>
          </table:table-cell>
          <table:table-cell table:number-columns-repeated="2" office:value-type="float" office:value="6.8796">
            <text:p>6,88</text:p>
          </table:table-cell>
          <table:table-cell office:value-type="float" office:value="57.10068">
            <text:p>57,1</text:p>
          </table:table-cell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Conecciones</text:p>
          </table:table-cell>
          <table:table-cell office:value-type="string">
            <text:p>Modificar Ruta</text:p>
          </table:table-cell>
          <table:table-cell office:value-type="float" office:value="13.7592">
            <text:p>13,76</text:p>
          </table:table-cell>
          <table:table-cell office:value-type="float" office:value="15.13512">
            <text:p>15,14</text:p>
          </table:table-cell>
          <table:table-cell office:value-type="float" office:value="14.44716">
            <text:p>14,45</text:p>
          </table:table-cell>
          <table:table-cell table:number-columns-repeated="2" office:value-type="float" office:value="6.8796">
            <text:p>6,88</text:p>
          </table:table-cell>
          <table:table-cell office:value-type="float" office:value="57.10068">
            <text:p>57,1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Conecciones</text:p>
          </table:table-cell>
          <table:table-cell office:value-type="string">
            <text:p>Consultar Ruta</text:p>
          </table:table-cell>
          <table:table-cell office:value-type="float" office:value="7.94976">
            <text:p>7,95</text:p>
          </table:table-cell>
          <table:table-cell office:value-type="float" office:value="8.744736">
            <text:p>8,74</text:p>
          </table:table-cell>
          <table:table-cell office:value-type="float" office:value="8.347248">
            <text:p>8,35</text:p>
          </table:table-cell>
          <table:table-cell table:number-columns-repeated="2" office:value-type="float" office:value="3.97488">
            <text:p>3,97</text:p>
          </table:table-cell>
          <table:table-cell office:value-type="float" office:value="32.991504">
            <text:p>32,99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Conecciones</text:p>
          </table:table-cell>
          <table:table-cell office:value-type="string">
            <text:p>Eliminar Ruta</text:p>
          </table:table-cell>
          <table:table-cell office:value-type="float" office:value="3.0576">
            <text:p>3,06</text:p>
          </table:table-cell>
          <table:table-cell office:value-type="float" office:value="3.36336">
            <text:p>3,36</text:p>
          </table:table-cell>
          <table:table-cell office:value-type="float" office:value="3.21048">
            <text:p>3,21</text:p>
          </table:table-cell>
          <table:table-cell table:number-columns-repeated="2" office:value-type="float" office:value="1.5288">
            <text:p>1,53</text:p>
          </table:table-cell>
          <table:table-cell office:value-type="float" office:value="12.68904">
            <text:p>12,69</text:p>
          </table:table-cell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Conecciones</text:p>
          </table:table-cell>
          <table:table-cell office:value-type="string">
            <text:p>Registrar Solicitud de Nueva Conexión</text:p>
          </table:table-cell>
          <table:table-cell office:value-type="float" office:value="13.7592">
            <text:p>13,76</text:p>
          </table:table-cell>
          <table:table-cell office:value-type="float" office:value="15.13512">
            <text:p>15,14</text:p>
          </table:table-cell>
          <table:table-cell office:value-type="float" office:value="14.44716">
            <text:p>14,45</text:p>
          </table:table-cell>
          <table:table-cell table:number-columns-repeated="2" office:value-type="float" office:value="6.8796">
            <text:p>6,88</text:p>
          </table:table-cell>
          <table:table-cell office:value-type="float" office:value="57.10068">
            <text:p>57,1</text:p>
          </table:table-cell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Conecciones</text:p>
          </table:table-cell>
          <table:table-cell office:value-type="string">
            <text:p>Generar OT de Instalación de Medidor</text:p>
          </table:table-cell>
          <table:table-cell office:value-type="float" office:value="13.7592">
            <text:p>13,76</text:p>
          </table:table-cell>
          <table:table-cell office:value-type="float" office:value="15.13512">
            <text:p>15,14</text:p>
          </table:table-cell>
          <table:table-cell office:value-type="float" office:value="14.44716">
            <text:p>14,45</text:p>
          </table:table-cell>
          <table:table-cell table:number-columns-repeated="2" office:value-type="float" office:value="6.8796">
            <text:p>6,88</text:p>
          </table:table-cell>
          <table:table-cell office:value-type="float" office:value="57.10068">
            <text:p>57,1</text:p>
          </table:table-cell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Conecciones</text:p>
          </table:table-cell>
          <table:table-cell office:value-type="string">
            <text:p>Confirmar OT de Instalación de Medidor</text:p>
          </table:table-cell>
          <table:table-cell office:value-type="float" office:value="13.7592">
            <text:p>13,76</text:p>
          </table:table-cell>
          <table:table-cell office:value-type="float" office:value="15.13512">
            <text:p>15,14</text:p>
          </table:table-cell>
          <table:table-cell office:value-type="float" office:value="14.44716">
            <text:p>14,45</text:p>
          </table:table-cell>
          <table:table-cell table:number-columns-repeated="2" office:value-type="float" office:value="6.8796">
            <text:p>6,88</text:p>
          </table:table-cell>
          <table:table-cell office:value-type="float" office:value="57.10068">
            <text:p>57,1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Conecciones</text:p>
          </table:table-cell>
          <table:table-cell office:value-type="string">
            <text:p>Generar Informe de Consumo de Materiales</text:p>
          </table:table-cell>
          <table:table-cell office:value-type="float" office:value="7.94976">
            <text:p>7,95</text:p>
          </table:table-cell>
          <table:table-cell office:value-type="float" office:value="8.744736">
            <text:p>8,74</text:p>
          </table:table-cell>
          <table:table-cell office:value-type="float" office:value="8.347248">
            <text:p>8,35</text:p>
          </table:table-cell>
          <table:table-cell table:number-columns-repeated="2" office:value-type="float" office:value="3.97488">
            <text:p>3,97</text:p>
          </table:table-cell>
          <table:table-cell office:value-type="float" office:value="32.991504">
            <text:p>32,99</text:p>
          </table:table-cell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Conecciones</text:p>
          </table:table-cell>
          <table:table-cell office:value-type="string">
            <text:p>Exportar OT a PC vehículos</text:p>
          </table:table-cell>
          <table:table-cell office:value-type="float" office:value="7.94976">
            <text:p>7,95</text:p>
          </table:table-cell>
          <table:table-cell office:value-type="float" office:value="8.744736">
            <text:p>8,74</text:p>
          </table:table-cell>
          <table:table-cell office:value-type="float" office:value="8.347248">
            <text:p>8,35</text:p>
          </table:table-cell>
          <table:table-cell table:number-columns-repeated="2" office:value-type="float" office:value="3.97488">
            <text:p>3,97</text:p>
          </table:table-cell>
          <table:table-cell office:value-type="float" office:value="32.991504">
            <text:p>32,99</text:p>
          </table:table-cell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Conecciones</text:p>
          </table:table-cell>
          <table:table-cell office:value-type="string">
            <text:p>Registrar Alta Conexión</text:p>
          </table:table-cell>
          <table:table-cell office:value-type="float" office:value="3.0576">
            <text:p>3,06</text:p>
          </table:table-cell>
          <table:table-cell office:value-type="float" office:value="3.36336">
            <text:p>3,36</text:p>
          </table:table-cell>
          <table:table-cell office:value-type="float" office:value="3.21048">
            <text:p>3,21</text:p>
          </table:table-cell>
          <table:table-cell table:number-columns-repeated="2" office:value-type="float" office:value="1.5288">
            <text:p>1,53</text:p>
          </table:table-cell>
          <table:table-cell office:value-type="float" office:value="12.68904">
            <text:p>12,69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Conecciones</text:p>
          </table:table-cell>
          <table:table-cell office:value-type="string">
            <text:p>Modificar Conexión</text:p>
          </table:table-cell>
          <table:table-cell office:value-type="float" office:value="3.0576">
            <text:p>3,06</text:p>
          </table:table-cell>
          <table:table-cell office:value-type="float" office:value="3.36336">
            <text:p>3,36</text:p>
          </table:table-cell>
          <table:table-cell office:value-type="float" office:value="3.21048">
            <text:p>3,21</text:p>
          </table:table-cell>
          <table:table-cell table:number-columns-repeated="2" office:value-type="float" office:value="1.5288">
            <text:p>1,53</text:p>
          </table:table-cell>
          <table:table-cell office:value-type="float" office:value="12.68904">
            <text:p>12,69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Conecciones</text:p>
          </table:table-cell>
          <table:table-cell office:value-type="string">
            <text:p>Dar de Baja Conexión</text:p>
          </table:table-cell>
          <table:table-cell office:value-type="float" office:value="3.0576">
            <text:p>3,06</text:p>
          </table:table-cell>
          <table:table-cell office:value-type="float" office:value="3.36336">
            <text:p>3,36</text:p>
          </table:table-cell>
          <table:table-cell office:value-type="float" office:value="3.21048">
            <text:p>3,21</text:p>
          </table:table-cell>
          <table:table-cell table:number-columns-repeated="2" office:value-type="float" office:value="1.5288">
            <text:p>1,53</text:p>
          </table:table-cell>
          <table:table-cell office:value-type="float" office:value="12.68904">
            <text:p>12,69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Conecciones</text:p>
          </table:table-cell>
          <table:table-cell office:value-type="string">
            <text:p>Consultar conexión</text:p>
          </table:table-cell>
          <table:table-cell office:value-type="float" office:value="3.0576">
            <text:p>3,06</text:p>
          </table:table-cell>
          <table:table-cell office:value-type="float" office:value="3.36336">
            <text:p>3,36</text:p>
          </table:table-cell>
          <table:table-cell office:value-type="float" office:value="3.21048">
            <text:p>3,21</text:p>
          </table:table-cell>
          <table:table-cell table:number-columns-repeated="2" office:value-type="float" office:value="1.5288">
            <text:p>1,53</text:p>
          </table:table-cell>
          <table:table-cell office:value-type="float" office:value="12.68904">
            <text:p>12,69</text:p>
          </table:table-cell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Conecciones</text:p>
          </table:table-cell>
          <table:table-cell office:value-type="string">
            <text:p>Registrar Requisitos Trámite</text:p>
          </table:table-cell>
          <table:table-cell office:value-type="float" office:value="3.0576">
            <text:p>3,06</text:p>
          </table:table-cell>
          <table:table-cell office:value-type="float" office:value="3.36336">
            <text:p>3,36</text:p>
          </table:table-cell>
          <table:table-cell office:value-type="float" office:value="3.21048">
            <text:p>3,21</text:p>
          </table:table-cell>
          <table:table-cell table:number-columns-repeated="2" office:value-type="float" office:value="1.5288">
            <text:p>1,53</text:p>
          </table:table-cell>
          <table:table-cell office:value-type="float" office:value="12.68904">
            <text:p>12,69</text:p>
          </table:table-cell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Conecciones</text:p>
          </table:table-cell>
          <table:table-cell office:value-type="string">
            <text:p>Modificar Requisitos Trámite</text:p>
          </table:table-cell>
          <table:table-cell office:value-type="float" office:value="3.0576">
            <text:p>3,06</text:p>
          </table:table-cell>
          <table:table-cell office:value-type="float" office:value="3.36336">
            <text:p>3,36</text:p>
          </table:table-cell>
          <table:table-cell office:value-type="float" office:value="3.21048">
            <text:p>3,21</text:p>
          </table:table-cell>
          <table:table-cell table:number-columns-repeated="2" office:value-type="float" office:value="1.5288">
            <text:p>1,53</text:p>
          </table:table-cell>
          <table:table-cell office:value-type="float" office:value="12.68904">
            <text:p>12,69</text:p>
          </table:table-cell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Conecciones</text:p>
          </table:table-cell>
          <table:table-cell office:value-type="string">
            <text:p>Consultar Requisitos Trámite</text:p>
          </table:table-cell>
          <table:table-cell office:value-type="float" office:value="3.0576">
            <text:p>3,06</text:p>
          </table:table-cell>
          <table:table-cell office:value-type="float" office:value="3.36336">
            <text:p>3,36</text:p>
          </table:table-cell>
          <table:table-cell office:value-type="float" office:value="3.21048">
            <text:p>3,21</text:p>
          </table:table-cell>
          <table:table-cell table:number-columns-repeated="2" office:value-type="float" office:value="1.5288">
            <text:p>1,53</text:p>
          </table:table-cell>
          <table:table-cell office:value-type="float" office:value="12.68904">
            <text:p>12,69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Conecciones</text:p>
          </table:table-cell>
          <table:table-cell office:value-type="string">
            <text:p>Eliminar Requisitos Trámite</text:p>
          </table:table-cell>
          <table:table-cell office:value-type="float" office:value="3.0576">
            <text:p>3,06</text:p>
          </table:table-cell>
          <table:table-cell office:value-type="float" office:value="3.36336">
            <text:p>3,36</text:p>
          </table:table-cell>
          <table:table-cell office:value-type="float" office:value="3.21048">
            <text:p>3,21</text:p>
          </table:table-cell>
          <table:table-cell table:number-columns-repeated="2" office:value-type="float" office:value="1.5288">
            <text:p>1,53</text:p>
          </table:table-cell>
          <table:table-cell office:value-type="float" office:value="12.68904">
            <text:p>12,69</text:p>
          </table:table-cell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Conecciones</text:p>
          </table:table-cell>
          <table:table-cell office:value-type="string">
            <text:p>Registrar Cuadrilla</text:p>
          </table:table-cell>
          <table:table-cell office:value-type="float" office:value="3.0576">
            <text:p>3,06</text:p>
          </table:table-cell>
          <table:table-cell office:value-type="float" office:value="3.36336">
            <text:p>3,36</text:p>
          </table:table-cell>
          <table:table-cell office:value-type="float" office:value="3.21048">
            <text:p>3,21</text:p>
          </table:table-cell>
          <table:table-cell table:number-columns-repeated="2" office:value-type="float" office:value="1.5288">
            <text:p>1,53</text:p>
          </table:table-cell>
          <table:table-cell office:value-type="float" office:value="12.68904">
            <text:p>12,69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Conecciones</text:p>
          </table:table-cell>
          <table:table-cell office:value-type="string">
            <text:p>Modificar Cuadrilla</text:p>
          </table:table-cell>
          <table:table-cell office:value-type="float" office:value="3.0576">
            <text:p>3,06</text:p>
          </table:table-cell>
          <table:table-cell office:value-type="float" office:value="3.36336">
            <text:p>3,36</text:p>
          </table:table-cell>
          <table:table-cell office:value-type="float" office:value="3.21048">
            <text:p>3,21</text:p>
          </table:table-cell>
          <table:table-cell table:number-columns-repeated="2" office:value-type="float" office:value="1.5288">
            <text:p>1,53</text:p>
          </table:table-cell>
          <table:table-cell office:value-type="float" office:value="12.68904">
            <text:p>12,69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string">
            <text:p>Conecciones</text:p>
          </table:table-cell>
          <table:table-cell office:value-type="string">
            <text:p>Consultar Cuadrilla</text:p>
          </table:table-cell>
          <table:table-cell office:value-type="float" office:value="3.0576">
            <text:p>3,06</text:p>
          </table:table-cell>
          <table:table-cell office:value-type="float" office:value="3.36336">
            <text:p>3,36</text:p>
          </table:table-cell>
          <table:table-cell office:value-type="float" office:value="3.21048">
            <text:p>3,21</text:p>
          </table:table-cell>
          <table:table-cell table:number-columns-repeated="2" office:value-type="float" office:value="1.5288">
            <text:p>1,53</text:p>
          </table:table-cell>
          <table:table-cell office:value-type="float" office:value="12.68904">
            <text:p>12,69</text:p>
          </table:table-cell>
        </table:table-row>
        <table:table-row table:style-name="ro2">
          <table:table-cell office:value-type="float" office:value="129">
            <text:p>129</text:p>
          </table:table-cell>
          <table:table-cell office:value-type="string">
            <text:p>Conecciones</text:p>
          </table:table-cell>
          <table:table-cell office:value-type="string">
            <text:p>Eliminar Cuadrilla</text:p>
          </table:table-cell>
          <table:table-cell office:value-type="float" office:value="3.0576">
            <text:p>3,06</text:p>
          </table:table-cell>
          <table:table-cell office:value-type="float" office:value="3.36336">
            <text:p>3,36</text:p>
          </table:table-cell>
          <table:table-cell office:value-type="float" office:value="3.21048">
            <text:p>3,21</text:p>
          </table:table-cell>
          <table:table-cell table:number-columns-repeated="2" office:value-type="float" office:value="1.5288">
            <text:p>1,53</text:p>
          </table:table-cell>
          <table:table-cell office:value-type="float" office:value="12.68904">
            <text:p>12,69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Conecciones</text:p>
          </table:table-cell>
          <table:table-cell office:value-type="string">
            <text:p>Generar OT de Alta de Nueva Conexión</text:p>
          </table:table-cell>
          <table:table-cell office:value-type="float" office:value="7.94976">
            <text:p>7,95</text:p>
          </table:table-cell>
          <table:table-cell office:value-type="float" office:value="8.744736">
            <text:p>8,74</text:p>
          </table:table-cell>
          <table:table-cell office:value-type="float" office:value="8.347248">
            <text:p>8,35</text:p>
          </table:table-cell>
          <table:table-cell table:number-columns-repeated="2" office:value-type="float" office:value="3.97488">
            <text:p>3,97</text:p>
          </table:table-cell>
          <table:table-cell office:value-type="float" office:value="32.991504">
            <text:p>32,99</text:p>
          </table:table-cell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Conecciones</text:p>
          </table:table-cell>
          <table:table-cell office:value-type="string">
            <text:p>Confirmar OT de Alta de Nueva Conexión</text:p>
          </table:table-cell>
          <table:table-cell office:value-type="float" office:value="3.0576">
            <text:p>3,06</text:p>
          </table:table-cell>
          <table:table-cell office:value-type="float" office:value="3.36336">
            <text:p>3,36</text:p>
          </table:table-cell>
          <table:table-cell office:value-type="float" office:value="3.21048">
            <text:p>3,21</text:p>
          </table:table-cell>
          <table:table-cell table:number-columns-repeated="2" office:value-type="float" office:value="1.5288">
            <text:p>1,53</text:p>
          </table:table-cell>
          <table:table-cell office:value-type="float" office:value="12.68904">
            <text:p>12,69</text:p>
          </table:table-cell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Conecciones</text:p>
          </table:table-cell>
          <table:table-cell office:value-type="string">
            <text:p>Sincronizar OT On Line</text:p>
          </table:table-cell>
          <table:table-cell office:value-type="float" office:value="7.94976">
            <text:p>7,95</text:p>
          </table:table-cell>
          <table:table-cell office:value-type="float" office:value="8.744736">
            <text:p>8,74</text:p>
          </table:table-cell>
          <table:table-cell office:value-type="float" office:value="8.347248">
            <text:p>8,35</text:p>
          </table:table-cell>
          <table:table-cell table:number-columns-repeated="2" office:value-type="float" office:value="3.97488">
            <text:p>3,97</text:p>
          </table:table-cell>
          <table:table-cell office:value-type="float" office:value="32.991504">
            <text:p>32,99</text:p>
          </table:table-cell>
        </table:table-row>
        <table:table-row table:style-name="ro2">
          <table:table-cell office:value-type="float" office:value="134">
            <text:p>134</text:p>
          </table:table-cell>
          <table:table-cell office:value-type="string">
            <text:p>Conecciones</text:p>
          </table:table-cell>
          <table:table-cell office:value-type="string">
            <text:p>Registrar Material</text:p>
          </table:table-cell>
          <table:table-cell office:value-type="float" office:value="3.0576">
            <text:p>3,06</text:p>
          </table:table-cell>
          <table:table-cell office:value-type="float" office:value="3.36336">
            <text:p>3,36</text:p>
          </table:table-cell>
          <table:table-cell office:value-type="float" office:value="3.21048">
            <text:p>3,21</text:p>
          </table:table-cell>
          <table:table-cell table:number-columns-repeated="2" office:value-type="float" office:value="1.5288">
            <text:p>1,53</text:p>
          </table:table-cell>
          <table:table-cell office:value-type="float" office:value="12.68904">
            <text:p>12,69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Conecciones</text:p>
          </table:table-cell>
          <table:table-cell office:value-type="string">
            <text:p>Modificar Material</text:p>
          </table:table-cell>
          <table:table-cell office:value-type="float" office:value="3.0576">
            <text:p>3,06</text:p>
          </table:table-cell>
          <table:table-cell office:value-type="float" office:value="3.36336">
            <text:p>3,36</text:p>
          </table:table-cell>
          <table:table-cell office:value-type="float" office:value="3.21048">
            <text:p>3,21</text:p>
          </table:table-cell>
          <table:table-cell table:number-columns-repeated="2" office:value-type="float" office:value="1.5288">
            <text:p>1,53</text:p>
          </table:table-cell>
          <table:table-cell office:value-type="float" office:value="12.68904">
            <text:p>12,69</text:p>
          </table:table-cell>
        </table:table-row>
        <table:table-row table:style-name="ro2">
          <table:table-cell office:value-type="float" office:value="136">
            <text:p>136</text:p>
          </table:table-cell>
          <table:table-cell office:value-type="string">
            <text:p>Conecciones</text:p>
          </table:table-cell>
          <table:table-cell office:value-type="string">
            <text:p>Consultar Material</text:p>
          </table:table-cell>
          <table:table-cell office:value-type="float" office:value="3.0576">
            <text:p>3,06</text:p>
          </table:table-cell>
          <table:table-cell office:value-type="float" office:value="3.36336">
            <text:p>3,36</text:p>
          </table:table-cell>
          <table:table-cell office:value-type="float" office:value="3.21048">
            <text:p>3,21</text:p>
          </table:table-cell>
          <table:table-cell table:number-columns-repeated="2" office:value-type="float" office:value="1.5288">
            <text:p>1,53</text:p>
          </table:table-cell>
          <table:table-cell office:value-type="float" office:value="12.68904">
            <text:p>12,69</text:p>
          </table:table-cell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Conecciones</text:p>
          </table:table-cell>
          <table:table-cell office:value-type="string">
            <text:p>Eliminar Material</text:p>
          </table:table-cell>
          <table:table-cell office:value-type="float" office:value="3.0576">
            <text:p>3,06</text:p>
          </table:table-cell>
          <table:table-cell office:value-type="float" office:value="3.36336">
            <text:p>3,36</text:p>
          </table:table-cell>
          <table:table-cell office:value-type="float" office:value="3.21048">
            <text:p>3,21</text:p>
          </table:table-cell>
          <table:table-cell table:number-columns-repeated="2" office:value-type="float" office:value="1.5288">
            <text:p>1,53</text:p>
          </table:table-cell>
          <table:table-cell office:value-type="float" office:value="12.68904">
            <text:p>12,69</text:p>
          </table:table-cell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Conecciones</text:p>
          </table:table-cell>
          <table:table-cell office:value-type="string">
            <text:p>Generar Informe de OT Asignadas por Cuadrilla</text:p>
          </table:table-cell>
          <table:table-cell office:value-type="float" office:value="7.94976">
            <text:p>7,95</text:p>
          </table:table-cell>
          <table:table-cell office:value-type="float" office:value="8.744736">
            <text:p>8,74</text:p>
          </table:table-cell>
          <table:table-cell office:value-type="float" office:value="8.347248">
            <text:p>8,35</text:p>
          </table:table-cell>
          <table:table-cell table:number-columns-repeated="2" office:value-type="float" office:value="3.97488">
            <text:p>3,97</text:p>
          </table:table-cell>
          <table:table-cell office:value-type="float" office:value="32.991504">
            <text:p>32,99</text:p>
          </table:table-cell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Conecciones</text:p>
          </table:table-cell>
          <table:table-cell office:value-type="string">
            <text:p>Eliminar Tipo de Cuadrilla</text:p>
          </table:table-cell>
          <table:table-cell office:value-type="float" office:value="3.0576">
            <text:p>3,06</text:p>
          </table:table-cell>
          <table:table-cell office:value-type="float" office:value="3.36336">
            <text:p>3,36</text:p>
          </table:table-cell>
          <table:table-cell office:value-type="float" office:value="3.21048">
            <text:p>3,21</text:p>
          </table:table-cell>
          <table:table-cell table:number-columns-repeated="2" office:value-type="float" office:value="1.5288">
            <text:p>1,53</text:p>
          </table:table-cell>
          <table:table-cell office:value-type="float" office:value="12.68904">
            <text:p>12,69</text:p>
          </table:table-cell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Conecciones</text:p>
          </table:table-cell>
          <table:table-cell office:value-type="string">
            <text:p>Consultar Tipo de Cuadrilla</text:p>
          </table:table-cell>
          <table:table-cell office:value-type="float" office:value="3.0576">
            <text:p>3,06</text:p>
          </table:table-cell>
          <table:table-cell office:value-type="float" office:value="3.36336">
            <text:p>3,36</text:p>
          </table:table-cell>
          <table:table-cell office:value-type="float" office:value="3.21048">
            <text:p>3,21</text:p>
          </table:table-cell>
          <table:table-cell table:number-columns-repeated="2" office:value-type="float" office:value="1.5288">
            <text:p>1,53</text:p>
          </table:table-cell>
          <table:table-cell office:value-type="float" office:value="12.68904">
            <text:p>12,69</text:p>
          </table:table-cell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Conecciones</text:p>
          </table:table-cell>
          <table:table-cell office:value-type="string">
            <text:p>Modificar Tipo de Cuadrilla</text:p>
          </table:table-cell>
          <table:table-cell office:value-type="float" office:value="3.0576">
            <text:p>3,06</text:p>
          </table:table-cell>
          <table:table-cell office:value-type="float" office:value="3.36336">
            <text:p>3,36</text:p>
          </table:table-cell>
          <table:table-cell office:value-type="float" office:value="3.21048">
            <text:p>3,21</text:p>
          </table:table-cell>
          <table:table-cell table:number-columns-repeated="2" office:value-type="float" office:value="1.5288">
            <text:p>1,53</text:p>
          </table:table-cell>
          <table:table-cell office:value-type="float" office:value="12.68904">
            <text:p>12,69</text:p>
          </table:table-cell>
        </table:table-row>
        <table:table-row table:style-name="ro2">
          <table:table-cell office:value-type="float" office:value="147">
            <text:p>147</text:p>
          </table:table-cell>
          <table:table-cell office:value-type="string">
            <text:p>Conecciones</text:p>
          </table:table-cell>
          <table:table-cell office:value-type="string">
            <text:p>Registrar Tipo de Cuadrilla</text:p>
          </table:table-cell>
          <table:table-cell office:value-type="float" office:value="3.0576">
            <text:p>3,06</text:p>
          </table:table-cell>
          <table:table-cell office:value-type="float" office:value="3.36336">
            <text:p>3,36</text:p>
          </table:table-cell>
          <table:table-cell office:value-type="float" office:value="3.21048">
            <text:p>3,21</text:p>
          </table:table-cell>
          <table:table-cell table:number-columns-repeated="2" office:value-type="float" office:value="1.5288">
            <text:p>1,53</text:p>
          </table:table-cell>
          <table:table-cell office:value-type="float" office:value="12.68904">
            <text:p>12,69</text:p>
          </table:table-cell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Conecciones</text:p>
          </table:table-cell>
          <table:table-cell office:value-type="string">
            <text:p>Actualizar Stock de Materiales</text:p>
          </table:table-cell>
          <table:table-cell office:value-type="float" office:value="3.0576">
            <text:p>3,06</text:p>
          </table:table-cell>
          <table:table-cell office:value-type="float" office:value="3.36336">
            <text:p>3,36</text:p>
          </table:table-cell>
          <table:table-cell office:value-type="float" office:value="3.21048">
            <text:p>3,21</text:p>
          </table:table-cell>
          <table:table-cell table:number-columns-repeated="2" office:value-type="float" office:value="1.5288">
            <text:p>1,53</text:p>
          </table:table-cell>
          <table:table-cell office:value-type="float" office:value="12.68904">
            <text:p>12,69</text:p>
          </table:table-cell>
        </table:table-row>
        <table:table-row table:style-name="ro2">
          <table:table-cell office:value-type="float" office:value="149">
            <text:p>149</text:p>
          </table:table-cell>
          <table:table-cell office:value-type="string">
            <text:p>Conecciones</text:p>
          </table:table-cell>
          <table:table-cell office:value-type="string">
            <text:p>Generar Informe de Trabajos Realizados por Cuadrillas</text:p>
          </table:table-cell>
          <table:table-cell office:value-type="float" office:value="3.0576">
            <text:p>3,06</text:p>
          </table:table-cell>
          <table:table-cell office:value-type="float" office:value="3.36336">
            <text:p>3,36</text:p>
          </table:table-cell>
          <table:table-cell office:value-type="float" office:value="3.21048">
            <text:p>3,21</text:p>
          </table:table-cell>
          <table:table-cell table:number-columns-repeated="2" office:value-type="float" office:value="1.5288">
            <text:p>1,53</text:p>
          </table:table-cell>
          <table:table-cell office:value-type="float" office:value="12.68904">
            <text:p>12,69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Conecciones</text:p>
          </table:table-cell>
          <table:table-cell office:value-type="string">
            <text:p>Generar Orden de Compra de Materiales</text:p>
          </table:table-cell>
          <table:table-cell office:value-type="float" office:value="3.0576">
            <text:p>3,06</text:p>
          </table:table-cell>
          <table:table-cell office:value-type="float" office:value="3.36336">
            <text:p>3,36</text:p>
          </table:table-cell>
          <table:table-cell office:value-type="float" office:value="3.21048">
            <text:p>3,21</text:p>
          </table:table-cell>
          <table:table-cell table:number-columns-repeated="2" office:value-type="float" office:value="1.5288">
            <text:p>1,53</text:p>
          </table:table-cell>
          <table:table-cell office:value-type="float" office:value="12.68904">
            <text:p>12,69</text:p>
          </table:table-cell>
        </table:table-row>
        <table:table-row table:style-name="ro2">
          <table:table-cell office:value-type="float" office:value="151">
            <text:p>151</text:p>
          </table:table-cell>
          <table:table-cell office:value-type="string">
            <text:p>Conecciones</text:p>
          </table:table-cell>
          <table:table-cell office:value-type="string">
            <text:p>Generar Informe de Materiales Faltantes</text:p>
          </table:table-cell>
          <table:table-cell office:value-type="float" office:value="3.0576">
            <text:p>3,06</text:p>
          </table:table-cell>
          <table:table-cell office:value-type="float" office:value="3.36336">
            <text:p>3,36</text:p>
          </table:table-cell>
          <table:table-cell office:value-type="float" office:value="3.21048">
            <text:p>3,21</text:p>
          </table:table-cell>
          <table:table-cell table:number-columns-repeated="2" office:value-type="float" office:value="1.5288">
            <text:p>1,53</text:p>
          </table:table-cell>
          <table:table-cell office:value-type="float" office:value="12.68904">
            <text:p>12,69</text:p>
          </table:table-cell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Conecciones</text:p>
          </table:table-cell>
          <table:table-cell office:value-type="string">
            <text:p>Anular OT de Instalación de Medidor</text:p>
          </table:table-cell>
          <table:table-cell office:value-type="float" office:value="3.0576">
            <text:p>3,06</text:p>
          </table:table-cell>
          <table:table-cell office:value-type="float" office:value="3.36336">
            <text:p>3,36</text:p>
          </table:table-cell>
          <table:table-cell office:value-type="float" office:value="3.21048">
            <text:p>3,21</text:p>
          </table:table-cell>
          <table:table-cell table:number-columns-repeated="2" office:value-type="float" office:value="1.5288">
            <text:p>1,53</text:p>
          </table:table-cell>
          <table:table-cell office:value-type="float" office:value="12.68904">
            <text:p>12,69</text:p>
          </table:table-cell>
        </table:table-row>
        <table:table-row table:style-name="ro2">
          <table:table-cell office:value-type="float" office:value="153">
            <text:p>153</text:p>
          </table:table-cell>
          <table:table-cell office:value-type="string">
            <text:p>Conecciones</text:p>
          </table:table-cell>
          <table:table-cell office:value-type="string">
            <text:p>Anular OT de Alta de Nueva Conexión</text:p>
          </table:table-cell>
          <table:table-cell office:value-type="float" office:value="7.94976">
            <text:p>7,95</text:p>
          </table:table-cell>
          <table:table-cell office:value-type="float" office:value="8.744736">
            <text:p>8,74</text:p>
          </table:table-cell>
          <table:table-cell office:value-type="float" office:value="8.347248">
            <text:p>8,35</text:p>
          </table:table-cell>
          <table:table-cell table:number-columns-repeated="2" office:value-type="float" office:value="3.97488">
            <text:p>3,97</text:p>
          </table:table-cell>
          <table:table-cell office:value-type="float" office:value="32.991504">
            <text:p>32,99</text:p>
          </table:table-cell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Conecciones</text:p>
          </table:table-cell>
          <table:table-cell office:value-type="string">
            <text:p>Consultar Stock de Materiales</text:p>
          </table:table-cell>
          <table:table-cell office:value-type="float" office:value="7.94976">
            <text:p>7,95</text:p>
          </table:table-cell>
          <table:table-cell office:value-type="float" office:value="8.744736">
            <text:p>8,74</text:p>
          </table:table-cell>
          <table:table-cell office:value-type="float" office:value="8.347248">
            <text:p>8,35</text:p>
          </table:table-cell>
          <table:table-cell table:number-columns-repeated="2" office:value-type="float" office:value="3.97488">
            <text:p>3,97</text:p>
          </table:table-cell>
          <table:table-cell office:value-type="float" office:value="32.991504">
            <text:p>32,99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Conecciones</text:p>
          </table:table-cell>
          <table:table-cell office:value-type="string">
            <text:p>Eliminar Tipo de Trabajo</text:p>
          </table:table-cell>
          <table:table-cell office:value-type="float" office:value="7.94976">
            <text:p>7,95</text:p>
          </table:table-cell>
          <table:table-cell office:value-type="float" office:value="8.744736">
            <text:p>8,74</text:p>
          </table:table-cell>
          <table:table-cell office:value-type="float" office:value="8.347248">
            <text:p>8,35</text:p>
          </table:table-cell>
          <table:table-cell table:number-columns-repeated="2" office:value-type="float" office:value="3.97488">
            <text:p>3,97</text:p>
          </table:table-cell>
          <table:table-cell office:value-type="float" office:value="32.991504">
            <text:p>32,99</text:p>
          </table:table-cell>
        </table:table-row>
        <table:table-row table:style-name="ro2">
          <table:table-cell office:value-type="float" office:value="156">
            <text:p>156</text:p>
          </table:table-cell>
          <table:table-cell office:value-type="string">
            <text:p>Conecciones</text:p>
          </table:table-cell>
          <table:table-cell office:value-type="string">
            <text:p>Registrar Tipo de Conexión</text:p>
          </table:table-cell>
          <table:table-cell office:value-type="float" office:value="3.0576">
            <text:p>3,06</text:p>
          </table:table-cell>
          <table:table-cell office:value-type="float" office:value="3.36336">
            <text:p>3,36</text:p>
          </table:table-cell>
          <table:table-cell office:value-type="float" office:value="3.21048">
            <text:p>3,21</text:p>
          </table:table-cell>
          <table:table-cell table:number-columns-repeated="2" office:value-type="float" office:value="1.5288">
            <text:p>1,53</text:p>
          </table:table-cell>
          <table:table-cell office:value-type="float" office:value="12.68904">
            <text:p>12,69</text:p>
          </table:table-cell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Conecciones</text:p>
          </table:table-cell>
          <table:table-cell office:value-type="string">
            <text:p>Modificar Tipo de Conexión</text:p>
          </table:table-cell>
          <table:table-cell office:value-type="float" office:value="3.0576">
            <text:p>3,06</text:p>
          </table:table-cell>
          <table:table-cell office:value-type="float" office:value="3.36336">
            <text:p>3,36</text:p>
          </table:table-cell>
          <table:table-cell office:value-type="float" office:value="3.21048">
            <text:p>3,21</text:p>
          </table:table-cell>
          <table:table-cell table:number-columns-repeated="2" office:value-type="float" office:value="1.5288">
            <text:p>1,53</text:p>
          </table:table-cell>
          <table:table-cell office:value-type="float" office:value="12.68904">
            <text:p>12,69</text:p>
          </table:table-cell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Conecciones</text:p>
          </table:table-cell>
          <table:table-cell office:value-type="string">
            <text:p>Consultar Tipo de Conexión</text:p>
          </table:table-cell>
          <table:table-cell office:value-type="float" office:value="3.0576">
            <text:p>3,06</text:p>
          </table:table-cell>
          <table:table-cell office:value-type="float" office:value="3.36336">
            <text:p>3,36</text:p>
          </table:table-cell>
          <table:table-cell office:value-type="float" office:value="3.21048">
            <text:p>3,21</text:p>
          </table:table-cell>
          <table:table-cell table:number-columns-repeated="2" office:value-type="float" office:value="1.5288">
            <text:p>1,53</text:p>
          </table:table-cell>
          <table:table-cell office:value-type="float" office:value="12.68904">
            <text:p>12,69</text:p>
          </table:table-cell>
        </table:table-row>
        <table:table-row table:style-name="ro2">
          <table:table-cell office:value-type="float" office:value="159">
            <text:p>159</text:p>
          </table:table-cell>
          <table:table-cell office:value-type="string">
            <text:p>Conecciones</text:p>
          </table:table-cell>
          <table:table-cell office:value-type="string">
            <text:p>Eliminar Tipo de Conexión</text:p>
          </table:table-cell>
          <table:table-cell office:value-type="float" office:value="3.0576">
            <text:p>3,06</text:p>
          </table:table-cell>
          <table:table-cell office:value-type="float" office:value="3.36336">
            <text:p>3,36</text:p>
          </table:table-cell>
          <table:table-cell office:value-type="float" office:value="3.21048">
            <text:p>3,21</text:p>
          </table:table-cell>
          <table:table-cell table:number-columns-repeated="2" office:value-type="float" office:value="1.5288">
            <text:p>1,53</text:p>
          </table:table-cell>
          <table:table-cell office:value-type="float" office:value="12.68904">
            <text:p>12,69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 office:value-type="string">
            <text:p>Conecciones</text:p>
          </table:table-cell>
          <table:table-cell office:value-type="string">
            <text:p>Consultar Tipo de Trabajo</text:p>
          </table:table-cell>
          <table:table-cell office:value-type="float" office:value="3.0576">
            <text:p>3,06</text:p>
          </table:table-cell>
          <table:table-cell office:value-type="float" office:value="3.36336">
            <text:p>3,36</text:p>
          </table:table-cell>
          <table:table-cell office:value-type="float" office:value="3.21048">
            <text:p>3,21</text:p>
          </table:table-cell>
          <table:table-cell table:number-columns-repeated="2" office:value-type="float" office:value="1.5288">
            <text:p>1,53</text:p>
          </table:table-cell>
          <table:table-cell office:value-type="float" office:value="12.68904">
            <text:p>12,69</text:p>
          </table:table-cell>
        </table:table-row>
        <table:table-row table:style-name="ro2">
          <table:table-cell office:value-type="float" office:value="161">
            <text:p>161</text:p>
          </table:table-cell>
          <table:table-cell office:value-type="string">
            <text:p>Conecciones</text:p>
          </table:table-cell>
          <table:table-cell office:value-type="string">
            <text:p>Modificar Tipo de Trabajo</text:p>
          </table:table-cell>
          <table:table-cell office:value-type="float" office:value="3.0576">
            <text:p>3,06</text:p>
          </table:table-cell>
          <table:table-cell office:value-type="float" office:value="3.36336">
            <text:p>3,36</text:p>
          </table:table-cell>
          <table:table-cell office:value-type="float" office:value="3.21048">
            <text:p>3,21</text:p>
          </table:table-cell>
          <table:table-cell table:number-columns-repeated="2" office:value-type="float" office:value="1.5288">
            <text:p>1,53</text:p>
          </table:table-cell>
          <table:table-cell office:value-type="float" office:value="12.68904">
            <text:p>12,69</text:p>
          </table:table-cell>
        </table:table-row>
      </table:table>
      <table:database-ranges>
        <table:database-range table:target-range-address="'Otras etapas'.A1:'Otras etapas'.I164" table:display-filter-buttons="true">
          <table:filter>
            <table:filter-condition table:field-number="1" table:value="Conecciones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s" fo:country="A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P1" style:volatile="true">
      <number:text> (</number:text>
      <number:number number:decimal-places="2" number:min-integer-digits="1" number:grouping="true"/>
      <number:text>)</number:text>
    </number:number-style>
    <number:number-style style:name="N110P2" style:volatile="true">
      <number:text> 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5000" number:language="es" number:country="AR">
      <number:number number:min-integer-digits="1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0" number:min-integer-digits="1" number:grouping="true"/>
      <number:text> </number:text>
    </number:number-style>
    <number:number-style style:name="N128P1" style:volatile="true">
      <number:text> $(</number:text>
      <number:number number:decimal-places="0" number:min-integer-digits="1" number:grouping="true"/>
      <number:text>)</number:text>
    </number:number-style>
    <number:number-style style:name="N128P2" style:volatile="true">
      <number:text> $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 $(</number:text>
      <number:number number:decimal-places="2" number:min-integer-digits="1" number:grouping="true"/>
      <number:text>)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 </number:text>
      <number:number number:decimal-places="0" number:min-integer-digits="1" number:grouping="true"/>
    </number:number-style>
    <number:number-style style:name="N138">
      <number:text>$ -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$ </number:text>
      <number:number number:decimal-places="0" number:min-integer-digits="1" number:grouping="true"/>
    </number:number-style>
    <number:number-style style:name="N139">
      <style:text-properties fo:color="#ff0000"/>
      <number:text>$ -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$ </number:text>
      <number:number number:decimal-places="2" number:min-integer-digits="1" number:grouping="true"/>
    </number:number-style>
    <number:number-style style:name="N141">
      <number:text>$ -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$ </number:text>
      <number:number number:decimal-places="2" number:min-integer-digits="1" number:grouping="true"/>
    </number:number-style>
    <number:number-style style:name="N142">
      <style:text-properties fo:color="#ff0000"/>
      <number:text>$ -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$ </number:text>
      <number:number number:decimal-places="0" number:min-integer-digits="1" number:grouping="true"/>
      <number:text> </number:text>
    </number:number-style>
    <number:number-style style:name="N146P1" style:volatile="true">
      <number:text> $ -</number:text>
      <number:number number:decimal-places="0" number:min-integer-digits="1" number:grouping="true"/>
      <number:text> </number:text>
    </number:number-style>
    <number:number-style style:name="N146P2" style:volatile="true">
      <number:text> $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 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 </number:text>
      <number:number number:decimal-places="2" number:min-integer-digits="1" number:grouping="true"/>
      <number:text> </number:text>
    </number:number-style>
    <number:number-style style:name="N152P1" style:volatile="true">
      <number:text> $ -</number:text>
      <number:number number:decimal-places="2" number:min-integer-digits="1" number:grouping="true"/>
      <number:text> </number:text>
    </number:number-style>
    <number:number-style style:name="N152P2" style:volatile="true">
      <number:text> $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 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number number:decimal-places="1" number:min-integer-digits="1" number:grouping="true"/>
      <number:text> </number:text>
    </number:number-style>
    <number:number-style style:name="N157P1" style:volatile="true">
      <number:text> (</number:text>
      <number:number number:decimal-places="1" number:min-integer-digits="1" number:grouping="true"/>
      <number:text>)</number:text>
    </number:number-style>
    <number:number-style style:name="N157P2" style:volatile="true">
      <number:text> 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number number:decimal-places="0" number:min-integer-digits="1" number:grouping="true"/>
      <number:text> </number:text>
    </number:number-style>
    <number:number-style style:name="N158P1" style:volatile="true">
      <number:text> (</number:text>
      <number:number number:decimal-places="0" number:min-integer-digits="1" number:grouping="true"/>
      <number:text>)</number:text>
    </number:number-style>
    <number:number-style style:name="N158P2" style:volatile="true">
      <number:text> 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decimal-places="3" number:min-integer-digits="1"/>
    </number:number-style>
    <number:number-style style:name="N160">
      <number:number number:decimal-places="1" number:min-integer-digits="1"/>
    </number:number-style>
    <number:number-style style:name="N162P0" style:volatile="true">
      <number:text>Yes</number:text>
    </number:number-style>
    <number:number-style style:name="N162P1" style:volatile="true">
      <number:text>Yes</number:text>
    </number:number-style>
    <number:number-style style:name="N162">
      <number:text>No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True</number:text>
    </number:number-style>
    <number:number-style style:name="N164P1" style:volatile="true">
      <number:text>True</number:text>
    </number:number-style>
    <number:number-style style:name="N164">
      <number:text>False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On</number:text>
    </number:number-style>
    <number:number-style style:name="N166P1" style:volatile="true">
      <number:text>On</number:text>
    </number:number-style>
    <number:number-style style:name="N166">
      <number:text>Off</number:text>
      <style:map style:condition="value()&gt;0" style:apply-style-name="N166P0"/>
      <style:map style:condition="value()&lt;0" style:apply-style-name="N166P1"/>
    </number:number-style>
    <number:currency-style style:name="N16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8P0"/>
    </number:currency-style>
    <number:currency-style style:name="N5107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5107" number:language="es" number:country="AR">
      <number:currency-symbol/>
      <number:text> -</number:text>
      <number:number number:decimal-places="0" number:min-integer-digits="1" number:grouping="true"/>
      <style:map style:condition="value()&gt;=0" style:apply-style-name="N5107P0"/>
    </number:currency-style>
    <number:currency-style style:name="N5108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5108" number:language="es" number:country="AR">
      <style:text-properties fo:color="#ff0000"/>
      <number:currency-symbol/>
      <number:text> -</number:text>
      <number:number number:decimal-places="0" number:min-integer-digits="1" number:grouping="true"/>
      <style:map style:condition="value()&gt;=0" style:apply-style-name="N5108P0"/>
    </number:currency-style>
    <number:currency-style style:name="N5110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5110" number:language="es" number:country="AR">
      <number:currency-symbol/>
      <number:text> -</number:text>
      <number:number number:decimal-places="2" number:min-integer-digits="1" number:grouping="true"/>
      <style:map style:condition="value()&gt;=0" style:apply-style-name="N5110P0"/>
    </number:currency-style>
    <number:currency-style style:name="N5111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5111" number:language="es" number:country="AR">
      <style:text-properties fo:color="#ff0000"/>
      <number:currency-symbol/>
      <number:text> -</number:text>
      <number:number number:decimal-places="2" number:min-integer-digits="1" number:grouping="true"/>
      <style:map style:condition="value()&gt;=0" style:apply-style-name="N5111P0"/>
    </number:currency-style>
    <number:date-style style:name="N5112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5113" number:language="es" number:country="AR">
      <number:day number:style="long"/>
      <number:text>-</number:text>
      <number:month number:textual="true"/>
    </number:date-style>
    <number:date-style style:name="N5114" number:language="es" number:country="AR">
      <number:month number:textual="true"/>
      <number:text>-</number:text>
      <number:year/>
    </number:date-style>
    <number:date-style style:name="N5115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6P0" style:volatile="true" number:language="es" number:country="AR">
      <number:number number:decimal-places="0" number:min-integer-digits="1" number:grouping="true"/>
    </number:number-style>
    <number:number-style style:name="N5116" number:language="es" number:country="AR">
      <number:text>-</number:text>
      <number:number number:decimal-places="0" number:min-integer-digits="1" number:grouping="true"/>
      <style:map style:condition="value()&gt;=0" style:apply-style-name="N5116P0"/>
    </number:number-style>
    <number:number-style style:name="N5117P0" style:volatile="true" number:language="es" number:country="AR">
      <number:number number:decimal-places="0" number:min-integer-digits="1" number:grouping="true"/>
    </number:number-style>
    <number:number-style style:name="N5117" number:language="es" number:country="AR">
      <style:text-properties fo:color="#ff0000"/>
      <number:text>-</number:text>
      <number:number number:decimal-places="0" number:min-integer-digits="1" number:grouping="true"/>
      <style:map style:condition="value()&gt;=0" style:apply-style-name="N5117P0"/>
    </number:number-style>
    <number:number-style style:name="N5118P0" style:volatile="true" number:language="es" number:country="AR">
      <number:number number:decimal-places="2" number:min-integer-digits="1" number:grouping="true"/>
    </number:number-style>
    <number:number-style style:name="N5118" number:language="es" number:country="AR">
      <number:text>-</number:text>
      <number:number number:decimal-places="2" number:min-integer-digits="1" number:grouping="true"/>
      <style:map style:condition="value()&gt;=0" style:apply-style-name="N5118P0"/>
    </number:number-style>
    <number:number-style style:name="N5119P0" style:volatile="true" number:language="es" number:country="AR">
      <number:number number:decimal-places="2" number:min-integer-digits="1" number:grouping="true"/>
    </number:number-style>
    <number:number-style style:name="N5119" number:language="es" number:country="AR">
      <style:text-properties fo:color="#ff0000"/>
      <number:text>-</number:text>
      <number:number number:decimal-places="2" number:min-integer-digits="1" number:grouping="true"/>
      <style:map style:condition="value()&gt;=0" style:apply-style-name="N5119P0"/>
    </number:number-style>
    <number:number-style style:name="N5123P0" style:volatile="true" number:language="es" number:country="AR">
      <number:number number:decimal-places="0" number:min-integer-digits="1" number:grouping="true"/>
      <number:text> </number:text>
    </number:number-style>
    <number:number-style style:name="N5123P1" style:volatile="true" number:language="es" number:country="AR">
      <number:text> -</number:text>
      <number:number number:decimal-places="0" number:min-integer-digits="1" number:grouping="true"/>
      <number:text> </number:text>
    </number:number-style>
    <number:number-style style:name="N5123P2" style:volatile="true" number:language="es" number:country="AR">
      <number:text> - </number:text>
    </number:number-style>
    <number:text-style style:name="N5123" number:language="es" number:country="AR"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currency-style style:name="N5127P0" style:volatile="true" number:language="es" number:country="AR">
      <number:currency-symbol/>
      <number:text> </number:text>
      <number:number number:decimal-places="0" number:min-integer-digits="1" number:grouping="true"/>
      <number:text> </number:text>
    </number:currency-style>
    <number:currency-style style:name="N5127P1" style:volatile="true" number:language="es" number:country="AR">
      <number:currency-symbol/>
      <number:text> -</number:text>
      <number:number number:decimal-places="0" number:min-integer-digits="1" number:grouping="true"/>
      <number:text> </number:text>
    </number:currency-style>
    <number:currency-style style:name="N5127P2" style:volatile="true" number:language="es" number:country="AR">
      <number:currency-symbol/>
      <number:text> - </number:text>
    </number:currency-style>
    <number:text-style style:name="N5127" number:language="es" number:country="AR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es" number:country="AR">
      <number:number number:decimal-places="2" number:min-integer-digits="1" number:grouping="true"/>
      <number:text> </number:text>
    </number:number-style>
    <number:number-style style:name="N5131P1" style:volatile="true" number:language="es" number:country="AR">
      <number:text> -</number:text>
      <number:number number:decimal-places="2" number:min-integer-digits="1" number:grouping="true"/>
      <number:text> </number:text>
    </number:number-style>
    <number:number-style style:name="N5131P2" style:volatile="true" number:language="es" number:country="AR">
      <number:text> -</number:text>
      <number:number number:decimal-places="0" number:min-integer-digits="0"/>
      <number:text> </number:text>
    </number:number-style>
    <number:text-style style:name="N5131" number:language="es" number:country="AR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currency-style style:name="N5135P0" style:volatile="true" number:language="es" number:country="AR">
      <number:currency-symbol/>
      <number:text> </number:text>
      <number:number number:decimal-places="2" number:min-integer-digits="1" number:grouping="true"/>
      <number:text> </number:text>
    </number:currency-style>
    <number:currency-style style:name="N5135P1" style:volatile="true" number:language="es" number:country="AR">
      <number:currency-symbol/>
      <number:text> -</number:text>
      <number:number number:decimal-places="2" number:min-integer-digits="1" number:grouping="true"/>
      <number:text> </number:text>
    </number:currency-style>
    <number:currency-style style:name="N5135P2" style:volatile="true" number:language="es" number:country="AR">
      <number:currency-symbol/>
      <number:text> -</number:text>
      <number:number number:decimal-places="0" number:min-integer-digits="0"/>
      <number:text> </number:text>
    </number:currency-style>
    <number:text-style style:name="N5135" number:language="es" number:country="AR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time-style style:name="N5136" number:language="es" number:country="AR">
      <number:minutes number:style="long"/>
      <number:text>:</number:text>
      <number:seconds number:style="long"/>
    </number:time-style>
    <number:time-style style:name="N5137" number:language="es" number:country="A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8" number:language="es" number:country="AR">
      <number:minutes number:style="long"/>
      <number:text>:</number:text>
      <number:seconds number:style="long" number:decimal-places="1"/>
    </number:time-style>
    <number:number-style style:name="N5139" number:language="es" number:country="AR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Comma" style:display-name="Excel_BuiltIn_Comma" style:family="table-cell" style:parent-style-name="Default" style:data-style-name="N110"/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04">04/10/2008</text:date>, <text:time>20:11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creator>Juan BC</dc:creator>
    <dc:date>2008-10-04T20:11:21</dc:date>
    <meta:editing-cycles>18</meta:editing-cycles>
    <meta:editing-duration>PT3H2M54S</meta:editing-duration>
    <meta:user-defined meta:name="Info 1"/>
    <meta:user-defined meta:name="Info 2"/>
    <meta:user-defined meta:name="Info 3"/>
    <meta:user-defined meta:name="Info 4"/>
    <meta:document-statistic meta:table-count="5" meta:cell-count="4692"/>
  </office:meta>
</office:document-meta>
</file>